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6.4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1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51">
      <style:table-cell-properties fo:border-bottom="0.06pt solid #000000" fo:background-color="#c0c0c0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c0c0c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fo:background-color="#c0c0c0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12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51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0c0c0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ackground-color="#c0c0c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22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0.06pt solid #000000" style:vertical-align="middl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 style:vertical-align="middl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6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49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="none" style:vertical-align="middle"/>
    </style:style>
    <style:style style:name="ce53" style:family="table-cell" style:parent-style-name="Default" style:data-style-name="N11">
      <style:table-cell-properties style:vertical-align="middle"/>
    </style:style>
    <style:style style:name="ce54" style:family="table-cell" style:parent-style-name="Default">
      <style:table-cell-properties fo:border-bottom="none" fo:background-color="transparent" fo:border-left="none" fo:border-right="0.06pt solid #000000" fo:border-top="0.06pt solid #000000" style:vertical-align="middl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59" style:family="table-cell" style:parent-style-name="Default" style:data-style-name="N11">
      <style:table-cell-properties fo:border-bottom="none" fo:background-color="transparent" fo:border-left="none" fo:border-right="none" fo:border-top="0.06pt solid #000000" style:vertical-align="middle"/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61" style:family="table-cell" style:parent-style-name="Default" style:data-style-name="N11">
      <style:table-cell-properties fo:border-bottom="0.06pt solid #000000" fo:background-color="transparent" fo:border-left="none" fo:border-right="none" fo:border-top="none" style:vertical-align="middle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fo:background-color="#c0c0c0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able-cell-properties fo:border-bottom="none" fo:background-color="transparent" fo:border-left="none" fo:border-right="0.06pt solid #000000" fo:border-top="0.06pt solid #000000" style:vertical-align="middle"/>
      <style:text-properties fo:font-weight="normal" style:font-weight-asian="normal" style:font-weight-complex="normal"/>
    </style:style>
    <style:style style:name="ce64" style:family="table-cell" style:parent-style-name="Default" style:data-style-name="N11">
      <style:table-cell-properties fo:border-bottom="none" fo:background-color="transparent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0.06pt solid #000000" fo:background-color="transparent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24"/>
        <table:table-column table:style-name="co4" table:default-cell-style-name="ce15"/>
        <table:table-column table:style-name="co4" table:default-cell-style-name="ce36"/>
        <table:table-column table:style-name="co4" table:number-columns-repeated="5" table:default-cell-style-name="ce5"/>
        <table:table-column table:style-name="co5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988" table:default-cell-style-name="ce5"/>
        <table:table-column table:style-name="co4" table:number-columns-repeated="21" table:default-cell-style-name="Default"/>
        <table:table-row table:style-name="ro1">
          <table:table-cell table:style-name="ce1" office:value-type="string" table:number-columns-spanned="4" table:number-rows-spanned="2">
            <text:p>Canton</text:p>
          </table:table-cell>
          <table:covered-table-cell table:style-name="ce11" office:value-type="string">
            <text:p>Code</text:p>
            <text:p>Commune</text:p>
          </table:covered-table-cell>
          <table:covered-table-cell table:style-name="ce21" office:value-type="string">
            <text:p>Commune</text:p>
          </table:covered-table-cell>
          <table:covered-table-cell table:style-name="ce21" office:value-type="string">
            <text:p>Bureau</text:p>
            <text:p>De</text:p>
            <text:p>Vote</text:p>
          </table:covered-table-cell>
          <table:table-cell table:style-name="ce21" office:value-type="string" table:number-columns-spanned="1" table:number-rows-spanned="2">
            <text:p>Inscrits prévus</text:p>
          </table:table-cell>
          <table:table-cell table:style-name="ce21" office:value-type="string" table:number-columns-spanned="1" table:number-rows-spanned="2">
            <text:p>Inscrits</text:p>
          </table:table-cell>
          <table:table-cell table:style-name="ce21" office:value-type="string" table:number-columns-spanned="1" table:number-rows-spanned="2">
            <text:p>Votants</text:p>
          </table:table-cell>
          <table:table-cell table:style-name="ce21" office:value-type="string" table:number-columns-spanned="1" table:number-rows-spanned="2">
            <text:p>Blancs et nuls</text:p>
          </table:table-cell>
          <table:table-cell table:style-name="ce21" office:value-type="string" table:number-columns-spanned="1" table:number-rows-spanned="2">
            <text:p>Exprimés</text:p>
          </table:table-cell>
          <table:table-cell table:style-name="ce21" office:value-type="string" table:number-columns-spanned="3" table:number-rows-spanned="1">
            <text:p>Yamina KICH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Étienne BOUSQUET-CASSAGNE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Joffrey RAPHAEL-LEYGU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arie-Hélène LOISEAU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François ASSELINEAU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Stéphane GEYR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Benoît FRISON-ROCHE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Cédric LEVIEUX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Lionel FEUILLA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Jean-Louis COST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Rachid NEKKAZ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ichel GARCIA-LUNA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Nicolas MIGUET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Anne CARPENTIER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Bernard BARRAL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Hervé LEBRETON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aria-Fé GARAY</text:p>
          </table:table-cell>
          <table:covered-table-cell table:number-columns-repeated="2" table:style-name="ce21"/>
          <table:table-cell table:style-name="ce6" office:value-type="string" table:number-columns-spanned="1" table:number-rows-spanned="2">
            <text:p>Cumul voix</text:p>
          </table:table-cell>
          <table:table-cell table:number-columns-repeated="940"/>
          <table:table-cell table:style-name="ce5" table:number-columns-repeated="21"/>
        </table:table-row>
        <table:table-row table:style-name="ro2">
          <table:covered-table-cell table:style-name="ce2"/>
          <table:covered-table-cell table:style-name="ce12"/>
          <table:covered-table-cell table:style-name="ce22"/>
          <table:covered-table-cell table:style-name="ce28"/>
          <table:covered-table-cell table:style-name="ce5"/>
          <table:covered-table-cell table:number-columns-repeated="4"/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covered-table-cell/>
          <table:table-cell table:number-columns-repeated="940"/>
          <table:table-cell table:style-name="ce5"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04 – BEAUVILLE</text:p>
          </table:table-cell>
          <table:covered-table-cell table:style-name="ce13"/>
          <table:covered-table-cell table:style-name="ce3"/>
          <table:covered-table-cell table:style-name="ce29"/>
          <table:table-cell table:style-name="ce34" office:value-type="float" office:value="2008">
            <text:p>2008</text:p>
          </table:table-cell>
          <table:table-cell table:style-name="ce42" office:value-type="float" office:value="1985">
            <text:p>1985</text:p>
          </table:table-cell>
          <table:table-cell table:style-name="ce49" office:value-type="float" office:value="887">
            <text:p>887</text:p>
          </table:table-cell>
          <table:table-cell table:style-name="ce49" office:value-type="float" office:value="51">
            <text:p>51</text:p>
          </table:table-cell>
          <table:table-cell table:style-name="ce54" office:value-type="float" office:value="836">
            <text:p>836</text:p>
          </table:table-cell>
          <table:table-cell table:style-name="ce42" office:value-type="float" office:value="16">
            <text:p>16</text:p>
          </table:table-cell>
          <table:table-cell table:style-name="ce59" office:value-type="percentage" office:value="0.0180383314543405">
            <text:p>1,80%</text:p>
          </table:table-cell>
          <table:table-cell table:style-name="ce63" office:value-type="percentage" office:value="0.0191387559808612">
            <text:p>1,91%</text:p>
          </table:table-cell>
          <table:table-cell table:style-name="ce42" office:value-type="float" office:value="208">
            <text:p>208</text:p>
          </table:table-cell>
          <table:table-cell table:style-name="ce59" office:value-type="percentage" office:value="0.234498308906426">
            <text:p>23,45%</text:p>
          </table:table-cell>
          <table:table-cell table:style-name="ce63" office:value-type="percentage" office:value="0.248803827751196">
            <text:p>24,88%</text:p>
          </table:table-cell>
          <table:table-cell table:style-name="ce42" office:value-type="float" office:value="15">
            <text:p>15</text:p>
          </table:table-cell>
          <table:table-cell table:style-name="ce59" office:value-type="percentage" office:value="0.0169109357384442">
            <text:p>1,69%</text:p>
          </table:table-cell>
          <table:table-cell table:style-name="ce63" office:value-type="percentage" office:value="0.0179425837320574">
            <text:p>1,79%</text:p>
          </table:table-cell>
          <table:table-cell table:style-name="ce42" office:value-type="float" office:value="51">
            <text:p>51</text:p>
          </table:table-cell>
          <table:table-cell table:style-name="ce59" office:value-type="percentage" office:value="0.0574971815107103">
            <text:p>5,75%</text:p>
          </table:table-cell>
          <table:table-cell table:style-name="ce63" office:value-type="percentage" office:value="0.0610047846889952">
            <text:p>6,10%</text:p>
          </table:table-cell>
          <table:table-cell table:style-name="ce42" office:value-type="float" office:value="2">
            <text:p>2</text:p>
          </table:table-cell>
          <table:table-cell table:style-name="ce59" office:value-type="percentage" office:value="0.00225479143179256">
            <text:p>0,23%</text:p>
          </table:table-cell>
          <table:table-cell table:style-name="ce63" office:value-type="percentage" office:value="0.00239234449760766">
            <text:p>0,24%</text:p>
          </table:table-cell>
          <table:table-cell table:style-name="ce42" office:value-type="float" office:value="2">
            <text:p>2</text:p>
          </table:table-cell>
          <table:table-cell table:style-name="ce59" office:value-type="percentage" office:value="0.00225479143179256">
            <text:p>0,23%</text:p>
          </table:table-cell>
          <table:table-cell table:style-name="ce63" office:value-type="percentage" office:value="0.00239234449760766">
            <text:p>0,24%</text:p>
          </table:table-cell>
          <table:table-cell table:style-name="ce42" office:value-type="float" office:value="8">
            <text:p>8</text:p>
          </table:table-cell>
          <table:table-cell table:style-name="ce59" office:value-type="percentage" office:value="0.00901916572717024">
            <text:p>0,90%</text:p>
          </table:table-cell>
          <table:table-cell table:style-name="ce63" office:value-type="percentage" office:value="0.00956937799043062">
            <text:p>0,96%</text:p>
          </table:table-cell>
          <table:table-cell table:style-name="ce42" office:value-type="float" office:value="5">
            <text:p>5</text:p>
          </table:table-cell>
          <table:table-cell table:style-name="ce59" office:value-type="percentage" office:value="0.0056369785794814">
            <text:p>0,56%</text:p>
          </table:table-cell>
          <table:table-cell table:style-name="ce63" office:value-type="percentage" office:value="0.00598086124401914">
            <text:p>0,60%</text:p>
          </table:table-cell>
          <table:table-cell table:style-name="ce42" office:value-type="float" office:value="41">
            <text:p>41</text:p>
          </table:table-cell>
          <table:table-cell table:style-name="ce59" office:value-type="percentage" office:value="0.0462232243517475">
            <text:p>4,62%</text:p>
          </table:table-cell>
          <table:table-cell table:style-name="ce63" office:value-type="percentage" office:value="0.0490430622009569">
            <text:p>4,90%</text:p>
          </table:table-cell>
          <table:table-cell table:style-name="ce42" office:value-type="float" office:value="233">
            <text:p>233</text:p>
          </table:table-cell>
          <table:table-cell table:style-name="ce59" office:value-type="percentage" office:value="0.262683201803833">
            <text:p>26,27%</text:p>
          </table:table-cell>
          <table:table-cell table:style-name="ce63" office:value-type="percentage" office:value="0.278708133971292">
            <text:p>27,87%</text:p>
          </table:table-cell>
          <table:table-cell table:style-name="ce42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42" office:value-type="float" office:value="3">
            <text:p>3</text:p>
          </table:table-cell>
          <table:table-cell table:style-name="ce59" office:value-type="percentage" office:value="0.00338218714768884">
            <text:p>0,34%</text:p>
          </table:table-cell>
          <table:table-cell table:style-name="ce63" office:value-type="percentage" office:value="0.00358851674641148">
            <text:p>0,36%</text:p>
          </table:table-cell>
          <table:table-cell table:style-name="ce42" office:value-type="float" office:value="1">
            <text:p>1</text:p>
          </table:table-cell>
          <table:table-cell table:style-name="ce59" office:value-type="percentage" office:value="0.00112739571589628">
            <text:p>0,11%</text:p>
          </table:table-cell>
          <table:table-cell table:style-name="ce63" office:value-type="percentage" office:value="0.00119617224880383">
            <text:p>0,12%</text:p>
          </table:table-cell>
          <table:table-cell table:style-name="ce42" office:value-type="float" office:value="40">
            <text:p>40</text:p>
          </table:table-cell>
          <table:table-cell table:style-name="ce59" office:value-type="percentage" office:value="0.0450958286358512">
            <text:p>4,51%</text:p>
          </table:table-cell>
          <table:table-cell table:style-name="ce63" office:value-type="percentage" office:value="0.0478468899521531">
            <text:p>4,78%</text:p>
          </table:table-cell>
          <table:table-cell table:style-name="ce42" office:value-type="float" office:value="189">
            <text:p>189</text:p>
          </table:table-cell>
          <table:table-cell table:style-name="ce59" office:value-type="percentage" office:value="0.213077790304397">
            <text:p>21,31%</text:p>
          </table:table-cell>
          <table:table-cell table:style-name="ce63" office:value-type="percentage" office:value="0.226076555023923">
            <text:p>22,61%</text:p>
          </table:table-cell>
          <table:table-cell table:style-name="ce42" office:value-type="float" office:value="14">
            <text:p>14</text:p>
          </table:table-cell>
          <table:table-cell table:style-name="ce59" office:value-type="percentage" office:value="0.0157835400225479">
            <text:p>1,58%</text:p>
          </table:table-cell>
          <table:table-cell table:style-name="ce63" office:value-type="percentage" office:value="0.0167464114832536">
            <text:p>1,67%</text:p>
          </table:table-cell>
          <table:table-cell table:style-name="ce42" office:value-type="float" office:value="8">
            <text:p>8</text:p>
          </table:table-cell>
          <table:table-cell table:style-name="ce59" office:value-type="percentage" office:value="0.00901916572717024">
            <text:p>0,90%</text:p>
          </table:table-cell>
          <table:table-cell table:style-name="ce63" office:value-type="percentage" office:value="0.00956937799043062">
            <text:p>0,96%</text:p>
          </table:table-cell>
          <table:table-cell table:style-name="ce66" office:value-type="float" office:value="836">
            <text:p>836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06 – CANCON</text:p>
          </table:table-cell>
          <table:covered-table-cell table:style-name="ce13"/>
          <table:covered-table-cell table:style-name="ce3"/>
          <table:covered-table-cell table:style-name="ce29"/>
          <table:table-cell table:style-name="ce34" office:value-type="float" office:value="4501">
            <text:p>4501</text:p>
          </table:table-cell>
          <table:table-cell table:style-name="ce43" office:value-type="float" office:value="4504">
            <text:p>4504</text:p>
          </table:table-cell>
          <table:table-cell table:style-name="ce50" office:value-type="float" office:value="2118">
            <text:p>2118</text:p>
          </table:table-cell>
          <table:table-cell table:style-name="ce50" office:value-type="float" office:value="128">
            <text:p>128</text:p>
          </table:table-cell>
          <table:table-cell table:style-name="ce55" office:value-type="float" office:value="1990">
            <text:p>1990</text:p>
          </table:table-cell>
          <table:table-cell table:style-name="ce43" office:value-type="float" office:value="53">
            <text:p>53</text:p>
          </table:table-cell>
          <table:table-cell table:style-name="ce60" office:value-type="percentage" office:value="0.0250236071765817">
            <text:p>2,50%</text:p>
          </table:table-cell>
          <table:table-cell table:style-name="ce64" office:value-type="percentage" office:value="0.0266331658291457">
            <text:p>2,66%</text:p>
          </table:table-cell>
          <table:table-cell table:style-name="ce43" office:value-type="float" office:value="586">
            <text:p>586</text:p>
          </table:table-cell>
          <table:table-cell table:style-name="ce60" office:value-type="percentage" office:value="0.276676109537299">
            <text:p>27,67%</text:p>
          </table:table-cell>
          <table:table-cell table:style-name="ce64" office:value-type="percentage" office:value="0.294472361809045">
            <text:p>29,45%</text:p>
          </table:table-cell>
          <table:table-cell table:style-name="ce43" office:value-type="float" office:value="33">
            <text:p>33</text:p>
          </table:table-cell>
          <table:table-cell table:style-name="ce60" office:value-type="percentage" office:value="0.0155807365439093">
            <text:p>1,56%</text:p>
          </table:table-cell>
          <table:table-cell table:style-name="ce64" office:value-type="percentage" office:value="0.0165829145728643">
            <text:p>1,66%</text:p>
          </table:table-cell>
          <table:table-cell table:style-name="ce43" office:value-type="float" office:value="106">
            <text:p>106</text:p>
          </table:table-cell>
          <table:table-cell table:style-name="ce60" office:value-type="percentage" office:value="0.0500472143531634">
            <text:p>5,00%</text:p>
          </table:table-cell>
          <table:table-cell table:style-name="ce64" office:value-type="percentage" office:value="0.0532663316582915">
            <text:p>5,33%</text:p>
          </table:table-cell>
          <table:table-cell table:style-name="ce43" office:value-type="float" office:value="12">
            <text:p>12</text:p>
          </table:table-cell>
          <table:table-cell table:style-name="ce60" office:value-type="percentage" office:value="0.0056657223796034">
            <text:p>0,57%</text:p>
          </table:table-cell>
          <table:table-cell table:style-name="ce64" office:value-type="percentage" office:value="0.00603015075376884">
            <text:p>0,60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141643059490085">
            <text:p>0,14%</text:p>
          </table:table-cell>
          <table:table-cell table:style-name="ce64" office:value-type="percentage" office:value="0.00150753768844221">
            <text:p>0,15%</text:p>
          </table:table-cell>
          <table:table-cell table:style-name="ce43" office:value-type="float" office:value="39">
            <text:p>39</text:p>
          </table:table-cell>
          <table:table-cell table:style-name="ce60" office:value-type="percentage" office:value="0.018413597733711">
            <text:p>1,84%</text:p>
          </table:table-cell>
          <table:table-cell table:style-name="ce64" office:value-type="percentage" office:value="0.0195979899497487">
            <text:p>1,96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188857412653447">
            <text:p>0,19%</text:p>
          </table:table-cell>
          <table:table-cell table:style-name="ce64" office:value-type="percentage" office:value="0.00201005025125628">
            <text:p>0,20%</text:p>
          </table:table-cell>
          <table:table-cell table:style-name="ce43" office:value-type="float" office:value="44">
            <text:p>44</text:p>
          </table:table-cell>
          <table:table-cell table:style-name="ce60" office:value-type="percentage" office:value="0.0207743153918791">
            <text:p>2,08%</text:p>
          </table:table-cell>
          <table:table-cell table:style-name="ce64" office:value-type="percentage" office:value="0.0221105527638191">
            <text:p>2,21%</text:p>
          </table:table-cell>
          <table:table-cell table:style-name="ce43" office:value-type="float" office:value="497">
            <text:p>497</text:p>
          </table:table-cell>
          <table:table-cell table:style-name="ce60" office:value-type="percentage" office:value="0.234655335221907">
            <text:p>23,47%</text:p>
          </table:table-cell>
          <table:table-cell table:style-name="ce64" office:value-type="percentage" office:value="0.249748743718593">
            <text:p>24,97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0944287063267233">
            <text:p>0,09%</text:p>
          </table:table-cell>
          <table:table-cell table:style-name="ce64" office:value-type="percentage" office:value="0.00100502512562814">
            <text:p>0,10%</text:p>
          </table:table-cell>
          <table:table-cell table:style-name="ce43" office:value-type="float" office:value="21">
            <text:p>21</text:p>
          </table:table-cell>
          <table:table-cell table:style-name="ce60" office:value-type="percentage" office:value="0.00991501416430595">
            <text:p>0,99%</text:p>
          </table:table-cell>
          <table:table-cell table:style-name="ce64" office:value-type="percentage" office:value="0.0105527638190955">
            <text:p>1,06%</text:p>
          </table:table-cell>
          <table:table-cell table:style-name="ce43" office:value-type="float" office:value="60">
            <text:p>60</text:p>
          </table:table-cell>
          <table:table-cell table:style-name="ce60" office:value-type="percentage" office:value="0.028328611898017">
            <text:p>2,83%</text:p>
          </table:table-cell>
          <table:table-cell table:style-name="ce64" office:value-type="percentage" office:value="0.0301507537688442">
            <text:p>3,02%</text:p>
          </table:table-cell>
          <table:table-cell table:style-name="ce43" office:value-type="float" office:value="486">
            <text:p>486</text:p>
          </table:table-cell>
          <table:table-cell table:style-name="ce60" office:value-type="percentage" office:value="0.229461756373938">
            <text:p>22,95%</text:p>
          </table:table-cell>
          <table:table-cell table:style-name="ce64" office:value-type="percentage" office:value="0.244221105527638">
            <text:p>24,42%</text:p>
          </table:table-cell>
          <table:table-cell table:style-name="ce43" office:value-type="float" office:value="28">
            <text:p>28</text:p>
          </table:table-cell>
          <table:table-cell table:style-name="ce60" office:value-type="percentage" office:value="0.0132200188857413">
            <text:p>1,32%</text:p>
          </table:table-cell>
          <table:table-cell table:style-name="ce64" office:value-type="percentage" office:value="0.014070351758794">
            <text:p>1,41%</text:p>
          </table:table-cell>
          <table:table-cell table:style-name="ce43" office:value-type="float" office:value="16">
            <text:p>16</text:p>
          </table:table-cell>
          <table:table-cell table:style-name="ce60" office:value-type="percentage" office:value="0.00755429650613787">
            <text:p>0,76%</text:p>
          </table:table-cell>
          <table:table-cell table:style-name="ce64" office:value-type="percentage" office:value="0.00804020100502513">
            <text:p>0,80%</text:p>
          </table:table-cell>
          <table:table-cell table:style-name="ce67" office:value-type="float" office:value="1990">
            <text:p>1990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09 – CASTILLONNES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2570">
            <text:p>2570</text:p>
          </table:table-cell>
          <table:table-cell table:style-name="ce43" office:value-type="float" office:value="2524">
            <text:p>2524</text:p>
          </table:table-cell>
          <table:table-cell table:style-name="ce50" office:value-type="float" office:value="1259">
            <text:p>1259</text:p>
          </table:table-cell>
          <table:table-cell table:style-name="ce50" office:value-type="float" office:value="70">
            <text:p>70</text:p>
          </table:table-cell>
          <table:table-cell table:style-name="ce55" office:value-type="float" office:value="1189">
            <text:p>1189</text:p>
          </table:table-cell>
          <table:table-cell table:style-name="ce43" office:value-type="float" office:value="21">
            <text:p>21</text:p>
          </table:table-cell>
          <table:table-cell table:style-name="ce60" office:value-type="percentage" office:value="0.0166799046862589">
            <text:p>1,67%</text:p>
          </table:table-cell>
          <table:table-cell table:style-name="ce64" office:value-type="percentage" office:value="0.0176619007569386">
            <text:p>1,77%</text:p>
          </table:table-cell>
          <table:table-cell table:style-name="ce43" office:value-type="float" office:value="292">
            <text:p>292</text:p>
          </table:table-cell>
          <table:table-cell table:style-name="ce60" office:value-type="percentage" office:value="0.231930103256553">
            <text:p>23,19%</text:p>
          </table:table-cell>
          <table:table-cell table:style-name="ce64" office:value-type="percentage" office:value="0.245584524810765">
            <text:p>24,56%</text:p>
          </table:table-cell>
          <table:table-cell table:style-name="ce43" office:value-type="float" office:value="21">
            <text:p>21</text:p>
          </table:table-cell>
          <table:table-cell table:style-name="ce60" office:value-type="percentage" office:value="0.0166799046862589">
            <text:p>1,67%</text:p>
          </table:table-cell>
          <table:table-cell table:style-name="ce64" office:value-type="percentage" office:value="0.0176619007569386">
            <text:p>1,77%</text:p>
          </table:table-cell>
          <table:table-cell table:style-name="ce43" office:value-type="float" office:value="59">
            <text:p>59</text:p>
          </table:table-cell>
          <table:table-cell table:style-name="ce60" office:value-type="percentage" office:value="0.0468625893566323">
            <text:p>4,69%</text:p>
          </table:table-cell>
          <table:table-cell table:style-name="ce64" office:value-type="percentage" office:value="0.0496215306980656">
            <text:p>4,96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39714058776807">
            <text:p>0,40%</text:p>
          </table:table-cell>
          <table:table-cell table:style-name="ce64" office:value-type="percentage" office:value="0.00420521446593776">
            <text:p>0,42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158856235107228">
            <text:p>0,16%</text:p>
          </table:table-cell>
          <table:table-cell table:style-name="ce64" office:value-type="percentage" office:value="0.00168208578637511">
            <text:p>0,17%</text:p>
          </table:table-cell>
          <table:table-cell table:style-name="ce43" office:value-type="float" office:value="45">
            <text:p>45</text:p>
          </table:table-cell>
          <table:table-cell table:style-name="ce60" office:value-type="percentage" office:value="0.0357426528991263">
            <text:p>3,57%</text:p>
          </table:table-cell>
          <table:table-cell table:style-name="ce64" office:value-type="percentage" office:value="0.0378469301934399">
            <text:p>3,78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43">
            <text:p>43</text:p>
          </table:table-cell>
          <table:table-cell table:style-name="ce60" office:value-type="percentage" office:value="0.034154090548054">
            <text:p>3,42%</text:p>
          </table:table-cell>
          <table:table-cell table:style-name="ce64" office:value-type="percentage" office:value="0.0361648444070648">
            <text:p>3,62%</text:p>
          </table:table-cell>
          <table:table-cell table:style-name="ce43" office:value-type="float" office:value="366">
            <text:p>366</text:p>
          </table:table-cell>
          <table:table-cell table:style-name="ce60" office:value-type="percentage" office:value="0.290706910246227">
            <text:p>29,07%</text:p>
          </table:table-cell>
          <table:table-cell table:style-name="ce64" office:value-type="percentage" office:value="0.307821698906644">
            <text:p>30,78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238284352660842">
            <text:p>0,24%</text:p>
          </table:table-cell>
          <table:table-cell table:style-name="ce64" office:value-type="percentage" office:value="0.00252312867956266">
            <text:p>0,25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238284352660842">
            <text:p>0,24%</text:p>
          </table:table-cell>
          <table:table-cell table:style-name="ce64" office:value-type="percentage" office:value="0.00252312867956266">
            <text:p>0,25%</text:p>
          </table:table-cell>
          <table:table-cell table:style-name="ce43" office:value-type="float" office:value="46">
            <text:p>46</text:p>
          </table:table-cell>
          <table:table-cell table:style-name="ce60" office:value-type="percentage" office:value="0.0365369340746624">
            <text:p>3,65%</text:p>
          </table:table-cell>
          <table:table-cell table:style-name="ce64" office:value-type="percentage" office:value="0.0386879730866274">
            <text:p>3,87%</text:p>
          </table:table-cell>
          <table:table-cell table:style-name="ce43" office:value-type="float" office:value="256">
            <text:p>256</text:p>
          </table:table-cell>
          <table:table-cell table:style-name="ce60" office:value-type="percentage" office:value="0.203335980937252">
            <text:p>20,33%</text:p>
          </table:table-cell>
          <table:table-cell table:style-name="ce64" office:value-type="percentage" office:value="0.215306980656013">
            <text:p>21,53%</text:p>
          </table:table-cell>
          <table:table-cell table:style-name="ce43" office:value-type="float" office:value="19">
            <text:p>19</text:p>
          </table:table-cell>
          <table:table-cell table:style-name="ce60" office:value-type="percentage" office:value="0.0150913423351867">
            <text:p>1,51%</text:p>
          </table:table-cell>
          <table:table-cell table:style-name="ce64" office:value-type="percentage" office:value="0.0159798149705635">
            <text:p>1,60%</text:p>
          </table:table-cell>
          <table:table-cell table:style-name="ce43" office:value-type="float" office:value="8">
            <text:p>8</text:p>
          </table:table-cell>
          <table:table-cell table:style-name="ce60" office:value-type="percentage" office:value="0.00635424940428912">
            <text:p>0,64%</text:p>
          </table:table-cell>
          <table:table-cell table:style-name="ce64" office:value-type="percentage" office:value="0.00672834314550042">
            <text:p>0,67%</text:p>
          </table:table-cell>
          <table:table-cell table:style-name="ce67" office:value-type="float" office:value="1189">
            <text:p>1189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13 – FUMEL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8074">
            <text:p>8074</text:p>
          </table:table-cell>
          <table:table-cell table:style-name="ce43" office:value-type="float" office:value="8004">
            <text:p>8004</text:p>
          </table:table-cell>
          <table:table-cell table:style-name="ce50" office:value-type="float" office:value="4221">
            <text:p>4221</text:p>
          </table:table-cell>
          <table:table-cell table:style-name="ce50" office:value-type="float" office:value="144">
            <text:p>144</text:p>
          </table:table-cell>
          <table:table-cell table:style-name="ce55" office:value-type="float" office:value="4077">
            <text:p>4077</text:p>
          </table:table-cell>
          <table:table-cell table:style-name="ce43" office:value-type="float" office:value="27">
            <text:p>27</text:p>
          </table:table-cell>
          <table:table-cell table:style-name="ce60" office:value-type="percentage" office:value="0.00639658848614072">
            <text:p>0,64%</text:p>
          </table:table-cell>
          <table:table-cell table:style-name="ce64" office:value-type="percentage" office:value="0.00662251655629139">
            <text:p>0,66%</text:p>
          </table:table-cell>
          <table:table-cell table:style-name="ce43" office:value-type="float" office:value="618">
            <text:p>618</text:p>
          </table:table-cell>
          <table:table-cell table:style-name="ce60" office:value-type="percentage" office:value="0.146410803127221">
            <text:p>14,64%</text:p>
          </table:table-cell>
          <table:table-cell table:style-name="ce64" office:value-type="percentage" office:value="0.151582045621781">
            <text:p>15,16%</text:p>
          </table:table-cell>
          <table:table-cell table:style-name="ce43" office:value-type="float" office:value="13">
            <text:p>13</text:p>
          </table:table-cell>
          <table:table-cell table:style-name="ce60" office:value-type="percentage" office:value="0.00307983890073442">
            <text:p>0,31%</text:p>
          </table:table-cell>
          <table:table-cell table:style-name="ce64" office:value-type="percentage" office:value="0.00318861908265882">
            <text:p>0,32%</text:p>
          </table:table-cell>
          <table:table-cell table:style-name="ce43" office:value-type="float" office:value="138">
            <text:p>138</text:p>
          </table:table-cell>
          <table:table-cell table:style-name="ce60" office:value-type="percentage" office:value="0.0326936744847193">
            <text:p>3,27%</text:p>
          </table:table-cell>
          <table:table-cell table:style-name="ce64" office:value-type="percentage" office:value="0.0338484179543782">
            <text:p>3,38%</text:p>
          </table:table-cell>
          <table:table-cell table:style-name="ce43" office:value-type="float" office:value="20">
            <text:p>20</text:p>
          </table:table-cell>
          <table:table-cell table:style-name="ce60" office:value-type="percentage" office:value="0.00473821369343757">
            <text:p>0,47%</text:p>
          </table:table-cell>
          <table:table-cell table:style-name="ce64" office:value-type="percentage" office:value="0.0049055678194751">
            <text:p>0,49%</text:p>
          </table:table-cell>
          <table:table-cell table:style-name="ce43" office:value-type="float" office:value="7">
            <text:p>7</text:p>
          </table:table-cell>
          <table:table-cell table:style-name="ce60" office:value-type="percentage" office:value="0.00165837479270315">
            <text:p>0,17%</text:p>
          </table:table-cell>
          <table:table-cell table:style-name="ce64" office:value-type="percentage" office:value="0.00171694873681629">
            <text:p>0,17%</text:p>
          </table:table-cell>
          <table:table-cell table:style-name="ce43" office:value-type="float" office:value="12">
            <text:p>12</text:p>
          </table:table-cell>
          <table:table-cell table:style-name="ce60" office:value-type="percentage" office:value="0.00284292821606254">
            <text:p>0,28%</text:p>
          </table:table-cell>
          <table:table-cell table:style-name="ce64" office:value-type="percentage" office:value="0.00294334069168506">
            <text:p>0,29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118455342335939">
            <text:p>0,12%</text:p>
          </table:table-cell>
          <table:table-cell table:style-name="ce64" office:value-type="percentage" office:value="0.00122639195486878">
            <text:p>0,12%</text:p>
          </table:table-cell>
          <table:table-cell table:style-name="ce43" office:value-type="float" office:value="65">
            <text:p>65</text:p>
          </table:table-cell>
          <table:table-cell table:style-name="ce60" office:value-type="percentage" office:value="0.0153991945036721">
            <text:p>1,54%</text:p>
          </table:table-cell>
          <table:table-cell table:style-name="ce64" office:value-type="percentage" office:value="0.0159430954132941">
            <text:p>1,59%</text:p>
          </table:table-cell>
          <table:table-cell table:style-name="ce43" office:value-type="float" office:value="2031">
            <text:p>2031</text:p>
          </table:table-cell>
          <table:table-cell table:style-name="ce60" office:value-type="percentage" office:value="0.481165600568586">
            <text:p>48,12%</text:p>
          </table:table-cell>
          <table:table-cell table:style-name="ce64" office:value-type="percentage" office:value="0.498160412067697">
            <text:p>49,82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0947642738687515">
            <text:p>0,09%</text:p>
          </table:table-cell>
          <table:table-cell table:style-name="ce64" office:value-type="percentage" office:value="0.000981113563895021">
            <text:p>0,10%</text:p>
          </table:table-cell>
          <table:table-cell table:style-name="ce43" office:value-type="float" office:value="15">
            <text:p>15</text:p>
          </table:table-cell>
          <table:table-cell table:style-name="ce60" office:value-type="percentage" office:value="0.00355366027007818">
            <text:p>0,36%</text:p>
          </table:table-cell>
          <table:table-cell table:style-name="ce64" office:value-type="percentage" office:value="0.00367917586460633">
            <text:p>0,37%</text:p>
          </table:table-cell>
          <table:table-cell table:style-name="ce43" office:value-type="float" office:value="108">
            <text:p>108</text:p>
          </table:table-cell>
          <table:table-cell table:style-name="ce60" office:value-type="percentage" office:value="0.0255863539445629">
            <text:p>2,56%</text:p>
          </table:table-cell>
          <table:table-cell table:style-name="ce64" office:value-type="percentage" office:value="0.0264900662251656">
            <text:p>2,65%</text:p>
          </table:table-cell>
          <table:table-cell table:style-name="ce43" office:value-type="float" office:value="905">
            <text:p>905</text:p>
          </table:table-cell>
          <table:table-cell table:style-name="ce60" office:value-type="percentage" office:value="0.21440416962805">
            <text:p>21,44%</text:p>
          </table:table-cell>
          <table:table-cell table:style-name="ce64" office:value-type="percentage" office:value="0.221976943831248">
            <text:p>22,20%</text:p>
          </table:table-cell>
          <table:table-cell table:style-name="ce43" office:value-type="float" office:value="31">
            <text:p>31</text:p>
          </table:table-cell>
          <table:table-cell table:style-name="ce60" office:value-type="percentage" office:value="0.00734423122482824">
            <text:p>0,73%</text:p>
          </table:table-cell>
          <table:table-cell table:style-name="ce64" office:value-type="percentage" office:value="0.00760363012018641">
            <text:p>0,76%</text:p>
          </table:table-cell>
          <table:table-cell table:style-name="ce43" office:value-type="float" office:value="78">
            <text:p>78</text:p>
          </table:table-cell>
          <table:table-cell table:style-name="ce60" office:value-type="percentage" office:value="0.0184790334044065">
            <text:p>1,85%</text:p>
          </table:table-cell>
          <table:table-cell table:style-name="ce64" office:value-type="percentage" office:value="0.0191317144959529">
            <text:p>1,91%</text:p>
          </table:table-cell>
          <table:table-cell table:style-name="ce67" office:value-type="float" office:value="4077">
            <text:p>4077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16 – LAROQUE TIMBAUT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3363">
            <text:p>3363</text:p>
          </table:table-cell>
          <table:table-cell table:style-name="ce43" office:value-type="float" office:value="3370">
            <text:p>3370</text:p>
          </table:table-cell>
          <table:table-cell table:style-name="ce50" office:value-type="float" office:value="1397">
            <text:p>1397</text:p>
          </table:table-cell>
          <table:table-cell table:style-name="ce50" office:value-type="float" office:value="70">
            <text:p>70</text:p>
          </table:table-cell>
          <table:table-cell table:style-name="ce55" office:value-type="float" office:value="1327">
            <text:p>1327</text:p>
          </table:table-cell>
          <table:table-cell table:style-name="ce43" office:value-type="float" office:value="28">
            <text:p>28</text:p>
          </table:table-cell>
          <table:table-cell table:style-name="ce60" office:value-type="percentage" office:value="0.0200429491768074">
            <text:p>2,00%</text:p>
          </table:table-cell>
          <table:table-cell table:style-name="ce64" office:value-type="percentage" office:value="0.0211002260738508">
            <text:p>2,11%</text:p>
          </table:table-cell>
          <table:table-cell table:style-name="ce43" office:value-type="float" office:value="365">
            <text:p>365</text:p>
          </table:table-cell>
          <table:table-cell table:style-name="ce60" office:value-type="percentage" office:value="0.261274158911954">
            <text:p>26,13%</text:p>
          </table:table-cell>
          <table:table-cell table:style-name="ce64" office:value-type="percentage" office:value="0.275056518462698">
            <text:p>27,51%</text:p>
          </table:table-cell>
          <table:table-cell table:style-name="ce43" office:value-type="float" office:value="19">
            <text:p>19</text:p>
          </table:table-cell>
          <table:table-cell table:style-name="ce60" office:value-type="percentage" office:value="0.0136005726556908">
            <text:p>1,36%</text:p>
          </table:table-cell>
          <table:table-cell table:style-name="ce64" office:value-type="percentage" office:value="0.014318010550113">
            <text:p>1,43%</text:p>
          </table:table-cell>
          <table:table-cell table:style-name="ce43" office:value-type="float" office:value="104">
            <text:p>104</text:p>
          </table:table-cell>
          <table:table-cell table:style-name="ce60" office:value-type="percentage" office:value="0.0744452397995705">
            <text:p>7,44%</text:p>
          </table:table-cell>
          <table:table-cell table:style-name="ce64" office:value-type="percentage" office:value="0.0783722682743029">
            <text:p>7,84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357909806728704">
            <text:p>0,36%</text:p>
          </table:table-cell>
          <table:table-cell table:style-name="ce64" office:value-type="percentage" office:value="0.00376789751318764">
            <text:p>0,38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143163922691482">
            <text:p>0,14%</text:p>
          </table:table-cell>
          <table:table-cell table:style-name="ce64" office:value-type="percentage" office:value="0.00150715900527506">
            <text:p>0,15%</text:p>
          </table:table-cell>
          <table:table-cell table:style-name="ce43" office:value-type="float" office:value="13">
            <text:p>13</text:p>
          </table:table-cell>
          <table:table-cell table:style-name="ce60" office:value-type="percentage" office:value="0.00930565497494631">
            <text:p>0,93%</text:p>
          </table:table-cell>
          <table:table-cell table:style-name="ce64" office:value-type="percentage" office:value="0.00979653353428787">
            <text:p>0,98%</text:p>
          </table:table-cell>
          <table:table-cell table:style-name="ce43" office:value-type="float" office:value="1">
            <text:p>1</text:p>
          </table:table-cell>
          <table:table-cell table:style-name="ce60" office:value-type="percentage" office:value="0.000715819613457409">
            <text:p>0,07%</text:p>
          </table:table-cell>
          <table:table-cell table:style-name="ce64" office:value-type="percentage" office:value="0.000753579502637528">
            <text:p>0,08%</text:p>
          </table:table-cell>
          <table:table-cell table:style-name="ce43" office:value-type="float" office:value="53">
            <text:p>53</text:p>
          </table:table-cell>
          <table:table-cell table:style-name="ce60" office:value-type="percentage" office:value="0.0379384395132427">
            <text:p>3,79%</text:p>
          </table:table-cell>
          <table:table-cell table:style-name="ce64" office:value-type="percentage" office:value="0.039939713639789">
            <text:p>3,99%</text:p>
          </table:table-cell>
          <table:table-cell table:style-name="ce43" office:value-type="float" office:value="292">
            <text:p>292</text:p>
          </table:table-cell>
          <table:table-cell table:style-name="ce60" office:value-type="percentage" office:value="0.209019327129563">
            <text:p>20,90%</text:p>
          </table:table-cell>
          <table:table-cell table:style-name="ce64" office:value-type="percentage" office:value="0.220045214770158">
            <text:p>22,00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286327845382963">
            <text:p>0,29%</text:p>
          </table:table-cell>
          <table:table-cell table:style-name="ce64" office:value-type="percentage" office:value="0.00301431801055011">
            <text:p>0,30%</text:p>
          </table:table-cell>
          <table:table-cell table:style-name="ce43" office:value-type="float" office:value="6">
            <text:p>6</text:p>
          </table:table-cell>
          <table:table-cell table:style-name="ce60" office:value-type="percentage" office:value="0.00429491768074445">
            <text:p>0,43%</text:p>
          </table:table-cell>
          <table:table-cell table:style-name="ce64" office:value-type="percentage" office:value="0.00452147701582517">
            <text:p>0,45%</text:p>
          </table:table-cell>
          <table:table-cell table:style-name="ce43" office:value-type="float" office:value="59">
            <text:p>59</text:p>
          </table:table-cell>
          <table:table-cell table:style-name="ce60" office:value-type="percentage" office:value="0.0422333571939871">
            <text:p>4,22%</text:p>
          </table:table-cell>
          <table:table-cell table:style-name="ce64" office:value-type="percentage" office:value="0.0444611906556142">
            <text:p>4,45%</text:p>
          </table:table-cell>
          <table:table-cell table:style-name="ce43" office:value-type="float" office:value="333">
            <text:p>333</text:p>
          </table:table-cell>
          <table:table-cell table:style-name="ce60" office:value-type="percentage" office:value="0.238367931281317">
            <text:p>23,84%</text:p>
          </table:table-cell>
          <table:table-cell table:style-name="ce64" office:value-type="percentage" office:value="0.250941974378297">
            <text:p>25,09%</text:p>
          </table:table-cell>
          <table:table-cell table:style-name="ce43" office:value-type="float" office:value="31">
            <text:p>31</text:p>
          </table:table-cell>
          <table:table-cell table:style-name="ce60" office:value-type="percentage" office:value="0.0221904080171797">
            <text:p>2,22%</text:p>
          </table:table-cell>
          <table:table-cell table:style-name="ce64" office:value-type="percentage" office:value="0.0233609645817634">
            <text:p>2,34%</text:p>
          </table:table-cell>
          <table:table-cell table:style-name="ce43" office:value-type="float" office:value="12">
            <text:p>12</text:p>
          </table:table-cell>
          <table:table-cell table:style-name="ce60" office:value-type="percentage" office:value="0.00858983536148891">
            <text:p>0,86%</text:p>
          </table:table-cell>
          <table:table-cell table:style-name="ce64" office:value-type="percentage" office:value="0.00904295403165034">
            <text:p>0,90%</text:p>
          </table:table-cell>
          <table:table-cell table:style-name="ce67" office:value-type="float" office:value="1327">
            <text:p>1327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23 – MONCLAR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3146">
            <text:p>3146</text:p>
          </table:table-cell>
          <table:table-cell table:style-name="ce43" office:value-type="float" office:value="3104">
            <text:p>3104</text:p>
          </table:table-cell>
          <table:table-cell table:style-name="ce50" office:value-type="float" office:value="1276">
            <text:p>1276</text:p>
          </table:table-cell>
          <table:table-cell table:style-name="ce50" office:value-type="float" office:value="62">
            <text:p>62</text:p>
          </table:table-cell>
          <table:table-cell table:style-name="ce55" office:value-type="float" office:value="1214">
            <text:p>1214</text:p>
          </table:table-cell>
          <table:table-cell table:style-name="ce43" office:value-type="float" office:value="49">
            <text:p>49</text:p>
          </table:table-cell>
          <table:table-cell table:style-name="ce60" office:value-type="percentage" office:value="0.0384012539184953">
            <text:p>3,84%</text:p>
          </table:table-cell>
          <table:table-cell table:style-name="ce64" office:value-type="percentage" office:value="0.0403624382207578">
            <text:p>4,04%</text:p>
          </table:table-cell>
          <table:table-cell table:style-name="ce43" office:value-type="float" office:value="360">
            <text:p>360</text:p>
          </table:table-cell>
          <table:table-cell table:style-name="ce60" office:value-type="percentage" office:value="0.282131661442006">
            <text:p>28,21%</text:p>
          </table:table-cell>
          <table:table-cell table:style-name="ce64" office:value-type="percentage" office:value="0.296540362438221">
            <text:p>29,65%</text:p>
          </table:table-cell>
          <table:table-cell table:style-name="ce43" office:value-type="float" office:value="12">
            <text:p>12</text:p>
          </table:table-cell>
          <table:table-cell table:style-name="ce60" office:value-type="percentage" office:value="0.00940438871473354">
            <text:p>0,94%</text:p>
          </table:table-cell>
          <table:table-cell table:style-name="ce64" office:value-type="percentage" office:value="0.00988467874794069">
            <text:p>0,99%</text:p>
          </table:table-cell>
          <table:table-cell table:style-name="ce43" office:value-type="float" office:value="95">
            <text:p>95</text:p>
          </table:table-cell>
          <table:table-cell table:style-name="ce60" office:value-type="percentage" office:value="0.0744514106583072">
            <text:p>7,45%</text:p>
          </table:table-cell>
          <table:table-cell table:style-name="ce64" office:value-type="percentage" office:value="0.0782537067545305">
            <text:p>7,83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391849529780564">
            <text:p>0,39%</text:p>
          </table:table-cell>
          <table:table-cell table:style-name="ce64" office:value-type="percentage" office:value="0.00411861614497529">
            <text:p>0,41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156739811912226">
            <text:p>0,16%</text:p>
          </table:table-cell>
          <table:table-cell table:style-name="ce64" office:value-type="percentage" office:value="0.00164744645799012">
            <text:p>0,16%</text:p>
          </table:table-cell>
          <table:table-cell table:style-name="ce43" office:value-type="float" office:value="21">
            <text:p>21</text:p>
          </table:table-cell>
          <table:table-cell table:style-name="ce60" office:value-type="percentage" office:value="0.0164576802507837">
            <text:p>1,65%</text:p>
          </table:table-cell>
          <table:table-cell table:style-name="ce64" office:value-type="percentage" office:value="0.0172981878088962">
            <text:p>1,73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156739811912226">
            <text:p>0,16%</text:p>
          </table:table-cell>
          <table:table-cell table:style-name="ce64" office:value-type="percentage" office:value="0.00164744645799012">
            <text:p>0,16%</text:p>
          </table:table-cell>
          <table:table-cell table:style-name="ce43" office:value-type="float" office:value="33">
            <text:p>33</text:p>
          </table:table-cell>
          <table:table-cell table:style-name="ce60" office:value-type="percentage" office:value="0.0258620689655172">
            <text:p>2,59%</text:p>
          </table:table-cell>
          <table:table-cell table:style-name="ce64" office:value-type="percentage" office:value="0.0271828665568369">
            <text:p>2,72%</text:p>
          </table:table-cell>
          <table:table-cell table:style-name="ce43" office:value-type="float" office:value="290">
            <text:p>290</text:p>
          </table:table-cell>
          <table:table-cell table:style-name="ce60" office:value-type="percentage" office:value="0.227272727272727">
            <text:p>22,73%</text:p>
          </table:table-cell>
          <table:table-cell table:style-name="ce64" office:value-type="percentage" office:value="0.238879736408567">
            <text:p>23,89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6">
            <text:p>6</text:p>
          </table:table-cell>
          <table:table-cell table:style-name="ce60" office:value-type="percentage" office:value="0.00470219435736677">
            <text:p>0,47%</text:p>
          </table:table-cell>
          <table:table-cell table:style-name="ce64" office:value-type="percentage" office:value="0.00494233937397035">
            <text:p>0,49%</text:p>
          </table:table-cell>
          <table:table-cell table:style-name="ce43" office:value-type="float" office:value="1">
            <text:p>1</text:p>
          </table:table-cell>
          <table:table-cell table:style-name="ce60" office:value-type="percentage" office:value="0.000783699059561129">
            <text:p>0,08%</text:p>
          </table:table-cell>
          <table:table-cell table:style-name="ce64" office:value-type="percentage" office:value="0.000823723228995058">
            <text:p>0,08%</text:p>
          </table:table-cell>
          <table:table-cell table:style-name="ce43" office:value-type="float" office:value="37">
            <text:p>37</text:p>
          </table:table-cell>
          <table:table-cell table:style-name="ce60" office:value-type="percentage" office:value="0.0289968652037618">
            <text:p>2,90%</text:p>
          </table:table-cell>
          <table:table-cell table:style-name="ce64" office:value-type="percentage" office:value="0.0304777594728171">
            <text:p>3,05%</text:p>
          </table:table-cell>
          <table:table-cell table:style-name="ce43" office:value-type="float" office:value="249">
            <text:p>249</text:p>
          </table:table-cell>
          <table:table-cell table:style-name="ce60" office:value-type="percentage" office:value="0.195141065830721">
            <text:p>19,51%</text:p>
          </table:table-cell>
          <table:table-cell table:style-name="ce64" office:value-type="percentage" office:value="0.205107084019769">
            <text:p>20,51%</text:p>
          </table:table-cell>
          <table:table-cell table:style-name="ce43" office:value-type="float" office:value="41">
            <text:p>41</text:p>
          </table:table-cell>
          <table:table-cell table:style-name="ce60" office:value-type="percentage" office:value="0.0321316614420063">
            <text:p>3,21%</text:p>
          </table:table-cell>
          <table:table-cell table:style-name="ce64" office:value-type="percentage" office:value="0.0337726523887974">
            <text:p>3,38%</text:p>
          </table:table-cell>
          <table:table-cell table:style-name="ce43" office:value-type="float" office:value="11">
            <text:p>11</text:p>
          </table:table-cell>
          <table:table-cell table:style-name="ce60" office:value-type="percentage" office:value="0.00862068965517241">
            <text:p>0,86%</text:p>
          </table:table-cell>
          <table:table-cell table:style-name="ce64" office:value-type="percentage" office:value="0.00906095551894563">
            <text:p>0,91%</text:p>
          </table:table-cell>
          <table:table-cell table:style-name="ce67" office:value-type="float" office:value="1214">
            <text:p>1214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24 – MONFLANQUIN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4733">
            <text:p>4733</text:p>
          </table:table-cell>
          <table:table-cell table:style-name="ce43" office:value-type="float" office:value="4684">
            <text:p>4684</text:p>
          </table:table-cell>
          <table:table-cell table:style-name="ce50" office:value-type="float" office:value="2244">
            <text:p>2244</text:p>
          </table:table-cell>
          <table:table-cell table:style-name="ce50" office:value-type="float" office:value="111">
            <text:p>111</text:p>
          </table:table-cell>
          <table:table-cell table:style-name="ce55" office:value-type="float" office:value="2133">
            <text:p>2133</text:p>
          </table:table-cell>
          <table:table-cell table:style-name="ce43" office:value-type="float" office:value="51">
            <text:p>51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39099859353024">
            <text:p>2,39%</text:p>
          </table:table-cell>
          <table:table-cell table:style-name="ce43" office:value-type="float" office:value="502">
            <text:p>502</text:p>
          </table:table-cell>
          <table:table-cell table:style-name="ce60" office:value-type="percentage" office:value="0.223707664884135">
            <text:p>22,37%</text:p>
          </table:table-cell>
          <table:table-cell table:style-name="ce64" office:value-type="percentage" office:value="0.235349273323957">
            <text:p>23,53%</text:p>
          </table:table-cell>
          <table:table-cell table:style-name="ce43" office:value-type="float" office:value="24">
            <text:p>24</text:p>
          </table:table-cell>
          <table:table-cell table:style-name="ce60" office:value-type="percentage" office:value="0.0106951871657754">
            <text:p>1,07%</text:p>
          </table:table-cell>
          <table:table-cell table:style-name="ce64" office:value-type="percentage" office:value="0.0112517580872011">
            <text:p>1,13%</text:p>
          </table:table-cell>
          <table:table-cell table:style-name="ce43" office:value-type="float" office:value="117">
            <text:p>117</text:p>
          </table:table-cell>
          <table:table-cell table:style-name="ce60" office:value-type="percentage" office:value="0.0521390374331551">
            <text:p>5,21%</text:p>
          </table:table-cell>
          <table:table-cell table:style-name="ce64" office:value-type="percentage" office:value="0.0548523206751055">
            <text:p>5,49%</text:p>
          </table:table-cell>
          <table:table-cell table:style-name="ce43" office:value-type="float" office:value="22">
            <text:p>22</text:p>
          </table:table-cell>
          <table:table-cell table:style-name="ce60" office:value-type="percentage" office:value="0.00980392156862745">
            <text:p>0,98%</text:p>
          </table:table-cell>
          <table:table-cell table:style-name="ce64" office:value-type="percentage" office:value="0.0103141115799344">
            <text:p>1,03%</text:p>
          </table:table-cell>
          <table:table-cell table:style-name="ce43" office:value-type="float" office:value="9">
            <text:p>9</text:p>
          </table:table-cell>
          <table:table-cell table:style-name="ce60" office:value-type="percentage" office:value="0.00401069518716578">
            <text:p>0,40%</text:p>
          </table:table-cell>
          <table:table-cell table:style-name="ce64" office:value-type="percentage" office:value="0.00421940928270042">
            <text:p>0,42%</text:p>
          </table:table-cell>
          <table:table-cell table:style-name="ce43" office:value-type="float" office:value="39">
            <text:p>39</text:p>
          </table:table-cell>
          <table:table-cell table:style-name="ce60" office:value-type="percentage" office:value="0.017379679144385">
            <text:p>1,74%</text:p>
          </table:table-cell>
          <table:table-cell table:style-name="ce64" office:value-type="percentage" office:value="0.0182841068917018">
            <text:p>1,83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089126559714795">
            <text:p>0,09%</text:p>
          </table:table-cell>
          <table:table-cell table:style-name="ce64" office:value-type="percentage" office:value="0.000937646507266761">
            <text:p>0,09%</text:p>
          </table:table-cell>
          <table:table-cell table:style-name="ce43" office:value-type="float" office:value="65">
            <text:p>65</text:p>
          </table:table-cell>
          <table:table-cell table:style-name="ce60" office:value-type="percentage" office:value="0.0289661319073084">
            <text:p>2,90%</text:p>
          </table:table-cell>
          <table:table-cell table:style-name="ce64" office:value-type="percentage" office:value="0.0304735114861697">
            <text:p>3,05%</text:p>
          </table:table-cell>
          <table:table-cell table:style-name="ce43" office:value-type="float" office:value="606">
            <text:p>606</text:p>
          </table:table-cell>
          <table:table-cell table:style-name="ce60" office:value-type="percentage" office:value="0.270053475935829">
            <text:p>27,01%</text:p>
          </table:table-cell>
          <table:table-cell table:style-name="ce64" office:value-type="percentage" office:value="0.284106891701828">
            <text:p>28,41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8">
            <text:p>8</text:p>
          </table:table-cell>
          <table:table-cell table:style-name="ce60" office:value-type="percentage" office:value="0.0035650623885918">
            <text:p>0,36%</text:p>
          </table:table-cell>
          <table:table-cell table:style-name="ce64" office:value-type="percentage" office:value="0.00375058602906704">
            <text:p>0,38%</text:p>
          </table:table-cell>
          <table:table-cell table:style-name="ce43" office:value-type="float" office:value="99">
            <text:p>99</text:p>
          </table:table-cell>
          <table:table-cell table:style-name="ce60" office:value-type="percentage" office:value="0.0441176470588235">
            <text:p>4,41%</text:p>
          </table:table-cell>
          <table:table-cell table:style-name="ce64" office:value-type="percentage" office:value="0.0464135021097046">
            <text:p>4,64%</text:p>
          </table:table-cell>
          <table:table-cell table:style-name="ce43" office:value-type="float" office:value="534">
            <text:p>534</text:p>
          </table:table-cell>
          <table:table-cell table:style-name="ce60" office:value-type="percentage" office:value="0.237967914438503">
            <text:p>23,80%</text:p>
          </table:table-cell>
          <table:table-cell table:style-name="ce64" office:value-type="percentage" office:value="0.250351617440225">
            <text:p>25,04%</text:p>
          </table:table-cell>
          <table:table-cell table:style-name="ce43" office:value-type="float" office:value="23">
            <text:p>23</text:p>
          </table:table-cell>
          <table:table-cell table:style-name="ce60" office:value-type="percentage" office:value="0.0102495543672014">
            <text:p>1,02%</text:p>
          </table:table-cell>
          <table:table-cell table:style-name="ce64" office:value-type="percentage" office:value="0.0107829348335677">
            <text:p>1,08%</text:p>
          </table:table-cell>
          <table:table-cell table:style-name="ce43" office:value-type="float" office:value="32">
            <text:p>32</text:p>
          </table:table-cell>
          <table:table-cell table:style-name="ce60" office:value-type="percentage" office:value="0.0142602495543672">
            <text:p>1,43%</text:p>
          </table:table-cell>
          <table:table-cell table:style-name="ce64" office:value-type="percentage" office:value="0.0150023441162682">
            <text:p>1,50%</text:p>
          </table:table-cell>
          <table:table-cell table:style-name="ce67" office:value-type="float" office:value="2133">
            <text:p>2133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26 – PENNE D'AGENAIS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6066">
            <text:p>6066</text:p>
          </table:table-cell>
          <table:table-cell table:style-name="ce43" office:value-type="float" office:value="5975">
            <text:p>5975</text:p>
          </table:table-cell>
          <table:table-cell table:style-name="ce50" office:value-type="float" office:value="2864">
            <text:p>2864</text:p>
          </table:table-cell>
          <table:table-cell table:style-name="ce50" office:value-type="float" office:value="106">
            <text:p>106</text:p>
          </table:table-cell>
          <table:table-cell table:style-name="ce55" office:value-type="float" office:value="2758">
            <text:p>2758</text:p>
          </table:table-cell>
          <table:table-cell table:style-name="ce43" office:value-type="float" office:value="51">
            <text:p>51</text:p>
          </table:table-cell>
          <table:table-cell table:style-name="ce60" office:value-type="percentage" office:value="0.0178072625698324">
            <text:p>1,78%</text:p>
          </table:table-cell>
          <table:table-cell table:style-name="ce64" office:value-type="percentage" office:value="0.0184916606236403">
            <text:p>1,85%</text:p>
          </table:table-cell>
          <table:table-cell table:style-name="ce43" office:value-type="float" office:value="764">
            <text:p>764</text:p>
          </table:table-cell>
          <table:table-cell table:style-name="ce60" office:value-type="percentage" office:value="0.266759776536313">
            <text:p>26,68%</text:p>
          </table:table-cell>
          <table:table-cell table:style-name="ce64" office:value-type="percentage" office:value="0.277012327773749">
            <text:p>27,70%</text:p>
          </table:table-cell>
          <table:table-cell table:style-name="ce43" office:value-type="float" office:value="73">
            <text:p>73</text:p>
          </table:table-cell>
          <table:table-cell table:style-name="ce60" office:value-type="percentage" office:value="0.0254888268156425">
            <text:p>2,55%</text:p>
          </table:table-cell>
          <table:table-cell table:style-name="ce64" office:value-type="percentage" office:value="0.0264684554024656">
            <text:p>2,65%</text:p>
          </table:table-cell>
          <table:table-cell table:style-name="ce43" office:value-type="float" office:value="142">
            <text:p>142</text:p>
          </table:table-cell>
          <table:table-cell table:style-name="ce60" office:value-type="percentage" office:value="0.0495810055865922">
            <text:p>4,96%</text:p>
          </table:table-cell>
          <table:table-cell table:style-name="ce64" office:value-type="percentage" office:value="0.0514865844815083">
            <text:p>5,15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174581005586592">
            <text:p>0,17%</text:p>
          </table:table-cell>
          <table:table-cell table:style-name="ce64" office:value-type="percentage" office:value="0.00181290790427846">
            <text:p>0,18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174581005586592">
            <text:p>0,17%</text:p>
          </table:table-cell>
          <table:table-cell table:style-name="ce64" office:value-type="percentage" office:value="0.00181290790427846">
            <text:p>0,18%</text:p>
          </table:table-cell>
          <table:table-cell table:style-name="ce43" office:value-type="float" office:value="77">
            <text:p>77</text:p>
          </table:table-cell>
          <table:table-cell table:style-name="ce60" office:value-type="percentage" office:value="0.0268854748603352">
            <text:p>2,69%</text:p>
          </table:table-cell>
          <table:table-cell table:style-name="ce64" office:value-type="percentage" office:value="0.0279187817258883">
            <text:p>2,79%</text:p>
          </table:table-cell>
          <table:table-cell table:style-name="ce43" office:value-type="float" office:value="7">
            <text:p>7</text:p>
          </table:table-cell>
          <table:table-cell table:style-name="ce60" office:value-type="percentage" office:value="0.00244413407821229">
            <text:p>0,24%</text:p>
          </table:table-cell>
          <table:table-cell table:style-name="ce64" office:value-type="percentage" office:value="0.00253807106598985">
            <text:p>0,25%</text:p>
          </table:table-cell>
          <table:table-cell table:style-name="ce43" office:value-type="float" office:value="75">
            <text:p>75</text:p>
          </table:table-cell>
          <table:table-cell table:style-name="ce60" office:value-type="percentage" office:value="0.0261871508379888">
            <text:p>2,62%</text:p>
          </table:table-cell>
          <table:table-cell table:style-name="ce64" office:value-type="percentage" office:value="0.0271936185641769">
            <text:p>2,72%</text:p>
          </table:table-cell>
          <table:table-cell table:style-name="ce43" office:value-type="float" office:value="702">
            <text:p>702</text:p>
          </table:table-cell>
          <table:table-cell table:style-name="ce60" office:value-type="percentage" office:value="0.245111731843575">
            <text:p>24,51%</text:p>
          </table:table-cell>
          <table:table-cell table:style-name="ce64" office:value-type="percentage" office:value="0.254532269760696">
            <text:p>25,45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174581005586592">
            <text:p>0,17%</text:p>
          </table:table-cell>
          <table:table-cell table:style-name="ce64" office:value-type="percentage" office:value="0.00181290790427846">
            <text:p>0,18%</text:p>
          </table:table-cell>
          <table:table-cell table:style-name="ce43" office:value-type="float" office:value="10">
            <text:p>10</text:p>
          </table:table-cell>
          <table:table-cell table:style-name="ce60" office:value-type="percentage" office:value="0.00349162011173184">
            <text:p>0,35%</text:p>
          </table:table-cell>
          <table:table-cell table:style-name="ce64" office:value-type="percentage" office:value="0.00362581580855693">
            <text:p>0,36%</text:p>
          </table:table-cell>
          <table:table-cell table:style-name="ce43" office:value-type="float" office:value="76">
            <text:p>76</text:p>
          </table:table-cell>
          <table:table-cell table:style-name="ce60" office:value-type="percentage" office:value="0.026536312849162">
            <text:p>2,65%</text:p>
          </table:table-cell>
          <table:table-cell table:style-name="ce64" office:value-type="percentage" office:value="0.0275562001450326">
            <text:p>2,76%</text:p>
          </table:table-cell>
          <table:table-cell table:style-name="ce43" office:value-type="float" office:value="711">
            <text:p>711</text:p>
          </table:table-cell>
          <table:table-cell table:style-name="ce60" office:value-type="percentage" office:value="0.248254189944134">
            <text:p>24,83%</text:p>
          </table:table-cell>
          <table:table-cell table:style-name="ce64" office:value-type="percentage" office:value="0.257795503988397">
            <text:p>25,78%</text:p>
          </table:table-cell>
          <table:table-cell table:style-name="ce43" office:value-type="float" office:value="28">
            <text:p>28</text:p>
          </table:table-cell>
          <table:table-cell table:style-name="ce60" office:value-type="percentage" office:value="0.00977653631284916">
            <text:p>0,98%</text:p>
          </table:table-cell>
          <table:table-cell table:style-name="ce64" office:value-type="percentage" office:value="0.0101522842639594">
            <text:p>1,02%</text:p>
          </table:table-cell>
          <table:table-cell table:style-name="ce43" office:value-type="float" office:value="27">
            <text:p>27</text:p>
          </table:table-cell>
          <table:table-cell table:style-name="ce60" office:value-type="percentage" office:value="0.00942737430167598">
            <text:p>0,94%</text:p>
          </table:table-cell>
          <table:table-cell table:style-name="ce64" office:value-type="percentage" office:value="0.0097897026831037">
            <text:p>0,98%</text:p>
          </table:table-cell>
          <table:table-cell table:style-name="ce67" office:value-type="float" office:value="2758">
            <text:p>2758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28 – PRAYSSAS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3483">
            <text:p>3483</text:p>
          </table:table-cell>
          <table:table-cell table:style-name="ce43" office:value-type="float" office:value="3446">
            <text:p>3446</text:p>
          </table:table-cell>
          <table:table-cell table:style-name="ce50" office:value-type="float" office:value="1504">
            <text:p>1504</text:p>
          </table:table-cell>
          <table:table-cell table:style-name="ce50" office:value-type="float" office:value="68">
            <text:p>68</text:p>
          </table:table-cell>
          <table:table-cell table:style-name="ce55" office:value-type="float" office:value="1436">
            <text:p>1436</text:p>
          </table:table-cell>
          <table:table-cell table:style-name="ce43" office:value-type="float" office:value="29">
            <text:p>29</text:p>
          </table:table-cell>
          <table:table-cell table:style-name="ce60" office:value-type="percentage" office:value="0.019281914893617">
            <text:p>1,93%</text:p>
          </table:table-cell>
          <table:table-cell table:style-name="ce64" office:value-type="percentage" office:value="0.0201949860724234">
            <text:p>2,02%</text:p>
          </table:table-cell>
          <table:table-cell table:style-name="ce43" office:value-type="float" office:value="424">
            <text:p>424</text:p>
          </table:table-cell>
          <table:table-cell table:style-name="ce60" office:value-type="percentage" office:value="0.281914893617021">
            <text:p>28,19%</text:p>
          </table:table-cell>
          <table:table-cell table:style-name="ce64" office:value-type="percentage" office:value="0.295264623955432">
            <text:p>29,53%</text:p>
          </table:table-cell>
          <table:table-cell table:style-name="ce43" office:value-type="float" office:value="13">
            <text:p>13</text:p>
          </table:table-cell>
          <table:table-cell table:style-name="ce60" office:value-type="percentage" office:value="0.0086436170212766">
            <text:p>0,86%</text:p>
          </table:table-cell>
          <table:table-cell table:style-name="ce64" office:value-type="percentage" office:value="0.00905292479108635">
            <text:p>0,91%</text:p>
          </table:table-cell>
          <table:table-cell table:style-name="ce43" office:value-type="float" office:value="55">
            <text:p>55</text:p>
          </table:table-cell>
          <table:table-cell table:style-name="ce60" office:value-type="percentage" office:value="0.0365691489361702">
            <text:p>3,66%</text:p>
          </table:table-cell>
          <table:table-cell table:style-name="ce64" office:value-type="percentage" office:value="0.0383008356545961">
            <text:p>3,83%</text:p>
          </table:table-cell>
          <table:table-cell table:style-name="ce43" office:value-type="float" office:value="10">
            <text:p>10</text:p>
          </table:table-cell>
          <table:table-cell table:style-name="ce60" office:value-type="percentage" office:value="0.00664893617021277">
            <text:p>0,66%</text:p>
          </table:table-cell>
          <table:table-cell table:style-name="ce64" office:value-type="percentage" office:value="0.00696378830083565">
            <text:p>0,70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8551532033426">
            <text:p>0,28%</text:p>
          </table:table-cell>
          <table:table-cell table:style-name="ce43" office:value-type="float" office:value="19">
            <text:p>19</text:p>
          </table:table-cell>
          <table:table-cell table:style-name="ce60" office:value-type="percentage" office:value="0.0126329787234043">
            <text:p>1,26%</text:p>
          </table:table-cell>
          <table:table-cell table:style-name="ce64" office:value-type="percentage" office:value="0.0132311977715877">
            <text:p>1,32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199468085106383">
            <text:p>0,20%</text:p>
          </table:table-cell>
          <table:table-cell table:style-name="ce64" office:value-type="percentage" office:value="0.0020891364902507">
            <text:p>0,21%</text:p>
          </table:table-cell>
          <table:table-cell table:style-name="ce43" office:value-type="float" office:value="52">
            <text:p>52</text:p>
          </table:table-cell>
          <table:table-cell table:style-name="ce60" office:value-type="percentage" office:value="0.0345744680851064">
            <text:p>3,46%</text:p>
          </table:table-cell>
          <table:table-cell table:style-name="ce64" office:value-type="percentage" office:value="0.0362116991643454">
            <text:p>3,62%</text:p>
          </table:table-cell>
          <table:table-cell table:style-name="ce43" office:value-type="float" office:value="393">
            <text:p>393</text:p>
          </table:table-cell>
          <table:table-cell table:style-name="ce60" office:value-type="percentage" office:value="0.261303191489362">
            <text:p>26,13%</text:p>
          </table:table-cell>
          <table:table-cell table:style-name="ce64" office:value-type="percentage" office:value="0.273676880222841">
            <text:p>27,37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1">
            <text:p>1</text:p>
          </table:table-cell>
          <table:table-cell table:style-name="ce60" office:value-type="percentage" office:value="0.000664893617021277">
            <text:p>0,07%</text:p>
          </table:table-cell>
          <table:table-cell table:style-name="ce64" office:value-type="percentage" office:value="0.000696378830083565">
            <text:p>0,07%</text:p>
          </table:table-cell>
          <table:table-cell table:style-name="ce43" office:value-type="float" office:value="7">
            <text:p>7</text:p>
          </table:table-cell>
          <table:table-cell table:style-name="ce60" office:value-type="percentage" office:value="0.00465425531914894">
            <text:p>0,47%</text:p>
          </table:table-cell>
          <table:table-cell table:style-name="ce64" office:value-type="percentage" office:value="0.00487465181058496">
            <text:p>0,49%</text:p>
          </table:table-cell>
          <table:table-cell table:style-name="ce43" office:value-type="float" office:value="54">
            <text:p>54</text:p>
          </table:table-cell>
          <table:table-cell table:style-name="ce60" office:value-type="percentage" office:value="0.0359042553191489">
            <text:p>3,59%</text:p>
          </table:table-cell>
          <table:table-cell table:style-name="ce64" office:value-type="percentage" office:value="0.0376044568245125">
            <text:p>3,76%</text:p>
          </table:table-cell>
          <table:table-cell table:style-name="ce43" office:value-type="float" office:value="269">
            <text:p>269</text:p>
          </table:table-cell>
          <table:table-cell table:style-name="ce60" office:value-type="percentage" office:value="0.178856382978723">
            <text:p>17,89%</text:p>
          </table:table-cell>
          <table:table-cell table:style-name="ce64" office:value-type="percentage" office:value="0.187325905292479">
            <text:p>18,73%</text:p>
          </table:table-cell>
          <table:table-cell table:style-name="ce43" office:value-type="float" office:value="84">
            <text:p>84</text:p>
          </table:table-cell>
          <table:table-cell table:style-name="ce60" office:value-type="percentage" office:value="0.0558510638297872">
            <text:p>5,59%</text:p>
          </table:table-cell>
          <table:table-cell table:style-name="ce64" office:value-type="percentage" office:value="0.0584958217270195">
            <text:p>5,85%</text:p>
          </table:table-cell>
          <table:table-cell table:style-name="ce43" office:value-type="float" office:value="19">
            <text:p>19</text:p>
          </table:table-cell>
          <table:table-cell table:style-name="ce60" office:value-type="percentage" office:value="0.0126329787234043">
            <text:p>1,26%</text:p>
          </table:table-cell>
          <table:table-cell table:style-name="ce64" office:value-type="percentage" office:value="0.0132311977715877">
            <text:p>1,32%</text:p>
          </table:table-cell>
          <table:table-cell table:style-name="ce67" office:value-type="float" office:value="1436">
            <text:p>1436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30 – SAINTE LIVRADE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6097">
            <text:p>6097</text:p>
          </table:table-cell>
          <table:table-cell table:style-name="ce43" office:value-type="float" office:value="5839">
            <text:p>5839</text:p>
          </table:table-cell>
          <table:table-cell table:style-name="ce50" office:value-type="float" office:value="2399">
            <text:p>2399</text:p>
          </table:table-cell>
          <table:table-cell table:style-name="ce50" office:value-type="float" office:value="84">
            <text:p>84</text:p>
          </table:table-cell>
          <table:table-cell table:style-name="ce55" office:value-type="float" office:value="2315">
            <text:p>2315</text:p>
          </table:table-cell>
          <table:table-cell table:style-name="ce43" office:value-type="float" office:value="150">
            <text:p>150</text:p>
          </table:table-cell>
          <table:table-cell table:style-name="ce60" office:value-type="percentage" office:value="0.0625260525218841">
            <text:p>6,25%</text:p>
          </table:table-cell>
          <table:table-cell table:style-name="ce64" office:value-type="percentage" office:value="0.0647948164146868">
            <text:p>6,48%</text:p>
          </table:table-cell>
          <table:table-cell table:style-name="ce43" office:value-type="float" office:value="732">
            <text:p>732</text:p>
          </table:table-cell>
          <table:table-cell table:style-name="ce60" office:value-type="percentage" office:value="0.305127136306794">
            <text:p>30,51%</text:p>
          </table:table-cell>
          <table:table-cell table:style-name="ce64" office:value-type="percentage" office:value="0.316198704103672">
            <text:p>31,62%</text:p>
          </table:table-cell>
          <table:table-cell table:style-name="ce43" office:value-type="float" office:value="35">
            <text:p>35</text:p>
          </table:table-cell>
          <table:table-cell table:style-name="ce60" office:value-type="percentage" office:value="0.0145894122551063">
            <text:p>1,46%</text:p>
          </table:table-cell>
          <table:table-cell table:style-name="ce64" office:value-type="percentage" office:value="0.0151187904967603">
            <text:p>1,51%</text:p>
          </table:table-cell>
          <table:table-cell table:style-name="ce43" office:value-type="float" office:value="109">
            <text:p>109</text:p>
          </table:table-cell>
          <table:table-cell table:style-name="ce60" office:value-type="percentage" office:value="0.0454355981659025">
            <text:p>4,54%</text:p>
          </table:table-cell>
          <table:table-cell table:style-name="ce64" office:value-type="percentage" office:value="0.0470842332613391">
            <text:p>4,71%</text:p>
          </table:table-cell>
          <table:table-cell table:style-name="ce43" office:value-type="float" office:value="27">
            <text:p>27</text:p>
          </table:table-cell>
          <table:table-cell table:style-name="ce60" office:value-type="percentage" office:value="0.0112546894539391">
            <text:p>1,13%</text:p>
          </table:table-cell>
          <table:table-cell table:style-name="ce64" office:value-type="percentage" office:value="0.0116630669546436">
            <text:p>1,17%</text:p>
          </table:table-cell>
          <table:table-cell table:style-name="ce43" office:value-type="float" office:value="6">
            <text:p>6</text:p>
          </table:table-cell>
          <table:table-cell table:style-name="ce60" office:value-type="percentage" office:value="0.00250104210087536">
            <text:p>0,25%</text:p>
          </table:table-cell>
          <table:table-cell table:style-name="ce64" office:value-type="percentage" office:value="0.00259179265658747">
            <text:p>0,26%</text:p>
          </table:table-cell>
          <table:table-cell table:style-name="ce43" office:value-type="float" office:value="30">
            <text:p>30</text:p>
          </table:table-cell>
          <table:table-cell table:style-name="ce60" office:value-type="percentage" office:value="0.0125052105043768">
            <text:p>1,25%</text:p>
          </table:table-cell>
          <table:table-cell table:style-name="ce64" office:value-type="percentage" office:value="0.0129589632829374">
            <text:p>1,30%</text:p>
          </table:table-cell>
          <table:table-cell table:style-name="ce43" office:value-type="float" office:value="8">
            <text:p>8</text:p>
          </table:table-cell>
          <table:table-cell table:style-name="ce60" office:value-type="percentage" office:value="0.00333472280116715">
            <text:p>0,33%</text:p>
          </table:table-cell>
          <table:table-cell table:style-name="ce64" office:value-type="percentage" office:value="0.00345572354211663">
            <text:p>0,35%</text:p>
          </table:table-cell>
          <table:table-cell table:style-name="ce43" office:value-type="float" office:value="62">
            <text:p>62</text:p>
          </table:table-cell>
          <table:table-cell table:style-name="ce60" office:value-type="percentage" office:value="0.0258441017090454">
            <text:p>2,58%</text:p>
          </table:table-cell>
          <table:table-cell table:style-name="ce64" office:value-type="percentage" office:value="0.0267818574514039">
            <text:p>2,68%</text:p>
          </table:table-cell>
          <table:table-cell table:style-name="ce43" office:value-type="float" office:value="534">
            <text:p>534</text:p>
          </table:table-cell>
          <table:table-cell table:style-name="ce60" office:value-type="percentage" office:value="0.222592746977907">
            <text:p>22,26%</text:p>
          </table:table-cell>
          <table:table-cell table:style-name="ce64" office:value-type="percentage" office:value="0.230669546436285">
            <text:p>23,07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125052105043768">
            <text:p>0,13%</text:p>
          </table:table-cell>
          <table:table-cell table:style-name="ce64" office:value-type="percentage" office:value="0.00129589632829374">
            <text:p>0,13%</text:p>
          </table:table-cell>
          <table:table-cell table:style-name="ce43" office:value-type="float" office:value="10">
            <text:p>10</text:p>
          </table:table-cell>
          <table:table-cell table:style-name="ce60" office:value-type="percentage" office:value="0.00416840350145894">
            <text:p>0,42%</text:p>
          </table:table-cell>
          <table:table-cell table:style-name="ce64" office:value-type="percentage" office:value="0.00431965442764579">
            <text:p>0,43%</text:p>
          </table:table-cell>
          <table:table-cell table:style-name="ce43" office:value-type="float" office:value="63">
            <text:p>63</text:p>
          </table:table-cell>
          <table:table-cell table:style-name="ce60" office:value-type="percentage" office:value="0.0262609420591913">
            <text:p>2,63%</text:p>
          </table:table-cell>
          <table:table-cell table:style-name="ce64" office:value-type="percentage" office:value="0.0272138228941685">
            <text:p>2,72%</text:p>
          </table:table-cell>
          <table:table-cell table:style-name="ce43" office:value-type="float" office:value="443">
            <text:p>443</text:p>
          </table:table-cell>
          <table:table-cell table:style-name="ce60" office:value-type="percentage" office:value="0.184660275114631">
            <text:p>18,47%</text:p>
          </table:table-cell>
          <table:table-cell table:style-name="ce64" office:value-type="percentage" office:value="0.191360691144708">
            <text:p>19,14%</text:p>
          </table:table-cell>
          <table:table-cell table:style-name="ce43" office:value-type="float" office:value="77">
            <text:p>77</text:p>
          </table:table-cell>
          <table:table-cell table:style-name="ce60" office:value-type="percentage" office:value="0.0320967069612338">
            <text:p>3,21%</text:p>
          </table:table-cell>
          <table:table-cell table:style-name="ce64" office:value-type="percentage" office:value="0.0332613390928726">
            <text:p>3,33%</text:p>
          </table:table-cell>
          <table:table-cell table:style-name="ce43" office:value-type="float" office:value="26">
            <text:p>26</text:p>
          </table:table-cell>
          <table:table-cell table:style-name="ce60" office:value-type="percentage" office:value="0.0108378491037932">
            <text:p>1,08%</text:p>
          </table:table-cell>
          <table:table-cell table:style-name="ce64" office:value-type="percentage" office:value="0.0112311015118791">
            <text:p>1,12%</text:p>
          </table:table-cell>
          <table:table-cell table:style-name="ce67" office:value-type="float" office:value="2315">
            <text:p>2315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33 – TOURNON D'AGENAIS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5069">
            <text:p>5069</text:p>
          </table:table-cell>
          <table:table-cell table:style-name="ce43" office:value-type="float" office:value="4971">
            <text:p>4971</text:p>
          </table:table-cell>
          <table:table-cell table:style-name="ce50" office:value-type="float" office:value="2350">
            <text:p>2350</text:p>
          </table:table-cell>
          <table:table-cell table:style-name="ce50" office:value-type="float" office:value="98">
            <text:p>98</text:p>
          </table:table-cell>
          <table:table-cell table:style-name="ce55" office:value-type="float" office:value="2252">
            <text:p>2252</text:p>
          </table:table-cell>
          <table:table-cell table:style-name="ce43" office:value-type="float" office:value="21">
            <text:p>21</text:p>
          </table:table-cell>
          <table:table-cell table:style-name="ce60" office:value-type="percentage" office:value="0.00893617021276596">
            <text:p>0,89%</text:p>
          </table:table-cell>
          <table:table-cell table:style-name="ce64" office:value-type="percentage" office:value="0.00932504440497336">
            <text:p>0,93%</text:p>
          </table:table-cell>
          <table:table-cell table:style-name="ce43" office:value-type="float" office:value="498">
            <text:p>498</text:p>
          </table:table-cell>
          <table:table-cell table:style-name="ce60" office:value-type="percentage" office:value="0.211914893617021">
            <text:p>21,19%</text:p>
          </table:table-cell>
          <table:table-cell table:style-name="ce64" office:value-type="percentage" office:value="0.22113676731794">
            <text:p>22,11%</text:p>
          </table:table-cell>
          <table:table-cell table:style-name="ce43" office:value-type="float" office:value="16">
            <text:p>16</text:p>
          </table:table-cell>
          <table:table-cell table:style-name="ce60" office:value-type="percentage" office:value="0.00680851063829787">
            <text:p>0,68%</text:p>
          </table:table-cell>
          <table:table-cell table:style-name="ce64" office:value-type="percentage" office:value="0.00710479573712256">
            <text:p>0,71%</text:p>
          </table:table-cell>
          <table:table-cell table:style-name="ce43" office:value-type="float" office:value="93">
            <text:p>93</text:p>
          </table:table-cell>
          <table:table-cell table:style-name="ce60" office:value-type="percentage" office:value="0.0395744680851064">
            <text:p>3,96%</text:p>
          </table:table-cell>
          <table:table-cell table:style-name="ce64" office:value-type="percentage" office:value="0.0412966252220249">
            <text:p>4,13%</text:p>
          </table:table-cell>
          <table:table-cell table:style-name="ce43" office:value-type="float" office:value="11">
            <text:p>11</text:p>
          </table:table-cell>
          <table:table-cell table:style-name="ce60" office:value-type="percentage" office:value="0.00468085106382979">
            <text:p>0,47%</text:p>
          </table:table-cell>
          <table:table-cell table:style-name="ce64" office:value-type="percentage" office:value="0.00488454706927176">
            <text:p>0,49%</text:p>
          </table:table-cell>
          <table:table-cell table:style-name="ce43" office:value-type="float" office:value="1">
            <text:p>1</text:p>
          </table:table-cell>
          <table:table-cell table:style-name="ce60" office:value-type="percentage" office:value="0.000425531914893617">
            <text:p>0,04%</text:p>
          </table:table-cell>
          <table:table-cell table:style-name="ce64" office:value-type="percentage" office:value="0.00044404973357016">
            <text:p>0,04%</text:p>
          </table:table-cell>
          <table:table-cell table:style-name="ce43" office:value-type="float" office:value="12">
            <text:p>12</text:p>
          </table:table-cell>
          <table:table-cell table:style-name="ce60" office:value-type="percentage" office:value="0.0051063829787234">
            <text:p>0,51%</text:p>
          </table:table-cell>
          <table:table-cell table:style-name="ce64" office:value-type="percentage" office:value="0.00532859680284192">
            <text:p>0,53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170212765957447">
            <text:p>0,17%</text:p>
          </table:table-cell>
          <table:table-cell table:style-name="ce64" office:value-type="percentage" office:value="0.00177619893428064">
            <text:p>0,18%</text:p>
          </table:table-cell>
          <table:table-cell table:style-name="ce43" office:value-type="float" office:value="39">
            <text:p>39</text:p>
          </table:table-cell>
          <table:table-cell table:style-name="ce60" office:value-type="percentage" office:value="0.0165957446808511">
            <text:p>1,66%</text:p>
          </table:table-cell>
          <table:table-cell table:style-name="ce64" office:value-type="percentage" office:value="0.0173179396092362">
            <text:p>1,73%</text:p>
          </table:table-cell>
          <table:table-cell table:style-name="ce43" office:value-type="float" office:value="760">
            <text:p>760</text:p>
          </table:table-cell>
          <table:table-cell table:style-name="ce60" office:value-type="percentage" office:value="0.323404255319149">
            <text:p>32,34%</text:p>
          </table:table-cell>
          <table:table-cell table:style-name="ce64" office:value-type="percentage" office:value="0.337477797513321">
            <text:p>33,75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5">
            <text:p>5</text:p>
          </table:table-cell>
          <table:table-cell table:style-name="ce60" office:value-type="percentage" office:value="0.00212765957446808">
            <text:p>0,21%</text:p>
          </table:table-cell>
          <table:table-cell table:style-name="ce64" office:value-type="percentage" office:value="0.0022202486678508">
            <text:p>0,22%</text:p>
          </table:table-cell>
          <table:table-cell table:style-name="ce43" office:value-type="float" office:value="1">
            <text:p>1</text:p>
          </table:table-cell>
          <table:table-cell table:style-name="ce60" office:value-type="percentage" office:value="0.000425531914893617">
            <text:p>0,04%</text:p>
          </table:table-cell>
          <table:table-cell table:style-name="ce64" office:value-type="percentage" office:value="0.00044404973357016">
            <text:p>0,04%</text:p>
          </table:table-cell>
          <table:table-cell table:style-name="ce43" office:value-type="float" office:value="73">
            <text:p>73</text:p>
          </table:table-cell>
          <table:table-cell table:style-name="ce60" office:value-type="percentage" office:value="0.031063829787234">
            <text:p>3,11%</text:p>
          </table:table-cell>
          <table:table-cell table:style-name="ce64" office:value-type="percentage" office:value="0.0324156305506217">
            <text:p>3,24%</text:p>
          </table:table-cell>
          <table:table-cell table:style-name="ce43" office:value-type="float" office:value="635">
            <text:p>635</text:p>
          </table:table-cell>
          <table:table-cell table:style-name="ce60" office:value-type="percentage" office:value="0.270212765957447">
            <text:p>27,02%</text:p>
          </table:table-cell>
          <table:table-cell table:style-name="ce64" office:value-type="percentage" office:value="0.281971580817052">
            <text:p>28,20%</text:p>
          </table:table-cell>
          <table:table-cell table:style-name="ce43" office:value-type="float" office:value="37">
            <text:p>37</text:p>
          </table:table-cell>
          <table:table-cell table:style-name="ce60" office:value-type="percentage" office:value="0.0157446808510638">
            <text:p>1,57%</text:p>
          </table:table-cell>
          <table:table-cell table:style-name="ce64" office:value-type="percentage" office:value="0.0164298401420959">
            <text:p>1,64%</text:p>
          </table:table-cell>
          <table:table-cell table:style-name="ce43" office:value-type="float" office:value="46">
            <text:p>46</text:p>
          </table:table-cell>
          <table:table-cell table:style-name="ce60" office:value-type="percentage" office:value="0.0195744680851064">
            <text:p>1,96%</text:p>
          </table:table-cell>
          <table:table-cell table:style-name="ce64" office:value-type="percentage" office:value="0.0204262877442274">
            <text:p>2,04%</text:p>
          </table:table-cell>
          <table:table-cell table:style-name="ce67" office:value-type="float" office:value="2252">
            <text:p>2252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34 – VILLENEUVE SUR LOT NORD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11940">
            <text:p>11940</text:p>
          </table:table-cell>
          <table:table-cell table:style-name="ce43" office:value-type="float" office:value="11688">
            <text:p>11688</text:p>
          </table:table-cell>
          <table:table-cell table:style-name="ce50" office:value-type="float" office:value="5179">
            <text:p>5179</text:p>
          </table:table-cell>
          <table:table-cell table:style-name="ce50" office:value-type="float" office:value="284">
            <text:p>284</text:p>
          </table:table-cell>
          <table:table-cell table:style-name="ce55" office:value-type="float" office:value="4895">
            <text:p>4895</text:p>
          </table:table-cell>
          <table:table-cell table:style-name="ce43" office:value-type="float" office:value="107">
            <text:p>107</text:p>
          </table:table-cell>
          <table:table-cell table:style-name="ce60" office:value-type="percentage" office:value="0.0206603591426916">
            <text:p>2,07%</text:p>
          </table:table-cell>
          <table:table-cell table:style-name="ce64" office:value-type="percentage" office:value="0.0218590398365679">
            <text:p>2,19%</text:p>
          </table:table-cell>
          <table:table-cell table:style-name="ce43" office:value-type="float" office:value="1373">
            <text:p>1373</text:p>
          </table:table-cell>
          <table:table-cell table:style-name="ce60" office:value-type="percentage" office:value="0.265109094419772">
            <text:p>26,51%</text:p>
          </table:table-cell>
          <table:table-cell table:style-name="ce64" office:value-type="percentage" office:value="0.280490296220633">
            <text:p>28,05%</text:p>
          </table:table-cell>
          <table:table-cell table:style-name="ce43" office:value-type="float" office:value="82">
            <text:p>82</text:p>
          </table:table-cell>
          <table:table-cell table:style-name="ce60" office:value-type="percentage" office:value="0.0158331724271095">
            <text:p>1,58%</text:p>
          </table:table-cell>
          <table:table-cell table:style-name="ce64" office:value-type="percentage" office:value="0.0167517875383044">
            <text:p>1,68%</text:p>
          </table:table-cell>
          <table:table-cell table:style-name="ce43" office:value-type="float" office:value="258">
            <text:p>258</text:p>
          </table:table-cell>
          <table:table-cell table:style-name="ce60" office:value-type="percentage" office:value="0.0498165669048079">
            <text:p>4,98%</text:p>
          </table:table-cell>
          <table:table-cell table:style-name="ce64" office:value-type="percentage" office:value="0.0527068437180797">
            <text:p>5,27%</text:p>
          </table:table-cell>
          <table:table-cell table:style-name="ce43" office:value-type="float" office:value="33">
            <text:p>33</text:p>
          </table:table-cell>
          <table:table-cell table:style-name="ce60" office:value-type="percentage" office:value="0.00637188646456845">
            <text:p>0,64%</text:p>
          </table:table-cell>
          <table:table-cell table:style-name="ce64" office:value-type="percentage" office:value="0.00674157303370787">
            <text:p>0,67%</text:p>
          </table:table-cell>
          <table:table-cell table:style-name="ce43" office:value-type="float" office:value="6">
            <text:p>6</text:p>
          </table:table-cell>
          <table:table-cell table:style-name="ce60" office:value-type="percentage" office:value="0.00115852481173972">
            <text:p>0,12%</text:p>
          </table:table-cell>
          <table:table-cell table:style-name="ce64" office:value-type="percentage" office:value="0.00122574055158325">
            <text:p>0,12%</text:p>
          </table:table-cell>
          <table:table-cell table:style-name="ce43" office:value-type="float" office:value="180">
            <text:p>180</text:p>
          </table:table-cell>
          <table:table-cell table:style-name="ce60" office:value-type="percentage" office:value="0.0347557443521915">
            <text:p>3,48%</text:p>
          </table:table-cell>
          <table:table-cell table:style-name="ce64" office:value-type="percentage" office:value="0.0367722165474974">
            <text:p>3,68%</text:p>
          </table:table-cell>
          <table:table-cell table:style-name="ce43" office:value-type="float" office:value="6">
            <text:p>6</text:p>
          </table:table-cell>
          <table:table-cell table:style-name="ce60" office:value-type="percentage" office:value="0.00115852481173972">
            <text:p>0,12%</text:p>
          </table:table-cell>
          <table:table-cell table:style-name="ce64" office:value-type="percentage" office:value="0.00122574055158325">
            <text:p>0,12%</text:p>
          </table:table-cell>
          <table:table-cell table:style-name="ce43" office:value-type="float" office:value="137">
            <text:p>137</text:p>
          </table:table-cell>
          <table:table-cell table:style-name="ce60" office:value-type="percentage" office:value="0.0264529832013902">
            <text:p>2,65%</text:p>
          </table:table-cell>
          <table:table-cell table:style-name="ce64" office:value-type="percentage" office:value="0.0279877425944842">
            <text:p>2,80%</text:p>
          </table:table-cell>
          <table:table-cell table:style-name="ce43" office:value-type="float" office:value="1226">
            <text:p>1226</text:p>
          </table:table-cell>
          <table:table-cell table:style-name="ce60" office:value-type="percentage" office:value="0.236725236532149">
            <text:p>23,67%</text:p>
          </table:table-cell>
          <table:table-cell table:style-name="ce64" office:value-type="percentage" office:value="0.250459652706844">
            <text:p>25,05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9">
            <text:p>9</text:p>
          </table:table-cell>
          <table:table-cell table:style-name="ce60" office:value-type="percentage" office:value="0.00173778721760958">
            <text:p>0,17%</text:p>
          </table:table-cell>
          <table:table-cell table:style-name="ce64" office:value-type="percentage" office:value="0.00183861082737487">
            <text:p>0,18%</text:p>
          </table:table-cell>
          <table:table-cell table:style-name="ce43" office:value-type="float" office:value="30">
            <text:p>30</text:p>
          </table:table-cell>
          <table:table-cell table:style-name="ce60" office:value-type="percentage" office:value="0.00579262405869859">
            <text:p>0,58%</text:p>
          </table:table-cell>
          <table:table-cell table:style-name="ce64" office:value-type="percentage" office:value="0.00612870275791624">
            <text:p>0,61%</text:p>
          </table:table-cell>
          <table:table-cell table:style-name="ce43" office:value-type="float" office:value="140">
            <text:p>140</text:p>
          </table:table-cell>
          <table:table-cell table:style-name="ce60" office:value-type="percentage" office:value="0.0270322456072601">
            <text:p>2,70%</text:p>
          </table:table-cell>
          <table:table-cell table:style-name="ce64" office:value-type="percentage" office:value="0.0286006128702758">
            <text:p>2,86%</text:p>
          </table:table-cell>
          <table:table-cell table:style-name="ce43" office:value-type="float" office:value="1222">
            <text:p>1222</text:p>
          </table:table-cell>
          <table:table-cell table:style-name="ce60" office:value-type="percentage" office:value="0.235952886657656">
            <text:p>23,60%</text:p>
          </table:table-cell>
          <table:table-cell table:style-name="ce64" office:value-type="percentage" office:value="0.249642492339122">
            <text:p>24,96%</text:p>
          </table:table-cell>
          <table:table-cell table:style-name="ce43" office:value-type="float" office:value="52">
            <text:p>52</text:p>
          </table:table-cell>
          <table:table-cell table:style-name="ce60" office:value-type="percentage" office:value="0.0100405483684109">
            <text:p>1,00%</text:p>
          </table:table-cell>
          <table:table-cell table:style-name="ce64" office:value-type="percentage" office:value="0.0106230847803882">
            <text:p>1,06%</text:p>
          </table:table-cell>
          <table:table-cell table:style-name="ce43" office:value-type="float" office:value="34">
            <text:p>34</text:p>
          </table:table-cell>
          <table:table-cell table:style-name="ce60" office:value-type="percentage" office:value="0.00656497393319174">
            <text:p>0,66%</text:p>
          </table:table-cell>
          <table:table-cell table:style-name="ce64" office:value-type="percentage" office:value="0.00694586312563841">
            <text:p>0,69%</text:p>
          </table:table-cell>
          <table:table-cell table:style-name="ce67" office:value-type="float" office:value="4895">
            <text:p>4895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35 – VILLEREAL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2886">
            <text:p>2886</text:p>
          </table:table-cell>
          <table:table-cell table:style-name="ce43" office:value-type="float" office:value="2841">
            <text:p>2841</text:p>
          </table:table-cell>
          <table:table-cell table:style-name="ce50" office:value-type="float" office:value="1306">
            <text:p>1306</text:p>
          </table:table-cell>
          <table:table-cell table:style-name="ce50" office:value-type="float" office:value="91">
            <text:p>91</text:p>
          </table:table-cell>
          <table:table-cell table:style-name="ce55" office:value-type="float" office:value="1215">
            <text:p>1215</text:p>
          </table:table-cell>
          <table:table-cell table:style-name="ce43" office:value-type="float" office:value="23">
            <text:p>23</text:p>
          </table:table-cell>
          <table:table-cell table:style-name="ce60" office:value-type="percentage" office:value="0.0176110260336907">
            <text:p>1,76%</text:p>
          </table:table-cell>
          <table:table-cell table:style-name="ce64" office:value-type="percentage" office:value="0.0189300411522634">
            <text:p>1,89%</text:p>
          </table:table-cell>
          <table:table-cell table:style-name="ce43" office:value-type="float" office:value="319">
            <text:p>319</text:p>
          </table:table-cell>
          <table:table-cell table:style-name="ce60" office:value-type="percentage" office:value="0.244257274119449">
            <text:p>24,43%</text:p>
          </table:table-cell>
          <table:table-cell table:style-name="ce64" office:value-type="percentage" office:value="0.262551440329218">
            <text:p>26,26%</text:p>
          </table:table-cell>
          <table:table-cell table:style-name="ce43" office:value-type="float" office:value="17">
            <text:p>17</text:p>
          </table:table-cell>
          <table:table-cell table:style-name="ce60" office:value-type="percentage" office:value="0.0130168453292496">
            <text:p>1,30%</text:p>
          </table:table-cell>
          <table:table-cell table:style-name="ce64" office:value-type="percentage" office:value="0.0139917695473251">
            <text:p>1,40%</text:p>
          </table:table-cell>
          <table:table-cell table:style-name="ce43" office:value-type="float" office:value="50">
            <text:p>50</text:p>
          </table:table-cell>
          <table:table-cell table:style-name="ce60" office:value-type="percentage" office:value="0.0382848392036753">
            <text:p>3,83%</text:p>
          </table:table-cell>
          <table:table-cell table:style-name="ce64" office:value-type="percentage" office:value="0.0411522633744856">
            <text:p>4,12%</text:p>
          </table:table-cell>
          <table:table-cell table:style-name="ce43" office:value-type="float" office:value="8">
            <text:p>8</text:p>
          </table:table-cell>
          <table:table-cell table:style-name="ce60" office:value-type="percentage" office:value="0.00612557427258806">
            <text:p>0,61%</text:p>
          </table:table-cell>
          <table:table-cell table:style-name="ce64" office:value-type="percentage" office:value="0.0065843621399177">
            <text:p>0,66%</text:p>
          </table:table-cell>
          <table:table-cell table:style-name="ce43" office:value-type="float" office:value="2">
            <text:p>2</text:p>
          </table:table-cell>
          <table:table-cell table:style-name="ce60" office:value-type="percentage" office:value="0.00153139356814701">
            <text:p>0,15%</text:p>
          </table:table-cell>
          <table:table-cell table:style-name="ce64" office:value-type="percentage" office:value="0.00164609053497942">
            <text:p>0,16%</text:p>
          </table:table-cell>
          <table:table-cell table:style-name="ce43" office:value-type="float" office:value="14">
            <text:p>14</text:p>
          </table:table-cell>
          <table:table-cell table:style-name="ce60" office:value-type="percentage" office:value="0.0107197549770291">
            <text:p>1,07%</text:p>
          </table:table-cell>
          <table:table-cell table:style-name="ce64" office:value-type="percentage" office:value="0.011522633744856">
            <text:p>1,15%</text:p>
          </table:table-cell>
          <table:table-cell table:style-name="ce43" office:value-type="float" office:value="4">
            <text:p>4</text:p>
          </table:table-cell>
          <table:table-cell table:style-name="ce60" office:value-type="percentage" office:value="0.00306278713629403">
            <text:p>0,31%</text:p>
          </table:table-cell>
          <table:table-cell table:style-name="ce64" office:value-type="percentage" office:value="0.00329218106995885">
            <text:p>0,33%</text:p>
          </table:table-cell>
          <table:table-cell table:style-name="ce43" office:value-type="float" office:value="33">
            <text:p>33</text:p>
          </table:table-cell>
          <table:table-cell table:style-name="ce60" office:value-type="percentage" office:value="0.0252679938744257">
            <text:p>2,53%</text:p>
          </table:table-cell>
          <table:table-cell table:style-name="ce64" office:value-type="percentage" office:value="0.0271604938271605">
            <text:p>2,72%</text:p>
          </table:table-cell>
          <table:table-cell table:style-name="ce43" office:value-type="float" office:value="359">
            <text:p>359</text:p>
          </table:table-cell>
          <table:table-cell table:style-name="ce60" office:value-type="percentage" office:value="0.274885145482389">
            <text:p>27,49%</text:p>
          </table:table-cell>
          <table:table-cell table:style-name="ce64" office:value-type="percentage" office:value="0.295473251028807">
            <text:p>29,55%</text:p>
          </table:table-cell>
          <table:table-cell table:style-name="ce43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3" office:value-type="float" office:value="3">
            <text:p>3</text:p>
          </table:table-cell>
          <table:table-cell table:style-name="ce60" office:value-type="percentage" office:value="0.00229709035222052">
            <text:p>0,23%</text:p>
          </table:table-cell>
          <table:table-cell table:style-name="ce64" office:value-type="percentage" office:value="0.00246913580246914">
            <text:p>0,25%</text:p>
          </table:table-cell>
          <table:table-cell table:style-name="ce43" office:value-type="float" office:value="8">
            <text:p>8</text:p>
          </table:table-cell>
          <table:table-cell table:style-name="ce60" office:value-type="percentage" office:value="0.00612557427258806">
            <text:p>0,61%</text:p>
          </table:table-cell>
          <table:table-cell table:style-name="ce64" office:value-type="percentage" office:value="0.0065843621399177">
            <text:p>0,66%</text:p>
          </table:table-cell>
          <table:table-cell table:style-name="ce43" office:value-type="float" office:value="43">
            <text:p>43</text:p>
          </table:table-cell>
          <table:table-cell table:style-name="ce60" office:value-type="percentage" office:value="0.0329249617151608">
            <text:p>3,29%</text:p>
          </table:table-cell>
          <table:table-cell table:style-name="ce64" office:value-type="percentage" office:value="0.0353909465020576">
            <text:p>3,54%</text:p>
          </table:table-cell>
          <table:table-cell table:style-name="ce43" office:value-type="float" office:value="305">
            <text:p>305</text:p>
          </table:table-cell>
          <table:table-cell table:style-name="ce60" office:value-type="percentage" office:value="0.23353751914242">
            <text:p>23,35%</text:p>
          </table:table-cell>
          <table:table-cell table:style-name="ce64" office:value-type="percentage" office:value="0.251028806584362">
            <text:p>25,10%</text:p>
          </table:table-cell>
          <table:table-cell table:style-name="ce43" office:value-type="float" office:value="13">
            <text:p>13</text:p>
          </table:table-cell>
          <table:table-cell table:style-name="ce60" office:value-type="percentage" office:value="0.00995405819295559">
            <text:p>1,00%</text:p>
          </table:table-cell>
          <table:table-cell table:style-name="ce64" office:value-type="percentage" office:value="0.0106995884773663">
            <text:p>1,07%</text:p>
          </table:table-cell>
          <table:table-cell table:style-name="ce43" office:value-type="float" office:value="14">
            <text:p>14</text:p>
          </table:table-cell>
          <table:table-cell table:style-name="ce60" office:value-type="percentage" office:value="0.0107197549770291">
            <text:p>1,07%</text:p>
          </table:table-cell>
          <table:table-cell table:style-name="ce64" office:value-type="percentage" office:value="0.011522633744856">
            <text:p>1,15%</text:p>
          </table:table-cell>
          <table:table-cell table:style-name="ce67" office:value-type="float" office:value="1215">
            <text:p>1215</text:p>
          </table:table-cell>
          <table:table-cell table:style-name="ce69" table:number-columns-repeated="940"/>
          <table:table-cell table:number-columns-repeated="21"/>
        </table:table-row>
        <table:table-row table:style-name="ro2">
          <table:table-cell table:style-name="ce3" office:value-type="string" table:number-columns-spanned="4" table:number-rows-spanned="1">
            <text:p>TOTAL CANTON 39 – VILLENEUVE SUR LOT SUD</text:p>
          </table:table-cell>
          <table:covered-table-cell table:style-name="ce13" office:value-type="float" office:value="0">
            <text:p>000</text:p>
          </table:covered-table-cell>
          <table:covered-table-cell table:style-name="ce3" office:value-type="float" office:value="0">
            <text:p>0</text:p>
          </table:covered-table-cell>
          <table:covered-table-cell table:style-name="ce29" office:value-type="float" office:value="0">
            <text:p>0000</text:p>
          </table:covered-table-cell>
          <table:table-cell table:style-name="ce34" office:value-type="float" office:value="12425">
            <text:p>12425</text:p>
          </table:table-cell>
          <table:table-cell table:style-name="ce44" office:value-type="float" office:value="12279">
            <text:p>12279</text:p>
          </table:table-cell>
          <table:table-cell table:style-name="ce51" office:value-type="float" office:value="5384">
            <text:p>5384</text:p>
          </table:table-cell>
          <table:table-cell table:style-name="ce51" office:value-type="float" office:value="273">
            <text:p>273</text:p>
          </table:table-cell>
          <table:table-cell table:style-name="ce56" office:value-type="float" office:value="5111">
            <text:p>5111</text:p>
          </table:table-cell>
          <table:table-cell table:style-name="ce44" office:value-type="float" office:value="140">
            <text:p>140</text:p>
          </table:table-cell>
          <table:table-cell table:style-name="ce61" office:value-type="percentage" office:value="0.0260029717682021">
            <text:p>2,60%</text:p>
          </table:table-cell>
          <table:table-cell table:style-name="ce65" office:value-type="percentage" office:value="0.0273918998239092">
            <text:p>2,74%</text:p>
          </table:table-cell>
          <table:table-cell table:style-name="ce44" office:value-type="float" office:value="1511">
            <text:p>1511</text:p>
          </table:table-cell>
          <table:table-cell table:style-name="ce61" office:value-type="percentage" office:value="0.280646359583952">
            <text:p>28,06%</text:p>
          </table:table-cell>
          <table:table-cell table:style-name="ce65" office:value-type="percentage" office:value="0.295636861670906">
            <text:p>29,56%</text:p>
          </table:table-cell>
          <table:table-cell table:style-name="ce44" office:value-type="float" office:value="99">
            <text:p>99</text:p>
          </table:table-cell>
          <table:table-cell table:style-name="ce61" office:value-type="percentage" office:value="0.0183878157503715">
            <text:p>1,84%</text:p>
          </table:table-cell>
          <table:table-cell table:style-name="ce65" office:value-type="percentage" office:value="0.0193699863040501">
            <text:p>1,94%</text:p>
          </table:table-cell>
          <table:table-cell table:style-name="ce44" office:value-type="float" office:value="293">
            <text:p>293</text:p>
          </table:table-cell>
          <table:table-cell table:style-name="ce61" office:value-type="percentage" office:value="0.0544205052005944">
            <text:p>5,44%</text:p>
          </table:table-cell>
          <table:table-cell table:style-name="ce65" office:value-type="percentage" office:value="0.0573273332028957">
            <text:p>5,73%</text:p>
          </table:table-cell>
          <table:table-cell table:style-name="ce44" office:value-type="float" office:value="24">
            <text:p>24</text:p>
          </table:table-cell>
          <table:table-cell table:style-name="ce61" office:value-type="percentage" office:value="0.00445765230312036">
            <text:p>0,45%</text:p>
          </table:table-cell>
          <table:table-cell table:style-name="ce65" office:value-type="percentage" office:value="0.00469575425552729">
            <text:p>0,47%</text:p>
          </table:table-cell>
          <table:table-cell table:style-name="ce44" office:value-type="float" office:value="5">
            <text:p>5</text:p>
          </table:table-cell>
          <table:table-cell table:style-name="ce61" office:value-type="percentage" office:value="0.000928677563150074">
            <text:p>0,09%</text:p>
          </table:table-cell>
          <table:table-cell table:style-name="ce65" office:value-type="percentage" office:value="0.000978282136568186">
            <text:p>0,10%</text:p>
          </table:table-cell>
          <table:table-cell table:style-name="ce44" office:value-type="float" office:value="152">
            <text:p>152</text:p>
          </table:table-cell>
          <table:table-cell table:style-name="ce61" office:value-type="percentage" office:value="0.0282317979197623">
            <text:p>2,82%</text:p>
          </table:table-cell>
          <table:table-cell table:style-name="ce65" office:value-type="percentage" office:value="0.0297397769516729">
            <text:p>2,97%</text:p>
          </table:table-cell>
          <table:table-cell table:style-name="ce44" office:value-type="float" office:value="11">
            <text:p>11</text:p>
          </table:table-cell>
          <table:table-cell table:style-name="ce61" office:value-type="percentage" office:value="0.00204309063893016">
            <text:p>0,20%</text:p>
          </table:table-cell>
          <table:table-cell table:style-name="ce65" office:value-type="percentage" office:value="0.00215222070045001">
            <text:p>0,22%</text:p>
          </table:table-cell>
          <table:table-cell table:style-name="ce44" office:value-type="float" office:value="172">
            <text:p>172</text:p>
          </table:table-cell>
          <table:table-cell table:style-name="ce61" office:value-type="percentage" office:value="0.0319465081723626">
            <text:p>3,19%</text:p>
          </table:table-cell>
          <table:table-cell table:style-name="ce65" office:value-type="percentage" office:value="0.0336529054979456">
            <text:p>3,37%</text:p>
          </table:table-cell>
          <table:table-cell table:style-name="ce44" office:value-type="float" office:value="1142">
            <text:p>1142</text:p>
          </table:table-cell>
          <table:table-cell table:style-name="ce61" office:value-type="percentage" office:value="0.212109955423477">
            <text:p>21,21%</text:p>
          </table:table-cell>
          <table:table-cell table:style-name="ce65" office:value-type="percentage" office:value="0.223439639992174">
            <text:p>22,34%</text:p>
          </table:table-cell>
          <table:table-cell table:style-name="ce44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4" office:value-type="float" office:value="6">
            <text:p>6</text:p>
          </table:table-cell>
          <table:table-cell table:style-name="ce61" office:value-type="percentage" office:value="0.00111441307578009">
            <text:p>0,11%</text:p>
          </table:table-cell>
          <table:table-cell table:style-name="ce65" office:value-type="percentage" office:value="0.00117393856388182">
            <text:p>0,12%</text:p>
          </table:table-cell>
          <table:table-cell table:style-name="ce44" office:value-type="float" office:value="18">
            <text:p>18</text:p>
          </table:table-cell>
          <table:table-cell table:style-name="ce61" office:value-type="percentage" office:value="0.00334323922734027">
            <text:p>0,33%</text:p>
          </table:table-cell>
          <table:table-cell table:style-name="ce65" office:value-type="percentage" office:value="0.00352181569164547">
            <text:p>0,35%</text:p>
          </table:table-cell>
          <table:table-cell table:style-name="ce44" office:value-type="float" office:value="180">
            <text:p>180</text:p>
          </table:table-cell>
          <table:table-cell table:style-name="ce61" office:value-type="percentage" office:value="0.0334323922734027">
            <text:p>3,34%</text:p>
          </table:table-cell>
          <table:table-cell table:style-name="ce65" office:value-type="percentage" office:value="0.0352181569164547">
            <text:p>3,52%</text:p>
          </table:table-cell>
          <table:table-cell table:style-name="ce44" office:value-type="float" office:value="1245">
            <text:p>1245</text:p>
          </table:table-cell>
          <table:table-cell table:style-name="ce61" office:value-type="percentage" office:value="0.231240713224368">
            <text:p>23,12%</text:p>
          </table:table-cell>
          <table:table-cell table:style-name="ce65" office:value-type="percentage" office:value="0.243592252005478">
            <text:p>24,36%</text:p>
          </table:table-cell>
          <table:table-cell table:style-name="ce44" office:value-type="float" office:value="78">
            <text:p>78</text:p>
          </table:table-cell>
          <table:table-cell table:style-name="ce61" office:value-type="percentage" office:value="0.0144873699851412">
            <text:p>1,45%</text:p>
          </table:table-cell>
          <table:table-cell table:style-name="ce65" office:value-type="percentage" office:value="0.0152612013304637">
            <text:p>1,53%</text:p>
          </table:table-cell>
          <table:table-cell table:style-name="ce44" office:value-type="float" office:value="35">
            <text:p>35</text:p>
          </table:table-cell>
          <table:table-cell table:style-name="ce61" office:value-type="percentage" office:value="0.00650074294205052">
            <text:p>0,65%</text:p>
          </table:table-cell>
          <table:table-cell table:style-name="ce65" office:value-type="percentage" office:value="0.0068479749559773">
            <text:p>0,68%</text:p>
          </table:table-cell>
          <table:table-cell table:style-name="ce68" office:value-type="float" office:value="5111">
            <text:p>5111</text:p>
          </table:table-cell>
          <table:table-cell table:style-name="ce69" table:number-columns-repeated="940"/>
          <table:table-cell table:number-columns-repeated="21"/>
        </table:table-row>
        <table:table-row table:style-name="ro3">
          <table:table-cell table:style-name="ce4" office:value-type="string" table:number-columns-spanned="4" table:number-rows-spanned="1">
            <text:p>TOTAL GENERAL</text:p>
          </table:table-cell>
          <table:covered-table-cell table:style-name="ce14"/>
          <table:covered-table-cell table:style-name="ce23"/>
          <table:covered-table-cell table:style-name="ce30"/>
          <table:table-cell table:style-name="ce35" office:value-type="float" office:value="76361">
            <text:p>76361</text:p>
          </table:table-cell>
          <table:table-cell table:style-name="ce23" office:value-type="float" office:value="75214">
            <text:p>75214</text:p>
          </table:table-cell>
          <table:table-cell table:style-name="ce23" office:value-type="float" office:value="34388">
            <text:p>34388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32748">
            <text:p>32748</text:p>
          </table:table-cell>
          <table:table-cell table:style-name="ce23" office:value-type="float" office:value="766">
            <text:p>766</text:p>
          </table:table-cell>
          <table:table-cell table:style-name="ce62" office:value-type="percentage" office:value="0.0222752122833547">
            <text:p>2,23%</text:p>
          </table:table-cell>
          <table:table-cell table:style-name="ce62" office:value-type="percentage" office:value="0.0233907414193233">
            <text:p>2,34%</text:p>
          </table:table-cell>
          <table:table-cell table:style-name="ce23" office:value-type="float" office:value="8552">
            <text:p>8552</text:p>
          </table:table-cell>
          <table:table-cell table:style-name="ce62" office:value-type="percentage" office:value="0.248691403978132">
            <text:p>24,87%</text:p>
          </table:table-cell>
          <table:table-cell table:style-name="ce62" office:value-type="percentage" office:value="0.261145718822523">
            <text:p>26,11%</text:p>
          </table:table-cell>
          <table:table-cell table:style-name="ce23" office:value-type="float" office:value="472">
            <text:p>472</text:p>
          </table:table-cell>
          <table:table-cell table:style-name="ce62" office:value-type="percentage" office:value="0.0137257182738164">
            <text:p>1,37%</text:p>
          </table:table-cell>
          <table:table-cell table:style-name="ce62" office:value-type="percentage" office:value="0.0144130939294003">
            <text:p>1,44%</text:p>
          </table:table-cell>
          <table:table-cell table:style-name="ce23" office:value-type="float" office:value="1670">
            <text:p>1670</text:p>
          </table:table-cell>
          <table:table-cell table:style-name="ce62" office:value-type="percentage" office:value="0.0485634523671048">
            <text:p>4,86%</text:p>
          </table:table-cell>
          <table:table-cell table:style-name="ce62" office:value-type="percentage" office:value="0.0509954806400391">
            <text:p>5,10%</text:p>
          </table:table-cell>
          <table:table-cell table:style-name="ce23" office:value-type="float" office:value="189">
            <text:p>189</text:p>
          </table:table-cell>
          <table:table-cell table:style-name="ce62" office:value-type="percentage" office:value="0.00549610329184599">
            <text:p>0,55%</text:p>
          </table:table-cell>
          <table:table-cell table:style-name="ce62" office:value-type="percentage" office:value="0.00577134481495053">
            <text:p>0,58%</text:p>
          </table:table-cell>
          <table:table-cell table:style-name="ce23" office:value-type="float" office:value="56">
            <text:p>56</text:p>
          </table:table-cell>
          <table:table-cell table:style-name="ce62" office:value-type="percentage" office:value="0.00162847504943585">
            <text:p>0,16%</text:p>
          </table:table-cell>
          <table:table-cell table:style-name="ce62" office:value-type="percentage" office:value="0.00171002809331868">
            <text:p>0,17%</text:p>
          </table:table-cell>
          <table:table-cell table:style-name="ce23" office:value-type="float" office:value="661">
            <text:p>661</text:p>
          </table:table-cell>
          <table:table-cell table:style-name="ce62" office:value-type="percentage" office:value="0.0192218215656624">
            <text:p>1,92%</text:p>
          </table:table-cell>
          <table:table-cell table:style-name="ce62" office:value-type="percentage" office:value="0.0201844387443508">
            <text:p>2,02%</text:p>
          </table:table-cell>
          <table:table-cell table:style-name="ce23" office:value-type="float" office:value="62">
            <text:p>62</text:p>
          </table:table-cell>
          <table:table-cell table:style-name="ce62" office:value-type="percentage" office:value="0.00180295451901826">
            <text:p>0,18%</text:p>
          </table:table-cell>
          <table:table-cell table:style-name="ce62" office:value-type="percentage" office:value="0.00189324538903139">
            <text:p>0,19%</text:p>
          </table:table-cell>
          <table:table-cell table:style-name="ce23" office:value-type="float" office:value="914">
            <text:p>914</text:p>
          </table:table-cell>
          <table:table-cell table:style-name="ce62" office:value-type="percentage" office:value="0.0265790391997208">
            <text:p>2,66%</text:p>
          </table:table-cell>
          <table:table-cell table:style-name="ce62" office:value-type="percentage" office:value="0.027910101380237">
            <text:p>2,79%</text:p>
          </table:table-cell>
          <table:table-cell table:style-name="ce23" office:value-type="float" office:value="9431">
            <text:p>9431</text:p>
          </table:table-cell>
          <table:table-cell table:style-name="ce62" office:value-type="percentage" office:value="0.274252646271955">
            <text:p>27,43%</text:p>
          </table:table-cell>
          <table:table-cell table:style-name="ce62" office:value-type="percentage" office:value="0.287987052644436">
            <text:p>28,80%</text:p>
          </table:table-cell>
          <table:table-cell table:style-name="ce23" office:value-type="float" office:value="0">
            <text:p>0</text:p>
          </table:table-cell>
          <table:table-cell table:number-columns-repeated="2" table:style-name="ce62" office:value-type="percentage" office:value="0">
            <text:p>0,00%</text:p>
          </table:table-cell>
          <table:table-cell table:style-name="ce23" office:value-type="float" office:value="54">
            <text:p>54</text:p>
          </table:table-cell>
          <table:table-cell table:style-name="ce62" office:value-type="percentage" office:value="0.00157031522624171">
            <text:p>0,16%</text:p>
          </table:table-cell>
          <table:table-cell table:style-name="ce62" office:value-type="percentage" office:value="0.00164895566141444">
            <text:p>0,16%</text:p>
          </table:table-cell>
          <table:table-cell table:style-name="ce23" office:value-type="float" office:value="139">
            <text:p>139</text:p>
          </table:table-cell>
          <table:table-cell table:style-name="ce62" office:value-type="percentage" office:value="0.00404210771199256">
            <text:p>0,40%</text:p>
          </table:table-cell>
          <table:table-cell table:style-name="ce62" office:value-type="percentage" office:value="0.00424453401734457">
            <text:p>0,42%</text:p>
          </table:table-cell>
          <table:table-cell table:style-name="ce23" office:value-type="float" office:value="1078">
            <text:p>1078</text:p>
          </table:table-cell>
          <table:table-cell table:style-name="ce62" office:value-type="percentage" office:value="0.0313481447016401">
            <text:p>3,13%</text:p>
          </table:table-cell>
          <table:table-cell table:style-name="ce62" office:value-type="percentage" office:value="0.0329180407963845">
            <text:p>3,29%</text:p>
          </table:table-cell>
          <table:table-cell table:style-name="ce23" office:value-type="float" office:value="7782">
            <text:p>7782</text:p>
          </table:table-cell>
          <table:table-cell table:style-name="ce62" office:value-type="percentage" office:value="0.226299872048389">
            <text:p>22,63%</text:p>
          </table:table-cell>
          <table:table-cell table:style-name="ce62" office:value-type="percentage" office:value="0.237632832539392">
            <text:p>23,76%</text:p>
          </table:table-cell>
          <table:table-cell table:style-name="ce23" office:value-type="float" office:value="556">
            <text:p>556</text:p>
          </table:table-cell>
          <table:table-cell table:style-name="ce62" office:value-type="percentage" office:value="0.0161684308479702">
            <text:p>1,62%</text:p>
          </table:table-cell>
          <table:table-cell table:style-name="ce62" office:value-type="percentage" office:value="0.0169781360693783">
            <text:p>1,70%</text:p>
          </table:table-cell>
          <table:table-cell table:style-name="ce23" office:value-type="float" office:value="366">
            <text:p>366</text:p>
          </table:table-cell>
          <table:table-cell table:style-name="ce62" office:value-type="percentage" office:value="0.0106432476445272">
            <text:p>1,06%</text:p>
          </table:table-cell>
          <table:table-cell table:style-name="ce62" office:value-type="percentage" office:value="0.0111762550384756">
            <text:p>1,12%</text:p>
          </table:table-cell>
          <table:table-cell table:style-name="ce23" office:value-type="float" office:value="32748">
            <text:p>32748</text:p>
          </table:table-cell>
          <table:table-cell table:style-name="ce70" table:number-columns-repeated="940"/>
          <table:table-cell table:number-columns-repeated="21"/>
        </table:table-row>
        <table:table-row table:style-name="ro2" table:number-rows-repeated="2">
          <table:table-cell table:number-columns-repeated="1022"/>
        </table:table-row>
        <table:table-row table:style-name="ro1">
          <table:table-cell table:style-name="ce6" office:value-type="string" table:number-columns-spanned="1" table:number-rows-spanned="2">
            <text:p>Canton</text:p>
          </table:table-cell>
          <table:table-cell table:style-name="ce11" office:value-type="string" table:number-columns-spanned="1" table:number-rows-spanned="2">
            <text:p>Code</text:p>
            <text:p>Commune</text:p>
          </table:table-cell>
          <table:table-cell table:style-name="ce21" office:value-type="string" table:number-columns-spanned="1" table:number-rows-spanned="2">
            <text:p>Commune</text:p>
          </table:table-cell>
          <table:table-cell table:style-name="ce21" office:value-type="string" table:number-columns-spanned="1" table:number-rows-spanned="2">
            <text:p>Bureau</text:p>
            <text:p>De</text:p>
            <text:p>Vote</text:p>
          </table:table-cell>
          <table:table-cell table:style-name="ce21" office:value-type="string" table:number-columns-spanned="1" table:number-rows-spanned="2">
            <text:p>Inscrits prévus</text:p>
          </table:table-cell>
          <table:table-cell table:style-name="ce21" office:value-type="string" table:number-columns-spanned="1" table:number-rows-spanned="2">
            <text:p>Inscrits</text:p>
          </table:table-cell>
          <table:table-cell table:style-name="ce21" office:value-type="string" table:number-columns-spanned="1" table:number-rows-spanned="2">
            <text:p>Votants</text:p>
          </table:table-cell>
          <table:table-cell table:style-name="ce21" office:value-type="string" table:number-columns-spanned="1" table:number-rows-spanned="2">
            <text:p>Blancs et nuls</text:p>
          </table:table-cell>
          <table:table-cell table:style-name="ce21" office:value-type="string" table:number-columns-spanned="1" table:number-rows-spanned="2">
            <text:p>Exprimés</text:p>
          </table:table-cell>
          <table:table-cell table:style-name="ce21" office:value-type="string" table:number-columns-spanned="3" table:number-rows-spanned="1">
            <text:p>Yamina KICH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Étienne BOUSQUET-CASSAGNE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Joffrey RAPHAEL-LEYGU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arie-Hélène LOISEAU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François ASSELINEAU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Stéphane GEYR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Benoît FRISON-ROCHE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Cédric LEVIEUX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Lionel FEUILLA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Jean-Louis COSTES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Rachid NEKKAZ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ichel GARCIA-LUNA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Nicolas MIGUET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Anne CARPENTIER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Bernard BARRAL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Hervé LEBRETON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Maria-Fé GARAY</text:p>
          </table:table-cell>
          <table:covered-table-cell table:number-columns-repeated="2" table:style-name="ce21"/>
          <table:table-cell table:style-name="ce6" office:value-type="string">
            <text:p>Cumul voix</text:p>
          </table:table-cell>
          <table:table-cell table:number-columns-repeated="961"/>
        </table:table-row>
        <table:table-row table:style-name="ro4">
          <table:covered-table-cell table:style-name="ce6"/>
          <table:covered-table-cell table:style-name="ce11"/>
          <table:covered-table-cell table:number-columns-repeated="5" table:style-name="ce21"/>
          <table:covered-table-cell/>
          <table:covered-table-cell table:style-name="ce21"/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57" office:value-type="string">
            <text:p>Voix</text:p>
          </table:table-cell>
          <table:table-cell table:style-name="ce57" office:value-type="string">
            <text:p>% votants</text:p>
          </table:table-cell>
          <table:table-cell table:style-name="ce57" office:value-type="string">
            <text:p>%exprimés</text:p>
          </table:table-cell>
          <table:table-cell table:style-name="ce6"/>
          <table:table-cell table:number-columns-repeated="961"/>
        </table:table-row>
        <table:table-row table:style-name="ro2">
          <table:table-cell table:style-name="ce7" office:value-type="string" table:number-columns-spanned="1" table:number-rows-spanned="8">
            <text:p>04 </text:p>
            <text:p/>
            <text:p>BEAUVILLE</text:p>
          </table:table-cell>
          <table:table-cell table:style-name="ce16" office:value-type="float" office:value="25">
            <text:p>025</text:p>
          </table:table-cell>
          <table:table-cell table:style-name="ce25" office:value-type="string">
            <text:p>BEAUVILLE</text:p>
          </table:table-cell>
          <table:table-cell table:style-name="ce31" office:value-type="float" office:value="1">
            <text:p>0001</text:p>
          </table:table-cell>
          <table:table-cell table:style-name="ce37" office:value-type="float" office:value="413">
            <text:p>413</text:p>
          </table:table-cell>
          <table:table-cell table:style-name="ce45" office:value-type="float" office:value="401">
            <text:p>401</text:p>
          </table:table-cell>
          <table:table-cell table:style-name="ce47" office:value-type="float" office:value="166">
            <text:p>166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52">
            <text:p>152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301204819277108">
            <text:p>3,01%</text:p>
          </table:table-cell>
          <table:table-cell table:style-name="ce63" office:value-type="percentage" office:value="0.0328947368421053">
            <text:p>3,29%</text:p>
          </table:table-cell>
          <table:table-cell table:style-name="ce58" office:value-type="float" office:value="35">
            <text:p>35</text:p>
          </table:table-cell>
          <table:table-cell table:style-name="ce59" office:value-type="percentage" office:value="0.210843373493976">
            <text:p>21,08%</text:p>
          </table:table-cell>
          <table:table-cell table:style-name="ce63" office:value-type="percentage" office:value="0.230263157894737">
            <text:p>23,03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20481927710843">
            <text:p>1,20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13">
            <text:p>13</text:p>
          </table:table-cell>
          <table:table-cell table:style-name="ce59" office:value-type="percentage" office:value="0.0783132530120482">
            <text:p>7,83%</text:p>
          </table:table-cell>
          <table:table-cell table:style-name="ce63" office:value-type="percentage" office:value="0.0855263157894737">
            <text:p>8,55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20481927710843">
            <text:p>1,20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3">
            <text:p>13</text:p>
          </table:table-cell>
          <table:table-cell table:style-name="ce59" office:value-type="percentage" office:value="0.0783132530120482">
            <text:p>7,83%</text:p>
          </table:table-cell>
          <table:table-cell table:style-name="ce63" office:value-type="percentage" office:value="0.0855263157894737">
            <text:p>8,55%</text:p>
          </table:table-cell>
          <table:table-cell table:style-name="ce58" office:value-type="float" office:value="29">
            <text:p>29</text:p>
          </table:table-cell>
          <table:table-cell table:style-name="ce59" office:value-type="percentage" office:value="0.174698795180723">
            <text:p>17,47%</text:p>
          </table:table-cell>
          <table:table-cell table:style-name="ce63" office:value-type="percentage" office:value="0.190789473684211">
            <text:p>19,0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20481927710843">
            <text:p>1,20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0">
            <text:p>10</text:p>
          </table:table-cell>
          <table:table-cell table:style-name="ce59" office:value-type="percentage" office:value="0.0602409638554217">
            <text:p>6,02%</text:p>
          </table:table-cell>
          <table:table-cell table:style-name="ce63" office:value-type="percentage" office:value="0.0657894736842105">
            <text:p>6,58%</text:p>
          </table:table-cell>
          <table:table-cell table:style-name="ce58" office:value-type="float" office:value="37">
            <text:p>37</text:p>
          </table:table-cell>
          <table:table-cell table:style-name="ce59" office:value-type="percentage" office:value="0.22289156626506">
            <text:p>22,29%</text:p>
          </table:table-cell>
          <table:table-cell table:style-name="ce63" office:value-type="percentage" office:value="0.243421052631579">
            <text:p>24,34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602409638554217">
            <text:p>0,60%</text:p>
          </table:table-cell>
          <table:table-cell table:style-name="ce63" office:value-type="percentage" office:value="0.00657894736842105">
            <text:p>0,66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180722891566265">
            <text:p>1,81%</text:p>
          </table:table-cell>
          <table:table-cell table:style-name="ce63" office:value-type="percentage" office:value="0.0197368421052632">
            <text:p>1,97%</text:p>
          </table:table-cell>
          <table:table-cell table:style-name="ce25" office:value-type="float" office:value="152">
            <text:p>15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0">
            <text:p>030</text:p>
          </table:table-cell>
          <table:table-cell office:value-type="string">
            <text:p>BLAYMON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98">
            <text:p>198</text:p>
          </table:table-cell>
          <table:table-cell table:style-name="ce45" office:value-type="float" office:value="196">
            <text:p>196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81">
            <text:p>81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122222222222222">
            <text:p>12,22%</text:p>
          </table:table-cell>
          <table:table-cell table:style-name="ce64" office:value-type="percentage" office:value="0.135802469135802">
            <text:p>13,5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555555555555556">
            <text:p>5,56%</text:p>
          </table:table-cell>
          <table:table-cell table:style-name="ce64" office:value-type="percentage" office:value="0.0617283950617284">
            <text:p>6,17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777777777777778">
            <text:p>7,78%</text:p>
          </table:table-cell>
          <table:table-cell table:style-name="ce64" office:value-type="percentage" office:value="0.0864197530864197">
            <text:p>8,6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1111111111111">
            <text:p>1,11%</text:p>
          </table:table-cell>
          <table:table-cell table:style-name="ce64" office:value-type="percentage" office:value="0.0123456790123457">
            <text:p>1,23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">
            <text:p>20,00%</text:p>
          </table:table-cell>
          <table:table-cell table:style-name="ce64" office:value-type="percentage" office:value="0.222222222222222">
            <text:p>22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1111111111111">
            <text:p>1,11%</text:p>
          </table:table-cell>
          <table:table-cell table:style-name="ce64" office:value-type="percentage" office:value="0.0123456790123457">
            <text:p>1,2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1111111111111">
            <text:p>1,11%</text:p>
          </table:table-cell>
          <table:table-cell table:style-name="ce64" office:value-type="percentage" office:value="0.0123456790123457">
            <text:p>1,23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388888888888889">
            <text:p>38,89%</text:p>
          </table:table-cell>
          <table:table-cell table:style-name="ce64" office:value-type="percentage" office:value="0.432098765432099">
            <text:p>43,2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2222222222222">
            <text:p>2,22%</text:p>
          </table:table-cell>
          <table:table-cell table:style-name="ce64" office:value-type="percentage" office:value="0.0246913580246914">
            <text:p>2,4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81">
            <text:p>8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62">
            <text:p>062</text:p>
          </table:table-cell>
          <table:table-cell office:value-type="string">
            <text:p>CAUZ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11">
            <text:p>311</text:p>
          </table:table-cell>
          <table:table-cell table:style-name="ce45" office:value-type="float" office:value="310">
            <text:p>310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116">
            <text:p>116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33">
            <text:p>33</text:p>
          </table:table-cell>
          <table:table-cell table:style-name="ce60" office:value-type="percentage" office:value="0.266129032258064">
            <text:p>26,61%</text:p>
          </table:table-cell>
          <table:table-cell table:style-name="ce64" office:value-type="percentage" office:value="0.28448275862069">
            <text:p>28,4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03225806451613">
            <text:p>4,03%</text:p>
          </table:table-cell>
          <table:table-cell table:style-name="ce64" office:value-type="percentage" office:value="0.0431034482758621">
            <text:p>4,3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06451612903226">
            <text:p>0,81%</text:p>
          </table:table-cell>
          <table:table-cell table:style-name="ce64" office:value-type="percentage" office:value="0.00862068965517241">
            <text:p>0,8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41935483870968">
            <text:p>2,42%</text:p>
          </table:table-cell>
          <table:table-cell table:style-name="ce64" office:value-type="percentage" office:value="0.0258620689655172">
            <text:p>2,59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225806451612903">
            <text:p>22,58%</text:p>
          </table:table-cell>
          <table:table-cell table:style-name="ce64" office:value-type="percentage" office:value="0.241379310344828">
            <text:p>24,1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517241379310345">
            <text:p>5,17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209677419354839">
            <text:p>20,97%</text:p>
          </table:table-cell>
          <table:table-cell table:style-name="ce64" office:value-type="percentage" office:value="0.224137931034483">
            <text:p>22,4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2258064516129">
            <text:p>3,23%</text:p>
          </table:table-cell>
          <table:table-cell table:style-name="ce64" office:value-type="percentage" office:value="0.0344827586206897">
            <text:p>3,45%</text:p>
          </table:table-cell>
          <table:table-cell table:style-name="ce24" office:value-type="float" office:value="116">
            <text:p>11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2">
            <text:p>082</text:p>
          </table:table-cell>
          <table:table-cell office:value-type="string">
            <text:p>DONDA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94">
            <text:p>194</text:p>
          </table:table-cell>
          <table:table-cell table:style-name="ce45" office:value-type="float" office:value="190">
            <text:p>190</text:p>
          </table:table-cell>
          <table:table-cell table:style-name="ce52" office:value-type="float" office:value="104">
            <text:p>10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02">
            <text:p>102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240384615384615">
            <text:p>24,04%</text:p>
          </table:table-cell>
          <table:table-cell table:style-name="ce64" office:value-type="percentage" office:value="0.245098039215686">
            <text:p>24,5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673076923076923">
            <text:p>6,73%</text:p>
          </table:table-cell>
          <table:table-cell table:style-name="ce64" office:value-type="percentage" office:value="0.0686274509803922">
            <text:p>6,8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61538461538462">
            <text:p>0,96%</text:p>
          </table:table-cell>
          <table:table-cell table:style-name="ce64" office:value-type="percentage" office:value="0.00980392156862745">
            <text:p>0,9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61538461538462">
            <text:p>0,96%</text:p>
          </table:table-cell>
          <table:table-cell table:style-name="ce64" office:value-type="percentage" office:value="0.00980392156862745">
            <text:p>0,9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84615384615385">
            <text:p>3,85%</text:p>
          </table:table-cell>
          <table:table-cell table:style-name="ce64" office:value-type="percentage" office:value="0.0392156862745098">
            <text:p>3,92%</text:p>
          </table:table-cell>
          <table:table-cell table:style-name="ce45" office:value-type="float" office:value="32">
            <text:p>32</text:p>
          </table:table-cell>
          <table:table-cell table:style-name="ce60" office:value-type="percentage" office:value="0.307692307692308">
            <text:p>30,77%</text:p>
          </table:table-cell>
          <table:table-cell table:style-name="ce64" office:value-type="percentage" office:value="0.313725490196078">
            <text:p>31,3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88461538461538">
            <text:p>2,88%</text:p>
          </table:table-cell>
          <table:table-cell table:style-name="ce64" office:value-type="percentage" office:value="0.0294117647058823">
            <text:p>2,94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25">
            <text:p>25,00%</text:p>
          </table:table-cell>
          <table:table-cell table:style-name="ce64" office:value-type="percentage" office:value="0.254901960784314">
            <text:p>25,49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88461538461538">
            <text:p>2,88%</text:p>
          </table:table-cell>
          <table:table-cell table:style-name="ce64" office:value-type="percentage" office:value="0.0294117647058823">
            <text:p>2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02">
            <text:p>10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7">
            <text:p>087</text:p>
          </table:table-cell>
          <table:table-cell office:value-type="string">
            <text:p>ENGAYR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39">
            <text:p>139</text:p>
          </table:table-cell>
          <table:table-cell table:style-name="ce45" office:value-type="float" office:value="139">
            <text:p>139</text:p>
          </table:table-cell>
          <table:table-cell table:style-name="ce52" office:value-type="float" office:value="73">
            <text:p>73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67">
            <text:p>67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6986301369863">
            <text:p>1,37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0958904109589">
            <text:p>10,96%</text:p>
          </table:table-cell>
          <table:table-cell table:style-name="ce64" office:value-type="percentage" office:value="0.119402985074627">
            <text:p>11,94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10958904109589">
            <text:p>4,11%</text:p>
          </table:table-cell>
          <table:table-cell table:style-name="ce64" office:value-type="percentage" office:value="0.0447761194029851">
            <text:p>4,4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547945205479452">
            <text:p>5,48%</text:p>
          </table:table-cell>
          <table:table-cell table:style-name="ce64" office:value-type="percentage" office:value="0.0597014925373134">
            <text:p>5,9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6986301369863">
            <text:p>1,37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6986301369863">
            <text:p>1,37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0958904109589">
            <text:p>10,96%</text:p>
          </table:table-cell>
          <table:table-cell table:style-name="ce64" office:value-type="percentage" office:value="0.119402985074627">
            <text:p>11,94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191780821917808">
            <text:p>19,18%</text:p>
          </table:table-cell>
          <table:table-cell table:style-name="ce64" office:value-type="percentage" office:value="0.208955223880597">
            <text:p>20,9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684931506849315">
            <text:p>6,85%</text:p>
          </table:table-cell>
          <table:table-cell table:style-name="ce64" office:value-type="percentage" office:value="0.0746268656716418">
            <text:p>7,46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273972602739726">
            <text:p>27,40%</text:p>
          </table:table-cell>
          <table:table-cell table:style-name="ce64" office:value-type="percentage" office:value="0.298507462686567">
            <text:p>29,8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73972602739726">
            <text:p>2,74%</text:p>
          </table:table-cell>
          <table:table-cell table:style-name="ce64" office:value-type="percentage" office:value="0.0298507462686567">
            <text:p>2,9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67">
            <text:p>6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5">
            <text:p>255</text:p>
          </table:table-cell>
          <table:table-cell office:value-type="string">
            <text:p>SAINT-MARTIN-DE-BEAUVILL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23">
            <text:p>123</text:p>
          </table:table-cell>
          <table:table-cell table:style-name="ce45" office:value-type="float" office:value="124">
            <text:p>124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61">
            <text:p>61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90322580645161">
            <text:p>29,03%</text:p>
          </table:table-cell>
          <table:table-cell table:style-name="ce64" office:value-type="percentage" office:value="0.295081967213115">
            <text:p>29,5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491803278688525">
            <text:p>4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491803278688525">
            <text:p>4,92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387096774193548">
            <text:p>38,71%</text:p>
          </table:table-cell>
          <table:table-cell table:style-name="ce64" office:value-type="percentage" office:value="0.39344262295082">
            <text:p>39,3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491803278688525">
            <text:p>4,92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145161290322581">
            <text:p>14,52%</text:p>
          </table:table-cell>
          <table:table-cell table:style-name="ce64" office:value-type="percentage" office:value="0.147540983606557">
            <text:p>14,7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63934426229508">
            <text:p>1,6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61">
            <text:p>6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60">
            <text:p>260</text:p>
          </table:table-cell>
          <table:table-cell office:value-type="string">
            <text:p>SAINT-MAURI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39">
            <text:p>339</text:p>
          </table:table-cell>
          <table:table-cell table:style-name="ce45" office:value-type="float" office:value="333">
            <text:p>333</text:p>
          </table:table-cell>
          <table:table-cell table:style-name="ce52" office:value-type="float" office:value="142">
            <text:p>142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35">
            <text:p>135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8169014084507">
            <text:p>2,82%</text:p>
          </table:table-cell>
          <table:table-cell table:style-name="ce64" office:value-type="percentage" office:value="0.0296296296296296">
            <text:p>2,96%</text:p>
          </table:table-cell>
          <table:table-cell table:style-name="ce45" office:value-type="float" office:value="45">
            <text:p>45</text:p>
          </table:table-cell>
          <table:table-cell table:style-name="ce60" office:value-type="percentage" office:value="0.316901408450704">
            <text:p>31,69%</text:p>
          </table:table-cell>
          <table:table-cell table:style-name="ce64" office:value-type="percentage" office:value="0.333333333333333">
            <text:p>33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92957746478873">
            <text:p>4,93%</text:p>
          </table:table-cell>
          <table:table-cell table:style-name="ce64" office:value-type="percentage" office:value="0.0518518518518519">
            <text:p>5,1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0845070422535">
            <text:p>1,41%</text:p>
          </table:table-cell>
          <table:table-cell table:style-name="ce64" office:value-type="percentage" office:value="0.0148148148148148">
            <text:p>1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92957746478873">
            <text:p>4,93%</text:p>
          </table:table-cell>
          <table:table-cell table:style-name="ce64" office:value-type="percentage" office:value="0.0518518518518519">
            <text:p>5,19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267605633802817">
            <text:p>26,76%</text:p>
          </table:table-cell>
          <table:table-cell table:style-name="ce64" office:value-type="percentage" office:value="0.281481481481481">
            <text:p>28,1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633802816901408">
            <text:p>6,34%</text:p>
          </table:table-cell>
          <table:table-cell table:style-name="ce64" office:value-type="percentage" office:value="0.0666666666666667">
            <text:p>6,67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126760563380282">
            <text:p>12,68%</text:p>
          </table:table-cell>
          <table:table-cell table:style-name="ce64" office:value-type="percentage" office:value="0.133333333333333">
            <text:p>13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35">
            <text:p>135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05">
            <text:p>305</text:p>
          </table:table-cell>
          <table:table-cell table:style-name="ce26" office:value-type="string">
            <text:p>TAYRAC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291">
            <text:p>291</text:p>
          </table:table-cell>
          <table:table-cell table:style-name="ce46" office:value-type="float" office:value="292">
            <text:p>292</text:p>
          </table:table-cell>
          <table:table-cell table:style-name="ce48" office:value-type="float" office:value="126">
            <text:p>126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22">
            <text:p>122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317460317460317">
            <text:p>3,17%</text:p>
          </table:table-cell>
          <table:table-cell table:style-name="ce65" office:value-type="percentage" office:value="0.0327868852459016">
            <text:p>3,28%</text:p>
          </table:table-cell>
          <table:table-cell table:style-name="ce46" office:value-type="float" office:value="33">
            <text:p>33</text:p>
          </table:table-cell>
          <table:table-cell table:style-name="ce61" office:value-type="percentage" office:value="0.261904761904762">
            <text:p>26,19%</text:p>
          </table:table-cell>
          <table:table-cell table:style-name="ce65" office:value-type="percentage" office:value="0.270491803278689">
            <text:p>27,05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8730158730159">
            <text:p>1,59%</text:p>
          </table:table-cell>
          <table:table-cell table:style-name="ce65" office:value-type="percentage" office:value="0.0163934426229508">
            <text:p>1,64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396825396825397">
            <text:p>3,97%</text:p>
          </table:table-cell>
          <table:table-cell table:style-name="ce65" office:value-type="percentage" office:value="0.040983606557377">
            <text:p>4,1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93650793650794">
            <text:p>0,79%</text:p>
          </table:table-cell>
          <table:table-cell table:style-name="ce65" office:value-type="percentage" office:value="0.00819672131147541">
            <text:p>0,82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93650793650794">
            <text:p>0,79%</text:p>
          </table:table-cell>
          <table:table-cell table:style-name="ce65" office:value-type="percentage" office:value="0.00819672131147541">
            <text:p>0,82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8730158730159">
            <text:p>1,59%</text:p>
          </table:table-cell>
          <table:table-cell table:style-name="ce65" office:value-type="percentage" office:value="0.0163934426229508">
            <text:p>1,64%</text:p>
          </table:table-cell>
          <table:table-cell table:style-name="ce46" office:value-type="float" office:value="50">
            <text:p>50</text:p>
          </table:table-cell>
          <table:table-cell table:style-name="ce61" office:value-type="percentage" office:value="0.396825396825397">
            <text:p>39,68%</text:p>
          </table:table-cell>
          <table:table-cell table:style-name="ce65" office:value-type="percentage" office:value="0.40983606557377">
            <text:p>40,98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238095238095238">
            <text:p>2,38%</text:p>
          </table:table-cell>
          <table:table-cell table:style-name="ce65" office:value-type="percentage" office:value="0.0245901639344262">
            <text:p>2,46%</text:p>
          </table:table-cell>
          <table:table-cell table:style-name="ce46" office:value-type="float" office:value="18">
            <text:p>18</text:p>
          </table:table-cell>
          <table:table-cell table:style-name="ce61" office:value-type="percentage" office:value="0.142857142857143">
            <text:p>14,29%</text:p>
          </table:table-cell>
          <table:table-cell table:style-name="ce65" office:value-type="percentage" office:value="0.147540983606557">
            <text:p>14,75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8730158730159">
            <text:p>1,59%</text:p>
          </table:table-cell>
          <table:table-cell table:style-name="ce65" office:value-type="percentage" office:value="0.0163934426229508">
            <text:p>1,64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93650793650794">
            <text:p>0,79%</text:p>
          </table:table-cell>
          <table:table-cell table:style-name="ce65" office:value-type="percentage" office:value="0.00819672131147541">
            <text:p>0,82%</text:p>
          </table:table-cell>
          <table:table-cell table:style-name="ce26" office:value-type="float" office:value="122">
            <text:p>122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1">
            <text:p>06</text:p>
            <text:p/>
            <text:p>CANCON</text:p>
          </table:table-cell>
          <table:table-cell table:style-name="ce16" office:value-type="float" office:value="23">
            <text:p>023</text:p>
          </table:table-cell>
          <table:table-cell table:style-name="ce25" office:value-type="string">
            <text:p>BEAUGAS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243">
            <text:p>243</text:p>
          </table:table-cell>
          <table:table-cell table:style-name="ce47" office:value-type="float" office:value="244">
            <text:p>244</text:p>
          </table:table-cell>
          <table:table-cell table:style-name="ce47" office:value-type="float" office:value="131">
            <text:p>131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3">
            <text:p>123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29007633587786">
            <text:p>2,29%</text:p>
          </table:table-cell>
          <table:table-cell table:style-name="ce63" office:value-type="percentage" office:value="0.024390243902439">
            <text:p>2,44%</text:p>
          </table:table-cell>
          <table:table-cell table:style-name="ce58" office:value-type="float" office:value="33">
            <text:p>33</text:p>
          </table:table-cell>
          <table:table-cell table:style-name="ce59" office:value-type="percentage" office:value="0.251908396946565">
            <text:p>25,19%</text:p>
          </table:table-cell>
          <table:table-cell table:style-name="ce63" office:value-type="percentage" office:value="0.268292682926829">
            <text:p>26,8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1">
            <text:p>11</text:p>
          </table:table-cell>
          <table:table-cell table:style-name="ce59" office:value-type="percentage" office:value="0.083969465648855">
            <text:p>8,40%</text:p>
          </table:table-cell>
          <table:table-cell table:style-name="ce63" office:value-type="percentage" office:value="0.0894308943089431">
            <text:p>8,94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29007633587786">
            <text:p>2,29%</text:p>
          </table:table-cell>
          <table:table-cell table:style-name="ce63" office:value-type="percentage" office:value="0.024390243902439">
            <text:p>2,44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458015267175573">
            <text:p>4,58%</text:p>
          </table:table-cell>
          <table:table-cell table:style-name="ce63" office:value-type="percentage" office:value="0.0487804878048781">
            <text:p>4,8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63358778625954">
            <text:p>0,76%</text:p>
          </table:table-cell>
          <table:table-cell table:style-name="ce63" office:value-type="percentage" office:value="0.00813008130081301">
            <text:p>0,81%</text:p>
          </table:table-cell>
          <table:table-cell table:style-name="ce58" office:value-type="float" office:value="31">
            <text:p>31</text:p>
          </table:table-cell>
          <table:table-cell table:style-name="ce59" office:value-type="percentage" office:value="0.236641221374046">
            <text:p>23,66%</text:p>
          </table:table-cell>
          <table:table-cell table:style-name="ce63" office:value-type="percentage" office:value="0.252032520325203">
            <text:p>25,2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63358778625954">
            <text:p>0,76%</text:p>
          </table:table-cell>
          <table:table-cell table:style-name="ce63" office:value-type="percentage" office:value="0.00813008130081301">
            <text:p>0,81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29007633587786">
            <text:p>2,29%</text:p>
          </table:table-cell>
          <table:table-cell table:style-name="ce63" office:value-type="percentage" office:value="0.024390243902439">
            <text:p>2,44%</text:p>
          </table:table-cell>
          <table:table-cell table:style-name="ce58" office:value-type="float" office:value="25">
            <text:p>25</text:p>
          </table:table-cell>
          <table:table-cell table:style-name="ce59" office:value-type="percentage" office:value="0.190839694656489">
            <text:p>19,08%</text:p>
          </table:table-cell>
          <table:table-cell table:style-name="ce63" office:value-type="percentage" office:value="0.203252032520325">
            <text:p>20,33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63358778625954">
            <text:p>0,76%</text:p>
          </table:table-cell>
          <table:table-cell table:style-name="ce63" office:value-type="percentage" office:value="0.00813008130081301">
            <text:p>0,81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381679389312977">
            <text:p>3,82%</text:p>
          </table:table-cell>
          <table:table-cell table:style-name="ce63" office:value-type="percentage" office:value="0.040650406504065">
            <text:p>4,07%</text:p>
          </table:table-cell>
          <table:table-cell table:style-name="ce25" office:value-type="float" office:value="123">
            <text:p>12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3">
            <text:p>033</text:p>
          </table:table-cell>
          <table:table-cell office:value-type="string">
            <text:p>BOUDY-DE-BEAUREGARD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96825396825397">
            <text:p>3,97%</text:p>
          </table:table-cell>
          <table:table-cell table:style-name="ce64" office:value-type="percentage" office:value="0.043859649122807">
            <text:p>4,39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238095238095238">
            <text:p>23,81%</text:p>
          </table:table-cell>
          <table:table-cell table:style-name="ce64" office:value-type="percentage" office:value="0.263157894736842">
            <text:p>26,32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96825396825397">
            <text:p>3,97%</text:p>
          </table:table-cell>
          <table:table-cell table:style-name="ce64" office:value-type="percentage" office:value="0.043859649122807">
            <text:p>4,3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634920634920635">
            <text:p>6,35%</text:p>
          </table:table-cell>
          <table:table-cell table:style-name="ce64" office:value-type="percentage" office:value="0.0701754385964912">
            <text:p>7,0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93650793650794">
            <text:p>0,79%</text:p>
          </table:table-cell>
          <table:table-cell table:style-name="ce64" office:value-type="percentage" office:value="0.0087719298245614">
            <text:p>0,8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17460317460317">
            <text:p>3,17%</text:p>
          </table:table-cell>
          <table:table-cell table:style-name="ce64" office:value-type="percentage" office:value="0.0350877192982456">
            <text:p>3,5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38095238095238">
            <text:p>2,38%</text:p>
          </table:table-cell>
          <table:table-cell table:style-name="ce64" office:value-type="percentage" office:value="0.0263157894736842">
            <text:p>2,63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198412698412698">
            <text:p>19,84%</text:p>
          </table:table-cell>
          <table:table-cell table:style-name="ce64" office:value-type="percentage" office:value="0.219298245614035">
            <text:p>21,9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58730158730159">
            <text:p>1,59%</text:p>
          </table:table-cell>
          <table:table-cell table:style-name="ce64" office:value-type="percentage" office:value="0.0175438596491228">
            <text:p>1,7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17460317460317">
            <text:p>3,17%</text:p>
          </table:table-cell>
          <table:table-cell table:style-name="ce64" office:value-type="percentage" office:value="0.0350877192982456">
            <text:p>3,51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19047619047619">
            <text:p>19,05%</text:p>
          </table:table-cell>
          <table:table-cell table:style-name="ce64" office:value-type="percentage" office:value="0.210526315789474">
            <text:p>21,0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38095238095238">
            <text:p>2,38%</text:p>
          </table:table-cell>
          <table:table-cell table:style-name="ce64" office:value-type="percentage" office:value="0.0263157894736842">
            <text:p>2,63%</text:p>
          </table:table-cell>
          <table:table-cell table:style-name="ce24" office:value-type="float" office:value="114">
            <text:p>11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48">
            <text:p>048</text:p>
          </table:table-cell>
          <table:table-cell office:value-type="string">
            <text:p>CANCO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86">
            <text:p>886</text:p>
          </table:table-cell>
          <table:table-cell office:value-type="float" office:value="886">
            <text:p>886</text:p>
          </table:table-cell>
          <table:table-cell office:value-type="float" office:value="461">
            <text:p>461</text:p>
          </table:table-cell>
          <table:table-cell office:value-type="float" office:value="17">
            <text:p>17</text:p>
          </table:table-cell>
          <table:table-cell office:value-type="float" office:value="444">
            <text:p>444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95227765726681">
            <text:p>1,95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128">
            <text:p>128</text:p>
          </table:table-cell>
          <table:table-cell table:style-name="ce60" office:value-type="percentage" office:value="0.27765726681128">
            <text:p>27,77%</text:p>
          </table:table-cell>
          <table:table-cell table:style-name="ce64" office:value-type="percentage" office:value="0.288288288288288">
            <text:p>28,8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51843817787419">
            <text:p>1,52%</text:p>
          </table:table-cell>
          <table:table-cell table:style-name="ce64" office:value-type="percentage" office:value="0.0157657657657658">
            <text:p>1,58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0390455531453362">
            <text:p>3,90%</text:p>
          </table:table-cell>
          <table:table-cell table:style-name="ce64" office:value-type="percentage" office:value="0.0405405405405405">
            <text:p>4,0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16919739696312">
            <text:p>0,22%</text:p>
          </table:table-cell>
          <table:table-cell table:style-name="ce64" office:value-type="percentage" office:value="0.00225225225225225">
            <text:p>0,2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30151843817787">
            <text:p>1,30%</text:p>
          </table:table-cell>
          <table:table-cell table:style-name="ce64" office:value-type="percentage" office:value="0.0135135135135135">
            <text:p>1,3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50759219088937">
            <text:p>0,65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95227765726681">
            <text:p>1,95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110">
            <text:p>110</text:p>
          </table:table-cell>
          <table:table-cell table:style-name="ce60" office:value-type="percentage" office:value="0.238611713665944">
            <text:p>23,86%</text:p>
          </table:table-cell>
          <table:table-cell table:style-name="ce64" office:value-type="percentage" office:value="0.247747747747748">
            <text:p>24,7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30151843817787">
            <text:p>1,30%</text:p>
          </table:table-cell>
          <table:table-cell table:style-name="ce64" office:value-type="percentage" office:value="0.0135135135135135">
            <text:p>1,35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303687635574837">
            <text:p>3,04%</text:p>
          </table:table-cell>
          <table:table-cell table:style-name="ce64" office:value-type="percentage" office:value="0.0315315315315315">
            <text:p>3,15%</text:p>
          </table:table-cell>
          <table:table-cell table:style-name="ce45" office:value-type="float" office:value="123">
            <text:p>123</text:p>
          </table:table-cell>
          <table:table-cell table:style-name="ce60" office:value-type="percentage" office:value="0.266811279826464">
            <text:p>26,68%</text:p>
          </table:table-cell>
          <table:table-cell table:style-name="ce64" office:value-type="percentage" office:value="0.277027027027027">
            <text:p>27,7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95227765726681">
            <text:p>1,95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16919739696312">
            <text:p>0,22%</text:p>
          </table:table-cell>
          <table:table-cell table:style-name="ce64" office:value-type="percentage" office:value="0.00225225225225225">
            <text:p>0,23%</text:p>
          </table:table-cell>
          <table:table-cell table:style-name="ce24" office:value-type="float" office:value="444">
            <text:p>44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49">
            <text:p>049</text:p>
          </table:table-cell>
          <table:table-cell office:value-type="string">
            <text:p>CASSENEUI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706">
            <text:p>706</text:p>
          </table:table-cell>
          <table:table-cell office:value-type="float" office:value="702">
            <text:p>702</text:p>
          </table:table-cell>
          <table:table-cell office:value-type="float" office:value="315">
            <text:p>315</text:p>
          </table:table-cell>
          <table:table-cell office:value-type="float" office:value="11">
            <text:p>11</text:p>
          </table:table-cell>
          <table:table-cell office:value-type="float" office:value="304">
            <text:p>304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444444444444444">
            <text:p>4,44%</text:p>
          </table:table-cell>
          <table:table-cell table:style-name="ce64" office:value-type="percentage" office:value="0.0460526315789474">
            <text:p>4,61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301587301587302">
            <text:p>30,16%</text:p>
          </table:table-cell>
          <table:table-cell table:style-name="ce64" office:value-type="percentage" office:value="0.3125">
            <text:p>31,25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90476190476191">
            <text:p>1,90%</text:p>
          </table:table-cell>
          <table:table-cell table:style-name="ce64" office:value-type="percentage" office:value="0.0197368421052632">
            <text:p>1,97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49206349206349">
            <text:p>3,49%</text:p>
          </table:table-cell>
          <table:table-cell table:style-name="ce64" office:value-type="percentage" office:value="0.0361842105263158">
            <text:p>3,6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17460317460317">
            <text:p>0,32%</text:p>
          </table:table-cell>
          <table:table-cell table:style-name="ce64" office:value-type="percentage" office:value="0.00328947368421053">
            <text:p>0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58730158730159">
            <text:p>1,59%</text:p>
          </table:table-cell>
          <table:table-cell table:style-name="ce64" office:value-type="percentage" office:value="0.0164473684210526">
            <text:p>1,6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90476190476191">
            <text:p>1,90%</text:p>
          </table:table-cell>
          <table:table-cell table:style-name="ce64" office:value-type="percentage" office:value="0.0197368421052632">
            <text:p>1,97%</text:p>
          </table:table-cell>
          <table:table-cell table:style-name="ce45" office:value-type="float" office:value="61">
            <text:p>61</text:p>
          </table:table-cell>
          <table:table-cell table:style-name="ce60" office:value-type="percentage" office:value="0.193650793650794">
            <text:p>19,37%</text:p>
          </table:table-cell>
          <table:table-cell table:style-name="ce64" office:value-type="percentage" office:value="0.200657894736842">
            <text:p>20,0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34920634920635">
            <text:p>0,63%</text:p>
          </table:table-cell>
          <table:table-cell table:style-name="ce64" office:value-type="percentage" office:value="0.00657894736842105">
            <text:p>0,66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85714285714286">
            <text:p>2,86%</text:p>
          </table:table-cell>
          <table:table-cell table:style-name="ce64" office:value-type="percentage" office:value="0.0296052631578947">
            <text:p>2,96%</text:p>
          </table:table-cell>
          <table:table-cell table:style-name="ce45" office:value-type="float" office:value="91">
            <text:p>91</text:p>
          </table:table-cell>
          <table:table-cell table:style-name="ce60" office:value-type="percentage" office:value="0.288888888888889">
            <text:p>28,89%</text:p>
          </table:table-cell>
          <table:table-cell table:style-name="ce64" office:value-type="percentage" office:value="0.299342105263158">
            <text:p>29,9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0986842105263158">
            <text:p>0,9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304">
            <text:p>30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49">
            <text:p>049</text:p>
          </table:table-cell>
          <table:table-cell office:value-type="string">
            <text:p>CASSENEUIL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948">
            <text:p>948</text:p>
          </table:table-cell>
          <table:table-cell office:value-type="float" office:value="944">
            <text:p>944</text:p>
          </table:table-cell>
          <table:table-cell office:value-type="float" office:value="424">
            <text:p>424</text:p>
          </table:table-cell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330188679245283">
            <text:p>3,30%</text:p>
          </table:table-cell>
          <table:table-cell table:style-name="ce64" office:value-type="percentage" office:value="0.0351758793969849">
            <text:p>3,52%</text:p>
          </table:table-cell>
          <table:table-cell table:style-name="ce45" office:value-type="float" office:value="102">
            <text:p>102</text:p>
          </table:table-cell>
          <table:table-cell table:style-name="ce60" office:value-type="percentage" office:value="0.240566037735849">
            <text:p>24,06%</text:p>
          </table:table-cell>
          <table:table-cell table:style-name="ce64" office:value-type="percentage" office:value="0.256281407035176">
            <text:p>25,6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41509433962264">
            <text:p>1,42%</text:p>
          </table:table-cell>
          <table:table-cell table:style-name="ce64" office:value-type="percentage" office:value="0.0150753768844221">
            <text:p>1,51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0542452830188679">
            <text:p>5,42%</text:p>
          </table:table-cell>
          <table:table-cell table:style-name="ce64" office:value-type="percentage" office:value="0.0577889447236181">
            <text:p>5,7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51256281407035">
            <text:p>0,2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51256281407035">
            <text:p>0,25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201005025125628">
            <text:p>2,0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51256281407035">
            <text:p>0,25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59433962264151">
            <text:p>2,59%</text:p>
          </table:table-cell>
          <table:table-cell table:style-name="ce64" office:value-type="percentage" office:value="0.0276381909547739">
            <text:p>2,76%</text:p>
          </table:table-cell>
          <table:table-cell table:style-name="ce45" office:value-type="float" office:value="107">
            <text:p>107</text:p>
          </table:table-cell>
          <table:table-cell table:style-name="ce60" office:value-type="percentage" office:value="0.252358490566038">
            <text:p>25,24%</text:p>
          </table:table-cell>
          <table:table-cell table:style-name="ce64" office:value-type="percentage" office:value="0.268844221105528">
            <text:p>26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51256281407035">
            <text:p>0,25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65094339622642">
            <text:p>1,65%</text:p>
          </table:table-cell>
          <table:table-cell table:style-name="ce64" office:value-type="percentage" office:value="0.0175879396984925">
            <text:p>1,76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283018867924528">
            <text:p>2,83%</text:p>
          </table:table-cell>
          <table:table-cell table:style-name="ce64" office:value-type="percentage" office:value="0.0301507537688442">
            <text:p>3,02%</text:p>
          </table:table-cell>
          <table:table-cell table:style-name="ce45" office:value-type="float" office:value="94">
            <text:p>94</text:p>
          </table:table-cell>
          <table:table-cell table:style-name="ce60" office:value-type="percentage" office:value="0.221698113207547">
            <text:p>22,17%</text:p>
          </table:table-cell>
          <table:table-cell table:style-name="ce64" office:value-type="percentage" office:value="0.236180904522613">
            <text:p>23,62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12264150943396">
            <text:p>2,12%</text:p>
          </table:table-cell>
          <table:table-cell table:style-name="ce64" office:value-type="percentage" office:value="0.0226130653266332">
            <text:p>2,2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51256281407035">
            <text:p>0,25%</text:p>
          </table:table-cell>
          <table:table-cell table:style-name="ce24" office:value-type="float" office:value="398">
            <text:p>39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55">
            <text:p>055</text:p>
          </table:table-cell>
          <table:table-cell office:value-type="string">
            <text:p>CASTELNAUD-DE-GRATECAMB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24719101123595">
            <text:p>2,25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68">
            <text:p>68</text:p>
          </table:table-cell>
          <table:table-cell table:style-name="ce60" office:value-type="percentage" office:value="0.382022471910112">
            <text:p>38,20%</text:p>
          </table:table-cell>
          <table:table-cell table:style-name="ce64" office:value-type="percentage" office:value="0.414634146341463">
            <text:p>41,4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93258426966292">
            <text:p>3,93%</text:p>
          </table:table-cell>
          <table:table-cell table:style-name="ce64" office:value-type="percentage" office:value="0.0426829268292683">
            <text:p>4,2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12359550561798">
            <text:p>1,12%</text:p>
          </table:table-cell>
          <table:table-cell table:style-name="ce64" office:value-type="percentage" office:value="0.0121951219512195">
            <text:p>1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68539325842697">
            <text:p>1,69%</text:p>
          </table:table-cell>
          <table:table-cell table:style-name="ce64" office:value-type="percentage" office:value="0.0182926829268293">
            <text:p>1,8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1">
            <text:p>41</text:p>
          </table:table-cell>
          <table:table-cell table:style-name="ce60" office:value-type="percentage" office:value="0.230337078651685">
            <text:p>23,03%</text:p>
          </table:table-cell>
          <table:table-cell table:style-name="ce64" office:value-type="percentage" office:value="0.25">
            <text:p>25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61797752808989">
            <text:p>0,56%</text:p>
          </table:table-cell>
          <table:table-cell table:style-name="ce64" office:value-type="percentage" office:value="0.00609756097560976">
            <text:p>0,6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68539325842697">
            <text:p>1,69%</text:p>
          </table:table-cell>
          <table:table-cell table:style-name="ce64" office:value-type="percentage" office:value="0.0182926829268293">
            <text:p>1,83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191011235955056">
            <text:p>19,10%</text:p>
          </table:table-cell>
          <table:table-cell table:style-name="ce64" office:value-type="percentage" office:value="0.207317073170732">
            <text:p>20,7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61797752808989">
            <text:p>0,56%</text:p>
          </table:table-cell>
          <table:table-cell table:style-name="ce64" office:value-type="percentage" office:value="0.00609756097560976">
            <text:p>0,6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64">
            <text:p>16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0">
            <text:p>170</text:p>
          </table:table-cell>
          <table:table-cell office:value-type="string">
            <text:p>MONBAHU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503">
            <text:p>503</text:p>
          </table:table-cell>
          <table:table-cell office:value-type="float" office:value="500">
            <text:p>500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169">
            <text:p>169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0">
            <text:p>50</text:p>
          </table:table-cell>
          <table:table-cell table:style-name="ce60" office:value-type="percentage" office:value="0.268817204301075">
            <text:p>26,88%</text:p>
          </table:table-cell>
          <table:table-cell table:style-name="ce64" office:value-type="percentage" office:value="0.29585798816568">
            <text:p>29,59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77514792899408">
            <text:p>1,78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806451612903226">
            <text:p>8,06%</text:p>
          </table:table-cell>
          <table:table-cell table:style-name="ce64" office:value-type="percentage" office:value="0.0887573964497041">
            <text:p>8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37634408602151">
            <text:p>0,54%</text:p>
          </table:table-cell>
          <table:table-cell table:style-name="ce64" office:value-type="percentage" office:value="0.00591715976331361">
            <text:p>0,5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68817204301075">
            <text:p>2,69%</text:p>
          </table:table-cell>
          <table:table-cell table:style-name="ce64" office:value-type="percentage" office:value="0.029585798816568">
            <text:p>2,9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752688172043">
            <text:p>1,08%</text:p>
          </table:table-cell>
          <table:table-cell table:style-name="ce64" office:value-type="percentage" office:value="0.0118343195266272">
            <text:p>1,18%</text:p>
          </table:table-cell>
          <table:table-cell table:style-name="ce45" office:value-type="float" office:value="50">
            <text:p>50</text:p>
          </table:table-cell>
          <table:table-cell table:style-name="ce60" office:value-type="percentage" office:value="0.268817204301075">
            <text:p>26,88%</text:p>
          </table:table-cell>
          <table:table-cell table:style-name="ce64" office:value-type="percentage" office:value="0.29585798816568">
            <text:p>29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37634408602151">
            <text:p>0,54%</text:p>
          </table:table-cell>
          <table:table-cell table:style-name="ce64" office:value-type="percentage" office:value="0.00591715976331361">
            <text:p>0,5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37634408602151">
            <text:p>0,54%</text:p>
          </table:table-cell>
          <table:table-cell table:style-name="ce64" office:value-type="percentage" office:value="0.00591715976331361">
            <text:p>0,59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532544378698225">
            <text:p>5,33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161290322580645">
            <text:p>16,13%</text:p>
          </table:table-cell>
          <table:table-cell table:style-name="ce64" office:value-type="percentage" office:value="0.177514792899408">
            <text:p>17,7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37634408602151">
            <text:p>0,54%</text:p>
          </table:table-cell>
          <table:table-cell table:style-name="ce64" office:value-type="percentage" office:value="0.00591715976331361">
            <text:p>0,5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37634408602151">
            <text:p>0,54%</text:p>
          </table:table-cell>
          <table:table-cell table:style-name="ce64" office:value-type="percentage" office:value="0.00591715976331361">
            <text:p>0,59%</text:p>
          </table:table-cell>
          <table:table-cell table:style-name="ce24" office:value-type="float" office:value="169">
            <text:p>16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92">
            <text:p>192</text:p>
          </table:table-cell>
          <table:table-cell office:value-type="string">
            <text:p>MONVIE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25">
            <text:p>25,00%</text:p>
          </table:table-cell>
          <table:table-cell table:style-name="ce64" office:value-type="percentage" office:value="0.256410256410256">
            <text:p>25,6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56410256410256">
            <text:p>2,5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12820512820513">
            <text:p>5,1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12820512820513">
            <text:p>5,1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475">
            <text:p>47,50%</text:p>
          </table:table-cell>
          <table:table-cell table:style-name="ce64" office:value-type="percentage" office:value="0.487179487179487">
            <text:p>48,7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56410256410256">
            <text:p>2,56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1">
            <text:p>10,00%</text:p>
          </table:table-cell>
          <table:table-cell table:style-name="ce64" office:value-type="percentage" office:value="0.102564102564103">
            <text:p>10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39">
            <text:p>3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93">
            <text:p>193</text:p>
          </table:table-cell>
          <table:table-cell office:value-type="string">
            <text:p>MOULINE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8961038961039">
            <text:p>3,90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298701298701299">
            <text:p>29,87%</text:p>
          </table:table-cell>
          <table:table-cell table:style-name="ce64" office:value-type="percentage" office:value="0.328571428571429">
            <text:p>32,8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85714285714286">
            <text:p>2,8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8961038961039">
            <text:p>3,90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8961038961039">
            <text:p>3,90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33766233766234">
            <text:p>23,38%</text:p>
          </table:table-cell>
          <table:table-cell table:style-name="ce64" office:value-type="percentage" office:value="0.257142857142857">
            <text:p>25,7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85714285714286">
            <text:p>2,86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168831168831169">
            <text:p>16,88%</text:p>
          </table:table-cell>
          <table:table-cell table:style-name="ce64" office:value-type="percentage" office:value="0.185714285714286">
            <text:p>18,5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2987012987013">
            <text:p>1,30%</text:p>
          </table:table-cell>
          <table:table-cell table:style-name="ce64" office:value-type="percentage" office:value="0.0142857142857143">
            <text:p>1,4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85714285714286">
            <text:p>2,86%</text:p>
          </table:table-cell>
          <table:table-cell table:style-name="ce24" office:value-type="float" office:value="70">
            <text:p>7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98">
            <text:p>198</text:p>
          </table:table-cell>
          <table:table-cell office:value-type="string">
            <text:p>PAILLOL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925925925925926">
            <text:p>0,93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24390243902439">
            <text:p>24,39%</text:p>
          </table:table-cell>
          <table:table-cell table:style-name="ce64" office:value-type="percentage" office:value="0.277777777777778">
            <text:p>27,7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925925925925926">
            <text:p>0,93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650406504065041">
            <text:p>6,50%</text:p>
          </table:table-cell>
          <table:table-cell table:style-name="ce64" office:value-type="percentage" office:value="0.0740740740740741">
            <text:p>7,4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260162601626">
            <text:p>1,63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87804878048781">
            <text:p>4,88%</text:p>
          </table:table-cell>
          <table:table-cell table:style-name="ce64" office:value-type="percentage" office:value="0.0555555555555556">
            <text:p>5,56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121951219512195">
            <text:p>12,20%</text:p>
          </table:table-cell>
          <table:table-cell table:style-name="ce64" office:value-type="percentage" office:value="0.138888888888889">
            <text:p>13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925925925925926">
            <text:p>0,9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260162601626">
            <text:p>1,63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300813008130081">
            <text:p>30,08%</text:p>
          </table:table-cell>
          <table:table-cell table:style-name="ce64" office:value-type="percentage" office:value="0.342592592592593">
            <text:p>34,2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4390243902439">
            <text:p>2,44%</text:p>
          </table:table-cell>
          <table:table-cell table:style-name="ce64" office:value-type="percentage" office:value="0.0277777777777778">
            <text:p>2,7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260162601626">
            <text:p>1,63%</text:p>
          </table:table-cell>
          <table:table-cell table:style-name="ce64" office:value-type="percentage" office:value="0.0185185185185185">
            <text:p>1,85%</text:p>
          </table:table-cell>
          <table:table-cell table:style-name="ce24" office:value-type="float" office:value="108">
            <text:p>108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59">
            <text:p>259</text:p>
          </table:table-cell>
          <table:table-cell table:style-name="ce26" office:value-type="string">
            <text:p>SAINT-MAURICE-DE-LESTAPEL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98">
            <text:p>98</text:p>
          </table:table-cell>
          <table:table-cell table:style-name="ce48" office:value-type="float" office:value="99">
            <text:p>99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7">
            <text:p>57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7">
            <text:p>17</text:p>
          </table:table-cell>
          <table:table-cell table:style-name="ce61" office:value-type="percentage" office:value="0.298245614035088">
            <text:p>29,82%</text:p>
          </table:table-cell>
          <table:table-cell table:style-name="ce65" office:value-type="percentage" office:value="0.298245614035088">
            <text:p>29,82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350877192982456">
            <text:p>3,51%</text:p>
          </table:table-cell>
          <table:table-cell table:style-name="ce65" office:value-type="percentage" office:value="0.0350877192982456">
            <text:p>3,51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350877192982456">
            <text:p>3,51%</text:p>
          </table:table-cell>
          <table:table-cell table:style-name="ce65" office:value-type="percentage" office:value="0.0350877192982456">
            <text:p>3,51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526315789473684">
            <text:p>5,26%</text:p>
          </table:table-cell>
          <table:table-cell table:style-name="ce65" office:value-type="percentage" office:value="0.0526315789473684">
            <text:p>5,26%</text:p>
          </table:table-cell>
          <table:table-cell table:style-name="ce46" office:value-type="float" office:value="20">
            <text:p>20</text:p>
          </table:table-cell>
          <table:table-cell table:style-name="ce61" office:value-type="percentage" office:value="0.350877192982456">
            <text:p>35,09%</text:p>
          </table:table-cell>
          <table:table-cell table:style-name="ce65" office:value-type="percentage" office:value="0.350877192982456">
            <text:p>35,0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75438596491228">
            <text:p>1,75%</text:p>
          </table:table-cell>
          <table:table-cell table:style-name="ce65" office:value-type="percentage" office:value="0.0175438596491228">
            <text:p>1,75%</text:p>
          </table:table-cell>
          <table:table-cell table:style-name="ce46" office:value-type="float" office:value="11">
            <text:p>11</text:p>
          </table:table-cell>
          <table:table-cell table:style-name="ce61" office:value-type="percentage" office:value="0.192982456140351">
            <text:p>19,30%</text:p>
          </table:table-cell>
          <table:table-cell table:style-name="ce65" office:value-type="percentage" office:value="0.192982456140351">
            <text:p>19,3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75438596491228">
            <text:p>1,75%</text:p>
          </table:table-cell>
          <table:table-cell table:style-name="ce65" office:value-type="percentage" office:value="0.0175438596491228">
            <text:p>1,75%</text:p>
          </table:table-cell>
          <table:table-cell table:style-name="ce26" office:value-type="float" office:value="57">
            <text:p>57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0">
            <text:p>09</text:p>
            <text:p/>
            <text:p>CASTILLONNES</text:p>
          </table:table-cell>
          <table:table-cell table:style-name="ce16" office:value-type="float" office:value="44">
            <text:p>044</text:p>
          </table:table-cell>
          <table:table-cell table:style-name="ce25" office:value-type="string">
            <text:p>CAHUZAC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233">
            <text:p>233</text:p>
          </table:table-cell>
          <table:table-cell table:style-name="ce47" office:value-type="float" office:value="224">
            <text:p>224</text:p>
          </table:table-cell>
          <table:table-cell table:style-name="ce47" office:value-type="float" office:value="130">
            <text:p>13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20">
            <text:p>120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36">
            <text:p>36</text:p>
          </table:table-cell>
          <table:table-cell table:style-name="ce59" office:value-type="percentage" office:value="0.276923076923077">
            <text:p>27,69%</text:p>
          </table:table-cell>
          <table:table-cell table:style-name="ce63" office:value-type="percentage" office:value="0.3">
            <text:p>30,00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307692307692308">
            <text:p>3,08%</text:p>
          </table:table-cell>
          <table:table-cell table:style-name="ce63" office:value-type="percentage" office:value="0.0333333333333333">
            <text:p>3,33%</text:p>
          </table:table-cell>
          <table:table-cell table:style-name="ce58" office:value-type="float" office:value="11">
            <text:p>11</text:p>
          </table:table-cell>
          <table:table-cell table:style-name="ce59" office:value-type="percentage" office:value="0.0846153846153846">
            <text:p>8,46%</text:p>
          </table:table-cell>
          <table:table-cell table:style-name="ce63" office:value-type="percentage" office:value="0.0916666666666667">
            <text:p>9,17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9">
            <text:p>9</text:p>
          </table:table-cell>
          <table:table-cell table:style-name="ce59" office:value-type="percentage" office:value="0.0692307692307692">
            <text:p>6,92%</text:p>
          </table:table-cell>
          <table:table-cell table:style-name="ce63" office:value-type="percentage" office:value="0.075">
            <text:p>7,5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53846153846154">
            <text:p>1,54%</text:p>
          </table:table-cell>
          <table:table-cell table:style-name="ce63" office:value-type="percentage" office:value="0.0166666666666667">
            <text:p>1,67%</text:p>
          </table:table-cell>
          <table:table-cell table:style-name="ce58" office:value-type="float" office:value="23">
            <text:p>23</text:p>
          </table:table-cell>
          <table:table-cell table:style-name="ce59" office:value-type="percentage" office:value="0.176923076923077">
            <text:p>17,69%</text:p>
          </table:table-cell>
          <table:table-cell table:style-name="ce63" office:value-type="percentage" office:value="0.191666666666667">
            <text:p>19,17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30769230769231">
            <text:p>2,31%</text:p>
          </table:table-cell>
          <table:table-cell table:style-name="ce63" office:value-type="percentage" office:value="0.025">
            <text:p>2,50%</text:p>
          </table:table-cell>
          <table:table-cell table:style-name="ce58" office:value-type="float" office:value="27">
            <text:p>27</text:p>
          </table:table-cell>
          <table:table-cell table:style-name="ce59" office:value-type="percentage" office:value="0.207692307692308">
            <text:p>20,77%</text:p>
          </table:table-cell>
          <table:table-cell table:style-name="ce63" office:value-type="percentage" office:value="0.225">
            <text:p>22,5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53846153846154">
            <text:p>1,54%</text:p>
          </table:table-cell>
          <table:table-cell table:style-name="ce63" office:value-type="percentage" office:value="0.0166666666666667">
            <text:p>1,67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30769230769231">
            <text:p>2,31%</text:p>
          </table:table-cell>
          <table:table-cell table:style-name="ce63" office:value-type="percentage" office:value="0.025">
            <text:p>2,50%</text:p>
          </table:table-cell>
          <table:table-cell table:style-name="ce25" office:value-type="float" office:value="120">
            <text:p>12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57">
            <text:p>057</text:p>
          </table:table-cell>
          <table:table-cell office:value-type="string">
            <text:p>CASTILLONNÈ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010">
            <text:p>1010</text:p>
          </table:table-cell>
          <table:table-cell office:value-type="float" office:value="973">
            <text:p>973</text:p>
          </table:table-cell>
          <table:table-cell office:value-type="float" office:value="450">
            <text:p>450</text:p>
          </table:table-cell>
          <table:table-cell office:value-type="float" office:value="17">
            <text:p>17</text:p>
          </table:table-cell>
          <table:table-cell office:value-type="float" office:value="433">
            <text:p>433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44444444444444">
            <text:p>2,44%</text:p>
          </table:table-cell>
          <table:table-cell table:style-name="ce64" office:value-type="percentage" office:value="0.0254041570438799">
            <text:p>2,54%</text:p>
          </table:table-cell>
          <table:table-cell table:style-name="ce45" office:value-type="float" office:value="103">
            <text:p>103</text:p>
          </table:table-cell>
          <table:table-cell table:style-name="ce60" office:value-type="percentage" office:value="0.228888888888889">
            <text:p>22,89%</text:p>
          </table:table-cell>
          <table:table-cell table:style-name="ce64" office:value-type="percentage" office:value="0.237875288683603">
            <text:p>23,79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">
            <text:p>2,00%</text:p>
          </table:table-cell>
          <table:table-cell table:style-name="ce64" office:value-type="percentage" office:value="0.0207852193995381">
            <text:p>2,08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355555555555556">
            <text:p>3,56%</text:p>
          </table:table-cell>
          <table:table-cell table:style-name="ce64" office:value-type="percentage" office:value="0.0369515011547344">
            <text:p>3,7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22222222222222">
            <text:p>0,22%</text:p>
          </table:table-cell>
          <table:table-cell table:style-name="ce64" office:value-type="percentage" office:value="0.0023094688221709">
            <text:p>0,2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44444444444444">
            <text:p>0,44%</text:p>
          </table:table-cell>
          <table:table-cell table:style-name="ce64" office:value-type="percentage" office:value="0.0046189376443418">
            <text:p>0,46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266666666666667">
            <text:p>2,67%</text:p>
          </table:table-cell>
          <table:table-cell table:style-name="ce64" office:value-type="percentage" office:value="0.0277136258660508">
            <text:p>2,7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22222222222222">
            <text:p>2,22%</text:p>
          </table:table-cell>
          <table:table-cell table:style-name="ce64" office:value-type="percentage" office:value="0.023094688221709">
            <text:p>2,31%</text:p>
          </table:table-cell>
          <table:table-cell table:style-name="ce45" office:value-type="float" office:value="155">
            <text:p>155</text:p>
          </table:table-cell>
          <table:table-cell table:style-name="ce60" office:value-type="percentage" office:value="0.344444444444444">
            <text:p>34,44%</text:p>
          </table:table-cell>
          <table:table-cell table:style-name="ce64" office:value-type="percentage" office:value="0.35796766743649">
            <text:p>35,8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22222222222222">
            <text:p>0,22%</text:p>
          </table:table-cell>
          <table:table-cell table:style-name="ce64" office:value-type="percentage" office:value="0.0023094688221709">
            <text:p>0,23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22222222222222">
            <text:p>2,22%</text:p>
          </table:table-cell>
          <table:table-cell table:style-name="ce64" office:value-type="percentage" office:value="0.023094688221709">
            <text:p>2,31%</text:p>
          </table:table-cell>
          <table:table-cell table:style-name="ce45" office:value-type="float" office:value="98">
            <text:p>98</text:p>
          </table:table-cell>
          <table:table-cell table:style-name="ce60" office:value-type="percentage" office:value="0.217777777777778">
            <text:p>21,78%</text:p>
          </table:table-cell>
          <table:table-cell table:style-name="ce64" office:value-type="percentage" office:value="0.226327944572748">
            <text:p>22,63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888888888888889">
            <text:p>0,89%</text:p>
          </table:table-cell>
          <table:table-cell table:style-name="ce64" office:value-type="percentage" office:value="0.0092378752886836">
            <text:p>0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22222222222222">
            <text:p>0,22%</text:p>
          </table:table-cell>
          <table:table-cell table:style-name="ce64" office:value-type="percentage" office:value="0.0023094688221709">
            <text:p>0,23%</text:p>
          </table:table-cell>
          <table:table-cell table:style-name="ce24" office:value-type="float" office:value="433">
            <text:p>43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63">
            <text:p>063</text:p>
          </table:table-cell>
          <table:table-cell office:value-type="string">
            <text:p>CAVAR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207547169811321">
            <text:p>20,75%</text:p>
          </table:table-cell>
          <table:table-cell table:style-name="ce64" office:value-type="percentage" office:value="0.224489795918367">
            <text:p>22,4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66037735849057">
            <text:p>5,66%</text:p>
          </table:table-cell>
          <table:table-cell table:style-name="ce64" office:value-type="percentage" office:value="0.0612244897959184">
            <text:p>6,1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283018867924528">
            <text:p>28,30%</text:p>
          </table:table-cell>
          <table:table-cell table:style-name="ce64" office:value-type="percentage" office:value="0.306122448979592">
            <text:p>30,6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226415094339623">
            <text:p>22,64%</text:p>
          </table:table-cell>
          <table:table-cell table:style-name="ce64" office:value-type="percentage" office:value="0.244897959183673">
            <text:p>24,4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9">
            <text:p>4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4">
            <text:p>084</text:p>
          </table:table-cell>
          <table:table-cell office:value-type="string">
            <text:p>DOUZAIN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103092783505155">
            <text:p>1,03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133333333333333">
            <text:p>13,33%</text:p>
          </table:table-cell>
          <table:table-cell table:style-name="ce64" office:value-type="percentage" office:value="0.144329896907216">
            <text:p>14,4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666666666666667">
            <text:p>6,67%</text:p>
          </table:table-cell>
          <table:table-cell table:style-name="ce64" office:value-type="percentage" office:value="0.0721649484536082">
            <text:p>7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666666666666667">
            <text:p>6,67%</text:p>
          </table:table-cell>
          <table:table-cell table:style-name="ce64" office:value-type="percentage" office:value="0.0721649484536082">
            <text:p>7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80952380952381">
            <text:p>3,81%</text:p>
          </table:table-cell>
          <table:table-cell table:style-name="ce64" office:value-type="percentage" office:value="0.0412371134020619">
            <text:p>4,12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333333333333333">
            <text:p>33,33%</text:p>
          </table:table-cell>
          <table:table-cell table:style-name="ce64" office:value-type="percentage" office:value="0.360824742268041">
            <text:p>36,0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0476190476191">
            <text:p>1,90%</text:p>
          </table:table-cell>
          <table:table-cell table:style-name="ce64" office:value-type="percentage" office:value="0.0206185567010309">
            <text:p>2,0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103092783505155">
            <text:p>1,03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80952380952381">
            <text:p>3,81%</text:p>
          </table:table-cell>
          <table:table-cell table:style-name="ce64" office:value-type="percentage" office:value="0.0412371134020619">
            <text:p>4,12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180952380952381">
            <text:p>18,10%</text:p>
          </table:table-cell>
          <table:table-cell table:style-name="ce64" office:value-type="percentage" office:value="0.195876288659794">
            <text:p>19,5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103092783505155">
            <text:p>1,0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0476190476191">
            <text:p>1,90%</text:p>
          </table:table-cell>
          <table:table-cell table:style-name="ce64" office:value-type="percentage" office:value="0.0206185567010309">
            <text:p>2,06%</text:p>
          </table:table-cell>
          <table:table-cell table:style-name="ce24" office:value-type="float" office:value="97">
            <text:p>9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96">
            <text:p>096</text:p>
          </table:table-cell>
          <table:table-cell office:value-type="string">
            <text:p>FERRENS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4927536231884">
            <text:p>1,45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15942028985507">
            <text:p>11,59%</text:p>
          </table:table-cell>
          <table:table-cell table:style-name="ce64" office:value-type="percentage" office:value="0.123076923076923">
            <text:p>12,3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34782608695652">
            <text:p>4,35%</text:p>
          </table:table-cell>
          <table:table-cell table:style-name="ce64" office:value-type="percentage" office:value="0.0461538461538462">
            <text:p>4,6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4927536231884">
            <text:p>1,45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4927536231884">
            <text:p>1,45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318840579710145">
            <text:p>31,88%</text:p>
          </table:table-cell>
          <table:table-cell table:style-name="ce64" office:value-type="percentage" office:value="0.338461538461538">
            <text:p>33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4927536231884">
            <text:p>1,45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4927536231884">
            <text:p>1,45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130434782608696">
            <text:p>13,04%</text:p>
          </table:table-cell>
          <table:table-cell table:style-name="ce64" office:value-type="percentage" office:value="0.138461538461538">
            <text:p>13,85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60869565217391">
            <text:p>26,09%</text:p>
          </table:table-cell>
          <table:table-cell table:style-name="ce64" office:value-type="percentage" office:value="0.276923076923077">
            <text:p>27,6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65">
            <text:p>6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32">
            <text:p>132</text:p>
          </table:table-cell>
          <table:table-cell office:value-type="string">
            <text:p>LALANDUSS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66666666666667">
            <text:p>1,67%</text:p>
          </table:table-cell>
          <table:table-cell table:style-name="ce64" office:value-type="percentage" office:value="0.0178571428571429">
            <text:p>1,79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233333333333333">
            <text:p>23,33%</text:p>
          </table:table-cell>
          <table:table-cell table:style-name="ce64" office:value-type="percentage" office:value="0.25">
            <text:p>25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35714285714286">
            <text:p>5,3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33333333333333">
            <text:p>3,33%</text:p>
          </table:table-cell>
          <table:table-cell table:style-name="ce64" office:value-type="percentage" office:value="0.0357142857142857">
            <text:p>3,5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33333333333333">
            <text:p>3,33%</text:p>
          </table:table-cell>
          <table:table-cell table:style-name="ce64" office:value-type="percentage" office:value="0.0357142857142857">
            <text:p>3,5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35714285714286">
            <text:p>5,36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216666666666667">
            <text:p>21,67%</text:p>
          </table:table-cell>
          <table:table-cell table:style-name="ce64" office:value-type="percentage" office:value="0.232142857142857">
            <text:p>23,2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35714285714286">
            <text:p>5,36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2">
            <text:p>20,00%</text:p>
          </table:table-cell>
          <table:table-cell table:style-name="ce64" office:value-type="percentage" office:value="0.214285714285714">
            <text:p>21,4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33333333333333">
            <text:p>3,33%</text:p>
          </table:table-cell>
          <table:table-cell table:style-name="ce64" office:value-type="percentage" office:value="0.0357142857142857">
            <text:p>3,5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66666666666667">
            <text:p>1,67%</text:p>
          </table:table-cell>
          <table:table-cell table:style-name="ce64" office:value-type="percentage" office:value="0.0178571428571429">
            <text:p>1,79%</text:p>
          </table:table-cell>
          <table:table-cell table:style-name="ce24" office:value-type="float" office:value="56">
            <text:p>5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52">
            <text:p>152</text:p>
          </table:table-cell>
          <table:table-cell office:value-type="string">
            <text:p>LOUGRATT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14">
            <text:p>314</text:p>
          </table:table-cell>
          <table:table-cell office:value-type="float" office:value="306">
            <text:p>30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875">
            <text:p>1,88%</text:p>
          </table:table-cell>
          <table:table-cell table:style-name="ce64" office:value-type="percentage" office:value="0.02">
            <text:p>2,00%</text:p>
          </table:table-cell>
          <table:table-cell table:style-name="ce45" office:value-type="float" office:value="51">
            <text:p>51</text:p>
          </table:table-cell>
          <table:table-cell table:style-name="ce60" office:value-type="percentage" office:value="0.31875">
            <text:p>31,88%</text:p>
          </table:table-cell>
          <table:table-cell table:style-name="ce64" office:value-type="percentage" office:value="0.34">
            <text:p>34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25">
            <text:p>0,63%</text:p>
          </table:table-cell>
          <table:table-cell table:style-name="ce64" office:value-type="percentage" office:value="0.00666666666666667">
            <text:p>0,67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75">
            <text:p>7,50%</text:p>
          </table:table-cell>
          <table:table-cell table:style-name="ce64" office:value-type="percentage" office:value="0.08">
            <text:p>8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66666666666667">
            <text:p>2,67%</text:p>
          </table:table-cell>
          <table:table-cell table:style-name="ce45" office:value-type="float" office:value="55">
            <text:p>55</text:p>
          </table:table-cell>
          <table:table-cell table:style-name="ce60" office:value-type="percentage" office:value="0.34375">
            <text:p>34,38%</text:p>
          </table:table-cell>
          <table:table-cell table:style-name="ce64" office:value-type="percentage" office:value="0.366666666666667">
            <text:p>36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75">
            <text:p>3,75%</text:p>
          </table:table-cell>
          <table:table-cell table:style-name="ce64" office:value-type="percentage" office:value="0.04">
            <text:p>4,00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1">
            <text:p>10,00%</text:p>
          </table:table-cell>
          <table:table-cell table:style-name="ce64" office:value-type="percentage" office:value="0.106666666666667">
            <text:p>10,6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25">
            <text:p>1,25%</text:p>
          </table:table-cell>
          <table:table-cell table:style-name="ce64" office:value-type="percentage" office:value="0.0133333333333333">
            <text:p>1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50">
            <text:p>15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3">
            <text:p>183</text:p>
          </table:table-cell>
          <table:table-cell office:value-type="string">
            <text:p>MONTAURIO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14942528735632">
            <text:p>1,15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329545454545454">
            <text:p>32,95%</text:p>
          </table:table-cell>
          <table:table-cell table:style-name="ce64" office:value-type="percentage" office:value="0.333333333333333">
            <text:p>33,3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29885057471264">
            <text:p>2,3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14942528735632">
            <text:p>1,1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14942528735632">
            <text:p>1,1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795454545454545">
            <text:p>7,95%</text:p>
          </table:table-cell>
          <table:table-cell table:style-name="ce64" office:value-type="percentage" office:value="0.0804597701149425">
            <text:p>8,0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81818181818182">
            <text:p>6,82%</text:p>
          </table:table-cell>
          <table:table-cell table:style-name="ce64" office:value-type="percentage" office:value="0.0689655172413793">
            <text:p>6,90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181818181818182">
            <text:p>18,18%</text:p>
          </table:table-cell>
          <table:table-cell table:style-name="ce64" office:value-type="percentage" office:value="0.183908045977011">
            <text:p>18,3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29885057471264">
            <text:p>2,30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215909090909091">
            <text:p>21,59%</text:p>
          </table:table-cell>
          <table:table-cell table:style-name="ce64" office:value-type="percentage" office:value="0.218390804597701">
            <text:p>21,8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29885057471264">
            <text:p>2,3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14942528735632">
            <text:p>1,15%</text:p>
          </table:table-cell>
          <table:table-cell table:style-name="ce24" office:value-type="float" office:value="87">
            <text:p>8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72">
            <text:p>272</text:p>
          </table:table-cell>
          <table:table-cell office:value-type="string">
            <text:p>SAINT-QUENTIN-DU-DROP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3164556962025">
            <text:p>2,53%</text:p>
          </table:table-cell>
          <table:table-cell table:style-name="ce64" office:value-type="percentage" office:value="0.0273972602739726">
            <text:p>2,7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113924050632911">
            <text:p>11,39%</text:p>
          </table:table-cell>
          <table:table-cell table:style-name="ce64" office:value-type="percentage" office:value="0.123287671232877">
            <text:p>12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26582278481013">
            <text:p>1,27%</text:p>
          </table:table-cell>
          <table:table-cell table:style-name="ce64" office:value-type="percentage" office:value="0.0136986301369863">
            <text:p>1,3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506329113924051">
            <text:p>5,06%</text:p>
          </table:table-cell>
          <table:table-cell table:style-name="ce64" office:value-type="percentage" office:value="0.0547945205479452">
            <text:p>5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126582278481013">
            <text:p>12,66%</text:p>
          </table:table-cell>
          <table:table-cell table:style-name="ce64" office:value-type="percentage" office:value="0.136986301369863">
            <text:p>13,70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27848101265823">
            <text:p>22,78%</text:p>
          </table:table-cell>
          <table:table-cell table:style-name="ce64" office:value-type="percentage" office:value="0.246575342465753">
            <text:p>24,6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79746835443038">
            <text:p>3,80%</text:p>
          </table:table-cell>
          <table:table-cell table:style-name="ce64" office:value-type="percentage" office:value="0.0410958904109589">
            <text:p>4,11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329113924050633">
            <text:p>32,91%</text:p>
          </table:table-cell>
          <table:table-cell table:style-name="ce64" office:value-type="percentage" office:value="0.356164383561644">
            <text:p>35,6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73">
            <text:p>73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99">
            <text:p>299</text:p>
          </table:table-cell>
          <table:table-cell table:style-name="ce26" office:value-type="string">
            <text:p>SÉRIGNAC-PÉBOUDOU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117">
            <text:p>117</text:p>
          </table:table-cell>
          <table:table-cell table:style-name="ce48" office:value-type="float" office:value="118">
            <text:p>118</text:p>
          </table:table-cell>
          <table:table-cell table:style-name="ce48" office:value-type="float" office:value="65">
            <text:p>6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59">
            <text:p>59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7">
            <text:p>17</text:p>
          </table:table-cell>
          <table:table-cell table:style-name="ce61" office:value-type="percentage" office:value="0.261538461538462">
            <text:p>26,15%</text:p>
          </table:table-cell>
          <table:table-cell table:style-name="ce65" office:value-type="percentage" office:value="0.288135593220339">
            <text:p>28,81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69491525423729">
            <text:p>1,69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769230769230769">
            <text:p>7,69%</text:p>
          </table:table-cell>
          <table:table-cell table:style-name="ce65" office:value-type="percentage" office:value="0.0847457627118644">
            <text:p>8,47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69491525423729">
            <text:p>1,6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69491525423729">
            <text:p>1,6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461538461538462">
            <text:p>4,62%</text:p>
          </table:table-cell>
          <table:table-cell table:style-name="ce65" office:value-type="percentage" office:value="0.0508474576271187">
            <text:p>5,08%</text:p>
          </table:table-cell>
          <table:table-cell table:style-name="ce46" office:value-type="float" office:value="14">
            <text:p>14</text:p>
          </table:table-cell>
          <table:table-cell table:style-name="ce61" office:value-type="percentage" office:value="0.215384615384615">
            <text:p>21,54%</text:p>
          </table:table-cell>
          <table:table-cell table:style-name="ce65" office:value-type="percentage" office:value="0.23728813559322">
            <text:p>23,73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615384615384615">
            <text:p>6,15%</text:p>
          </table:table-cell>
          <table:table-cell table:style-name="ce65" office:value-type="percentage" office:value="0.0677966101694915">
            <text:p>6,78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138461538461538">
            <text:p>13,85%</text:p>
          </table:table-cell>
          <table:table-cell table:style-name="ce65" office:value-type="percentage" office:value="0.152542372881356">
            <text:p>15,25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615384615384615">
            <text:p>6,15%</text:p>
          </table:table-cell>
          <table:table-cell table:style-name="ce65" office:value-type="percentage" office:value="0.0677966101694915">
            <text:p>6,78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26" office:value-type="float" office:value="59">
            <text:p>59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6">
            <text:p>13</text:p>
            <text:p/>
            <text:p>FUMEL</text:p>
          </table:table-cell>
          <table:table-cell table:style-name="ce16" office:value-type="float" office:value="29">
            <text:p>029</text:p>
          </table:table-cell>
          <table:table-cell table:style-name="ce25" office:value-type="string">
            <text:p>BLANQUEFORT-SUR-BRIOLANCE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385">
            <text:p>385</text:p>
          </table:table-cell>
          <table:table-cell table:style-name="ce47" office:value-type="float" office:value="383">
            <text:p>383</text:p>
          </table:table-cell>
          <table:table-cell table:style-name="ce47" office:value-type="float" office:value="208">
            <text:p>20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201">
            <text:p>201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33">
            <text:p>33</text:p>
          </table:table-cell>
          <table:table-cell table:style-name="ce59" office:value-type="percentage" office:value="0.158653846153846">
            <text:p>15,87%</text:p>
          </table:table-cell>
          <table:table-cell table:style-name="ce63" office:value-type="percentage" office:value="0.164179104477612">
            <text:p>16,42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0961538461538462">
            <text:p>0,96%</text:p>
          </table:table-cell>
          <table:table-cell table:style-name="ce63" office:value-type="percentage" office:value="0.0099502487562189">
            <text:p>1,00%</text:p>
          </table:table-cell>
          <table:table-cell table:style-name="ce58" office:value-type="float" office:value="8">
            <text:p>8</text:p>
          </table:table-cell>
          <table:table-cell table:style-name="ce59" office:value-type="percentage" office:value="0.0384615384615385">
            <text:p>3,85%</text:p>
          </table:table-cell>
          <table:table-cell table:style-name="ce63" office:value-type="percentage" office:value="0.0398009950248756">
            <text:p>3,9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288461538461538">
            <text:p>2,88%</text:p>
          </table:table-cell>
          <table:table-cell table:style-name="ce63" office:value-type="percentage" office:value="0.0298507462686567">
            <text:p>2,99%</text:p>
          </table:table-cell>
          <table:table-cell table:style-name="ce58" office:value-type="float" office:value="87">
            <text:p>87</text:p>
          </table:table-cell>
          <table:table-cell table:style-name="ce59" office:value-type="percentage" office:value="0.418269230769231">
            <text:p>41,83%</text:p>
          </table:table-cell>
          <table:table-cell table:style-name="ce63" office:value-type="percentage" office:value="0.432835820895522">
            <text:p>43,2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80769230769231">
            <text:p>0,48%</text:p>
          </table:table-cell>
          <table:table-cell table:style-name="ce63" office:value-type="percentage" office:value="0.00497512437810945">
            <text:p>0,50%</text:p>
          </table:table-cell>
          <table:table-cell table:style-name="ce58" office:value-type="float" office:value="12">
            <text:p>12</text:p>
          </table:table-cell>
          <table:table-cell table:style-name="ce59" office:value-type="percentage" office:value="0.0576923076923077">
            <text:p>5,77%</text:p>
          </table:table-cell>
          <table:table-cell table:style-name="ce63" office:value-type="percentage" office:value="0.0597014925373134">
            <text:p>5,97%</text:p>
          </table:table-cell>
          <table:table-cell table:style-name="ce58" office:value-type="float" office:value="45">
            <text:p>45</text:p>
          </table:table-cell>
          <table:table-cell table:style-name="ce59" office:value-type="percentage" office:value="0.216346153846154">
            <text:p>21,63%</text:p>
          </table:table-cell>
          <table:table-cell table:style-name="ce63" office:value-type="percentage" office:value="0.223880597014925">
            <text:p>22,39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192307692307692">
            <text:p>1,92%</text:p>
          </table:table-cell>
          <table:table-cell table:style-name="ce63" office:value-type="percentage" office:value="0.0199004975124378">
            <text:p>1,99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144230769230769">
            <text:p>1,44%</text:p>
          </table:table-cell>
          <table:table-cell table:style-name="ce63" office:value-type="percentage" office:value="0.0149253731343284">
            <text:p>1,49%</text:p>
          </table:table-cell>
          <table:table-cell table:style-name="ce25" office:value-type="float" office:value="201">
            <text:p>20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70">
            <text:p>070</text:p>
          </table:table-cell>
          <table:table-cell office:value-type="string">
            <text:p>CONDEZAYGU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73">
            <text:p>673</text:p>
          </table:table-cell>
          <table:table-cell office:value-type="float" office:value="677">
            <text:p>677</text:p>
          </table:table-cell>
          <table:table-cell office:value-type="float" office:value="358">
            <text:p>358</text:p>
          </table:table-cell>
          <table:table-cell office:value-type="float" office:value="11">
            <text:p>11</text:p>
          </table:table-cell>
          <table:table-cell office:value-type="float" office:value="347">
            <text:p>347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8659217877095">
            <text:p>0,56%</text:p>
          </table:table-cell>
          <table:table-cell table:style-name="ce64" office:value-type="percentage" office:value="0.00576368876080692">
            <text:p>0,58%</text:p>
          </table:table-cell>
          <table:table-cell table:style-name="ce45" office:value-type="float" office:value="61">
            <text:p>61</text:p>
          </table:table-cell>
          <table:table-cell table:style-name="ce60" office:value-type="percentage" office:value="0.170391061452514">
            <text:p>17,04%</text:p>
          </table:table-cell>
          <table:table-cell table:style-name="ce64" office:value-type="percentage" office:value="0.175792507204611">
            <text:p>17,5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9329608938547">
            <text:p>0,28%</text:p>
          </table:table-cell>
          <table:table-cell table:style-name="ce64" office:value-type="percentage" office:value="0.00288184438040346">
            <text:p>0,2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23463687150838">
            <text:p>2,23%</text:p>
          </table:table-cell>
          <table:table-cell table:style-name="ce64" office:value-type="percentage" office:value="0.0230547550432277">
            <text:p>2,3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8659217877095">
            <text:p>0,56%</text:p>
          </table:table-cell>
          <table:table-cell table:style-name="ce64" office:value-type="percentage" office:value="0.00576368876080692">
            <text:p>0,5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8659217877095">
            <text:p>0,56%</text:p>
          </table:table-cell>
          <table:table-cell table:style-name="ce64" office:value-type="percentage" office:value="0.00576368876080692">
            <text:p>0,5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9329608938547">
            <text:p>0,28%</text:p>
          </table:table-cell>
          <table:table-cell table:style-name="ce64" office:value-type="percentage" office:value="0.00288184438040346">
            <text:p>0,29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95530726256983">
            <text:p>1,96%</text:p>
          </table:table-cell>
          <table:table-cell table:style-name="ce64" office:value-type="percentage" office:value="0.0201729106628242">
            <text:p>2,02%</text:p>
          </table:table-cell>
          <table:table-cell table:style-name="ce45" office:value-type="float" office:value="141">
            <text:p>141</text:p>
          </table:table-cell>
          <table:table-cell table:style-name="ce60" office:value-type="percentage" office:value="0.393854748603352">
            <text:p>39,39%</text:p>
          </table:table-cell>
          <table:table-cell table:style-name="ce64" office:value-type="percentage" office:value="0.406340057636888">
            <text:p>40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8659217877095">
            <text:p>0,56%</text:p>
          </table:table-cell>
          <table:table-cell table:style-name="ce64" office:value-type="percentage" office:value="0.00576368876080692">
            <text:p>0,5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9329608938547">
            <text:p>0,28%</text:p>
          </table:table-cell>
          <table:table-cell table:style-name="ce64" office:value-type="percentage" office:value="0.00288184438040346">
            <text:p>0,29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35195530726257">
            <text:p>3,35%</text:p>
          </table:table-cell>
          <table:table-cell table:style-name="ce64" office:value-type="percentage" office:value="0.0345821325648415">
            <text:p>3,46%</text:p>
          </table:table-cell>
          <table:table-cell table:style-name="ce45" office:value-type="float" office:value="99">
            <text:p>99</text:p>
          </table:table-cell>
          <table:table-cell table:style-name="ce60" office:value-type="percentage" office:value="0.276536312849162">
            <text:p>27,65%</text:p>
          </table:table-cell>
          <table:table-cell table:style-name="ce64" office:value-type="percentage" office:value="0.285302593659942">
            <text:p>28,5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8659217877095">
            <text:p>0,56%</text:p>
          </table:table-cell>
          <table:table-cell table:style-name="ce64" office:value-type="percentage" office:value="0.00576368876080692">
            <text:p>0,5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7597765363129">
            <text:p>1,68%</text:p>
          </table:table-cell>
          <table:table-cell table:style-name="ce64" office:value-type="percentage" office:value="0.0172910662824208">
            <text:p>1,73%</text:p>
          </table:table-cell>
          <table:table-cell table:style-name="ce24" office:value-type="float" office:value="347">
            <text:p>34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77">
            <text:p>077</text:p>
          </table:table-cell>
          <table:table-cell office:value-type="string">
            <text:p>CUZOR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742">
            <text:p>742</text:p>
          </table:table-cell>
          <table:table-cell office:value-type="float" office:value="733">
            <text:p>733</text:p>
          </table:table-cell>
          <table:table-cell office:value-type="float" office:value="388">
            <text:p>388</text:p>
          </table:table-cell>
          <table:table-cell office:value-type="float" office:value="11">
            <text:p>11</text:p>
          </table:table-cell>
          <table:table-cell office:value-type="float" office:value="377">
            <text:p>377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5463917525773">
            <text:p>0,52%</text:p>
          </table:table-cell>
          <table:table-cell table:style-name="ce64" office:value-type="percentage" office:value="0.00530503978779841">
            <text:p>0,53%</text:p>
          </table:table-cell>
          <table:table-cell table:style-name="ce45" office:value-type="float" office:value="63">
            <text:p>63</text:p>
          </table:table-cell>
          <table:table-cell table:style-name="ce60" office:value-type="percentage" office:value="0.162371134020619">
            <text:p>16,24%</text:p>
          </table:table-cell>
          <table:table-cell table:style-name="ce64" office:value-type="percentage" office:value="0.16710875331565">
            <text:p>16,7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83505154639175">
            <text:p>2,84%</text:p>
          </table:table-cell>
          <table:table-cell table:style-name="ce64" office:value-type="percentage" office:value="0.0291777188328912">
            <text:p>2,9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5463917525773">
            <text:p>0,52%</text:p>
          </table:table-cell>
          <table:table-cell table:style-name="ce64" office:value-type="percentage" office:value="0.00530503978779841">
            <text:p>0,5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7731958762887">
            <text:p>0,26%</text:p>
          </table:table-cell>
          <table:table-cell table:style-name="ce64" office:value-type="percentage" office:value="0.0026525198938992">
            <text:p>0,2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7731958762887">
            <text:p>0,26%</text:p>
          </table:table-cell>
          <table:table-cell table:style-name="ce64" office:value-type="percentage" office:value="0.0026525198938992">
            <text:p>0,2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5463917525773">
            <text:p>0,52%</text:p>
          </table:table-cell>
          <table:table-cell table:style-name="ce64" office:value-type="percentage" office:value="0.00530503978779841">
            <text:p>0,5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4639175257732">
            <text:p>1,55%</text:p>
          </table:table-cell>
          <table:table-cell table:style-name="ce64" office:value-type="percentage" office:value="0.0159151193633952">
            <text:p>1,59%</text:p>
          </table:table-cell>
          <table:table-cell table:style-name="ce45" office:value-type="float" office:value="189">
            <text:p>189</text:p>
          </table:table-cell>
          <table:table-cell table:style-name="ce60" office:value-type="percentage" office:value="0.487113402061856">
            <text:p>48,71%</text:p>
          </table:table-cell>
          <table:table-cell table:style-name="ce64" office:value-type="percentage" office:value="0.50132625994695">
            <text:p>50,1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7731958762887">
            <text:p>0,26%</text:p>
          </table:table-cell>
          <table:table-cell table:style-name="ce64" office:value-type="percentage" office:value="0.0026525198938992">
            <text:p>0,27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80412371134021">
            <text:p>1,80%</text:p>
          </table:table-cell>
          <table:table-cell table:style-name="ce64" office:value-type="percentage" office:value="0.0185676392572944">
            <text:p>1,86%</text:p>
          </table:table-cell>
          <table:table-cell table:style-name="ce45" office:value-type="float" office:value="83">
            <text:p>83</text:p>
          </table:table-cell>
          <table:table-cell table:style-name="ce60" office:value-type="percentage" office:value="0.213917525773196">
            <text:p>21,39%</text:p>
          </table:table-cell>
          <table:table-cell table:style-name="ce64" office:value-type="percentage" office:value="0.220159151193634">
            <text:p>22,0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5463917525773">
            <text:p>0,52%</text:p>
          </table:table-cell>
          <table:table-cell table:style-name="ce64" office:value-type="percentage" office:value="0.00530503978779841">
            <text:p>0,5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80412371134021">
            <text:p>1,80%</text:p>
          </table:table-cell>
          <table:table-cell table:style-name="ce64" office:value-type="percentage" office:value="0.0185676392572944">
            <text:p>1,86%</text:p>
          </table:table-cell>
          <table:table-cell table:style-name="ce24" office:value-type="float" office:value="377">
            <text:p>37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554">
            <text:p>554</text:p>
          </table:table-cell>
          <table:table-cell office:value-type="float" office:value="554">
            <text:p>554</text:p>
          </table:table-cell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27868852459016">
            <text:p>0,33%</text:p>
          </table:table-cell>
          <table:table-cell table:style-name="ce64" office:value-type="percentage" office:value="0.00335570469798658">
            <text:p>0,34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114754098360656">
            <text:p>11,48%</text:p>
          </table:table-cell>
          <table:table-cell table:style-name="ce64" office:value-type="percentage" office:value="0.11744966442953">
            <text:p>11,7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27868852459016">
            <text:p>0,33%</text:p>
          </table:table-cell>
          <table:table-cell table:style-name="ce64" office:value-type="percentage" office:value="0.00335570469798658">
            <text:p>0,3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95081967213115">
            <text:p>2,95%</text:p>
          </table:table-cell>
          <table:table-cell table:style-name="ce64" office:value-type="percentage" office:value="0.0302013422818792">
            <text:p>3,0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31147540983607">
            <text:p>1,31%</text:p>
          </table:table-cell>
          <table:table-cell table:style-name="ce64" office:value-type="percentage" office:value="0.0134228187919463">
            <text:p>1,3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55737704918033">
            <text:p>0,66%</text:p>
          </table:table-cell>
          <table:table-cell table:style-name="ce64" office:value-type="percentage" office:value="0.00671140939597315">
            <text:p>0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31147540983607">
            <text:p>1,31%</text:p>
          </table:table-cell>
          <table:table-cell table:style-name="ce64" office:value-type="percentage" office:value="0.0134228187919463">
            <text:p>1,34%</text:p>
          </table:table-cell>
          <table:table-cell table:style-name="ce45" office:value-type="float" office:value="184">
            <text:p>184</text:p>
          </table:table-cell>
          <table:table-cell table:style-name="ce60" office:value-type="percentage" office:value="0.60327868852459">
            <text:p>60,33%</text:p>
          </table:table-cell>
          <table:table-cell table:style-name="ce64" office:value-type="percentage" office:value="0.61744966442953">
            <text:p>61,7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27868852459016">
            <text:p>0,33%</text:p>
          </table:table-cell>
          <table:table-cell table:style-name="ce64" office:value-type="percentage" office:value="0.00335570469798658">
            <text:p>0,34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983606557377049">
            <text:p>0,98%</text:p>
          </table:table-cell>
          <table:table-cell table:style-name="ce64" office:value-type="percentage" office:value="0.0100671140939597">
            <text:p>1,01%</text:p>
          </table:table-cell>
          <table:table-cell table:style-name="ce45" office:value-type="float" office:value="50">
            <text:p>50</text:p>
          </table:table-cell>
          <table:table-cell table:style-name="ce60" office:value-type="percentage" office:value="0.163934426229508">
            <text:p>16,39%</text:p>
          </table:table-cell>
          <table:table-cell table:style-name="ce64" office:value-type="percentage" office:value="0.167785234899329">
            <text:p>16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31147540983607">
            <text:p>1,31%</text:p>
          </table:table-cell>
          <table:table-cell table:style-name="ce64" office:value-type="percentage" office:value="0.0134228187919463">
            <text:p>1,34%</text:p>
          </table:table-cell>
          <table:table-cell table:style-name="ce24" office:value-type="float" office:value="298">
            <text:p>29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927">
            <text:p>927</text:p>
          </table:table-cell>
          <table:table-cell office:value-type="float" office:value="936">
            <text:p>936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527">
            <text:p>527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10294117647059">
            <text:p>1,10%</text:p>
          </table:table-cell>
          <table:table-cell table:style-name="ce64" office:value-type="percentage" office:value="0.0113851992409867">
            <text:p>1,14%</text:p>
          </table:table-cell>
          <table:table-cell table:style-name="ce45" office:value-type="float" office:value="67">
            <text:p>67</text:p>
          </table:table-cell>
          <table:table-cell table:style-name="ce60" office:value-type="percentage" office:value="0.123161764705882">
            <text:p>12,32%</text:p>
          </table:table-cell>
          <table:table-cell table:style-name="ce64" office:value-type="percentage" office:value="0.127134724857685">
            <text:p>12,7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735294117647059">
            <text:p>0,74%</text:p>
          </table:table-cell>
          <table:table-cell table:style-name="ce64" office:value-type="percentage" office:value="0.00759013282732448">
            <text:p>0,76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294117647058823">
            <text:p>2,94%</text:p>
          </table:table-cell>
          <table:table-cell table:style-name="ce64" office:value-type="percentage" office:value="0.0303605313092979">
            <text:p>3,0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183823529411765">
            <text:p>0,18%</text:p>
          </table:table-cell>
          <table:table-cell table:style-name="ce64" office:value-type="percentage" office:value="0.00189753320683112">
            <text:p>0,1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183823529411765">
            <text:p>0,18%</text:p>
          </table:table-cell>
          <table:table-cell table:style-name="ce64" office:value-type="percentage" office:value="0.00189753320683112">
            <text:p>0,19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10294117647059">
            <text:p>1,10%</text:p>
          </table:table-cell>
          <table:table-cell table:style-name="ce64" office:value-type="percentage" office:value="0.0113851992409867">
            <text:p>1,14%</text:p>
          </table:table-cell>
          <table:table-cell table:style-name="ce45" office:value-type="float" office:value="276">
            <text:p>276</text:p>
          </table:table-cell>
          <table:table-cell table:style-name="ce60" office:value-type="percentage" office:value="0.507352941176471">
            <text:p>50,74%</text:p>
          </table:table-cell>
          <table:table-cell table:style-name="ce64" office:value-type="percentage" office:value="0.523719165085389">
            <text:p>52,3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367647058823529">
            <text:p>0,37%</text:p>
          </table:table-cell>
          <table:table-cell table:style-name="ce64" office:value-type="percentage" office:value="0.00379506641366224">
            <text:p>0,38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183823529411765">
            <text:p>1,84%</text:p>
          </table:table-cell>
          <table:table-cell table:style-name="ce64" office:value-type="percentage" office:value="0.0189753320683112">
            <text:p>1,90%</text:p>
          </table:table-cell>
          <table:table-cell table:style-name="ce45" office:value-type="float" office:value="125">
            <text:p>125</text:p>
          </table:table-cell>
          <table:table-cell table:style-name="ce60" office:value-type="percentage" office:value="0.229779411764706">
            <text:p>22,98%</text:p>
          </table:table-cell>
          <table:table-cell table:style-name="ce64" office:value-type="percentage" office:value="0.23719165085389">
            <text:p>23,7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367647058823529">
            <text:p>0,37%</text:p>
          </table:table-cell>
          <table:table-cell table:style-name="ce64" office:value-type="percentage" office:value="0.00379506641366224">
            <text:p>0,38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02205882352941">
            <text:p>2,02%</text:p>
          </table:table-cell>
          <table:table-cell table:style-name="ce64" office:value-type="percentage" office:value="0.0208728652751423">
            <text:p>2,09%</text:p>
          </table:table-cell>
          <table:table-cell table:style-name="ce24" office:value-type="float" office:value="527">
            <text:p>52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722">
            <text:p>722</text:p>
          </table:table-cell>
          <table:table-cell office:value-type="float" office:value="714">
            <text:p>714</text:p>
          </table:table-cell>
          <table:table-cell office:value-type="float" office:value="366">
            <text:p>366</text:p>
          </table:table-cell>
          <table:table-cell office:value-type="float" office:value="14">
            <text:p>14</text:p>
          </table:table-cell>
          <table:table-cell office:value-type="float" office:value="352">
            <text:p>352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9289617486339">
            <text:p>1,09%</text:p>
          </table:table-cell>
          <table:table-cell table:style-name="ce64" office:value-type="percentage" office:value="0.0113636363636364">
            <text:p>1,14%</text:p>
          </table:table-cell>
          <table:table-cell table:style-name="ce45" office:value-type="float" office:value="57">
            <text:p>57</text:p>
          </table:table-cell>
          <table:table-cell table:style-name="ce60" office:value-type="percentage" office:value="0.155737704918033">
            <text:p>15,57%</text:p>
          </table:table-cell>
          <table:table-cell table:style-name="ce64" office:value-type="percentage" office:value="0.161931818181818">
            <text:p>16,1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3224043715847">
            <text:p>0,27%</text:p>
          </table:table-cell>
          <table:table-cell table:style-name="ce64" office:value-type="percentage" office:value="0.00284090909090909">
            <text:p>0,28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00546448087432">
            <text:p>3,01%</text:p>
          </table:table-cell>
          <table:table-cell table:style-name="ce64" office:value-type="percentage" office:value="0.03125">
            <text:p>3,1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46448087431694">
            <text:p>0,55%</text:p>
          </table:table-cell>
          <table:table-cell table:style-name="ce64" office:value-type="percentage" office:value="0.00568181818181818">
            <text:p>0,5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3224043715847">
            <text:p>0,27%</text:p>
          </table:table-cell>
          <table:table-cell table:style-name="ce64" office:value-type="percentage" office:value="0.00284090909090909">
            <text:p>0,2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3224043715847">
            <text:p>0,27%</text:p>
          </table:table-cell>
          <table:table-cell table:style-name="ce64" office:value-type="percentage" office:value="0.00284090909090909">
            <text:p>0,2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36612021857924">
            <text:p>1,37%</text:p>
          </table:table-cell>
          <table:table-cell table:style-name="ce64" office:value-type="percentage" office:value="0.0142045454545455">
            <text:p>1,42%</text:p>
          </table:table-cell>
          <table:table-cell table:style-name="ce45" office:value-type="float" office:value="183">
            <text:p>183</text:p>
          </table:table-cell>
          <table:table-cell table:style-name="ce60" office:value-type="percentage" office:value="0.5">
            <text:p>50,00%</text:p>
          </table:table-cell>
          <table:table-cell table:style-name="ce64" office:value-type="percentage" office:value="0.519886363636364">
            <text:p>51,9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36612021857924">
            <text:p>1,37%</text:p>
          </table:table-cell>
          <table:table-cell table:style-name="ce64" office:value-type="percentage" office:value="0.0142045454545455">
            <text:p>1,42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3934426229508">
            <text:p>1,64%</text:p>
          </table:table-cell>
          <table:table-cell table:style-name="ce64" office:value-type="percentage" office:value="0.0170454545454545">
            <text:p>1,70%</text:p>
          </table:table-cell>
          <table:table-cell table:style-name="ce45" office:value-type="float" office:value="76">
            <text:p>76</text:p>
          </table:table-cell>
          <table:table-cell table:style-name="ce60" office:value-type="percentage" office:value="0.207650273224044">
            <text:p>20,77%</text:p>
          </table:table-cell>
          <table:table-cell table:style-name="ce64" office:value-type="percentage" office:value="0.215909090909091">
            <text:p>21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352">
            <text:p>35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280">
            <text:p>280</text:p>
          </table:table-cell>
          <table:table-cell office:value-type="float" office:value="274">
            <text:p>274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894308943089431">
            <text:p>8,94%</text:p>
          </table:table-cell>
          <table:table-cell table:style-name="ce64" office:value-type="percentage" office:value="0.092436974789916">
            <text:p>9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569105691056911">
            <text:p>5,69%</text:p>
          </table:table-cell>
          <table:table-cell table:style-name="ce64" office:value-type="percentage" office:value="0.0588235294117647">
            <text:p>5,8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87804878048781">
            <text:p>4,88%</text:p>
          </table:table-cell>
          <table:table-cell table:style-name="ce64" office:value-type="percentage" office:value="0.0504201680672269">
            <text:p>5,04%</text:p>
          </table:table-cell>
          <table:table-cell table:style-name="ce45" office:value-type="float" office:value="70">
            <text:p>70</text:p>
          </table:table-cell>
          <table:table-cell table:style-name="ce60" office:value-type="percentage" office:value="0.569105691056911">
            <text:p>56,91%</text:p>
          </table:table-cell>
          <table:table-cell table:style-name="ce64" office:value-type="percentage" office:value="0.588235294117647">
            <text:p>58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87804878048781">
            <text:p>4,88%</text:p>
          </table:table-cell>
          <table:table-cell table:style-name="ce64" office:value-type="percentage" office:value="0.0504201680672269">
            <text:p>5,04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121951219512195">
            <text:p>12,20%</text:p>
          </table:table-cell>
          <table:table-cell table:style-name="ce64" office:value-type="percentage" office:value="0.126050420168067">
            <text:p>12,6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19">
            <text:p>11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5">
            <text:p>0005</text:p>
          </table:table-cell>
          <table:table-cell table:style-name="ce38" office:value-type="float" office:value="564">
            <text:p>564</text:p>
          </table:table-cell>
          <table:table-cell office:value-type="float" office:value="557">
            <text:p>557</text:p>
          </table:table-cell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64963503649635">
            <text:p>0,36%</text:p>
          </table:table-cell>
          <table:table-cell table:style-name="ce64" office:value-type="percentage" office:value="0.00381679389312977">
            <text:p>0,38%</text:p>
          </table:table-cell>
          <table:table-cell table:style-name="ce45" office:value-type="float" office:value="36">
            <text:p>36</text:p>
          </table:table-cell>
          <table:table-cell table:style-name="ce60" office:value-type="percentage" office:value="0.131386861313869">
            <text:p>13,14%</text:p>
          </table:table-cell>
          <table:table-cell table:style-name="ce64" office:value-type="percentage" office:value="0.137404580152672">
            <text:p>13,7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64963503649635">
            <text:p>0,36%</text:p>
          </table:table-cell>
          <table:table-cell table:style-name="ce64" office:value-type="percentage" office:value="0.00381679389312977">
            <text:p>0,3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82481751824818">
            <text:p>1,82%</text:p>
          </table:table-cell>
          <table:table-cell table:style-name="ce64" office:value-type="percentage" office:value="0.0190839694656489">
            <text:p>1,9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2992700729927">
            <text:p>0,73%</text:p>
          </table:table-cell>
          <table:table-cell table:style-name="ce64" office:value-type="percentage" office:value="0.00763358778625954">
            <text:p>0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2992700729927">
            <text:p>0,73%</text:p>
          </table:table-cell>
          <table:table-cell table:style-name="ce64" office:value-type="percentage" office:value="0.00763358778625954">
            <text:p>0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09489051094891">
            <text:p>1,09%</text:p>
          </table:table-cell>
          <table:table-cell table:style-name="ce64" office:value-type="percentage" office:value="0.0114503816793893">
            <text:p>1,15%</text:p>
          </table:table-cell>
          <table:table-cell table:style-name="ce45" office:value-type="float" office:value="154">
            <text:p>154</text:p>
          </table:table-cell>
          <table:table-cell table:style-name="ce60" office:value-type="percentage" office:value="0.562043795620438">
            <text:p>56,20%</text:p>
          </table:table-cell>
          <table:table-cell table:style-name="ce64" office:value-type="percentage" office:value="0.587786259541985">
            <text:p>58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45985401459854">
            <text:p>1,46%</text:p>
          </table:table-cell>
          <table:table-cell table:style-name="ce64" office:value-type="percentage" office:value="0.0152671755725191">
            <text:p>1,53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160583941605839">
            <text:p>16,06%</text:p>
          </table:table-cell>
          <table:table-cell table:style-name="ce64" office:value-type="percentage" office:value="0.16793893129771">
            <text:p>16,79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45985401459854">
            <text:p>1,46%</text:p>
          </table:table-cell>
          <table:table-cell table:style-name="ce64" office:value-type="percentage" office:value="0.0152671755725191">
            <text:p>1,5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18978102189781">
            <text:p>2,19%</text:p>
          </table:table-cell>
          <table:table-cell table:style-name="ce64" office:value-type="percentage" office:value="0.0229007633587786">
            <text:p>2,29%</text:p>
          </table:table-cell>
          <table:table-cell table:style-name="ce24" office:value-type="float" office:value="262">
            <text:p>26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32" office:value-type="float" office:value="6">
            <text:p>0006</text:p>
          </table:table-cell>
          <table:table-cell table:style-name="ce38"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432">
            <text:p>432</text:p>
          </table:table-cell>
          <table:table-cell office:value-type="float" office:value="16">
            <text:p>16</text:p>
          </table:table-cell>
          <table:table-cell office:value-type="float" office:value="416">
            <text:p>416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94444444444444">
            <text:p>0,69%</text:p>
          </table:table-cell>
          <table:table-cell table:style-name="ce64" office:value-type="percentage" office:value="0.00721153846153846">
            <text:p>0,72%</text:p>
          </table:table-cell>
          <table:table-cell table:style-name="ce45" office:value-type="float" office:value="72">
            <text:p>72</text:p>
          </table:table-cell>
          <table:table-cell table:style-name="ce60" office:value-type="percentage" office:value="0.166666666666667">
            <text:p>16,67%</text:p>
          </table:table-cell>
          <table:table-cell table:style-name="ce64" office:value-type="percentage" office:value="0.173076923076923">
            <text:p>17,3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277777777777778">
            <text:p>2,78%</text:p>
          </table:table-cell>
          <table:table-cell table:style-name="ce64" office:value-type="percentage" office:value="0.0288461538461538">
            <text:p>2,8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1481481481481">
            <text:p>0,23%</text:p>
          </table:table-cell>
          <table:table-cell table:style-name="ce64" office:value-type="percentage" office:value="0.00240384615384615">
            <text:p>0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5462962962963">
            <text:p>2,55%</text:p>
          </table:table-cell>
          <table:table-cell table:style-name="ce64" office:value-type="percentage" office:value="0.0264423076923077">
            <text:p>2,64%</text:p>
          </table:table-cell>
          <table:table-cell table:style-name="ce45" office:value-type="float" office:value="223">
            <text:p>223</text:p>
          </table:table-cell>
          <table:table-cell table:style-name="ce60" office:value-type="percentage" office:value="0.516203703703704">
            <text:p>51,62%</text:p>
          </table:table-cell>
          <table:table-cell table:style-name="ce64" office:value-type="percentage" office:value="0.536057692307692">
            <text:p>53,6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62962962962963">
            <text:p>0,46%</text:p>
          </table:table-cell>
          <table:table-cell table:style-name="ce64" office:value-type="percentage" office:value="0.00480769230769231">
            <text:p>0,4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1481481481481">
            <text:p>0,23%</text:p>
          </table:table-cell>
          <table:table-cell table:style-name="ce64" office:value-type="percentage" office:value="0.00240384615384615">
            <text:p>0,2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25925925925926">
            <text:p>0,93%</text:p>
          </table:table-cell>
          <table:table-cell table:style-name="ce64" office:value-type="percentage" office:value="0.00961538461538462">
            <text:p>0,96%</text:p>
          </table:table-cell>
          <table:table-cell table:style-name="ce45" office:value-type="float" office:value="76">
            <text:p>76</text:p>
          </table:table-cell>
          <table:table-cell table:style-name="ce60" office:value-type="percentage" office:value="0.175925925925926">
            <text:p>17,59%</text:p>
          </table:table-cell>
          <table:table-cell table:style-name="ce64" office:value-type="percentage" office:value="0.182692307692308">
            <text:p>18,2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94444444444444">
            <text:p>0,69%</text:p>
          </table:table-cell>
          <table:table-cell table:style-name="ce64" office:value-type="percentage" office:value="0.00721153846153846">
            <text:p>0,72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92307692307692">
            <text:p>1,92%</text:p>
          </table:table-cell>
          <table:table-cell table:style-name="ce24" office:value-type="float" office:value="416">
            <text:p>41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723">
            <text:p>723</text:p>
          </table:table-cell>
          <table:table-cell office:value-type="float" office:value="716">
            <text:p>716</text:p>
          </table:table-cell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63380281690141">
            <text:p>0,56%</text:p>
          </table:table-cell>
          <table:table-cell table:style-name="ce64" office:value-type="percentage" office:value="0.00579710144927536">
            <text:p>0,58%</text:p>
          </table:table-cell>
          <table:table-cell table:style-name="ce45" office:value-type="float" office:value="51">
            <text:p>51</text:p>
          </table:table-cell>
          <table:table-cell table:style-name="ce60" office:value-type="percentage" office:value="0.143661971830986">
            <text:p>14,37%</text:p>
          </table:table-cell>
          <table:table-cell table:style-name="ce64" office:value-type="percentage" office:value="0.147826086956522">
            <text:p>14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47887323943662">
            <text:p>4,79%</text:p>
          </table:table-cell>
          <table:table-cell table:style-name="ce64" office:value-type="percentage" office:value="0.0492753623188406">
            <text:p>4,9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169014084507">
            <text:p>0,28%</text:p>
          </table:table-cell>
          <table:table-cell table:style-name="ce64" office:value-type="percentage" office:value="0.00289855072463768">
            <text:p>0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169014084507">
            <text:p>0,28%</text:p>
          </table:table-cell>
          <table:table-cell table:style-name="ce64" office:value-type="percentage" office:value="0.00289855072463768">
            <text:p>0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12676056338028">
            <text:p>1,13%</text:p>
          </table:table-cell>
          <table:table-cell table:style-name="ce64" office:value-type="percentage" office:value="0.0115942028985507">
            <text:p>1,16%</text:p>
          </table:table-cell>
          <table:table-cell table:style-name="ce45" office:value-type="float" office:value="134">
            <text:p>134</text:p>
          </table:table-cell>
          <table:table-cell table:style-name="ce60" office:value-type="percentage" office:value="0.377464788732394">
            <text:p>37,75%</text:p>
          </table:table-cell>
          <table:table-cell table:style-name="ce64" office:value-type="percentage" office:value="0.388405797101449">
            <text:p>38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169014084507">
            <text:p>0,28%</text:p>
          </table:table-cell>
          <table:table-cell table:style-name="ce64" office:value-type="percentage" office:value="0.00289855072463768">
            <text:p>0,29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09859154929577">
            <text:p>3,10%</text:p>
          </table:table-cell>
          <table:table-cell table:style-name="ce64" office:value-type="percentage" office:value="0.0318840579710145">
            <text:p>3,19%</text:p>
          </table:table-cell>
          <table:table-cell table:style-name="ce45" office:value-type="float" office:value="113">
            <text:p>113</text:p>
          </table:table-cell>
          <table:table-cell table:style-name="ce60" office:value-type="percentage" office:value="0.31830985915493">
            <text:p>31,83%</text:p>
          </table:table-cell>
          <table:table-cell table:style-name="ce64" office:value-type="percentage" office:value="0.327536231884058">
            <text:p>32,7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45070422535211">
            <text:p>0,85%</text:p>
          </table:table-cell>
          <table:table-cell table:style-name="ce64" office:value-type="percentage" office:value="0.00869565217391304">
            <text:p>0,87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97183098591549">
            <text:p>1,97%</text:p>
          </table:table-cell>
          <table:table-cell table:style-name="ce64" office:value-type="percentage" office:value="0.0202898550724638">
            <text:p>2,03%</text:p>
          </table:table-cell>
          <table:table-cell table:style-name="ce24" office:value-type="float" office:value="345">
            <text:p>34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78210116731518">
            <text:p>0,78%</text:p>
          </table:table-cell>
          <table:table-cell table:style-name="ce64" office:value-type="percentage" office:value="0.00796812749003984">
            <text:p>0,80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105058365758755">
            <text:p>10,51%</text:p>
          </table:table-cell>
          <table:table-cell table:style-name="ce64" office:value-type="percentage" office:value="0.107569721115538">
            <text:p>10,7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89105058365759">
            <text:p>0,39%</text:p>
          </table:table-cell>
          <table:table-cell table:style-name="ce64" office:value-type="percentage" office:value="0.00398406374501992">
            <text:p>0,4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94552529182879">
            <text:p>1,95%</text:p>
          </table:table-cell>
          <table:table-cell table:style-name="ce64" office:value-type="percentage" office:value="0.0199203187250996">
            <text:p>1,9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89105058365759">
            <text:p>0,39%</text:p>
          </table:table-cell>
          <table:table-cell table:style-name="ce64" office:value-type="percentage" office:value="0.00398406374501992">
            <text:p>0,4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6731517509728">
            <text:p>1,17%</text:p>
          </table:table-cell>
          <table:table-cell table:style-name="ce64" office:value-type="percentage" office:value="0.0119521912350598">
            <text:p>1,2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6731517509728">
            <text:p>1,17%</text:p>
          </table:table-cell>
          <table:table-cell table:style-name="ce64" office:value-type="percentage" office:value="0.0119521912350598">
            <text:p>1,20%</text:p>
          </table:table-cell>
          <table:table-cell table:style-name="ce45" office:value-type="float" office:value="106">
            <text:p>106</text:p>
          </table:table-cell>
          <table:table-cell table:style-name="ce60" office:value-type="percentage" office:value="0.412451361867704">
            <text:p>41,25%</text:p>
          </table:table-cell>
          <table:table-cell table:style-name="ce64" office:value-type="percentage" office:value="0.422310756972112">
            <text:p>42,2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89105058365759">
            <text:p>0,39%</text:p>
          </table:table-cell>
          <table:table-cell table:style-name="ce64" office:value-type="percentage" office:value="0.00398406374501992">
            <text:p>0,4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89105058365759">
            <text:p>3,89%</text:p>
          </table:table-cell>
          <table:table-cell table:style-name="ce64" office:value-type="percentage" office:value="0.0398406374501992">
            <text:p>3,98%</text:p>
          </table:table-cell>
          <table:table-cell table:style-name="ce45" office:value-type="float" office:value="79">
            <text:p>79</text:p>
          </table:table-cell>
          <table:table-cell table:style-name="ce60" office:value-type="percentage" office:value="0.307392996108949">
            <text:p>30,74%</text:p>
          </table:table-cell>
          <table:table-cell table:style-name="ce64" office:value-type="percentage" office:value="0.314741035856574">
            <text:p>31,47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94552529182879">
            <text:p>1,95%</text:p>
          </table:table-cell>
          <table:table-cell table:style-name="ce64" office:value-type="percentage" office:value="0.0199203187250996">
            <text:p>1,9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11284046692607">
            <text:p>3,11%</text:p>
          </table:table-cell>
          <table:table-cell table:style-name="ce64" office:value-type="percentage" office:value="0.0318725099601594">
            <text:p>3,19%</text:p>
          </table:table-cell>
          <table:table-cell table:style-name="ce24" office:value-type="float" office:value="251">
            <text:p>25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363">
            <text:p>363</text:p>
          </table:table-cell>
          <table:table-cell office:value-type="float" office:value="345">
            <text:p>345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0979020979021">
            <text:p>2,10%</text:p>
          </table:table-cell>
          <table:table-cell table:style-name="ce64" office:value-type="percentage" office:value="0.0214285714285714">
            <text:p>2,14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20979020979021">
            <text:p>20,98%</text:p>
          </table:table-cell>
          <table:table-cell table:style-name="ce64" office:value-type="percentage" office:value="0.214285714285714">
            <text:p>21,4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8951048951049">
            <text:p>4,90%</text:p>
          </table:table-cell>
          <table:table-cell table:style-name="ce64" office:value-type="percentage" office:value="0.05">
            <text:p>5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99300699300699">
            <text:p>0,70%</text:p>
          </table:table-cell>
          <table:table-cell table:style-name="ce64" office:value-type="percentage" office:value="0.00714285714285714">
            <text:p>0,71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307692307692308">
            <text:p>30,77%</text:p>
          </table:table-cell>
          <table:table-cell table:style-name="ce64" office:value-type="percentage" office:value="0.314285714285714">
            <text:p>31,4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99300699300699">
            <text:p>0,70%</text:p>
          </table:table-cell>
          <table:table-cell table:style-name="ce64" office:value-type="percentage" office:value="0.00714285714285714">
            <text:p>0,71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8951048951049">
            <text:p>4,90%</text:p>
          </table:table-cell>
          <table:table-cell table:style-name="ce64" office:value-type="percentage" office:value="0.05">
            <text:p>5,00%</text:p>
          </table:table-cell>
          <table:table-cell table:style-name="ce45" office:value-type="float" office:value="32">
            <text:p>32</text:p>
          </table:table-cell>
          <table:table-cell table:style-name="ce60" office:value-type="percentage" office:value="0.223776223776224">
            <text:p>22,38%</text:p>
          </table:table-cell>
          <table:table-cell table:style-name="ce64" office:value-type="percentage" office:value="0.228571428571429">
            <text:p>22,8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99300699300699">
            <text:p>0,70%</text:p>
          </table:table-cell>
          <table:table-cell table:style-name="ce64" office:value-type="percentage" office:value="0.00714285714285714">
            <text:p>0,71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979020979020979">
            <text:p>9,79%</text:p>
          </table:table-cell>
          <table:table-cell table:style-name="ce64" office:value-type="percentage" office:value="0.1">
            <text:p>10,00%</text:p>
          </table:table-cell>
          <table:table-cell table:style-name="ce24" office:value-type="float" office:value="140">
            <text:p>14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93650793650794">
            <text:p>0,79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182539682539683">
            <text:p>18,25%</text:p>
          </table:table-cell>
          <table:table-cell table:style-name="ce64" office:value-type="percentage" office:value="0.196581196581197">
            <text:p>19,6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58730158730159">
            <text:p>1,59%</text:p>
          </table:table-cell>
          <table:table-cell table:style-name="ce64" office:value-type="percentage" office:value="0.0170940170940171">
            <text:p>1,7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58730158730159">
            <text:p>1,59%</text:p>
          </table:table-cell>
          <table:table-cell table:style-name="ce64" office:value-type="percentage" office:value="0.0170940170940171">
            <text:p>1,7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93650793650794">
            <text:p>0,79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93650793650794">
            <text:p>0,79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69">
            <text:p>69</text:p>
          </table:table-cell>
          <table:table-cell table:style-name="ce60" office:value-type="percentage" office:value="0.547619047619048">
            <text:p>54,76%</text:p>
          </table:table-cell>
          <table:table-cell table:style-name="ce64" office:value-type="percentage" office:value="0.58974358974359">
            <text:p>58,9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512820512820513">
            <text:p>5,13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873015873015873">
            <text:p>8,73%</text:p>
          </table:table-cell>
          <table:table-cell table:style-name="ce64" office:value-type="percentage" office:value="0.094017094017094">
            <text:p>9,4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93650793650794">
            <text:p>0,79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17">
            <text:p>11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205882352941176">
            <text:p>20,59%</text:p>
          </table:table-cell>
          <table:table-cell table:style-name="ce64" office:value-type="percentage" office:value="0.222222222222222">
            <text:p>22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735294117647059">
            <text:p>7,35%</text:p>
          </table:table-cell>
          <table:table-cell table:style-name="ce64" office:value-type="percentage" office:value="0.0793650793650794">
            <text:p>7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544117647058823">
            <text:p>54,41%</text:p>
          </table:table-cell>
          <table:table-cell table:style-name="ce64" office:value-type="percentage" office:value="0.587301587301587">
            <text:p>58,7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7058823529412">
            <text:p>1,47%</text:p>
          </table:table-cell>
          <table:table-cell table:style-name="ce64" office:value-type="percentage" office:value="0.0158730158730159">
            <text:p>1,5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735294117647059">
            <text:p>7,35%</text:p>
          </table:table-cell>
          <table:table-cell table:style-name="ce64" office:value-type="percentage" office:value="0.0793650793650794">
            <text:p>7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7058823529412">
            <text:p>1,47%</text:p>
          </table:table-cell>
          <table:table-cell table:style-name="ce64" office:value-type="percentage" office:value="0.0158730158730159">
            <text:p>1,59%</text:p>
          </table:table-cell>
          <table:table-cell table:style-name="ce24" office:value-type="float" office:value="63">
            <text:p>6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225">
            <text:p>22,50%</text:p>
          </table:table-cell>
          <table:table-cell table:style-name="ce64" office:value-type="percentage" office:value="0.257142857142857">
            <text:p>25,7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85714285714286">
            <text:p>2,8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85714285714286">
            <text:p>2,86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45">
            <text:p>45,00%</text:p>
          </table:table-cell>
          <table:table-cell table:style-name="ce64" office:value-type="percentage" office:value="0.514285714285714">
            <text:p>51,4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125">
            <text:p>12,50%</text:p>
          </table:table-cell>
          <table:table-cell table:style-name="ce64" office:value-type="percentage" office:value="0.142857142857143">
            <text:p>14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5">
            <text:p>2,50%</text:p>
          </table:table-cell>
          <table:table-cell table:style-name="ce64" office:value-type="percentage" office:value="0.0285714285714286">
            <text:p>2,86%</text:p>
          </table:table-cell>
          <table:table-cell table:style-name="ce24" office:value-type="float" office:value="35">
            <text:p>35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92">
            <text:p>292</text:p>
          </table:table-cell>
          <table:table-cell table:style-name="ce26" office:value-type="string">
            <text:p>SAUVETERRE-LA-LÉMANCE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431">
            <text:p>431</text:p>
          </table:table-cell>
          <table:table-cell table:style-name="ce48" office:value-type="float" office:value="423">
            <text:p>423</text:p>
          </table:table-cell>
          <table:table-cell table:style-name="ce48" office:value-type="float" office:value="234">
            <text:p>234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227">
            <text:p>227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29">
            <text:p>29</text:p>
          </table:table-cell>
          <table:table-cell table:style-name="ce61" office:value-type="percentage" office:value="0.123931623931624">
            <text:p>12,39%</text:p>
          </table:table-cell>
          <table:table-cell table:style-name="ce65" office:value-type="percentage" office:value="0.127753303964758">
            <text:p>12,78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27350427350427">
            <text:p>0,43%</text:p>
          </table:table-cell>
          <table:table-cell table:style-name="ce65" office:value-type="percentage" office:value="0.00440528634361234">
            <text:p>0,44%</text:p>
          </table:table-cell>
          <table:table-cell table:style-name="ce46" office:value-type="float" office:value="15">
            <text:p>15</text:p>
          </table:table-cell>
          <table:table-cell table:style-name="ce61" office:value-type="percentage" office:value="0.0641025641025641">
            <text:p>6,41%</text:p>
          </table:table-cell>
          <table:table-cell table:style-name="ce65" office:value-type="percentage" office:value="0.066079295154185">
            <text:p>6,61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27350427350427">
            <text:p>0,43%</text:p>
          </table:table-cell>
          <table:table-cell table:style-name="ce65" office:value-type="percentage" office:value="0.00440528634361234">
            <text:p>0,44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27350427350427">
            <text:p>0,43%</text:p>
          </table:table-cell>
          <table:table-cell table:style-name="ce65" office:value-type="percentage" office:value="0.00440528634361234">
            <text:p>0,44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854700854700855">
            <text:p>0,85%</text:p>
          </table:table-cell>
          <table:table-cell table:style-name="ce65" office:value-type="percentage" office:value="0.00881057268722467">
            <text:p>0,88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27350427350427">
            <text:p>0,43%</text:p>
          </table:table-cell>
          <table:table-cell table:style-name="ce65" office:value-type="percentage" office:value="0.00440528634361234">
            <text:p>0,44%</text:p>
          </table:table-cell>
          <table:table-cell table:style-name="ce46" office:value-type="float" office:value="116">
            <text:p>116</text:p>
          </table:table-cell>
          <table:table-cell table:style-name="ce61" office:value-type="percentage" office:value="0.495726495726496">
            <text:p>49,57%</text:p>
          </table:table-cell>
          <table:table-cell table:style-name="ce65" office:value-type="percentage" office:value="0.511013215859031">
            <text:p>51,1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0384615384615385">
            <text:p>3,85%</text:p>
          </table:table-cell>
          <table:table-cell table:style-name="ce65" office:value-type="percentage" office:value="0.039647577092511">
            <text:p>3,96%</text:p>
          </table:table-cell>
          <table:table-cell table:style-name="ce46" office:value-type="float" office:value="47">
            <text:p>47</text:p>
          </table:table-cell>
          <table:table-cell table:style-name="ce61" office:value-type="percentage" office:value="0.200854700854701">
            <text:p>20,09%</text:p>
          </table:table-cell>
          <table:table-cell table:style-name="ce65" office:value-type="percentage" office:value="0.20704845814978">
            <text:p>20,7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128205128205128">
            <text:p>1,28%</text:p>
          </table:table-cell>
          <table:table-cell table:style-name="ce65" office:value-type="percentage" office:value="0.013215859030837">
            <text:p>1,32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854700854700855">
            <text:p>0,85%</text:p>
          </table:table-cell>
          <table:table-cell table:style-name="ce65" office:value-type="percentage" office:value="0.00881057268722467">
            <text:p>0,88%</text:p>
          </table:table-cell>
          <table:table-cell table:style-name="ce26" office:value-type="float" office:value="227">
            <text:p>227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8">
            <text:p>16</text:p>
            <text:p/>
            <text:p>LAROQUE</text:p>
            <text:p>TIMBAUT</text:p>
          </table:table-cell>
          <table:table-cell table:style-name="ce16" office:value-type="float" office:value="50">
            <text:p>050</text:p>
          </table:table-cell>
          <table:table-cell table:style-name="ce25" office:value-type="string">
            <text:p>CASSIGNAS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94">
            <text:p>9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52">
            <text:p>52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740740740740741">
            <text:p>7,41%</text:p>
          </table:table-cell>
          <table:table-cell table:style-name="ce63" office:value-type="percentage" office:value="0.0769230769230769">
            <text:p>7,69%</text:p>
          </table:table-cell>
          <table:table-cell table:style-name="ce58" office:value-type="float" office:value="14">
            <text:p>14</text:p>
          </table:table-cell>
          <table:table-cell table:style-name="ce59" office:value-type="percentage" office:value="0.259259259259259">
            <text:p>25,93%</text:p>
          </table:table-cell>
          <table:table-cell table:style-name="ce63" office:value-type="percentage" office:value="0.269230769230769">
            <text:p>26,9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037037037037">
            <text:p>3,70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037037037037">
            <text:p>3,70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037037037037">
            <text:p>3,70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7">
            <text:p>7</text:p>
          </table:table-cell>
          <table:table-cell table:style-name="ce59" office:value-type="percentage" office:value="0.12962962962963">
            <text:p>12,96%</text:p>
          </table:table-cell>
          <table:table-cell table:style-name="ce63" office:value-type="percentage" office:value="0.134615384615385">
            <text:p>13,4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111111111111111">
            <text:p>11,11%</text:p>
          </table:table-cell>
          <table:table-cell table:style-name="ce63" office:value-type="percentage" office:value="0.115384615384615">
            <text:p>11,54%</text:p>
          </table:table-cell>
          <table:table-cell table:style-name="ce58" office:value-type="float" office:value="14">
            <text:p>14</text:p>
          </table:table-cell>
          <table:table-cell table:style-name="ce59" office:value-type="percentage" office:value="0.259259259259259">
            <text:p>25,93%</text:p>
          </table:table-cell>
          <table:table-cell table:style-name="ce63" office:value-type="percentage" office:value="0.269230769230769">
            <text:p>26,9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85185185185185">
            <text:p>1,85%</text:p>
          </table:table-cell>
          <table:table-cell table:style-name="ce63" office:value-type="percentage" office:value="0.0192307692307692">
            <text:p>1,92%</text:p>
          </table:table-cell>
          <table:table-cell table:style-name="ce25" office:value-type="float" office:value="52">
            <text:p>5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53">
            <text:p>053</text:p>
          </table:table-cell>
          <table:table-cell office:value-type="string">
            <text:p>CASTELLA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84615384615385">
            <text:p>3,85%</text:p>
          </table:table-cell>
          <table:table-cell table:style-name="ce64" office:value-type="percentage" office:value="0.0416666666666667">
            <text:p>4,17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25">
            <text:p>25,00%</text:p>
          </table:table-cell>
          <table:table-cell table:style-name="ce64" office:value-type="percentage" office:value="0.270833333333333">
            <text:p>27,0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80769230769231">
            <text:p>4,81%</text:p>
          </table:table-cell>
          <table:table-cell table:style-name="ce64" office:value-type="percentage" office:value="0.0520833333333333">
            <text:p>5,21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105769230769231">
            <text:p>10,58%</text:p>
          </table:table-cell>
          <table:table-cell table:style-name="ce64" office:value-type="percentage" office:value="0.114583333333333">
            <text:p>11,4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61538461538462">
            <text:p>0,96%</text:p>
          </table:table-cell>
          <table:table-cell table:style-name="ce64" office:value-type="percentage" office:value="0.0104166666666667">
            <text:p>1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961538461538462">
            <text:p>9,62%</text:p>
          </table:table-cell>
          <table:table-cell table:style-name="ce64" office:value-type="percentage" office:value="0.104166666666667">
            <text:p>10,42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153846153846154">
            <text:p>15,38%</text:p>
          </table:table-cell>
          <table:table-cell table:style-name="ce64" office:value-type="percentage" office:value="0.166666666666667">
            <text:p>16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61538461538462">
            <text:p>0,96%</text:p>
          </table:table-cell>
          <table:table-cell table:style-name="ce64" office:value-type="percentage" office:value="0.0104166666666667">
            <text:p>1,04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673076923076923">
            <text:p>6,73%</text:p>
          </table:table-cell>
          <table:table-cell table:style-name="ce64" office:value-type="percentage" office:value="0.0729166666666667">
            <text:p>7,2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769230769230769">
            <text:p>7,69%</text:p>
          </table:table-cell>
          <table:table-cell table:style-name="ce64" office:value-type="percentage" office:value="0.0833333333333333">
            <text:p>8,3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80769230769231">
            <text:p>4,81%</text:p>
          </table:table-cell>
          <table:table-cell table:style-name="ce64" office:value-type="percentage" office:value="0.0520833333333333">
            <text:p>5,2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2307692307692">
            <text:p>1,92%</text:p>
          </table:table-cell>
          <table:table-cell table:style-name="ce64" office:value-type="percentage" office:value="0.0208333333333333">
            <text:p>2,08%</text:p>
          </table:table-cell>
          <table:table-cell table:style-name="ce24" office:value-type="float" office:value="96">
            <text:p>9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75">
            <text:p>075</text:p>
          </table:table-cell>
          <table:table-cell office:value-type="string">
            <text:p>LA CROIX-BLANCH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8">
            <text:p>2,80%</text:p>
          </table:table-cell>
          <table:table-cell table:style-name="ce64" office:value-type="percentage" office:value="0.0291666666666667">
            <text:p>2,92%</text:p>
          </table:table-cell>
          <table:table-cell table:style-name="ce45" office:value-type="float" office:value="75">
            <text:p>75</text:p>
          </table:table-cell>
          <table:table-cell table:style-name="ce60" office:value-type="percentage" office:value="0.3">
            <text:p>30,00%</text:p>
          </table:table-cell>
          <table:table-cell table:style-name="ce64" office:value-type="percentage" office:value="0.3125">
            <text:p>31,2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33333333333333">
            <text:p>0,83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68">
            <text:p>6,80%</text:p>
          </table:table-cell>
          <table:table-cell table:style-name="ce64" office:value-type="percentage" office:value="0.0708333333333333">
            <text:p>7,0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">
            <text:p>0,40%</text:p>
          </table:table-cell>
          <table:table-cell table:style-name="ce64" office:value-type="percentage" office:value="0.00416666666666667">
            <text:p>0,4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">
            <text:p>0,40%</text:p>
          </table:table-cell>
          <table:table-cell table:style-name="ce64" office:value-type="percentage" office:value="0.00416666666666667">
            <text:p>0,4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33333333333333">
            <text:p>0,8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4">
            <text:p>2,40%</text:p>
          </table:table-cell>
          <table:table-cell table:style-name="ce64" office:value-type="percentage" office:value="0.025">
            <text:p>2,50%</text:p>
          </table:table-cell>
          <table:table-cell table:style-name="ce45" office:value-type="float" office:value="58">
            <text:p>58</text:p>
          </table:table-cell>
          <table:table-cell table:style-name="ce60" office:value-type="percentage" office:value="0.232">
            <text:p>23,20%</text:p>
          </table:table-cell>
          <table:table-cell table:style-name="ce64" office:value-type="percentage" office:value="0.241666666666667">
            <text:p>24,1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52">
            <text:p>5,20%</text:p>
          </table:table-cell>
          <table:table-cell table:style-name="ce64" office:value-type="percentage" office:value="0.0541666666666667">
            <text:p>5,42%</text:p>
          </table:table-cell>
          <table:table-cell table:style-name="ce45" office:value-type="float" office:value="56">
            <text:p>56</text:p>
          </table:table-cell>
          <table:table-cell table:style-name="ce60" office:value-type="percentage" office:value="0.224">
            <text:p>22,40%</text:p>
          </table:table-cell>
          <table:table-cell table:style-name="ce64" office:value-type="percentage" office:value="0.233333333333333">
            <text:p>23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33333333333333">
            <text:p>0,83%</text:p>
          </table:table-cell>
          <table:table-cell table:style-name="ce24" office:value-type="float" office:value="240">
            <text:p>24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38">
            <text:p>138</text:p>
          </table:table-cell>
          <table:table-cell office:value-type="string">
            <text:p>LAROQUE-TIMBAU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515">
            <text:p>515</text:p>
          </table:table-cell>
          <table:table-cell office:value-type="float" office:value="21">
            <text:p>21</text:p>
          </table:table-cell>
          <table:table-cell office:value-type="float" office:value="494">
            <text:p>494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776699029126214">
            <text:p>0,78%</text:p>
          </table:table-cell>
          <table:table-cell table:style-name="ce64" office:value-type="percentage" office:value="0.00809716599190283">
            <text:p>0,81%</text:p>
          </table:table-cell>
          <table:table-cell table:style-name="ce45" office:value-type="float" office:value="120">
            <text:p>120</text:p>
          </table:table-cell>
          <table:table-cell table:style-name="ce60" office:value-type="percentage" office:value="0.233009708737864">
            <text:p>23,30%</text:p>
          </table:table-cell>
          <table:table-cell table:style-name="ce64" office:value-type="percentage" office:value="0.242914979757085">
            <text:p>24,29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776699029126214">
            <text:p>0,78%</text:p>
          </table:table-cell>
          <table:table-cell table:style-name="ce64" office:value-type="percentage" office:value="0.00809716599190283">
            <text:p>0,81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0504854368932039">
            <text:p>5,05%</text:p>
          </table:table-cell>
          <table:table-cell table:style-name="ce64" office:value-type="percentage" office:value="0.0526315789473684">
            <text:p>5,2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388349514563107">
            <text:p>0,39%</text:p>
          </table:table-cell>
          <table:table-cell table:style-name="ce64" office:value-type="percentage" office:value="0.00404858299595142">
            <text:p>0,4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58252427184466">
            <text:p>0,58%</text:p>
          </table:table-cell>
          <table:table-cell table:style-name="ce64" office:value-type="percentage" office:value="0.00607287449392713">
            <text:p>0,6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194174757281553">
            <text:p>0,19%</text:p>
          </table:table-cell>
          <table:table-cell table:style-name="ce64" office:value-type="percentage" office:value="0.00202429149797571">
            <text:p>0,2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29126213592233">
            <text:p>2,91%</text:p>
          </table:table-cell>
          <table:table-cell table:style-name="ce64" office:value-type="percentage" office:value="0.0303643724696356">
            <text:p>3,04%</text:p>
          </table:table-cell>
          <table:table-cell table:style-name="ce45" office:value-type="float" office:value="151">
            <text:p>151</text:p>
          </table:table-cell>
          <table:table-cell table:style-name="ce60" office:value-type="percentage" office:value="0.293203883495146">
            <text:p>29,32%</text:p>
          </table:table-cell>
          <table:table-cell table:style-name="ce64" office:value-type="percentage" office:value="0.305668016194332">
            <text:p>30,5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388349514563107">
            <text:p>0,39%</text:p>
          </table:table-cell>
          <table:table-cell table:style-name="ce64" office:value-type="percentage" office:value="0.00404858299595142">
            <text:p>0,4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0368932038834951">
            <text:p>3,69%</text:p>
          </table:table-cell>
          <table:table-cell table:style-name="ce64" office:value-type="percentage" office:value="0.0384615384615385">
            <text:p>3,85%</text:p>
          </table:table-cell>
          <table:table-cell table:style-name="ce45" office:value-type="float" office:value="131">
            <text:p>131</text:p>
          </table:table-cell>
          <table:table-cell table:style-name="ce60" office:value-type="percentage" office:value="0.254368932038835">
            <text:p>25,44%</text:p>
          </table:table-cell>
          <table:table-cell table:style-name="ce64" office:value-type="percentage" office:value="0.265182186234818">
            <text:p>26,52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13592233009709">
            <text:p>2,14%</text:p>
          </table:table-cell>
          <table:table-cell table:style-name="ce64" office:value-type="percentage" office:value="0.0222672064777328">
            <text:p>2,2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0970873786407767">
            <text:p>0,97%</text:p>
          </table:table-cell>
          <table:table-cell table:style-name="ce64" office:value-type="percentage" office:value="0.0101214574898785">
            <text:p>1,01%</text:p>
          </table:table-cell>
          <table:table-cell table:style-name="ce24" office:value-type="float" office:value="494">
            <text:p>49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1">
            <text:p>171</text:p>
          </table:table-cell>
          <table:table-cell office:value-type="string">
            <text:p>MONBALE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0845070422535">
            <text:p>1,41%</text:p>
          </table:table-cell>
          <table:table-cell table:style-name="ce64" office:value-type="percentage" office:value="0.0155038759689922">
            <text:p>1,55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267605633802817">
            <text:p>26,76%</text:p>
          </table:table-cell>
          <table:table-cell table:style-name="ce64" office:value-type="percentage" office:value="0.294573643410853">
            <text:p>29,4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11267605633803">
            <text:p>2,11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774647887323944">
            <text:p>7,75%</text:p>
          </table:table-cell>
          <table:table-cell table:style-name="ce64" office:value-type="percentage" office:value="0.0852713178294574">
            <text:p>8,5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75193798449612">
            <text:p>0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22535211267606">
            <text:p>4,23%</text:p>
          </table:table-cell>
          <table:table-cell table:style-name="ce64" office:value-type="percentage" office:value="0.0465116279069768">
            <text:p>4,65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105633802816901">
            <text:p>10,56%</text:p>
          </table:table-cell>
          <table:table-cell table:style-name="ce64" office:value-type="percentage" office:value="0.116279069767442">
            <text:p>11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75193798449612">
            <text:p>0,7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11267605633803">
            <text:p>2,11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52112676056338">
            <text:p>3,52%</text:p>
          </table:table-cell>
          <table:table-cell table:style-name="ce64" office:value-type="percentage" office:value="0.0387596899224806">
            <text:p>3,88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26056338028169">
            <text:p>26,06%</text:p>
          </table:table-cell>
          <table:table-cell table:style-name="ce64" office:value-type="percentage" office:value="0.286821705426357">
            <text:p>28,6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22535211267606">
            <text:p>4,23%</text:p>
          </table:table-cell>
          <table:table-cell table:style-name="ce64" office:value-type="percentage" office:value="0.0465116279069768">
            <text:p>4,6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4225352112676">
            <text:p>0,70%</text:p>
          </table:table-cell>
          <table:table-cell table:style-name="ce64" office:value-type="percentage" office:value="0.00775193798449612">
            <text:p>0,78%</text:p>
          </table:table-cell>
          <table:table-cell table:style-name="ce24" office:value-type="float" office:value="129">
            <text:p>12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73">
            <text:p>273</text:p>
          </table:table-cell>
          <table:table-cell office:value-type="string">
            <text:p>SAINT-ROBER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73972602739726">
            <text:p>2,74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285714285714286">
            <text:p>28,57%</text:p>
          </table:table-cell>
          <table:table-cell table:style-name="ce64" office:value-type="percentage" office:value="0.301369863013699">
            <text:p>30,1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33766233766234">
            <text:p>23,38%</text:p>
          </table:table-cell>
          <table:table-cell table:style-name="ce64" office:value-type="percentage" office:value="0.246575342465753">
            <text:p>24,6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649350649350649">
            <text:p>6,49%</text:p>
          </table:table-cell>
          <table:table-cell table:style-name="ce64" office:value-type="percentage" office:value="0.0684931506849315">
            <text:p>6,8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73972602739726">
            <text:p>2,7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8961038961039">
            <text:p>3,90%</text:p>
          </table:table-cell>
          <table:table-cell table:style-name="ce64" office:value-type="percentage" office:value="0.0410958904109589">
            <text:p>4,11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246753246753247">
            <text:p>24,68%</text:p>
          </table:table-cell>
          <table:table-cell table:style-name="ce64" office:value-type="percentage" office:value="0.26027397260274">
            <text:p>26,0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73972602739726">
            <text:p>2,7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73">
            <text:p>7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88">
            <text:p>288</text:p>
          </table:table-cell>
          <table:table-cell office:value-type="string">
            <text:p>SAUVAGNA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4">
            <text:p>2,40%</text:p>
          </table:table-cell>
          <table:table-cell table:style-name="ce64" office:value-type="percentage" office:value="0.0256410256410256">
            <text:p>2,56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216">
            <text:p>21,60%</text:p>
          </table:table-cell>
          <table:table-cell table:style-name="ce64" office:value-type="percentage" office:value="0.230769230769231">
            <text:p>23,0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64">
            <text:p>6,40%</text:p>
          </table:table-cell>
          <table:table-cell table:style-name="ce64" office:value-type="percentage" office:value="0.0683760683760684">
            <text:p>6,8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">
            <text:p>1,60%</text:p>
          </table:table-cell>
          <table:table-cell table:style-name="ce64" office:value-type="percentage" office:value="0.0170940170940171">
            <text:p>1,7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4">
            <text:p>2,40%</text:p>
          </table:table-cell>
          <table:table-cell table:style-name="ce64" office:value-type="percentage" office:value="0.0256410256410256">
            <text:p>2,5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2">
            <text:p>3,20%</text:p>
          </table:table-cell>
          <table:table-cell table:style-name="ce64" office:value-type="percentage" office:value="0.0341880341880342">
            <text:p>3,42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232">
            <text:p>23,20%</text:p>
          </table:table-cell>
          <table:table-cell table:style-name="ce64" office:value-type="percentage" office:value="0.247863247863248">
            <text:p>24,7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2">
            <text:p>3,20%</text:p>
          </table:table-cell>
          <table:table-cell table:style-name="ce64" office:value-type="percentage" office:value="0.0341880341880342">
            <text:p>3,42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272">
            <text:p>27,20%</text:p>
          </table:table-cell>
          <table:table-cell table:style-name="ce64" office:value-type="percentage" office:value="0.290598290598291">
            <text:p>29,0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54700854700855">
            <text:p>0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17">
            <text:p>117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89">
            <text:p>289</text:p>
          </table:table-cell>
          <table:table-cell table:style-name="ce26" office:value-type="string">
            <text:p>LA SAUVETAT-DE-SAVÈRES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355">
            <text:p>355</text:p>
          </table:table-cell>
          <table:table-cell table:style-name="ce48" office:value-type="float" office:value="342">
            <text:p>342</text:p>
          </table:table-cell>
          <table:table-cell table:style-name="ce48" office:value-type="float" office:value="130">
            <text:p>130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26">
            <text:p>126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58730158730159">
            <text:p>1,59%</text:p>
          </table:table-cell>
          <table:table-cell table:style-name="ce46" office:value-type="float" office:value="43">
            <text:p>43</text:p>
          </table:table-cell>
          <table:table-cell table:style-name="ce61" office:value-type="percentage" office:value="0.330769230769231">
            <text:p>33,08%</text:p>
          </table:table-cell>
          <table:table-cell table:style-name="ce65" office:value-type="percentage" office:value="0.341269841269841">
            <text:p>34,13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307692307692308">
            <text:p>3,08%</text:p>
          </table:table-cell>
          <table:table-cell table:style-name="ce65" office:value-type="percentage" office:value="0.0317460317460317">
            <text:p>3,17%</text:p>
          </table:table-cell>
          <table:table-cell table:style-name="ce46" office:value-type="float" office:value="11">
            <text:p>11</text:p>
          </table:table-cell>
          <table:table-cell table:style-name="ce61" office:value-type="percentage" office:value="0.0846153846153846">
            <text:p>8,46%</text:p>
          </table:table-cell>
          <table:table-cell table:style-name="ce65" office:value-type="percentage" office:value="0.0873015873015873">
            <text:p>8,73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58730158730159">
            <text:p>1,5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384615384615385">
            <text:p>3,85%</text:p>
          </table:table-cell>
          <table:table-cell table:style-name="ce65" office:value-type="percentage" office:value="0.0396825396825397">
            <text:p>3,97%</text:p>
          </table:table-cell>
          <table:table-cell table:style-name="ce46" office:value-type="float" office:value="14">
            <text:p>14</text:p>
          </table:table-cell>
          <table:table-cell table:style-name="ce61" office:value-type="percentage" office:value="0.107692307692308">
            <text:p>10,77%</text:p>
          </table:table-cell>
          <table:table-cell table:style-name="ce65" office:value-type="percentage" office:value="0.111111111111111">
            <text:p>11,11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69230769230769">
            <text:p>0,77%</text:p>
          </table:table-cell>
          <table:table-cell table:style-name="ce65" office:value-type="percentage" office:value="0.00793650793650794">
            <text:p>0,79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69230769230769">
            <text:p>0,77%</text:p>
          </table:table-cell>
          <table:table-cell table:style-name="ce65" office:value-type="percentage" office:value="0.00793650793650794">
            <text:p>0,79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53846153846154">
            <text:p>1,54%</text:p>
          </table:table-cell>
          <table:table-cell table:style-name="ce65" office:value-type="percentage" office:value="0.0158730158730159">
            <text:p>1,59%</text:p>
          </table:table-cell>
          <table:table-cell table:style-name="ce46" office:value-type="float" office:value="34">
            <text:p>34</text:p>
          </table:table-cell>
          <table:table-cell table:style-name="ce61" office:value-type="percentage" office:value="0.261538461538462">
            <text:p>26,15%</text:p>
          </table:table-cell>
          <table:table-cell table:style-name="ce65" office:value-type="percentage" office:value="0.26984126984127">
            <text:p>26,98%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461538461538462">
            <text:p>4,62%</text:p>
          </table:table-cell>
          <table:table-cell table:style-name="ce65" office:value-type="percentage" office:value="0.0476190476190476">
            <text:p>4,76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69230769230769">
            <text:p>0,77%</text:p>
          </table:table-cell>
          <table:table-cell table:style-name="ce65" office:value-type="percentage" office:value="0.00793650793650794">
            <text:p>0,79%</text:p>
          </table:table-cell>
          <table:table-cell table:style-name="ce26" office:value-type="float" office:value="126">
            <text:p>126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0">
            <text:p>23</text:p>
            <text:p/>
            <text:p>MONCLAR</text:p>
          </table:table-cell>
          <table:table-cell table:style-name="ce16" office:value-type="float" office:value="99">
            <text:p>099</text:p>
          </table:table-cell>
          <table:table-cell table:style-name="ce25" office:value-type="string">
            <text:p>FONGRAVE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465">
            <text:p>465</text:p>
          </table:table-cell>
          <table:table-cell table:style-name="ce47" office:value-type="float" office:value="469">
            <text:p>469</text:p>
          </table:table-cell>
          <table:table-cell table:style-name="ce47" office:value-type="float" office:value="200">
            <text:p>2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90">
            <text:p>190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2">
            <text:p>2,00%</text:p>
          </table:table-cell>
          <table:table-cell table:style-name="ce63" office:value-type="percentage" office:value="0.0210526315789474">
            <text:p>2,11%</text:p>
          </table:table-cell>
          <table:table-cell table:style-name="ce58" office:value-type="float" office:value="56">
            <text:p>56</text:p>
          </table:table-cell>
          <table:table-cell table:style-name="ce59" office:value-type="percentage" office:value="0.28">
            <text:p>28,00%</text:p>
          </table:table-cell>
          <table:table-cell table:style-name="ce63" office:value-type="percentage" office:value="0.294736842105263">
            <text:p>29,47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5">
            <text:p>0,50%</text:p>
          </table:table-cell>
          <table:table-cell table:style-name="ce63" office:value-type="percentage" office:value="0.00526315789473684">
            <text:p>0,53%</text:p>
          </table:table-cell>
          <table:table-cell table:style-name="ce58" office:value-type="float" office:value="11">
            <text:p>11</text:p>
          </table:table-cell>
          <table:table-cell table:style-name="ce59" office:value-type="percentage" office:value="0.055">
            <text:p>5,50%</text:p>
          </table:table-cell>
          <table:table-cell table:style-name="ce63" office:value-type="percentage" office:value="0.0578947368421053">
            <text:p>5,79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5">
            <text:p>0,50%</text:p>
          </table:table-cell>
          <table:table-cell table:style-name="ce63" office:value-type="percentage" office:value="0.00526315789473684">
            <text:p>0,5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2">
            <text:p>2,00%</text:p>
          </table:table-cell>
          <table:table-cell table:style-name="ce63" office:value-type="percentage" office:value="0.0210526315789474">
            <text:p>2,11%</text:p>
          </table:table-cell>
          <table:table-cell table:style-name="ce58" office:value-type="float" office:value="33">
            <text:p>33</text:p>
          </table:table-cell>
          <table:table-cell table:style-name="ce59" office:value-type="percentage" office:value="0.165">
            <text:p>16,50%</text:p>
          </table:table-cell>
          <table:table-cell table:style-name="ce63" office:value-type="percentage" office:value="0.173684210526316">
            <text:p>17,37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5">
            <text:p>0,50%</text:p>
          </table:table-cell>
          <table:table-cell table:style-name="ce63" office:value-type="percentage" office:value="0.00526315789473684">
            <text:p>0,5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8">
            <text:p>8</text:p>
          </table:table-cell>
          <table:table-cell table:style-name="ce59" office:value-type="percentage" office:value="0.04">
            <text:p>4,00%</text:p>
          </table:table-cell>
          <table:table-cell table:style-name="ce63" office:value-type="percentage" office:value="0.0421052631578947">
            <text:p>4,21%</text:p>
          </table:table-cell>
          <table:table-cell table:style-name="ce58" office:value-type="float" office:value="53">
            <text:p>53</text:p>
          </table:table-cell>
          <table:table-cell table:style-name="ce59" office:value-type="percentage" office:value="0.265">
            <text:p>26,50%</text:p>
          </table:table-cell>
          <table:table-cell table:style-name="ce63" office:value-type="percentage" office:value="0.278947368421053">
            <text:p>27,89%</text:p>
          </table:table-cell>
          <table:table-cell table:style-name="ce58" office:value-type="float" office:value="17">
            <text:p>17</text:p>
          </table:table-cell>
          <table:table-cell table:style-name="ce59" office:value-type="percentage" office:value="0.085">
            <text:p>8,50%</text:p>
          </table:table-cell>
          <table:table-cell table:style-name="ce63" office:value-type="percentage" office:value="0.0894736842105263">
            <text:p>8,95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5">
            <text:p>0,50%</text:p>
          </table:table-cell>
          <table:table-cell table:style-name="ce63" office:value-type="percentage" office:value="0.00526315789473684">
            <text:p>0,53%</text:p>
          </table:table-cell>
          <table:table-cell table:style-name="ce25" office:value-type="float" office:value="190">
            <text:p>19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3">
            <text:p>173</text:p>
          </table:table-cell>
          <table:table-cell office:value-type="string">
            <text:p>MONCLAR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30">
            <text:p>630</text:p>
          </table:table-cell>
          <table:table-cell office:value-type="float" office:value="609">
            <text:p>609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524017467248908">
            <text:p>5,24%</text:p>
          </table:table-cell>
          <table:table-cell table:style-name="ce64" office:value-type="percentage" office:value="0.0547945205479452">
            <text:p>5,48%</text:p>
          </table:table-cell>
          <table:table-cell table:style-name="ce45" office:value-type="float" office:value="57">
            <text:p>57</text:p>
          </table:table-cell>
          <table:table-cell table:style-name="ce60" office:value-type="percentage" office:value="0.248908296943231">
            <text:p>24,89%</text:p>
          </table:table-cell>
          <table:table-cell table:style-name="ce64" office:value-type="percentage" office:value="0.26027397260274">
            <text:p>26,0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36681222707424">
            <text:p>0,44%</text:p>
          </table:table-cell>
          <table:table-cell table:style-name="ce64" office:value-type="percentage" office:value="0.0045662100456621">
            <text:p>0,46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122270742358079">
            <text:p>12,23%</text:p>
          </table:table-cell>
          <table:table-cell table:style-name="ce64" office:value-type="percentage" office:value="0.127853881278539">
            <text:p>12,7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36681222707424">
            <text:p>0,44%</text:p>
          </table:table-cell>
          <table:table-cell table:style-name="ce64" office:value-type="percentage" office:value="0.0045662100456621">
            <text:p>0,4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74672489082969">
            <text:p>1,75%</text:p>
          </table:table-cell>
          <table:table-cell table:style-name="ce64" office:value-type="percentage" office:value="0.0182648401826484">
            <text:p>1,8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36681222707424">
            <text:p>0,44%</text:p>
          </table:table-cell>
          <table:table-cell table:style-name="ce64" office:value-type="percentage" office:value="0.0045662100456621">
            <text:p>0,46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74672489082969">
            <text:p>1,75%</text:p>
          </table:table-cell>
          <table:table-cell table:style-name="ce64" office:value-type="percentage" office:value="0.0182648401826484">
            <text:p>1,83%</text:p>
          </table:table-cell>
          <table:table-cell table:style-name="ce45" office:value-type="float" office:value="55">
            <text:p>55</text:p>
          </table:table-cell>
          <table:table-cell table:style-name="ce60" office:value-type="percentage" office:value="0.240174672489083">
            <text:p>24,02%</text:p>
          </table:table-cell>
          <table:table-cell table:style-name="ce64" office:value-type="percentage" office:value="0.251141552511415">
            <text:p>25,1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62008733624454">
            <text:p>2,62%</text:p>
          </table:table-cell>
          <table:table-cell table:style-name="ce64" office:value-type="percentage" office:value="0.0273972602739726">
            <text:p>2,74%</text:p>
          </table:table-cell>
          <table:table-cell table:style-name="ce45" office:value-type="float" office:value="39">
            <text:p>39</text:p>
          </table:table-cell>
          <table:table-cell table:style-name="ce60" office:value-type="percentage" office:value="0.170305676855895">
            <text:p>17,03%</text:p>
          </table:table-cell>
          <table:table-cell table:style-name="ce64" office:value-type="percentage" office:value="0.178082191780822">
            <text:p>17,81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93013100436681">
            <text:p>3,93%</text:p>
          </table:table-cell>
          <table:table-cell table:style-name="ce64" office:value-type="percentage" office:value="0.0410958904109589">
            <text:p>4,1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73362445414847">
            <text:p>0,87%</text:p>
          </table:table-cell>
          <table:table-cell table:style-name="ce64" office:value-type="percentage" office:value="0.0091324200913242">
            <text:p>0,91%</text:p>
          </table:table-cell>
          <table:table-cell table:style-name="ce24" office:value-type="float" office:value="219">
            <text:p>21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2">
            <text:p>182</text:p>
          </table:table-cell>
          <table:table-cell office:value-type="string">
            <text:p>MONTASTRU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4719101123595">
            <text:p>2,25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348314606741573">
            <text:p>34,83%</text:p>
          </table:table-cell>
          <table:table-cell table:style-name="ce64" office:value-type="percentage" office:value="0.378048780487805">
            <text:p>37,8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74157303370787">
            <text:p>6,74%</text:p>
          </table:table-cell>
          <table:table-cell table:style-name="ce64" office:value-type="percentage" office:value="0.0731707317073171">
            <text:p>7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49438202247191">
            <text:p>4,49%</text:p>
          </table:table-cell>
          <table:table-cell table:style-name="ce64" office:value-type="percentage" office:value="0.0487804878048781">
            <text:p>4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2359550561798">
            <text:p>1,12%</text:p>
          </table:table-cell>
          <table:table-cell table:style-name="ce64" office:value-type="percentage" office:value="0.0121951219512195">
            <text:p>1,22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280898876404494">
            <text:p>28,09%</text:p>
          </table:table-cell>
          <table:table-cell table:style-name="ce64" office:value-type="percentage" office:value="0.304878048780488">
            <text:p>30,4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24719101123595">
            <text:p>2,25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2359550561798">
            <text:p>1,12%</text:p>
          </table:table-cell>
          <table:table-cell table:style-name="ce64" office:value-type="percentage" office:value="0.0121951219512195">
            <text:p>1,22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112359550561798">
            <text:p>11,24%</text:p>
          </table:table-cell>
          <table:table-cell table:style-name="ce64" office:value-type="percentage" office:value="0.121951219512195">
            <text:p>12,2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82">
            <text:p>8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6">
            <text:p>206</text:p>
          </table:table-cell>
          <table:table-cell office:value-type="string">
            <text:p>PINEL-HAUTERIV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10204081632653">
            <text:p>5,10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29">
            <text:p>29,00%</text:p>
          </table:table-cell>
          <table:table-cell table:style-name="ce64" office:value-type="percentage" office:value="0.295918367346939">
            <text:p>29,5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">
            <text:p>1,00%</text:p>
          </table:table-cell>
          <table:table-cell table:style-name="ce64" office:value-type="percentage" office:value="0.0102040816326531">
            <text:p>1,02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5">
            <text:p>5,00%</text:p>
          </table:table-cell>
          <table:table-cell table:style-name="ce64" office:value-type="percentage" office:value="0.0510204081632653">
            <text:p>5,1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">
            <text:p>1,00%</text:p>
          </table:table-cell>
          <table:table-cell table:style-name="ce64" office:value-type="percentage" office:value="0.0102040816326531">
            <text:p>1,0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">
            <text:p>6,00%</text:p>
          </table:table-cell>
          <table:table-cell table:style-name="ce64" office:value-type="percentage" office:value="0.0612244897959184">
            <text:p>6,12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19">
            <text:p>19,00%</text:p>
          </table:table-cell>
          <table:table-cell table:style-name="ce64" office:value-type="percentage" office:value="0.193877551020408">
            <text:p>19,3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">
            <text:p>2,00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26">
            <text:p>26,00%</text:p>
          </table:table-cell>
          <table:table-cell table:style-name="ce64" office:value-type="percentage" office:value="0.26530612244898">
            <text:p>26,5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">
            <text:p>2,00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">
            <text:p>2,00%</text:p>
          </table:table-cell>
          <table:table-cell table:style-name="ce64" office:value-type="percentage" office:value="0.0204081632653061">
            <text:p>2,04%</text:p>
          </table:table-cell>
          <table:table-cell table:style-name="ce24" office:value-type="float" office:value="98">
            <text:p>9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6">
            <text:p>206</text:p>
          </table:table-cell>
          <table:table-cell office:value-type="string">
            <text:p>PINEL-HAUTERIVE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27868852459016">
            <text:p>3,28%</text:p>
          </table:table-cell>
          <table:table-cell table:style-name="ce64" office:value-type="percentage" office:value="0.0344827586206897">
            <text:p>3,4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655737704918033">
            <text:p>6,56%</text:p>
          </table:table-cell>
          <table:table-cell table:style-name="ce64" office:value-type="percentage" office:value="0.0689655172413793">
            <text:p>6,9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27868852459016">
            <text:p>3,28%</text:p>
          </table:table-cell>
          <table:table-cell table:style-name="ce64" office:value-type="percentage" office:value="0.0344827586206897">
            <text:p>3,4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63934426229508">
            <text:p>1,64%</text:p>
          </table:table-cell>
          <table:table-cell table:style-name="ce64" office:value-type="percentage" office:value="0.0172413793103448">
            <text:p>1,7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91803278688525">
            <text:p>4,92%</text:p>
          </table:table-cell>
          <table:table-cell table:style-name="ce64" office:value-type="percentage" office:value="0.0517241379310345">
            <text:p>5,1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91803278688525">
            <text:p>4,92%</text:p>
          </table:table-cell>
          <table:table-cell table:style-name="ce64" office:value-type="percentage" office:value="0.0517241379310345">
            <text:p>5,17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360655737704918">
            <text:p>36,07%</text:p>
          </table:table-cell>
          <table:table-cell table:style-name="ce64" office:value-type="percentage" office:value="0.379310344827586">
            <text:p>37,9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655737704918033">
            <text:p>6,56%</text:p>
          </table:table-cell>
          <table:table-cell table:style-name="ce64" office:value-type="percentage" office:value="0.0689655172413793">
            <text:p>6,9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19672131147541">
            <text:p>19,67%</text:p>
          </table:table-cell>
          <table:table-cell table:style-name="ce64" office:value-type="percentage" office:value="0.206896551724138">
            <text:p>20,69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91803278688525">
            <text:p>4,92%</text:p>
          </table:table-cell>
          <table:table-cell table:style-name="ce64" office:value-type="percentage" office:value="0.0517241379310345">
            <text:p>5,1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27868852459016">
            <text:p>3,28%</text:p>
          </table:table-cell>
          <table:table-cell table:style-name="ce64" office:value-type="percentage" office:value="0.0344827586206897">
            <text:p>3,45%</text:p>
          </table:table-cell>
          <table:table-cell table:style-name="ce24" office:value-type="float" office:value="58">
            <text:p>5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39">
            <text:p>239</text:p>
          </table:table-cell>
          <table:table-cell office:value-type="string">
            <text:p>SAINT-ETIENNE-DE-FOUGÈR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259">
            <text:p>259</text:p>
          </table:table-cell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540540540540541">
            <text:p>5,41%</text:p>
          </table:table-cell>
          <table:table-cell table:style-name="ce64" office:value-type="percentage" office:value="0.0569105691056911">
            <text:p>5,69%</text:p>
          </table:table-cell>
          <table:table-cell table:style-name="ce45" office:value-type="float" office:value="89">
            <text:p>89</text:p>
          </table:table-cell>
          <table:table-cell table:style-name="ce60" office:value-type="percentage" office:value="0.343629343629344">
            <text:p>34,36%</text:p>
          </table:table-cell>
          <table:table-cell table:style-name="ce64" office:value-type="percentage" office:value="0.361788617886179">
            <text:p>36,1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72200772200772">
            <text:p>0,77%</text:p>
          </table:table-cell>
          <table:table-cell table:style-name="ce64" office:value-type="percentage" office:value="0.00813008130081301">
            <text:p>0,81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0733590733590734">
            <text:p>7,34%</text:p>
          </table:table-cell>
          <table:table-cell table:style-name="ce64" office:value-type="percentage" office:value="0.0772357723577236">
            <text:p>7,7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5830115830116">
            <text:p>1,16%</text:p>
          </table:table-cell>
          <table:table-cell table:style-name="ce64" office:value-type="percentage" office:value="0.0121951219512195">
            <text:p>1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72200772200772">
            <text:p>0,77%</text:p>
          </table:table-cell>
          <table:table-cell table:style-name="ce64" office:value-type="percentage" office:value="0.00813008130081301">
            <text:p>0,8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86100386100386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7027027027027">
            <text:p>2,70%</text:p>
          </table:table-cell>
          <table:table-cell table:style-name="ce64" office:value-type="percentage" office:value="0.0284552845528455">
            <text:p>2,85%</text:p>
          </table:table-cell>
          <table:table-cell table:style-name="ce45" office:value-type="float" office:value="56">
            <text:p>56</text:p>
          </table:table-cell>
          <table:table-cell table:style-name="ce60" office:value-type="percentage" office:value="0.216216216216216">
            <text:p>21,62%</text:p>
          </table:table-cell>
          <table:table-cell table:style-name="ce64" office:value-type="percentage" office:value="0.227642276422764">
            <text:p>22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86100386100386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54440154440154">
            <text:p>1,54%</text:p>
          </table:table-cell>
          <table:table-cell table:style-name="ce64" office:value-type="percentage" office:value="0.016260162601626">
            <text:p>1,63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146718146718147">
            <text:p>14,67%</text:p>
          </table:table-cell>
          <table:table-cell table:style-name="ce64" office:value-type="percentage" office:value="0.154471544715447">
            <text:p>15,45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7027027027027">
            <text:p>2,70%</text:p>
          </table:table-cell>
          <table:table-cell table:style-name="ce64" office:value-type="percentage" office:value="0.0284552845528455">
            <text:p>2,8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5830115830116">
            <text:p>1,16%</text:p>
          </table:table-cell>
          <table:table-cell table:style-name="ce64" office:value-type="percentage" office:value="0.0121951219512195">
            <text:p>1,22%</text:p>
          </table:table-cell>
          <table:table-cell table:style-name="ce24" office:value-type="float" office:value="246">
            <text:p>24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65">
            <text:p>265</text:p>
          </table:table-cell>
          <table:table-cell office:value-type="string">
            <text:p>SAINT-PASTOUR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93">
            <text:p>293</text:p>
          </table:table-cell>
          <table:table-cell office:value-type="float" office:value="283">
            <text:p>283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727272727272727">
            <text:p>7,27%</text:p>
          </table:table-cell>
          <table:table-cell table:style-name="ce64" office:value-type="percentage" office:value="0.0754716981132075">
            <text:p>7,55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263636363636364">
            <text:p>26,36%</text:p>
          </table:table-cell>
          <table:table-cell table:style-name="ce64" office:value-type="percentage" office:value="0.273584905660377">
            <text:p>27,3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727272727272727">
            <text:p>7,27%</text:p>
          </table:table-cell>
          <table:table-cell table:style-name="ce64" office:value-type="percentage" office:value="0.0754716981132075">
            <text:p>7,5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54545454545455">
            <text:p>4,55%</text:p>
          </table:table-cell>
          <table:table-cell table:style-name="ce64" office:value-type="percentage" office:value="0.0471698113207547">
            <text:p>4,72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154545454545455">
            <text:p>15,45%</text:p>
          </table:table-cell>
          <table:table-cell table:style-name="ce64" office:value-type="percentage" office:value="0.160377358490566">
            <text:p>16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63636363636364">
            <text:p>3,64%</text:p>
          </table:table-cell>
          <table:table-cell table:style-name="ce64" office:value-type="percentage" office:value="0.0377358490566038">
            <text:p>3,77%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281818181818182">
            <text:p>28,18%</text:p>
          </table:table-cell>
          <table:table-cell table:style-name="ce64" office:value-type="percentage" office:value="0.292452830188679">
            <text:p>29,2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06">
            <text:p>10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09">
            <text:p>309</text:p>
          </table:table-cell>
          <table:table-cell office:value-type="string">
            <text:p>TOMBEBOEUF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36">
            <text:p>336</text:p>
          </table:table-cell>
          <table:table-cell office:value-type="float" office:value="325">
            <text:p>325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3986013986014">
            <text:p>1,40%</text:p>
          </table:table-cell>
          <table:table-cell table:style-name="ce64" office:value-type="percentage" office:value="0.0145985401459854">
            <text:p>1,46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258741258741259">
            <text:p>25,87%</text:p>
          </table:table-cell>
          <table:table-cell table:style-name="ce64" office:value-type="percentage" office:value="0.27007299270073">
            <text:p>27,01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4965034965035">
            <text:p>3,50%</text:p>
          </table:table-cell>
          <table:table-cell table:style-name="ce64" office:value-type="percentage" office:value="0.0364963503649635">
            <text:p>3,65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979020979020979">
            <text:p>9,79%</text:p>
          </table:table-cell>
          <table:table-cell table:style-name="ce64" office:value-type="percentage" office:value="0.102189781021898">
            <text:p>10,2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4965034965035">
            <text:p>3,50%</text:p>
          </table:table-cell>
          <table:table-cell table:style-name="ce64" office:value-type="percentage" office:value="0.0364963503649635">
            <text:p>3,6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0979020979021">
            <text:p>2,10%</text:p>
          </table:table-cell>
          <table:table-cell table:style-name="ce64" office:value-type="percentage" office:value="0.0218978102189781">
            <text:p>2,19%</text:p>
          </table:table-cell>
          <table:table-cell table:style-name="ce45" office:value-type="float" office:value="36">
            <text:p>36</text:p>
          </table:table-cell>
          <table:table-cell table:style-name="ce60" office:value-type="percentage" office:value="0.251748251748252">
            <text:p>25,17%</text:p>
          </table:table-cell>
          <table:table-cell table:style-name="ce64" office:value-type="percentage" office:value="0.262773722627737">
            <text:p>26,2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99300699300699">
            <text:p>0,70%</text:p>
          </table:table-cell>
          <table:table-cell table:style-name="ce64" office:value-type="percentage" office:value="0.0072992700729927">
            <text:p>0,7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4965034965035">
            <text:p>3,50%</text:p>
          </table:table-cell>
          <table:table-cell table:style-name="ce64" office:value-type="percentage" office:value="0.0364963503649635">
            <text:p>3,65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181818181818182">
            <text:p>18,18%</text:p>
          </table:table-cell>
          <table:table-cell table:style-name="ce64" office:value-type="percentage" office:value="0.18978102189781">
            <text:p>18,9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3986013986014">
            <text:p>1,40%</text:p>
          </table:table-cell>
          <table:table-cell table:style-name="ce64" office:value-type="percentage" office:value="0.0145985401459854">
            <text:p>1,4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99300699300699">
            <text:p>0,70%</text:p>
          </table:table-cell>
          <table:table-cell table:style-name="ce64" office:value-type="percentage" office:value="0.0072992700729927">
            <text:p>0,73%</text:p>
          </table:table-cell>
          <table:table-cell table:style-name="ce24" office:value-type="float" office:value="137">
            <text:p>13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13">
            <text:p>313</text:p>
          </table:table-cell>
          <table:table-cell office:value-type="string">
            <text:p>TOURTRÈ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339285714285714">
            <text:p>33,93%</text:p>
          </table:table-cell>
          <table:table-cell table:style-name="ce64" office:value-type="percentage" office:value="0.365384615384615">
            <text:p>36,5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339285714285714">
            <text:p>33,93%</text:p>
          </table:table-cell>
          <table:table-cell table:style-name="ce64" office:value-type="percentage" office:value="0.365384615384615">
            <text:p>36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57142857142857">
            <text:p>3,57%</text:p>
          </table:table-cell>
          <table:table-cell table:style-name="ce64" office:value-type="percentage" office:value="0.0384615384615385">
            <text:p>3,85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125">
            <text:p>12,50%</text:p>
          </table:table-cell>
          <table:table-cell table:style-name="ce64" office:value-type="percentage" office:value="0.134615384615385">
            <text:p>13,4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52">
            <text:p>52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19">
            <text:p>319</text:p>
          </table:table-cell>
          <table:table-cell table:style-name="ce26" office:value-type="string">
            <text:p>VILLEBRAMAR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71">
            <text:p>71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6">
            <text:p>26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310344827586207">
            <text:p>31,03%</text:p>
          </table:table-cell>
          <table:table-cell table:style-name="ce65" office:value-type="percentage" office:value="0.346153846153846">
            <text:p>34,62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344827586206897">
            <text:p>3,45%</text:p>
          </table:table-cell>
          <table:table-cell table:style-name="ce65" office:value-type="percentage" office:value="0.0384615384615385">
            <text:p>3,85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8">
            <text:p>8</text:p>
          </table:table-cell>
          <table:table-cell table:style-name="ce61" office:value-type="percentage" office:value="0.275862068965517">
            <text:p>27,59%</text:p>
          </table:table-cell>
          <table:table-cell table:style-name="ce65" office:value-type="percentage" office:value="0.307692307692308">
            <text:p>30,77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344827586206897">
            <text:p>3,45%</text:p>
          </table:table-cell>
          <table:table-cell table:style-name="ce65" office:value-type="percentage" office:value="0.0384615384615385">
            <text:p>3,85%</text:p>
          </table:table-cell>
          <table:table-cell table:style-name="ce46" office:value-type="float" office:value="7">
            <text:p>7</text:p>
          </table:table-cell>
          <table:table-cell table:style-name="ce61" office:value-type="percentage" office:value="0.241379310344828">
            <text:p>24,14%</text:p>
          </table:table-cell>
          <table:table-cell table:style-name="ce65" office:value-type="percentage" office:value="0.269230769230769">
            <text:p>26,92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26" office:value-type="float" office:value="26">
            <text:p>26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3">
            <text:p>24</text:p>
            <text:p/>
            <text:p>MONFLANQUIN</text:p>
          </table:table-cell>
          <table:table-cell table:style-name="ce16" office:value-type="float" office:value="109">
            <text:p>109</text:p>
          </table:table-cell>
          <table:table-cell table:style-name="ce25" office:value-type="string">
            <text:p>GAVAUDUN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215">
            <text:p>215</text:p>
          </table:table-cell>
          <table:table-cell table:style-name="ce47" office:value-type="float" office:value="215">
            <text:p>215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113">
            <text:p>113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5">
            <text:p>5,00%</text:p>
          </table:table-cell>
          <table:table-cell table:style-name="ce63" office:value-type="percentage" office:value="0.0530973451327434">
            <text:p>5,31%</text:p>
          </table:table-cell>
          <table:table-cell table:style-name="ce58" office:value-type="float" office:value="40">
            <text:p>40</text:p>
          </table:table-cell>
          <table:table-cell table:style-name="ce59" office:value-type="percentage" office:value="0.333333333333333">
            <text:p>33,33%</text:p>
          </table:table-cell>
          <table:table-cell table:style-name="ce63" office:value-type="percentage" office:value="0.353982300884956">
            <text:p>35,4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8">
            <text:p>8</text:p>
          </table:table-cell>
          <table:table-cell table:style-name="ce59" office:value-type="percentage" office:value="0.0666666666666667">
            <text:p>6,67%</text:p>
          </table:table-cell>
          <table:table-cell table:style-name="ce63" office:value-type="percentage" office:value="0.0707964601769911">
            <text:p>7,08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416666666666667">
            <text:p>4,17%</text:p>
          </table:table-cell>
          <table:table-cell table:style-name="ce63" office:value-type="percentage" office:value="0.0442477876106195">
            <text:p>4,4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333333333333333">
            <text:p>3,33%</text:p>
          </table:table-cell>
          <table:table-cell table:style-name="ce63" office:value-type="percentage" office:value="0.0353982300884956">
            <text:p>3,54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416666666666667">
            <text:p>4,17%</text:p>
          </table:table-cell>
          <table:table-cell table:style-name="ce63" office:value-type="percentage" office:value="0.0442477876106195">
            <text:p>4,42%</text:p>
          </table:table-cell>
          <table:table-cell table:style-name="ce58" office:value-type="float" office:value="22">
            <text:p>22</text:p>
          </table:table-cell>
          <table:table-cell table:style-name="ce59" office:value-type="percentage" office:value="0.183333333333333">
            <text:p>18,33%</text:p>
          </table:table-cell>
          <table:table-cell table:style-name="ce63" office:value-type="percentage" office:value="0.194690265486726">
            <text:p>19,47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8">
            <text:p>8</text:p>
          </table:table-cell>
          <table:table-cell table:style-name="ce59" office:value-type="percentage" office:value="0.0666666666666667">
            <text:p>6,67%</text:p>
          </table:table-cell>
          <table:table-cell table:style-name="ce63" office:value-type="percentage" office:value="0.0707964601769911">
            <text:p>7,08%</text:p>
          </table:table-cell>
          <table:table-cell table:style-name="ce58" office:value-type="float" office:value="13">
            <text:p>13</text:p>
          </table:table-cell>
          <table:table-cell table:style-name="ce59" office:value-type="percentage" office:value="0.108333333333333">
            <text:p>10,83%</text:p>
          </table:table-cell>
          <table:table-cell table:style-name="ce63" office:value-type="percentage" office:value="0.115044247787611">
            <text:p>11,5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66666666666667">
            <text:p>1,67%</text:p>
          </table:table-cell>
          <table:table-cell table:style-name="ce63" office:value-type="percentage" office:value="0.0176991150442478">
            <text:p>1,77%</text:p>
          </table:table-cell>
          <table:table-cell table:style-name="ce25" office:value-type="float" office:value="113">
            <text:p>11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23">
            <text:p>123</text:p>
          </table:table-cell>
          <table:table-cell office:value-type="string">
            <text:p>LACAPELLE-BIRO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69">
            <text:p>369</text:p>
          </table:table-cell>
          <table:table-cell office:value-type="float" office:value="356">
            <text:p>356</text:p>
          </table:table-cell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43478260869565">
            <text:p>0,54%</text:p>
          </table:table-cell>
          <table:table-cell table:style-name="ce64" office:value-type="percentage" office:value="0.00571428571428571">
            <text:p>0,57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135869565217391">
            <text:p>13,59%</text:p>
          </table:table-cell>
          <table:table-cell table:style-name="ce64" office:value-type="percentage" office:value="0.142857142857143">
            <text:p>14,2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8695652173913">
            <text:p>1,09%</text:p>
          </table:table-cell>
          <table:table-cell table:style-name="ce64" office:value-type="percentage" office:value="0.0114285714285714">
            <text:p>1,14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815217391304348">
            <text:p>8,15%</text:p>
          </table:table-cell>
          <table:table-cell table:style-name="ce64" office:value-type="percentage" office:value="0.0857142857142857">
            <text:p>8,5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6304347826087">
            <text:p>1,63%</text:p>
          </table:table-cell>
          <table:table-cell table:style-name="ce64" office:value-type="percentage" office:value="0.0171428571428571">
            <text:p>1,7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17391304347826">
            <text:p>2,17%</text:p>
          </table:table-cell>
          <table:table-cell table:style-name="ce64" office:value-type="percentage" office:value="0.0228571428571429">
            <text:p>2,29%</text:p>
          </table:table-cell>
          <table:table-cell table:style-name="ce45" office:value-type="float" office:value="32">
            <text:p>32</text:p>
          </table:table-cell>
          <table:table-cell table:style-name="ce60" office:value-type="percentage" office:value="0.173913043478261">
            <text:p>17,39%</text:p>
          </table:table-cell>
          <table:table-cell table:style-name="ce64" office:value-type="percentage" office:value="0.182857142857143">
            <text:p>18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80434782608696">
            <text:p>3,80%</text:p>
          </table:table-cell>
          <table:table-cell table:style-name="ce64" office:value-type="percentage" office:value="0.04">
            <text:p>4,00%</text:p>
          </table:table-cell>
          <table:table-cell table:style-name="ce45" office:value-type="float" office:value="77">
            <text:p>77</text:p>
          </table:table-cell>
          <table:table-cell table:style-name="ce60" office:value-type="percentage" office:value="0.418478260869565">
            <text:p>41,85%</text:p>
          </table:table-cell>
          <table:table-cell table:style-name="ce64" office:value-type="percentage" office:value="0.44">
            <text:p>44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6304347826087">
            <text:p>1,63%</text:p>
          </table:table-cell>
          <table:table-cell table:style-name="ce64" office:value-type="percentage" office:value="0.0171428571428571">
            <text:p>1,71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26086956521739">
            <text:p>3,26%</text:p>
          </table:table-cell>
          <table:table-cell table:style-name="ce64" office:value-type="percentage" office:value="0.0342857142857143">
            <text:p>3,43%</text:p>
          </table:table-cell>
          <table:table-cell table:style-name="ce24" office:value-type="float" office:value="175">
            <text:p>17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24">
            <text:p>124</text:p>
          </table:table-cell>
          <table:table-cell office:value-type="string">
            <text:p>LACAUSSAD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61">
            <text:p>161</text:p>
          </table:table-cell>
          <table:table-cell office:value-type="float" office:value="167">
            <text:p>16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144736842105263">
            <text:p>14,47%</text:p>
          </table:table-cell>
          <table:table-cell table:style-name="ce64" office:value-type="percentage" office:value="0.146666666666667">
            <text:p>14,6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3333333333333">
            <text:p>1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3333333333333">
            <text:p>1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657894736842105">
            <text:p>6,58%</text:p>
          </table:table-cell>
          <table:table-cell table:style-name="ce64" office:value-type="percentage" office:value="0.0666666666666667">
            <text:p>6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63157894736842">
            <text:p>2,63%</text:p>
          </table:table-cell>
          <table:table-cell table:style-name="ce64" office:value-type="percentage" office:value="0.0266666666666667">
            <text:p>2,67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447368421052632">
            <text:p>44,74%</text:p>
          </table:table-cell>
          <table:table-cell table:style-name="ce64" office:value-type="percentage" office:value="0.453333333333333">
            <text:p>45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657894736842105">
            <text:p>6,58%</text:p>
          </table:table-cell>
          <table:table-cell table:style-name="ce64" office:value-type="percentage" office:value="0.0666666666666667">
            <text:p>6,67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197368421052632">
            <text:p>19,74%</text:p>
          </table:table-cell>
          <table:table-cell table:style-name="ce64" office:value-type="percentage" office:value="0.2">
            <text:p>2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3333333333333">
            <text:p>1,33%</text:p>
          </table:table-cell>
          <table:table-cell table:style-name="ce24" office:value-type="float" office:value="75">
            <text:p>7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41">
            <text:p>141</text:p>
          </table:table-cell>
          <table:table-cell office:value-type="string">
            <text:p>LAUSSOU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22">
            <text:p>222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7">
            <text:p>7,00%</text:p>
          </table:table-cell>
          <table:table-cell table:style-name="ce64" office:value-type="percentage" office:value="0.0729166666666667">
            <text:p>7,29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17">
            <text:p>17,00%</text:p>
          </table:table-cell>
          <table:table-cell table:style-name="ce64" office:value-type="percentage" office:value="0.177083333333333">
            <text:p>17,7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">
            <text:p>1,00%</text:p>
          </table:table-cell>
          <table:table-cell table:style-name="ce64" office:value-type="percentage" office:value="0.0104166666666667">
            <text:p>1,0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">
            <text:p>2,00%</text:p>
          </table:table-cell>
          <table:table-cell table:style-name="ce64" office:value-type="percentage" office:value="0.0208333333333333">
            <text:p>2,0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">
            <text:p>6,00%</text:p>
          </table:table-cell>
          <table:table-cell table:style-name="ce64" office:value-type="percentage" office:value="0.0625">
            <text:p>6,25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22">
            <text:p>22,00%</text:p>
          </table:table-cell>
          <table:table-cell table:style-name="ce64" office:value-type="percentage" office:value="0.229166666666667">
            <text:p>22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7">
            <text:p>7,00%</text:p>
          </table:table-cell>
          <table:table-cell table:style-name="ce64" office:value-type="percentage" office:value="0.0729166666666667">
            <text:p>7,29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34">
            <text:p>34,00%</text:p>
          </table:table-cell>
          <table:table-cell table:style-name="ce64" office:value-type="percentage" office:value="0.354166666666667">
            <text:p>35,4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96">
            <text:p>9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5">
            <text:p>175</text:p>
          </table:table-cell>
          <table:table-cell office:value-type="string">
            <text:p>MONFLANQUI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24">
            <text:p>824</text:p>
          </table:table-cell>
          <table:table-cell office:value-type="float" office:value="890">
            <text:p>890</text:p>
          </table:table-cell>
          <table:table-cell office:value-type="float" office:value="440">
            <text:p>440</text:p>
          </table:table-cell>
          <table:table-cell office:value-type="float" office:value="21">
            <text:p>21</text:p>
          </table:table-cell>
          <table:table-cell office:value-type="float" office:value="419">
            <text:p>419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36363636363636">
            <text:p>1,36%</text:p>
          </table:table-cell>
          <table:table-cell table:style-name="ce64" office:value-type="percentage" office:value="0.0143198090692124">
            <text:p>1,43%</text:p>
          </table:table-cell>
          <table:table-cell table:style-name="ce45" office:value-type="float" office:value="79">
            <text:p>79</text:p>
          </table:table-cell>
          <table:table-cell table:style-name="ce60" office:value-type="percentage" office:value="0.179545454545455">
            <text:p>17,95%</text:p>
          </table:table-cell>
          <table:table-cell table:style-name="ce64" office:value-type="percentage" office:value="0.18854415274463">
            <text:p>18,85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59090909090909">
            <text:p>1,59%</text:p>
          </table:table-cell>
          <table:table-cell table:style-name="ce64" office:value-type="percentage" office:value="0.0167064439140811">
            <text:p>1,67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0659090909090909">
            <text:p>6,59%</text:p>
          </table:table-cell>
          <table:table-cell table:style-name="ce64" office:value-type="percentage" office:value="0.0692124105011933">
            <text:p>6,9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54653937947494">
            <text:p>0,9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54545454545455">
            <text:p>0,45%</text:p>
          </table:table-cell>
          <table:table-cell table:style-name="ce64" office:value-type="percentage" office:value="0.00477326968973747">
            <text:p>0,48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81818181818182">
            <text:p>1,82%</text:p>
          </table:table-cell>
          <table:table-cell table:style-name="ce64" office:value-type="percentage" office:value="0.0190930787589499">
            <text:p>1,9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81818181818182">
            <text:p>1,82%</text:p>
          </table:table-cell>
          <table:table-cell table:style-name="ce64" office:value-type="percentage" office:value="0.0190930787589499">
            <text:p>1,91%</text:p>
          </table:table-cell>
          <table:table-cell table:style-name="ce45" office:value-type="float" office:value="124">
            <text:p>124</text:p>
          </table:table-cell>
          <table:table-cell table:style-name="ce60" office:value-type="percentage" office:value="0.281818181818182">
            <text:p>28,18%</text:p>
          </table:table-cell>
          <table:table-cell table:style-name="ce64" office:value-type="percentage" office:value="0.295942720763723">
            <text:p>29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81818181818182">
            <text:p>0,68%</text:p>
          </table:table-cell>
          <table:table-cell table:style-name="ce64" office:value-type="percentage" office:value="0.00715990453460621">
            <text:p>0,72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0568181818181818">
            <text:p>5,68%</text:p>
          </table:table-cell>
          <table:table-cell table:style-name="ce64" office:value-type="percentage" office:value="0.0596658711217184">
            <text:p>5,97%</text:p>
          </table:table-cell>
          <table:table-cell table:style-name="ce45" office:value-type="float" office:value="118">
            <text:p>118</text:p>
          </table:table-cell>
          <table:table-cell table:style-name="ce60" office:value-type="percentage" office:value="0.268181818181818">
            <text:p>26,82%</text:p>
          </table:table-cell>
          <table:table-cell table:style-name="ce64" office:value-type="percentage" office:value="0.281622911694511">
            <text:p>28,1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54545454545455">
            <text:p>0,45%</text:p>
          </table:table-cell>
          <table:table-cell table:style-name="ce64" office:value-type="percentage" office:value="0.00477326968973747">
            <text:p>0,4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54653937947494">
            <text:p>0,95%</text:p>
          </table:table-cell>
          <table:table-cell table:style-name="ce24" office:value-type="float" office:value="419">
            <text:p>41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5">
            <text:p>175</text:p>
          </table:table-cell>
          <table:table-cell office:value-type="string">
            <text:p>MONFLANQUIN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953">
            <text:p>953</text:p>
          </table:table-cell>
          <table:table-cell office:value-type="float" office:value="851">
            <text:p>851</text:p>
          </table:table-cell>
          <table:table-cell office:value-type="float" office:value="377">
            <text:p>377</text:p>
          </table:table-cell>
          <table:table-cell office:value-type="float" office:value="19">
            <text:p>19</text:p>
          </table:table-cell>
          <table:table-cell office:value-type="float" office:value="358">
            <text:p>358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97877984084881">
            <text:p>3,98%</text:p>
          </table:table-cell>
          <table:table-cell table:style-name="ce64" office:value-type="percentage" office:value="0.0418994413407821">
            <text:p>4,19%</text:p>
          </table:table-cell>
          <table:table-cell table:style-name="ce45" office:value-type="float" office:value="77">
            <text:p>77</text:p>
          </table:table-cell>
          <table:table-cell table:style-name="ce60" office:value-type="percentage" office:value="0.204244031830239">
            <text:p>20,42%</text:p>
          </table:table-cell>
          <table:table-cell table:style-name="ce64" office:value-type="percentage" office:value="0.215083798882682">
            <text:p>21,5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25198938992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0663129973474801">
            <text:p>6,63%</text:p>
          </table:table-cell>
          <table:table-cell table:style-name="ce64" office:value-type="percentage" office:value="0.0698324022346369">
            <text:p>6,9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9151193633952">
            <text:p>1,59%</text:p>
          </table:table-cell>
          <table:table-cell table:style-name="ce64" office:value-type="percentage" office:value="0.0167597765363129">
            <text:p>1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6100795755968">
            <text:p>1,06%</text:p>
          </table:table-cell>
          <table:table-cell table:style-name="ce64" office:value-type="percentage" office:value="0.0111731843575419">
            <text:p>1,1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30503978779841">
            <text:p>0,53%</text:p>
          </table:table-cell>
          <table:table-cell table:style-name="ce64" office:value-type="percentage" office:value="0.00558659217877095">
            <text:p>0,56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6100795755968">
            <text:p>1,06%</text:p>
          </table:table-cell>
          <table:table-cell table:style-name="ce64" office:value-type="percentage" office:value="0.0111731843575419">
            <text:p>1,12%</text:p>
          </table:table-cell>
          <table:table-cell table:style-name="ce45" office:value-type="float" office:value="117">
            <text:p>117</text:p>
          </table:table-cell>
          <table:table-cell table:style-name="ce60" office:value-type="percentage" office:value="0.310344827586207">
            <text:p>31,03%</text:p>
          </table:table-cell>
          <table:table-cell table:style-name="ce64" office:value-type="percentage" office:value="0.326815642458101">
            <text:p>32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95755968169761">
            <text:p>0,80%</text:p>
          </table:table-cell>
          <table:table-cell table:style-name="ce64" office:value-type="percentage" office:value="0.00837988826815642">
            <text:p>0,84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450928381962865">
            <text:p>4,51%</text:p>
          </table:table-cell>
          <table:table-cell table:style-name="ce64" office:value-type="percentage" office:value="0.0474860335195531">
            <text:p>4,75%</text:p>
          </table:table-cell>
          <table:table-cell table:style-name="ce45" office:value-type="float" office:value="77">
            <text:p>77</text:p>
          </table:table-cell>
          <table:table-cell table:style-name="ce60" office:value-type="percentage" office:value="0.204244031830239">
            <text:p>20,42%</text:p>
          </table:table-cell>
          <table:table-cell table:style-name="ce64" office:value-type="percentage" office:value="0.215083798882682">
            <text:p>21,51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85676392572944">
            <text:p>1,86%</text:p>
          </table:table-cell>
          <table:table-cell table:style-name="ce64" office:value-type="percentage" office:value="0.0195530726256983">
            <text:p>1,9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95755968169761">
            <text:p>0,80%</text:p>
          </table:table-cell>
          <table:table-cell table:style-name="ce64" office:value-type="percentage" office:value="0.00837988826815642">
            <text:p>0,84%</text:p>
          </table:table-cell>
          <table:table-cell table:style-name="ce24" office:value-type="float" office:value="358">
            <text:p>35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78">
            <text:p>178</text:p>
          </table:table-cell>
          <table:table-cell office:value-type="string">
            <text:p>MONSÉGUR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3">
            <text:p>43</text:p>
          </table:table-cell>
          <table:table-cell table:style-name="ce60" office:value-type="percentage" office:value="0.25748502994012">
            <text:p>25,75%</text:p>
          </table:table-cell>
          <table:table-cell table:style-name="ce64" office:value-type="percentage" office:value="0.263803680981595">
            <text:p>26,3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79640718562874">
            <text:p>1,80%</text:p>
          </table:table-cell>
          <table:table-cell table:style-name="ce64" office:value-type="percentage" office:value="0.0184049079754601">
            <text:p>1,8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479041916167665">
            <text:p>4,79%</text:p>
          </table:table-cell>
          <table:table-cell table:style-name="ce64" office:value-type="percentage" office:value="0.049079754601227">
            <text:p>4,9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19760479041916">
            <text:p>1,20%</text:p>
          </table:table-cell>
          <table:table-cell table:style-name="ce64" office:value-type="percentage" office:value="0.0122699386503067">
            <text:p>1,2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79640718562874">
            <text:p>1,80%</text:p>
          </table:table-cell>
          <table:table-cell table:style-name="ce64" office:value-type="percentage" office:value="0.0184049079754601">
            <text:p>1,84%</text:p>
          </table:table-cell>
          <table:table-cell table:style-name="ce45" office:value-type="float" office:value="53">
            <text:p>53</text:p>
          </table:table-cell>
          <table:table-cell table:style-name="ce60" office:value-type="percentage" office:value="0.317365269461078">
            <text:p>31,74%</text:p>
          </table:table-cell>
          <table:table-cell table:style-name="ce64" office:value-type="percentage" office:value="0.325153374233129">
            <text:p>32,5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9940119760479">
            <text:p>2,99%</text:p>
          </table:table-cell>
          <table:table-cell table:style-name="ce64" office:value-type="percentage" office:value="0.0306748466257669">
            <text:p>3,07%</text:p>
          </table:table-cell>
          <table:table-cell table:style-name="ce45" office:value-type="float" office:value="42">
            <text:p>42</text:p>
          </table:table-cell>
          <table:table-cell table:style-name="ce60" office:value-type="percentage" office:value="0.251497005988024">
            <text:p>25,15%</text:p>
          </table:table-cell>
          <table:table-cell table:style-name="ce64" office:value-type="percentage" office:value="0.257668711656442">
            <text:p>25,7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98802395209581">
            <text:p>0,60%</text:p>
          </table:table-cell>
          <table:table-cell table:style-name="ce64" office:value-type="percentage" office:value="0.00613496932515337">
            <text:p>0,6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79640718562874">
            <text:p>1,80%</text:p>
          </table:table-cell>
          <table:table-cell table:style-name="ce64" office:value-type="percentage" office:value="0.0184049079754601">
            <text:p>1,84%</text:p>
          </table:table-cell>
          <table:table-cell table:style-name="ce24" office:value-type="float" office:value="163">
            <text:p>16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1">
            <text:p>181</text:p>
          </table:table-cell>
          <table:table-cell office:value-type="string">
            <text:p>MONTAGNAC-SUR-LÈD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20">
            <text:p>220</text:p>
          </table:table-cell>
          <table:table-cell office:value-type="float" office:value="220">
            <text:p>22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16666666666667">
            <text:p>4,17%</text:p>
          </table:table-cell>
          <table:table-cell table:style-name="ce64" office:value-type="percentage" office:value="0.0425531914893617">
            <text:p>4,26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239583333333333">
            <text:p>23,96%</text:p>
          </table:table-cell>
          <table:table-cell table:style-name="ce64" office:value-type="percentage" office:value="0.24468085106383">
            <text:p>24,4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4166666666667">
            <text:p>1,04%</text:p>
          </table:table-cell>
          <table:table-cell table:style-name="ce64" office:value-type="percentage" office:value="0.0106382978723404">
            <text:p>1,0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4166666666667">
            <text:p>1,04%</text:p>
          </table:table-cell>
          <table:table-cell table:style-name="ce64" office:value-type="percentage" office:value="0.0106382978723404">
            <text:p>1,0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4166666666667">
            <text:p>1,04%</text:p>
          </table:table-cell>
          <table:table-cell table:style-name="ce64" office:value-type="percentage" office:value="0.0106382978723404">
            <text:p>1,0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08333333333333">
            <text:p>2,08%</text:p>
          </table:table-cell>
          <table:table-cell table:style-name="ce64" office:value-type="percentage" office:value="0.0212765957446808">
            <text:p>2,1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25">
            <text:p>6,25%</text:p>
          </table:table-cell>
          <table:table-cell table:style-name="ce64" office:value-type="percentage" office:value="0.0638297872340425">
            <text:p>6,38%</text:p>
          </table:table-cell>
          <table:table-cell table:style-name="ce45" office:value-type="float" office:value="33">
            <text:p>33</text:p>
          </table:table-cell>
          <table:table-cell table:style-name="ce60" office:value-type="percentage" office:value="0.34375">
            <text:p>34,38%</text:p>
          </table:table-cell>
          <table:table-cell table:style-name="ce64" office:value-type="percentage" office:value="0.351063829787234">
            <text:p>35,1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1">
            <text:p>21</text:p>
          </table:table-cell>
          <table:table-cell table:style-name="ce60" office:value-type="percentage" office:value="0.21875">
            <text:p>21,88%</text:p>
          </table:table-cell>
          <table:table-cell table:style-name="ce64" office:value-type="percentage" office:value="0.223404255319149">
            <text:p>22,3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08333333333333">
            <text:p>2,08%</text:p>
          </table:table-cell>
          <table:table-cell table:style-name="ce64" office:value-type="percentage" office:value="0.0212765957446808">
            <text:p>2,13%</text:p>
          </table:table-cell>
          <table:table-cell table:style-name="ce24" office:value-type="float" office:value="94">
            <text:p>9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2">
            <text:p>202</text:p>
          </table:table-cell>
          <table:table-cell office:value-type="string">
            <text:p>PAULHI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101010101010101">
            <text:p>1,01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266666666666667">
            <text:p>26,67%</text:p>
          </table:table-cell>
          <table:table-cell table:style-name="ce64" office:value-type="percentage" office:value="0.282828282828283">
            <text:p>28,2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85714285714286">
            <text:p>2,86%</text:p>
          </table:table-cell>
          <table:table-cell table:style-name="ce64" office:value-type="percentage" office:value="0.0303030303030303">
            <text:p>3,03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761904761904762">
            <text:p>7,62%</text:p>
          </table:table-cell>
          <table:table-cell table:style-name="ce64" office:value-type="percentage" office:value="0.0808080808080808">
            <text:p>8,0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52380952380952">
            <text:p>0,95%</text:p>
          </table:table-cell>
          <table:table-cell table:style-name="ce64" office:value-type="percentage" office:value="0.0101010101010101">
            <text:p>1,0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85714285714286">
            <text:p>2,86%</text:p>
          </table:table-cell>
          <table:table-cell table:style-name="ce64" office:value-type="percentage" office:value="0.0303030303030303">
            <text:p>3,0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666666666666667">
            <text:p>6,67%</text:p>
          </table:table-cell>
          <table:table-cell table:style-name="ce64" office:value-type="percentage" office:value="0.0707070707070707">
            <text:p>7,07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114285714285714">
            <text:p>11,43%</text:p>
          </table:table-cell>
          <table:table-cell table:style-name="ce64" office:value-type="percentage" office:value="0.121212121212121">
            <text:p>12,1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505050505050505">
            <text:p>5,05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266666666666667">
            <text:p>26,67%</text:p>
          </table:table-cell>
          <table:table-cell table:style-name="ce64" office:value-type="percentage" office:value="0.282828282828283">
            <text:p>28,2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85714285714286">
            <text:p>2,86%</text:p>
          </table:table-cell>
          <table:table-cell table:style-name="ce64" office:value-type="percentage" office:value="0.0303030303030303">
            <text:p>3,03%</text:p>
          </table:table-cell>
          <table:table-cell table:style-name="ce24" office:value-type="float" office:value="99">
            <text:p>9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30">
            <text:p>230</text:p>
          </table:table-cell>
          <table:table-cell office:value-type="string">
            <text:p>SAINT-AUBI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89655172413793">
            <text:p>0,69%</text:p>
          </table:table-cell>
          <table:table-cell table:style-name="ce45" office:value-type="float" office:value="39">
            <text:p>39</text:p>
          </table:table-cell>
          <table:table-cell table:style-name="ce60" office:value-type="percentage" office:value="0.254901960784314">
            <text:p>25,49%</text:p>
          </table:table-cell>
          <table:table-cell table:style-name="ce64" office:value-type="percentage" office:value="0.268965517241379">
            <text:p>26,9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89655172413793">
            <text:p>0,6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89655172413793">
            <text:p>0,6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30718954248366">
            <text:p>1,31%</text:p>
          </table:table-cell>
          <table:table-cell table:style-name="ce64" office:value-type="percentage" office:value="0.0137931034482759">
            <text:p>1,3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26797385620915">
            <text:p>3,27%</text:p>
          </table:table-cell>
          <table:table-cell table:style-name="ce64" office:value-type="percentage" office:value="0.0344827586206897">
            <text:p>3,4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92156862745098">
            <text:p>3,92%</text:p>
          </table:table-cell>
          <table:table-cell table:style-name="ce64" office:value-type="percentage" office:value="0.0413793103448276">
            <text:p>4,14%</text:p>
          </table:table-cell>
          <table:table-cell table:style-name="ce45" office:value-type="float" office:value="54">
            <text:p>54</text:p>
          </table:table-cell>
          <table:table-cell table:style-name="ce60" office:value-type="percentage" office:value="0.352941176470588">
            <text:p>35,29%</text:p>
          </table:table-cell>
          <table:table-cell table:style-name="ce64" office:value-type="percentage" office:value="0.372413793103448">
            <text:p>37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61437908496732">
            <text:p>2,61%</text:p>
          </table:table-cell>
          <table:table-cell table:style-name="ce64" office:value-type="percentage" office:value="0.0275862068965517">
            <text:p>2,76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196078431372549">
            <text:p>19,61%</text:p>
          </table:table-cell>
          <table:table-cell table:style-name="ce64" office:value-type="percentage" office:value="0.206896551724138">
            <text:p>20,6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30718954248366">
            <text:p>1,31%</text:p>
          </table:table-cell>
          <table:table-cell table:style-name="ce64" office:value-type="percentage" office:value="0.0137931034482759">
            <text:p>1,3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45">
            <text:p>14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84">
            <text:p>284</text:p>
          </table:table-cell>
          <table:table-cell office:value-type="string">
            <text:p>SALL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5289256198347">
            <text:p>1,65%</text:p>
          </table:table-cell>
          <table:table-cell table:style-name="ce64" office:value-type="percentage" office:value="0.0178571428571429">
            <text:p>1,79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289256198347107">
            <text:p>28,93%</text:p>
          </table:table-cell>
          <table:table-cell table:style-name="ce64" office:value-type="percentage" office:value="0.3125">
            <text:p>31,2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26446280991736">
            <text:p>0,83%</text:p>
          </table:table-cell>
          <table:table-cell table:style-name="ce64" office:value-type="percentage" office:value="0.00892857142857143">
            <text:p>0,8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13223140495868">
            <text:p>4,13%</text:p>
          </table:table-cell>
          <table:table-cell table:style-name="ce64" office:value-type="percentage" office:value="0.0446428571428571">
            <text:p>4,4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5289256198347">
            <text:p>1,65%</text:p>
          </table:table-cell>
          <table:table-cell table:style-name="ce64" office:value-type="percentage" office:value="0.0178571428571429">
            <text:p>1,7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305785123966942">
            <text:p>30,58%</text:p>
          </table:table-cell>
          <table:table-cell table:style-name="ce64" office:value-type="percentage" office:value="0.330357142857143">
            <text:p>33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26446280991736">
            <text:p>0,83%</text:p>
          </table:table-cell>
          <table:table-cell table:style-name="ce64" office:value-type="percentage" office:value="0.00892857142857143">
            <text:p>0,89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30578512396694">
            <text:p>3,31%</text:p>
          </table:table-cell>
          <table:table-cell table:style-name="ce64" office:value-type="percentage" office:value="0.0357142857142857">
            <text:p>3,57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190082644628099">
            <text:p>19,01%</text:p>
          </table:table-cell>
          <table:table-cell table:style-name="ce64" office:value-type="percentage" office:value="0.205357142857143">
            <text:p>20,5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26446280991736">
            <text:p>0,83%</text:p>
          </table:table-cell>
          <table:table-cell table:style-name="ce64" office:value-type="percentage" office:value="0.00892857142857143">
            <text:p>0,8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26446280991736">
            <text:p>0,83%</text:p>
          </table:table-cell>
          <table:table-cell table:style-name="ce64" office:value-type="percentage" office:value="0.00892857142857143">
            <text:p>0,89%</text:p>
          </table:table-cell>
          <table:table-cell table:style-name="ce24" office:value-type="float" office:value="112">
            <text:p>11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91">
            <text:p>291</text:p>
          </table:table-cell>
          <table:table-cell office:value-type="string">
            <text:p>LA SAUVETAT-SUR-LÈD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33">
            <text:p>433</text:p>
          </table:table-cell>
          <table:table-cell office:value-type="float" office:value="430">
            <text:p>430</text:p>
          </table:table-cell>
          <table:table-cell office:value-type="float" office:value="208">
            <text:p>208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40384615384615">
            <text:p>2,40%</text:p>
          </table:table-cell>
          <table:table-cell table:style-name="ce64" office:value-type="percentage" office:value="0.0252525252525252">
            <text:p>2,53%</text:p>
          </table:table-cell>
          <table:table-cell table:style-name="ce45" office:value-type="float" office:value="68">
            <text:p>68</text:p>
          </table:table-cell>
          <table:table-cell table:style-name="ce60" office:value-type="percentage" office:value="0.326923076923077">
            <text:p>32,69%</text:p>
          </table:table-cell>
          <table:table-cell table:style-name="ce64" office:value-type="percentage" office:value="0.343434343434343">
            <text:p>34,34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44230769230769">
            <text:p>1,44%</text:p>
          </table:table-cell>
          <table:table-cell table:style-name="ce64" office:value-type="percentage" office:value="0.0151515151515152">
            <text:p>1,52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32692307692308">
            <text:p>4,33%</text:p>
          </table:table-cell>
          <table:table-cell table:style-name="ce64" office:value-type="percentage" office:value="0.0454545454545455">
            <text:p>4,5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80769230769231">
            <text:p>0,48%</text:p>
          </table:table-cell>
          <table:table-cell table:style-name="ce64" office:value-type="percentage" office:value="0.00505050505050505">
            <text:p>0,5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40384615384615">
            <text:p>2,40%</text:p>
          </table:table-cell>
          <table:table-cell table:style-name="ce64" office:value-type="percentage" office:value="0.0252525252525252">
            <text:p>2,5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32692307692308">
            <text:p>4,33%</text:p>
          </table:table-cell>
          <table:table-cell table:style-name="ce64" office:value-type="percentage" office:value="0.0454545454545455">
            <text:p>4,55%</text:p>
          </table:table-cell>
          <table:table-cell table:style-name="ce45" office:value-type="float" office:value="48">
            <text:p>48</text:p>
          </table:table-cell>
          <table:table-cell table:style-name="ce60" office:value-type="percentage" office:value="0.230769230769231">
            <text:p>23,08%</text:p>
          </table:table-cell>
          <table:table-cell table:style-name="ce64" office:value-type="percentage" office:value="0.242424242424242">
            <text:p>24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80769230769231">
            <text:p>0,48%</text:p>
          </table:table-cell>
          <table:table-cell table:style-name="ce64" office:value-type="percentage" office:value="0.00505050505050505">
            <text:p>0,51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32692307692308">
            <text:p>4,33%</text:p>
          </table:table-cell>
          <table:table-cell table:style-name="ce64" office:value-type="percentage" office:value="0.0454545454545455">
            <text:p>4,55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144230769230769">
            <text:p>14,42%</text:p>
          </table:table-cell>
          <table:table-cell table:style-name="ce64" office:value-type="percentage" office:value="0.151515151515152">
            <text:p>15,15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40384615384615">
            <text:p>2,40%</text:p>
          </table:table-cell>
          <table:table-cell table:style-name="ce64" office:value-type="percentage" office:value="0.0252525252525252">
            <text:p>2,5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40384615384615">
            <text:p>2,40%</text:p>
          </table:table-cell>
          <table:table-cell table:style-name="ce64" office:value-type="percentage" office:value="0.0252525252525252">
            <text:p>2,53%</text:p>
          </table:table-cell>
          <table:table-cell table:style-name="ce24" office:value-type="float" office:value="198">
            <text:p>198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95">
            <text:p>295</text:p>
          </table:table-cell>
          <table:table-cell table:style-name="ce26" office:value-type="string">
            <text:p>SAVIGNAC-SUR-LEYZE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235">
            <text:p>235</text:p>
          </table:table-cell>
          <table:table-cell table:style-name="ce48" office:value-type="float" office:value="234">
            <text:p>234</text:p>
          </table:table-cell>
          <table:table-cell table:style-name="ce48" office:value-type="float" office:value="97">
            <text:p>97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86">
            <text:p>86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309278350515464">
            <text:p>3,09%</text:p>
          </table:table-cell>
          <table:table-cell table:style-name="ce65" office:value-type="percentage" office:value="0.0348837209302326">
            <text:p>3,49%</text:p>
          </table:table-cell>
          <table:table-cell table:style-name="ce46" office:value-type="float" office:value="17">
            <text:p>17</text:p>
          </table:table-cell>
          <table:table-cell table:style-name="ce61" office:value-type="percentage" office:value="0.175257731958763">
            <text:p>17,53%</text:p>
          </table:table-cell>
          <table:table-cell table:style-name="ce65" office:value-type="percentage" office:value="0.197674418604651">
            <text:p>19,77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515463917525773">
            <text:p>5,15%</text:p>
          </table:table-cell>
          <table:table-cell table:style-name="ce65" office:value-type="percentage" office:value="0.0581395348837209">
            <text:p>5,81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103092783505155">
            <text:p>1,03%</text:p>
          </table:table-cell>
          <table:table-cell table:style-name="ce65" office:value-type="percentage" office:value="0.0116279069767442">
            <text:p>1,16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412371134020619">
            <text:p>4,12%</text:p>
          </table:table-cell>
          <table:table-cell table:style-name="ce65" office:value-type="percentage" office:value="0.0465116279069768">
            <text:p>4,65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515463917525773">
            <text:p>5,15%</text:p>
          </table:table-cell>
          <table:table-cell table:style-name="ce65" office:value-type="percentage" office:value="0.0581395348837209">
            <text:p>5,81%</text:p>
          </table:table-cell>
          <table:table-cell table:style-name="ce46" office:value-type="float" office:value="18">
            <text:p>18</text:p>
          </table:table-cell>
          <table:table-cell table:style-name="ce61" office:value-type="percentage" office:value="0.185567010309278">
            <text:p>18,56%</text:p>
          </table:table-cell>
          <table:table-cell table:style-name="ce65" office:value-type="percentage" office:value="0.209302325581395">
            <text:p>20,93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309278350515464">
            <text:p>3,09%</text:p>
          </table:table-cell>
          <table:table-cell table:style-name="ce65" office:value-type="percentage" office:value="0.0348837209302326">
            <text:p>3,49%</text:p>
          </table:table-cell>
          <table:table-cell table:style-name="ce46" office:value-type="float" office:value="26">
            <text:p>26</text:p>
          </table:table-cell>
          <table:table-cell table:style-name="ce61" office:value-type="percentage" office:value="0.268041237113402">
            <text:p>26,80%</text:p>
          </table:table-cell>
          <table:table-cell table:style-name="ce65" office:value-type="percentage" office:value="0.302325581395349">
            <text:p>30,23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206185567010309">
            <text:p>2,06%</text:p>
          </table:table-cell>
          <table:table-cell table:style-name="ce65" office:value-type="percentage" office:value="0.0232558139534884">
            <text:p>2,33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206185567010309">
            <text:p>2,06%</text:p>
          </table:table-cell>
          <table:table-cell table:style-name="ce65" office:value-type="percentage" office:value="0.0232558139534884">
            <text:p>2,33%</text:p>
          </table:table-cell>
          <table:table-cell table:style-name="ce26" office:value-type="float" office:value="86">
            <text:p>86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5">
            <text:p>26</text:p>
            <text:p/>
            <text:p>PENNE</text:p>
            <text:p>D'AGENAIS</text:p>
          </table:table-cell>
          <table:table-cell table:style-name="ce16" office:value-type="float" office:value="17">
            <text:p>017</text:p>
          </table:table-cell>
          <table:table-cell table:style-name="ce25" office:value-type="string">
            <text:p>AURADOU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264">
            <text:p>264</text:p>
          </table:table-cell>
          <table:table-cell table:style-name="ce47" office:value-type="float" office:value="265">
            <text:p>265</text:p>
          </table:table-cell>
          <table:table-cell table:style-name="ce47" office:value-type="float" office:value="132">
            <text:p>132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28">
            <text:p>128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27272727272727">
            <text:p>2,27%</text:p>
          </table:table-cell>
          <table:table-cell table:style-name="ce63" office:value-type="percentage" office:value="0.0234375">
            <text:p>2,34%</text:p>
          </table:table-cell>
          <table:table-cell table:style-name="ce58" office:value-type="float" office:value="45">
            <text:p>45</text:p>
          </table:table-cell>
          <table:table-cell table:style-name="ce59" office:value-type="percentage" office:value="0.340909090909091">
            <text:p>34,09%</text:p>
          </table:table-cell>
          <table:table-cell table:style-name="ce63" office:value-type="percentage" office:value="0.3515625">
            <text:p>35,16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57575757575758">
            <text:p>0,76%</text:p>
          </table:table-cell>
          <table:table-cell table:style-name="ce63" office:value-type="percentage" office:value="0.0078125">
            <text:p>0,78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454545454545455">
            <text:p>4,55%</text:p>
          </table:table-cell>
          <table:table-cell table:style-name="ce63" office:value-type="percentage" office:value="0.046875">
            <text:p>4,69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151515151515152">
            <text:p>1,52%</text:p>
          </table:table-cell>
          <table:table-cell table:style-name="ce63" office:value-type="percentage" office:value="0.015625">
            <text:p>1,5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454545454545455">
            <text:p>4,55%</text:p>
          </table:table-cell>
          <table:table-cell table:style-name="ce63" office:value-type="percentage" office:value="0.046875">
            <text:p>4,69%</text:p>
          </table:table-cell>
          <table:table-cell table:style-name="ce58" office:value-type="float" office:value="44">
            <text:p>44</text:p>
          </table:table-cell>
          <table:table-cell table:style-name="ce59" office:value-type="percentage" office:value="0.333333333333333">
            <text:p>33,33%</text:p>
          </table:table-cell>
          <table:table-cell table:style-name="ce63" office:value-type="percentage" office:value="0.34375">
            <text:p>34,3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227272727272727">
            <text:p>2,27%</text:p>
          </table:table-cell>
          <table:table-cell table:style-name="ce63" office:value-type="percentage" office:value="0.0234375">
            <text:p>2,34%</text:p>
          </table:table-cell>
          <table:table-cell table:style-name="ce58" office:value-type="float" office:value="16">
            <text:p>16</text:p>
          </table:table-cell>
          <table:table-cell table:style-name="ce59" office:value-type="percentage" office:value="0.121212121212121">
            <text:p>12,12%</text:p>
          </table:table-cell>
          <table:table-cell table:style-name="ce63" office:value-type="percentage" office:value="0.125">
            <text:p>12,5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57575757575758">
            <text:p>0,76%</text:p>
          </table:table-cell>
          <table:table-cell table:style-name="ce63" office:value-type="percentage" office:value="0.0078125">
            <text:p>0,78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757575757575758">
            <text:p>0,76%</text:p>
          </table:table-cell>
          <table:table-cell table:style-name="ce63" office:value-type="percentage" office:value="0.0078125">
            <text:p>0,78%</text:p>
          </table:table-cell>
          <table:table-cell table:style-name="ce25" office:value-type="float" office:value="128">
            <text:p>12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79">
            <text:p>079</text:p>
          </table:table-cell>
          <table:table-cell office:value-type="string">
            <text:p>DAUSS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29">
            <text:p>329</text:p>
          </table:table-cell>
          <table:table-cell office:value-type="float" office:value="328">
            <text:p>328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96078431372549">
            <text:p>1,96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36">
            <text:p>36</text:p>
          </table:table-cell>
          <table:table-cell table:style-name="ce60" office:value-type="percentage" office:value="0.235294117647059">
            <text:p>23,53%</text:p>
          </table:table-cell>
          <table:table-cell table:style-name="ce64" office:value-type="percentage" office:value="0.243243243243243">
            <text:p>24,3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61437908496732">
            <text:p>2,61%</text:p>
          </table:table-cell>
          <table:table-cell table:style-name="ce64" office:value-type="percentage" office:value="0.027027027027027">
            <text:p>2,7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26797385620915">
            <text:p>3,27%</text:p>
          </table:table-cell>
          <table:table-cell table:style-name="ce64" office:value-type="percentage" office:value="0.0337837837837838">
            <text:p>3,3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92156862745098">
            <text:p>3,92%</text:p>
          </table:table-cell>
          <table:table-cell table:style-name="ce64" office:value-type="percentage" office:value="0.0405405405405405">
            <text:p>4,0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92156862745098">
            <text:p>3,92%</text:p>
          </table:table-cell>
          <table:table-cell table:style-name="ce64" office:value-type="percentage" office:value="0.0405405405405405">
            <text:p>4,05%</text:p>
          </table:table-cell>
          <table:table-cell table:style-name="ce45" office:value-type="float" office:value="39">
            <text:p>39</text:p>
          </table:table-cell>
          <table:table-cell table:style-name="ce60" office:value-type="percentage" office:value="0.254901960784314">
            <text:p>25,49%</text:p>
          </table:table-cell>
          <table:table-cell table:style-name="ce64" office:value-type="percentage" office:value="0.263513513513513">
            <text:p>26,3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5359477124183">
            <text:p>0,65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2">
            <text:p>42</text:p>
          </table:table-cell>
          <table:table-cell table:style-name="ce60" office:value-type="percentage" office:value="0.274509803921569">
            <text:p>27,45%</text:p>
          </table:table-cell>
          <table:table-cell table:style-name="ce64" office:value-type="percentage" office:value="0.283783783783784">
            <text:p>28,3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61437908496732">
            <text:p>2,61%</text:p>
          </table:table-cell>
          <table:table-cell table:style-name="ce64" office:value-type="percentage" office:value="0.027027027027027">
            <text:p>2,7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48">
            <text:p>14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05">
            <text:p>105</text:p>
          </table:table-cell>
          <table:table-cell office:value-type="string">
            <text:p>FRESPECH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04">
            <text:p>204</text:p>
          </table:table-cell>
          <table:table-cell office:value-type="float" office:value="199">
            <text:p>199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255102040816327">
            <text:p>25,51%</text:p>
          </table:table-cell>
          <table:table-cell table:style-name="ce64" office:value-type="percentage" office:value="0.268817204301075">
            <text:p>26,8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0752688172043">
            <text:p>1,0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12244897959184">
            <text:p>6,12%</text:p>
          </table:table-cell>
          <table:table-cell table:style-name="ce64" office:value-type="percentage" office:value="0.0645161290322581">
            <text:p>6,4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0752688172043">
            <text:p>1,0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08163265306122">
            <text:p>4,08%</text:p>
          </table:table-cell>
          <table:table-cell table:style-name="ce64" office:value-type="percentage" office:value="0.0430107526881721">
            <text:p>4,3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918367346938776">
            <text:p>9,18%</text:p>
          </table:table-cell>
          <table:table-cell table:style-name="ce64" office:value-type="percentage" office:value="0.0967741935483871">
            <text:p>9,68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142857142857143">
            <text:p>14,29%</text:p>
          </table:table-cell>
          <table:table-cell table:style-name="ce64" office:value-type="percentage" office:value="0.150537634408602">
            <text:p>15,0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0752688172043">
            <text:p>1,0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1505376344086">
            <text:p>2,15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285714285714286">
            <text:p>28,57%</text:p>
          </table:table-cell>
          <table:table-cell table:style-name="ce64" office:value-type="percentage" office:value="0.301075268817204">
            <text:p>30,1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1505376344086">
            <text:p>2,15%</text:p>
          </table:table-cell>
          <table:table-cell table:style-name="ce24" office:value-type="float" office:value="93">
            <text:p>9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17">
            <text:p>117</text:p>
          </table:table-cell>
          <table:table-cell office:value-type="string">
            <text:p>HAUTEFAGE-LA-TOUR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592">
            <text:p>592</text:p>
          </table:table-cell>
          <table:table-cell office:value-type="float" office:value="588">
            <text:p>588</text:p>
          </table:table-cell>
          <table:table-cell office:value-type="float" office:value="241">
            <text:p>241</text:p>
          </table:table-cell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29875518672199">
            <text:p>0,83%</text:p>
          </table:table-cell>
          <table:table-cell table:style-name="ce64" office:value-type="percentage" office:value="0.00862068965517241">
            <text:p>0,86%</text:p>
          </table:table-cell>
          <table:table-cell table:style-name="ce45" office:value-type="float" office:value="75">
            <text:p>75</text:p>
          </table:table-cell>
          <table:table-cell table:style-name="ce60" office:value-type="percentage" office:value="0.311203319502075">
            <text:p>31,12%</text:p>
          </table:table-cell>
          <table:table-cell table:style-name="ce64" office:value-type="percentage" office:value="0.323275862068966">
            <text:p>32,33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7344398340249">
            <text:p>3,73%</text:p>
          </table:table-cell>
          <table:table-cell table:style-name="ce64" office:value-type="percentage" office:value="0.0387931034482759">
            <text:p>3,88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107883817427386">
            <text:p>10,79%</text:p>
          </table:table-cell>
          <table:table-cell table:style-name="ce64" office:value-type="percentage" office:value="0.112068965517241">
            <text:p>11,2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29875518672199">
            <text:p>0,83%</text:p>
          </table:table-cell>
          <table:table-cell table:style-name="ce64" office:value-type="percentage" office:value="0.00862068965517241">
            <text:p>0,8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2448132780083">
            <text:p>1,24%</text:p>
          </table:table-cell>
          <table:table-cell table:style-name="ce64" office:value-type="percentage" office:value="0.0129310344827586">
            <text:p>1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7344398340249">
            <text:p>3,73%</text:p>
          </table:table-cell>
          <table:table-cell table:style-name="ce64" office:value-type="percentage" office:value="0.0387931034482759">
            <text:p>3,88%</text:p>
          </table:table-cell>
          <table:table-cell table:style-name="ce45" office:value-type="float" office:value="54">
            <text:p>54</text:p>
          </table:table-cell>
          <table:table-cell table:style-name="ce60" office:value-type="percentage" office:value="0.224066390041494">
            <text:p>22,41%</text:p>
          </table:table-cell>
          <table:table-cell table:style-name="ce64" office:value-type="percentage" office:value="0.232758620689655">
            <text:p>23,2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3195020746888">
            <text:p>3,32%</text:p>
          </table:table-cell>
          <table:table-cell table:style-name="ce64" office:value-type="percentage" office:value="0.0344827586206897">
            <text:p>3,45%</text:p>
          </table:table-cell>
          <table:table-cell table:style-name="ce45" office:value-type="float" office:value="41">
            <text:p>41</text:p>
          </table:table-cell>
          <table:table-cell table:style-name="ce60" office:value-type="percentage" office:value="0.170124481327801">
            <text:p>17,01%</text:p>
          </table:table-cell>
          <table:table-cell table:style-name="ce64" office:value-type="percentage" office:value="0.176724137931034">
            <text:p>17,6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149377593361">
            <text:p>0,41%</text:p>
          </table:table-cell>
          <table:table-cell table:style-name="ce64" office:value-type="percentage" office:value="0.00431034482758621">
            <text:p>0,4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29875518672199">
            <text:p>0,83%</text:p>
          </table:table-cell>
          <table:table-cell table:style-name="ce64" office:value-type="percentage" office:value="0.00862068965517241">
            <text:p>0,86%</text:p>
          </table:table-cell>
          <table:table-cell table:style-name="ce24" office:value-type="float" office:value="232">
            <text:p>23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61">
            <text:p>161</text:p>
          </table:table-cell>
          <table:table-cell office:value-type="string">
            <text:p>MASSEL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94117647058823">
            <text:p>2,94%</text:p>
          </table:table-cell>
          <table:table-cell table:style-name="ce64" office:value-type="percentage" office:value="0.0294117647058823">
            <text:p>2,94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411764705882353">
            <text:p>41,18%</text:p>
          </table:table-cell>
          <table:table-cell table:style-name="ce64" office:value-type="percentage" office:value="0.411764705882353">
            <text:p>41,1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441176470588235">
            <text:p>44,12%</text:p>
          </table:table-cell>
          <table:table-cell table:style-name="ce64" office:value-type="percentage" office:value="0.441176470588235">
            <text:p>44,1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117647058823529">
            <text:p>11,76%</text:p>
          </table:table-cell>
          <table:table-cell table:style-name="ce64" office:value-type="percentage" office:value="0.117647058823529">
            <text:p>11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34">
            <text:p>3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62">
            <text:p>162</text:p>
          </table:table-cell>
          <table:table-cell office:value-type="string">
            <text:p>MASSOULÈ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018018018018">
            <text:p>1,80%</text:p>
          </table:table-cell>
          <table:table-cell table:style-name="ce64" office:value-type="percentage" office:value="0.0188679245283019">
            <text:p>1,89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243243243243243">
            <text:p>24,32%</text:p>
          </table:table-cell>
          <table:table-cell table:style-name="ce64" office:value-type="percentage" office:value="0.254716981132075">
            <text:p>25,47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810810810810811">
            <text:p>8,11%</text:p>
          </table:table-cell>
          <table:table-cell table:style-name="ce64" office:value-type="percentage" office:value="0.0849056603773585">
            <text:p>8,4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018018018018">
            <text:p>1,80%</text:p>
          </table:table-cell>
          <table:table-cell table:style-name="ce64" office:value-type="percentage" office:value="0.0188679245283019">
            <text:p>1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0900900900901">
            <text:p>0,90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3">
            <text:p>33</text:p>
          </table:table-cell>
          <table:table-cell table:style-name="ce60" office:value-type="percentage" office:value="0.297297297297297">
            <text:p>29,73%</text:p>
          </table:table-cell>
          <table:table-cell table:style-name="ce64" office:value-type="percentage" office:value="0.311320754716981">
            <text:p>31,1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0900900900901">
            <text:p>0,90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27027027027027">
            <text:p>27,03%</text:p>
          </table:table-cell>
          <table:table-cell table:style-name="ce64" office:value-type="percentage" office:value="0.283018867924528">
            <text:p>28,3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0900900900901">
            <text:p>0,90%</text:p>
          </table:table-cell>
          <table:table-cell table:style-name="ce64" office:value-type="percentage" office:value="0.00943396226415094">
            <text:p>0,94%</text:p>
          </table:table-cell>
          <table:table-cell table:style-name="ce24" office:value-type="float" office:value="106">
            <text:p>10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27">
            <text:p>827</text:p>
          </table:table-cell>
          <table:table-cell office:value-type="float" office:value="820">
            <text:p>820</text:p>
          </table:table-cell>
          <table:table-cell office:value-type="float" office:value="419">
            <text:p>419</text:p>
          </table:table-cell>
          <table:table-cell office:value-type="float" office:value="15">
            <text:p>15</text:p>
          </table:table-cell>
          <table:table-cell office:value-type="float" office:value="404">
            <text:p>404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90930787589499">
            <text:p>1,91%</text:p>
          </table:table-cell>
          <table:table-cell table:style-name="ce64" office:value-type="percentage" office:value="0.0198019801980198">
            <text:p>1,98%</text:p>
          </table:table-cell>
          <table:table-cell table:style-name="ce45" office:value-type="float" office:value="101">
            <text:p>101</text:p>
          </table:table-cell>
          <table:table-cell table:style-name="ce60" office:value-type="percentage" office:value="0.241050119331742">
            <text:p>24,11%</text:p>
          </table:table-cell>
          <table:table-cell table:style-name="ce64" office:value-type="percentage" office:value="0.25">
            <text:p>25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62529832935561">
            <text:p>2,63%</text:p>
          </table:table-cell>
          <table:table-cell table:style-name="ce64" office:value-type="percentage" office:value="0.0272277227722772">
            <text:p>2,72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0596658711217184">
            <text:p>5,97%</text:p>
          </table:table-cell>
          <table:table-cell table:style-name="ce64" office:value-type="percentage" office:value="0.0618811881188119">
            <text:p>6,1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8663484486874">
            <text:p>0,24%</text:p>
          </table:table-cell>
          <table:table-cell table:style-name="ce64" office:value-type="percentage" office:value="0.00247524752475248">
            <text:p>0,2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8663484486874">
            <text:p>0,24%</text:p>
          </table:table-cell>
          <table:table-cell table:style-name="ce64" office:value-type="percentage" office:value="0.00247524752475248">
            <text:p>0,2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77326968973747">
            <text:p>0,48%</text:p>
          </table:table-cell>
          <table:table-cell table:style-name="ce64" office:value-type="percentage" office:value="0.00495049504950495">
            <text:p>0,5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8663484486874">
            <text:p>0,24%</text:p>
          </table:table-cell>
          <table:table-cell table:style-name="ce64" office:value-type="percentage" office:value="0.00247524752475248">
            <text:p>0,25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62529832935561">
            <text:p>2,63%</text:p>
          </table:table-cell>
          <table:table-cell table:style-name="ce64" office:value-type="percentage" office:value="0.0272277227722772">
            <text:p>2,72%</text:p>
          </table:table-cell>
          <table:table-cell table:style-name="ce45" office:value-type="float" office:value="82">
            <text:p>82</text:p>
          </table:table-cell>
          <table:table-cell table:style-name="ce60" office:value-type="percentage" office:value="0.195704057279236">
            <text:p>19,57%</text:p>
          </table:table-cell>
          <table:table-cell table:style-name="ce64" office:value-type="percentage" office:value="0.202970297029703">
            <text:p>20,3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8663484486874">
            <text:p>0,24%</text:p>
          </table:table-cell>
          <table:table-cell table:style-name="ce64" office:value-type="percentage" office:value="0.00247524752475248">
            <text:p>0,25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5799522673031">
            <text:p>3,58%</text:p>
          </table:table-cell>
          <table:table-cell table:style-name="ce64" office:value-type="percentage" office:value="0.0371287128712871">
            <text:p>3,71%</text:p>
          </table:table-cell>
          <table:table-cell table:style-name="ce45" office:value-type="float" office:value="137">
            <text:p>137</text:p>
          </table:table-cell>
          <table:table-cell table:style-name="ce60" office:value-type="percentage" office:value="0.326968973747017">
            <text:p>32,70%</text:p>
          </table:table-cell>
          <table:table-cell table:style-name="ce64" office:value-type="percentage" office:value="0.339108910891089">
            <text:p>33,9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8663484486874">
            <text:p>0,24%</text:p>
          </table:table-cell>
          <table:table-cell table:style-name="ce64" office:value-type="percentage" office:value="0.00247524752475248">
            <text:p>0,25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67064439140811">
            <text:p>1,67%</text:p>
          </table:table-cell>
          <table:table-cell table:style-name="ce64" office:value-type="percentage" office:value="0.0173267326732673">
            <text:p>1,73%</text:p>
          </table:table-cell>
          <table:table-cell table:style-name="ce24" office:value-type="float" office:value="404">
            <text:p>40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735">
            <text:p>735</text:p>
          </table:table-cell>
          <table:table-cell office:value-type="float" office:value="730">
            <text:p>730</text:p>
          </table:table-cell>
          <table:table-cell office:value-type="float" office:value="320">
            <text:p>320</text:p>
          </table:table-cell>
          <table:table-cell office:value-type="float" office:value="13">
            <text:p>13</text:p>
          </table:table-cell>
          <table:table-cell office:value-type="float" office:value="307">
            <text:p>307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1875">
            <text:p>2,19%</text:p>
          </table:table-cell>
          <table:table-cell table:style-name="ce64" office:value-type="percentage" office:value="0.0228013029315961">
            <text:p>2,28%</text:p>
          </table:table-cell>
          <table:table-cell table:style-name="ce45" office:value-type="float" office:value="75">
            <text:p>75</text:p>
          </table:table-cell>
          <table:table-cell table:style-name="ce60" office:value-type="percentage" office:value="0.234375">
            <text:p>23,44%</text:p>
          </table:table-cell>
          <table:table-cell table:style-name="ce64" office:value-type="percentage" office:value="0.244299674267101">
            <text:p>24,4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5625">
            <text:p>1,56%</text:p>
          </table:table-cell>
          <table:table-cell table:style-name="ce64" office:value-type="percentage" office:value="0.0162866449511401">
            <text:p>1,63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46875">
            <text:p>4,69%</text:p>
          </table:table-cell>
          <table:table-cell table:style-name="ce64" office:value-type="percentage" office:value="0.0488599348534202">
            <text:p>4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125">
            <text:p>3,13%</text:p>
          </table:table-cell>
          <table:table-cell table:style-name="ce64" office:value-type="percentage" office:value="0.0325732899022801">
            <text:p>3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5">
            <text:p>1,25%</text:p>
          </table:table-cell>
          <table:table-cell table:style-name="ce64" office:value-type="percentage" office:value="0.0130293159609121">
            <text:p>1,30%</text:p>
          </table:table-cell>
          <table:table-cell table:style-name="ce45" office:value-type="float" office:value="68">
            <text:p>68</text:p>
          </table:table-cell>
          <table:table-cell table:style-name="ce60" office:value-type="percentage" office:value="0.2125">
            <text:p>21,25%</text:p>
          </table:table-cell>
          <table:table-cell table:style-name="ce64" office:value-type="percentage" office:value="0.221498371335505">
            <text:p>22,1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25">
            <text:p>0,63%</text:p>
          </table:table-cell>
          <table:table-cell table:style-name="ce64" office:value-type="percentage" office:value="0.00651465798045603">
            <text:p>0,65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4375">
            <text:p>3,44%</text:p>
          </table:table-cell>
          <table:table-cell table:style-name="ce64" office:value-type="percentage" office:value="0.0358306188925081">
            <text:p>3,58%</text:p>
          </table:table-cell>
          <table:table-cell table:style-name="ce45" office:value-type="float" office:value="100">
            <text:p>100</text:p>
          </table:table-cell>
          <table:table-cell table:style-name="ce60" office:value-type="percentage" office:value="0.3125">
            <text:p>31,25%</text:p>
          </table:table-cell>
          <table:table-cell table:style-name="ce64" office:value-type="percentage" office:value="0.325732899022801">
            <text:p>32,57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875">
            <text:p>1,88%</text:p>
          </table:table-cell>
          <table:table-cell table:style-name="ce64" office:value-type="percentage" office:value="0.0195439739413681">
            <text:p>1,9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5">
            <text:p>1,25%</text:p>
          </table:table-cell>
          <table:table-cell table:style-name="ce64" office:value-type="percentage" office:value="0.0130293159609121">
            <text:p>1,30%</text:p>
          </table:table-cell>
          <table:table-cell table:style-name="ce24" office:value-type="float" office:value="307">
            <text:p>30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134328358208955">
            <text:p>13,43%</text:p>
          </table:table-cell>
          <table:table-cell table:style-name="ce64" office:value-type="percentage" office:value="0.138461538461538">
            <text:p>13,85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238805970149254">
            <text:p>23,88%</text:p>
          </table:table-cell>
          <table:table-cell table:style-name="ce64" office:value-type="percentage" office:value="0.246153846153846">
            <text:p>24,6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47761194029851">
            <text:p>4,48%</text:p>
          </table:table-cell>
          <table:table-cell table:style-name="ce64" office:value-type="percentage" office:value="0.0461538461538462">
            <text:p>4,6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98507462686567">
            <text:p>2,99%</text:p>
          </table:table-cell>
          <table:table-cell table:style-name="ce64" office:value-type="percentage" office:value="0.0307692307692308">
            <text:p>3,08%</text:p>
          </table:table-cell>
          <table:table-cell table:style-name="ce45" office:value-type="float" office:value="21">
            <text:p>21</text:p>
          </table:table-cell>
          <table:table-cell table:style-name="ce60" office:value-type="percentage" office:value="0.313432835820896">
            <text:p>31,34%</text:p>
          </table:table-cell>
          <table:table-cell table:style-name="ce64" office:value-type="percentage" office:value="0.323076923076923">
            <text:p>32,3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9253731343284">
            <text:p>1,49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9253731343284">
            <text:p>1,49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164179104477612">
            <text:p>16,42%</text:p>
          </table:table-cell>
          <table:table-cell table:style-name="ce64" office:value-type="percentage" office:value="0.169230769230769">
            <text:p>16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49253731343284">
            <text:p>1,49%</text:p>
          </table:table-cell>
          <table:table-cell table:style-name="ce64" office:value-type="percentage" office:value="0.0153846153846154">
            <text:p>1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65">
            <text:p>6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384615384615385">
            <text:p>3,85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30188679245283">
            <text:p>30,19%</text:p>
          </table:table-cell>
          <table:table-cell table:style-name="ce64" office:value-type="percentage" office:value="0.307692307692308">
            <text:p>30,7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943396226415094">
            <text:p>9,43%</text:p>
          </table:table-cell>
          <table:table-cell table:style-name="ce64" office:value-type="percentage" office:value="0.0961538461538462">
            <text:p>9,6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192307692307692">
            <text:p>1,92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30188679245283">
            <text:p>30,19%</text:p>
          </table:table-cell>
          <table:table-cell table:style-name="ce64" office:value-type="percentage" office:value="0.307692307692308">
            <text:p>30,7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188679245283019">
            <text:p>18,87%</text:p>
          </table:table-cell>
          <table:table-cell table:style-name="ce64" office:value-type="percentage" office:value="0.192307692307692">
            <text:p>19,2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52">
            <text:p>5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80">
            <text:p>280</text:p>
          </table:table-cell>
          <table:table-cell office:value-type="string">
            <text:p>SAINT-SYLVESTRE-SUR-LO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58">
            <text:p>858</text:p>
          </table:table-cell>
          <table:table-cell office:value-type="float" office:value="817">
            <text:p>817</text:p>
          </table:table-cell>
          <table:table-cell office:value-type="float" office:value="394">
            <text:p>394</text:p>
          </table:table-cell>
          <table:table-cell office:value-type="float" office:value="16">
            <text:p>16</text:p>
          </table:table-cell>
          <table:table-cell office:value-type="float" office:value="378">
            <text:p>378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03045685279188">
            <text:p>2,03%</text:p>
          </table:table-cell>
          <table:table-cell table:style-name="ce64" office:value-type="percentage" office:value="0.0211640211640212">
            <text:p>2,12%</text:p>
          </table:table-cell>
          <table:table-cell table:style-name="ce45" office:value-type="float" office:value="89">
            <text:p>89</text:p>
          </table:table-cell>
          <table:table-cell table:style-name="ce60" office:value-type="percentage" office:value="0.225888324873096">
            <text:p>22,59%</text:p>
          </table:table-cell>
          <table:table-cell table:style-name="ce64" office:value-type="percentage" office:value="0.235449735449735">
            <text:p>23,54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79187817258883">
            <text:p>2,79%</text:p>
          </table:table-cell>
          <table:table-cell table:style-name="ce64" office:value-type="percentage" office:value="0.0291005291005291">
            <text:p>2,91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77664974619289">
            <text:p>1,78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80710659898477">
            <text:p>3,81%</text:p>
          </table:table-cell>
          <table:table-cell table:style-name="ce64" office:value-type="percentage" office:value="0.0396825396825397">
            <text:p>3,9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07614213197969">
            <text:p>0,51%</text:p>
          </table:table-cell>
          <table:table-cell table:style-name="ce64" office:value-type="percentage" office:value="0.00529100529100529">
            <text:p>0,5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77664974619289">
            <text:p>1,78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120">
            <text:p>120</text:p>
          </table:table-cell>
          <table:table-cell table:style-name="ce60" office:value-type="percentage" office:value="0.304568527918782">
            <text:p>30,46%</text:p>
          </table:table-cell>
          <table:table-cell table:style-name="ce64" office:value-type="percentage" office:value="0.317460317460317">
            <text:p>31,7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26903553299492">
            <text:p>1,27%</text:p>
          </table:table-cell>
          <table:table-cell table:style-name="ce64" office:value-type="percentage" office:value="0.0132275132275132">
            <text:p>1,32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04568527918782">
            <text:p>3,05%</text:p>
          </table:table-cell>
          <table:table-cell table:style-name="ce64" office:value-type="percentage" office:value="0.0317460317460317">
            <text:p>3,17%</text:p>
          </table:table-cell>
          <table:table-cell table:style-name="ce45" office:value-type="float" office:value="92">
            <text:p>92</text:p>
          </table:table-cell>
          <table:table-cell table:style-name="ce60" office:value-type="percentage" office:value="0.233502538071066">
            <text:p>23,35%</text:p>
          </table:table-cell>
          <table:table-cell table:style-name="ce64" office:value-type="percentage" office:value="0.243386243386243">
            <text:p>24,34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77664974619289">
            <text:p>1,78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61421319796954">
            <text:p>0,76%</text:p>
          </table:table-cell>
          <table:table-cell table:style-name="ce64" office:value-type="percentage" office:value="0.00793650793650794">
            <text:p>0,79%</text:p>
          </table:table-cell>
          <table:table-cell table:style-name="ce24" office:value-type="float" office:value="378">
            <text:p>37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80">
            <text:p>280</text:p>
          </table:table-cell>
          <table:table-cell office:value-type="string">
            <text:p>SAINT-SYLVESTRE-SUR-LOT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892">
            <text:p>892</text:p>
          </table:table-cell>
          <table:table-cell office:value-type="float" office:value="875">
            <text:p>875</text:p>
          </table:table-cell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91387559808612">
            <text:p>1,91%</text:p>
          </table:table-cell>
          <table:table-cell table:style-name="ce64" office:value-type="percentage" office:value="0.02">
            <text:p>2,00%</text:p>
          </table:table-cell>
          <table:table-cell table:style-name="ce45" office:value-type="float" office:value="137">
            <text:p>137</text:p>
          </table:table-cell>
          <table:table-cell table:style-name="ce60" office:value-type="percentage" office:value="0.327751196172249">
            <text:p>32,78%</text:p>
          </table:table-cell>
          <table:table-cell table:style-name="ce64" office:value-type="percentage" office:value="0.3425">
            <text:p>34,2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17703349282297">
            <text:p>0,72%</text:p>
          </table:table-cell>
          <table:table-cell table:style-name="ce64" office:value-type="percentage" office:value="0.0075">
            <text:p>0,75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382775119617225">
            <text:p>3,83%</text:p>
          </table:table-cell>
          <table:table-cell table:style-name="ce64" office:value-type="percentage" office:value="0.04">
            <text:p>4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78468899521531">
            <text:p>0,48%</text:p>
          </table:table-cell>
          <table:table-cell table:style-name="ce64" office:value-type="percentage" office:value="0.005">
            <text:p>0,5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478468899521531">
            <text:p>4,78%</text:p>
          </table:table-cell>
          <table:table-cell table:style-name="ce64" office:value-type="percentage" office:value="0.05">
            <text:p>5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58851674641148">
            <text:p>3,59%</text:p>
          </table:table-cell>
          <table:table-cell table:style-name="ce64" office:value-type="percentage" office:value="0.0375">
            <text:p>3,75%</text:p>
          </table:table-cell>
          <table:table-cell table:style-name="ce45" office:value-type="float" office:value="85">
            <text:p>85</text:p>
          </table:table-cell>
          <table:table-cell table:style-name="ce60" office:value-type="percentage" office:value="0.203349282296651">
            <text:p>20,33%</text:p>
          </table:table-cell>
          <table:table-cell table:style-name="ce64" office:value-type="percentage" office:value="0.2125">
            <text:p>21,2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17703349282297">
            <text:p>0,72%</text:p>
          </table:table-cell>
          <table:table-cell table:style-name="ce64" office:value-type="percentage" office:value="0.0075">
            <text:p>0,7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63157894736842">
            <text:p>2,63%</text:p>
          </table:table-cell>
          <table:table-cell table:style-name="ce64" office:value-type="percentage" office:value="0.0275">
            <text:p>2,75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227272727272727">
            <text:p>22,73%</text:p>
          </table:table-cell>
          <table:table-cell table:style-name="ce64" office:value-type="percentage" office:value="0.2375">
            <text:p>23,7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56937799043062">
            <text:p>0,96%</text:p>
          </table:table-cell>
          <table:table-cell table:style-name="ce64" office:value-type="percentage" office:value="0.01">
            <text:p>1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9234449760766">
            <text:p>0,24%</text:p>
          </table:table-cell>
          <table:table-cell table:style-name="ce64" office:value-type="percentage" office:value="0.0025">
            <text:p>0,25%</text:p>
          </table:table-cell>
          <table:table-cell table:style-name="ce24" office:value-type="float" office:value="400">
            <text:p>40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14">
            <text:p>314</text:p>
          </table:table-cell>
          <table:table-cell office:value-type="string">
            <text:p>TRÉMON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8148148148148">
            <text:p>1,48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50">
            <text:p>50</text:p>
          </table:table-cell>
          <table:table-cell table:style-name="ce60" office:value-type="percentage" office:value="0.37037037037037">
            <text:p>37,04%</text:p>
          </table:table-cell>
          <table:table-cell table:style-name="ce64" office:value-type="percentage" office:value="0.373134328358209">
            <text:p>37,3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8148148148148">
            <text:p>1,48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44444444444444">
            <text:p>4,44%</text:p>
          </table:table-cell>
          <table:table-cell table:style-name="ce64" office:value-type="percentage" office:value="0.0447761194029851">
            <text:p>4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40740740740741">
            <text:p>0,74%</text:p>
          </table:table-cell>
          <table:table-cell table:style-name="ce64" office:value-type="percentage" office:value="0.00746268656716418">
            <text:p>0,7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40740740740741">
            <text:p>0,74%</text:p>
          </table:table-cell>
          <table:table-cell table:style-name="ce64" office:value-type="percentage" office:value="0.00746268656716418">
            <text:p>0,75%</text:p>
          </table:table-cell>
          <table:table-cell table:style-name="ce45" office:value-type="float" office:value="33">
            <text:p>33</text:p>
          </table:table-cell>
          <table:table-cell table:style-name="ce60" office:value-type="percentage" office:value="0.244444444444444">
            <text:p>24,44%</text:p>
          </table:table-cell>
          <table:table-cell table:style-name="ce64" office:value-type="percentage" office:value="0.246268656716418">
            <text:p>24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40740740740741">
            <text:p>0,74%</text:p>
          </table:table-cell>
          <table:table-cell table:style-name="ce64" office:value-type="percentage" office:value="0.00746268656716418">
            <text:p>0,75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7037037037037">
            <text:p>3,70%</text:p>
          </table:table-cell>
          <table:table-cell table:style-name="ce64" office:value-type="percentage" office:value="0.0373134328358209">
            <text:p>3,73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214814814814815">
            <text:p>21,48%</text:p>
          </table:table-cell>
          <table:table-cell table:style-name="ce64" office:value-type="percentage" office:value="0.216417910447761">
            <text:p>21,6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8148148148148">
            <text:p>1,48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8148148148148">
            <text:p>1,48%</text:p>
          </table:table-cell>
          <table:table-cell table:style-name="ce64" office:value-type="percentage" office:value="0.0149253731343284">
            <text:p>1,49%</text:p>
          </table:table-cell>
          <table:table-cell table:style-name="ce24" office:value-type="float" office:value="134">
            <text:p>13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15">
            <text:p>315</text:p>
          </table:table-cell>
          <table:table-cell office:value-type="string">
            <text:p>TRENTEL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48">
            <text:p>348</text:p>
          </table:table-cell>
          <table:table-cell office:value-type="float" office:value="331">
            <text:p>331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46913580246914">
            <text:p>2,47%</text:p>
          </table:table-cell>
          <table:table-cell table:style-name="ce64" office:value-type="percentage" office:value="0.0253164556962025">
            <text:p>2,53%</text:p>
          </table:table-cell>
          <table:table-cell table:style-name="ce45" office:value-type="float" office:value="51">
            <text:p>51</text:p>
          </table:table-cell>
          <table:table-cell table:style-name="ce60" office:value-type="percentage" office:value="0.314814814814815">
            <text:p>31,48%</text:p>
          </table:table-cell>
          <table:table-cell table:style-name="ce64" office:value-type="percentage" office:value="0.322784810126582">
            <text:p>32,2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46913580246914">
            <text:p>2,47%</text:p>
          </table:table-cell>
          <table:table-cell table:style-name="ce64" office:value-type="percentage" office:value="0.0253164556962025">
            <text:p>2,5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7283950617284">
            <text:p>0,62%</text:p>
          </table:table-cell>
          <table:table-cell table:style-name="ce64" office:value-type="percentage" office:value="0.00632911392405063">
            <text:p>0,6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32098765432099">
            <text:p>4,32%</text:p>
          </table:table-cell>
          <table:table-cell table:style-name="ce64" office:value-type="percentage" office:value="0.0443037974683544">
            <text:p>4,4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7283950617284">
            <text:p>0,62%</text:p>
          </table:table-cell>
          <table:table-cell table:style-name="ce64" office:value-type="percentage" office:value="0.00632911392405063">
            <text:p>0,6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89873417721519">
            <text:p>1,90%</text:p>
          </table:table-cell>
          <table:table-cell table:style-name="ce45" office:value-type="float" office:value="41">
            <text:p>41</text:p>
          </table:table-cell>
          <table:table-cell table:style-name="ce60" office:value-type="percentage" office:value="0.253086419753086">
            <text:p>25,31%</text:p>
          </table:table-cell>
          <table:table-cell table:style-name="ce64" office:value-type="percentage" office:value="0.259493670886076">
            <text:p>25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46913580246914">
            <text:p>2,47%</text:p>
          </table:table-cell>
          <table:table-cell table:style-name="ce64" office:value-type="percentage" office:value="0.0253164556962025">
            <text:p>2,53%</text:p>
          </table:table-cell>
          <table:table-cell table:style-name="ce45" office:value-type="float" office:value="41">
            <text:p>41</text:p>
          </table:table-cell>
          <table:table-cell table:style-name="ce60" office:value-type="percentage" office:value="0.253086419753086">
            <text:p>25,31%</text:p>
          </table:table-cell>
          <table:table-cell table:style-name="ce64" office:value-type="percentage" office:value="0.259493670886076">
            <text:p>25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7283950617284">
            <text:p>0,62%</text:p>
          </table:table-cell>
          <table:table-cell table:style-name="ce64" office:value-type="percentage" office:value="0.00632911392405063">
            <text:p>0,63%</text:p>
          </table:table-cell>
          <table:table-cell table:style-name="ce24" office:value-type="float" office:value="158">
            <text:p>158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15">
            <text:p>315</text:p>
          </table:table-cell>
          <table:table-cell table:style-name="ce26" office:value-type="string">
            <text:p>TRENTELS</text:p>
          </table:table-cell>
          <table:table-cell table:style-name="ce33" office:value-type="float" office:value="2">
            <text:p>0002</text:p>
          </table:table-cell>
          <table:table-cell table:style-name="ce39" office:value-type="float" office:value="284">
            <text:p>284</text:p>
          </table:table-cell>
          <table:table-cell table:style-name="ce48" office:value-type="float" office:value="270">
            <text:p>270</text:p>
          </table:table-cell>
          <table:table-cell table:style-name="ce48" office:value-type="float" office:value="127">
            <text:p>12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19">
            <text:p>119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14">
            <text:p>14</text:p>
          </table:table-cell>
          <table:table-cell table:style-name="ce61" office:value-type="percentage" office:value="0.110236220472441">
            <text:p>11,02%</text:p>
          </table:table-cell>
          <table:table-cell table:style-name="ce65" office:value-type="percentage" office:value="0.117647058823529">
            <text:p>11,76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16">
            <text:p>16</text:p>
          </table:table-cell>
          <table:table-cell table:style-name="ce61" office:value-type="percentage" office:value="0.125984251968504">
            <text:p>12,60%</text:p>
          </table:table-cell>
          <table:table-cell table:style-name="ce65" office:value-type="percentage" office:value="0.134453781512605">
            <text:p>13,45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393700787401575">
            <text:p>3,94%</text:p>
          </table:table-cell>
          <table:table-cell table:style-name="ce65" office:value-type="percentage" office:value="0.0420168067226891">
            <text:p>4,2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37">
            <text:p>37</text:p>
          </table:table-cell>
          <table:table-cell table:style-name="ce61" office:value-type="percentage" office:value="0.291338582677165">
            <text:p>29,13%</text:p>
          </table:table-cell>
          <table:table-cell table:style-name="ce65" office:value-type="percentage" office:value="0.310924369747899">
            <text:p>31,0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236220472440945">
            <text:p>2,36%</text:p>
          </table:table-cell>
          <table:table-cell table:style-name="ce65" office:value-type="percentage" office:value="0.0252100840336134">
            <text:p>2,52%</text:p>
          </table:table-cell>
          <table:table-cell table:style-name="ce46" office:value-type="float" office:value="35">
            <text:p>35</text:p>
          </table:table-cell>
          <table:table-cell table:style-name="ce61" office:value-type="percentage" office:value="0.275590551181102">
            <text:p>27,56%</text:p>
          </table:table-cell>
          <table:table-cell table:style-name="ce65" office:value-type="percentage" office:value="0.294117647058823">
            <text:p>29,41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78740157480315">
            <text:p>0,79%</text:p>
          </table:table-cell>
          <table:table-cell table:style-name="ce65" office:value-type="percentage" office:value="0.00840336134453782">
            <text:p>0,84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236220472440945">
            <text:p>2,36%</text:p>
          </table:table-cell>
          <table:table-cell table:style-name="ce65" office:value-type="percentage" office:value="0.0252100840336134">
            <text:p>2,52%</text:p>
          </table:table-cell>
          <table:table-cell table:style-name="ce26" office:value-type="float" office:value="119">
            <text:p>119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9">
            <text:p>28</text:p>
            <text:p/>
            <text:p>PRAYSSAS</text:p>
          </table:table-cell>
          <table:table-cell table:style-name="ce16" office:value-type="float" office:value="73">
            <text:p>073</text:p>
          </table:table-cell>
          <table:table-cell table:style-name="ce25" office:value-type="string">
            <text:p>COURS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165">
            <text:p>165</text:p>
          </table:table-cell>
          <table:table-cell table:style-name="ce47" office:value-type="float" office:value="165">
            <text:p>165</text:p>
          </table:table-cell>
          <table:table-cell table:style-name="ce47" office:value-type="float" office:value="76">
            <text:p>76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76">
            <text:p>76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263157894736842">
            <text:p>2,63%</text:p>
          </table:table-cell>
          <table:table-cell table:style-name="ce63" office:value-type="percentage" office:value="0.0263157894736842">
            <text:p>2,63%</text:p>
          </table:table-cell>
          <table:table-cell table:style-name="ce58" office:value-type="float" office:value="23">
            <text:p>23</text:p>
          </table:table-cell>
          <table:table-cell table:style-name="ce59" office:value-type="percentage" office:value="0.302631578947368">
            <text:p>30,26%</text:p>
          </table:table-cell>
          <table:table-cell table:style-name="ce63" office:value-type="percentage" office:value="0.302631578947368">
            <text:p>30,2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263157894736842">
            <text:p>2,63%</text:p>
          </table:table-cell>
          <table:table-cell table:style-name="ce63" office:value-type="percentage" office:value="0.0263157894736842">
            <text:p>2,6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31578947368421">
            <text:p>1,32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31578947368421">
            <text:p>1,32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657894736842105">
            <text:p>6,58%</text:p>
          </table:table-cell>
          <table:table-cell table:style-name="ce63" office:value-type="percentage" office:value="0.0657894736842105">
            <text:p>6,58%</text:p>
          </table:table-cell>
          <table:table-cell table:style-name="ce58" office:value-type="float" office:value="20">
            <text:p>20</text:p>
          </table:table-cell>
          <table:table-cell table:style-name="ce59" office:value-type="percentage" office:value="0.263157894736842">
            <text:p>26,32%</text:p>
          </table:table-cell>
          <table:table-cell table:style-name="ce63" office:value-type="percentage" office:value="0.263157894736842">
            <text:p>26,32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31578947368421">
            <text:p>1,32%</text:p>
          </table:table-cell>
          <table:table-cell table:style-name="ce63" office:value-type="percentage" office:value="0.0131578947368421">
            <text:p>1,32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263157894736842">
            <text:p>2,63%</text:p>
          </table:table-cell>
          <table:table-cell table:style-name="ce63" office:value-type="percentage" office:value="0.0263157894736842">
            <text:p>2,63%</text:p>
          </table:table-cell>
          <table:table-cell table:style-name="ce58" office:value-type="float" office:value="15">
            <text:p>15</text:p>
          </table:table-cell>
          <table:table-cell table:style-name="ce59" office:value-type="percentage" office:value="0.197368421052632">
            <text:p>19,74%</text:p>
          </table:table-cell>
          <table:table-cell table:style-name="ce63" office:value-type="percentage" office:value="0.197368421052632">
            <text:p>19,74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263157894736842">
            <text:p>2,63%</text:p>
          </table:table-cell>
          <table:table-cell table:style-name="ce63" office:value-type="percentage" office:value="0.0263157894736842">
            <text:p>2,63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263157894736842">
            <text:p>2,63%</text:p>
          </table:table-cell>
          <table:table-cell table:style-name="ce63" office:value-type="percentage" office:value="0.0263157894736842">
            <text:p>2,63%</text:p>
          </table:table-cell>
          <table:table-cell table:style-name="ce25" office:value-type="float" office:value="76">
            <text:p>7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11">
            <text:p>111</text:p>
          </table:table-cell>
          <table:table-cell office:value-type="string">
            <text:p>GRANGES-SUR-LO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41">
            <text:p>441</text:p>
          </table:table-cell>
          <table:table-cell office:value-type="float" office:value="439">
            <text:p>439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638297872340425">
            <text:p>6,38%</text:p>
          </table:table-cell>
          <table:table-cell table:style-name="ce64" office:value-type="percentage" office:value="0.0666666666666667">
            <text:p>6,67%</text:p>
          </table:table-cell>
          <table:table-cell table:style-name="ce45" office:value-type="float" office:value="37">
            <text:p>37</text:p>
          </table:table-cell>
          <table:table-cell table:style-name="ce60" office:value-type="percentage" office:value="0.26241134751773">
            <text:p>26,24%</text:p>
          </table:table-cell>
          <table:table-cell table:style-name="ce64" office:value-type="percentage" office:value="0.274074074074074">
            <text:p>27,4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9219858156028">
            <text:p>0,71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54609929078014">
            <text:p>3,55%</text:p>
          </table:table-cell>
          <table:table-cell table:style-name="ce64" office:value-type="percentage" office:value="0.037037037037037">
            <text:p>3,7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9219858156028">
            <text:p>0,71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9219858156028">
            <text:p>0,71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9219858156028">
            <text:p>0,71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1843971631206">
            <text:p>1,42%</text:p>
          </table:table-cell>
          <table:table-cell table:style-name="ce64" office:value-type="percentage" office:value="0.0148148148148148">
            <text:p>1,4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09219858156028">
            <text:p>0,71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191489361702128">
            <text:p>19,15%</text:p>
          </table:table-cell>
          <table:table-cell table:style-name="ce64" office:value-type="percentage" office:value="0.2">
            <text:p>2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567375886524823">
            <text:p>5,67%</text:p>
          </table:table-cell>
          <table:table-cell table:style-name="ce64" office:value-type="percentage" office:value="0.0592592592592593">
            <text:p>5,93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24822695035461">
            <text:p>24,82%</text:p>
          </table:table-cell>
          <table:table-cell table:style-name="ce64" office:value-type="percentage" office:value="0.259259259259259">
            <text:p>25,9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9645390070922">
            <text:p>4,96%</text:p>
          </table:table-cell>
          <table:table-cell table:style-name="ce64" office:value-type="percentage" office:value="0.0518518518518519">
            <text:p>5,1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35">
            <text:p>13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25">
            <text:p>125</text:p>
          </table:table-cell>
          <table:table-cell office:value-type="string">
            <text:p>LACÉPÈD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77777777777778">
            <text:p>2,78%</text:p>
          </table:table-cell>
          <table:table-cell table:style-name="ce64" office:value-type="percentage" office:value="0.0283018867924528">
            <text:p>2,83%</text:p>
          </table:table-cell>
          <table:table-cell table:style-name="ce45" office:value-type="float" office:value="42">
            <text:p>42</text:p>
          </table:table-cell>
          <table:table-cell table:style-name="ce60" office:value-type="percentage" office:value="0.388888888888889">
            <text:p>38,89%</text:p>
          </table:table-cell>
          <table:table-cell table:style-name="ce64" office:value-type="percentage" office:value="0.39622641509434">
            <text:p>39,6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25925925925926">
            <text:p>0,93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88679245283019">
            <text:p>1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25925925925926">
            <text:p>0,93%</text:p>
          </table:table-cell>
          <table:table-cell table:style-name="ce64" office:value-type="percentage" office:value="0.00943396226415094">
            <text:p>0,94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166666666666667">
            <text:p>16,67%</text:p>
          </table:table-cell>
          <table:table-cell table:style-name="ce64" office:value-type="percentage" office:value="0.169811320754717">
            <text:p>16,9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88679245283019">
            <text:p>1,89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12962962962963">
            <text:p>12,96%</text:p>
          </table:table-cell>
          <table:table-cell table:style-name="ce64" office:value-type="percentage" office:value="0.132075471698113">
            <text:p>13,21%</text:p>
          </table:table-cell>
          <table:table-cell table:style-name="ce45" office:value-type="float" office:value="21">
            <text:p>21</text:p>
          </table:table-cell>
          <table:table-cell table:style-name="ce60" office:value-type="percentage" office:value="0.194444444444444">
            <text:p>19,44%</text:p>
          </table:table-cell>
          <table:table-cell table:style-name="ce64" office:value-type="percentage" office:value="0.19811320754717">
            <text:p>19,8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88679245283019">
            <text:p>1,89%</text:p>
          </table:table-cell>
          <table:table-cell table:style-name="ce24" office:value-type="float" office:value="106">
            <text:p>10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40">
            <text:p>140</text:p>
          </table:table-cell>
          <table:table-cell office:value-type="string">
            <text:p>LAUGN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58">
            <text:p>458</text:p>
          </table:table-cell>
          <table:table-cell office:value-type="float" office:value="462">
            <text:p>462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3061224489796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48">
            <text:p>48</text:p>
          </table:table-cell>
          <table:table-cell table:style-name="ce60" office:value-type="percentage" office:value="0.244897959183673">
            <text:p>24,49%</text:p>
          </table:table-cell>
          <table:table-cell table:style-name="ce64" office:value-type="percentage" office:value="0.265193370165746">
            <text:p>26,5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10204081632653">
            <text:p>0,51%</text:p>
          </table:table-cell>
          <table:table-cell table:style-name="ce64" office:value-type="percentage" office:value="0.00552486187845304">
            <text:p>0,5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3061224489796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48">
            <text:p>48</text:p>
          </table:table-cell>
          <table:table-cell table:style-name="ce60" office:value-type="percentage" office:value="0.244897959183673">
            <text:p>24,49%</text:p>
          </table:table-cell>
          <table:table-cell table:style-name="ce64" office:value-type="percentage" office:value="0.265193370165746">
            <text:p>26,5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55102040816327">
            <text:p>2,55%</text:p>
          </table:table-cell>
          <table:table-cell table:style-name="ce64" office:value-type="percentage" office:value="0.0276243093922652">
            <text:p>2,76%</text:p>
          </table:table-cell>
          <table:table-cell table:style-name="ce45" office:value-type="float" office:value="47">
            <text:p>47</text:p>
          </table:table-cell>
          <table:table-cell table:style-name="ce60" office:value-type="percentage" office:value="0.239795918367347">
            <text:p>23,98%</text:p>
          </table:table-cell>
          <table:table-cell table:style-name="ce64" office:value-type="percentage" office:value="0.259668508287293">
            <text:p>25,97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714285714285714">
            <text:p>7,14%</text:p>
          </table:table-cell>
          <table:table-cell table:style-name="ce64" office:value-type="percentage" office:value="0.0773480662983425">
            <text:p>7,7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06122448979592">
            <text:p>3,06%</text:p>
          </table:table-cell>
          <table:table-cell table:style-name="ce64" office:value-type="percentage" office:value="0.0331491712707182">
            <text:p>3,31%</text:p>
          </table:table-cell>
          <table:table-cell table:style-name="ce24" office:value-type="float" office:value="181">
            <text:p>18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54">
            <text:p>154</text:p>
          </table:table-cell>
          <table:table-cell office:value-type="string">
            <text:p>LUSIGNAN-PETI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70873786407767">
            <text:p>0,97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254545454545454">
            <text:p>25,45%</text:p>
          </table:table-cell>
          <table:table-cell table:style-name="ce64" office:value-type="percentage" office:value="0.271844660194175">
            <text:p>27,1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1818181818182">
            <text:p>1,82%</text:p>
          </table:table-cell>
          <table:table-cell table:style-name="ce64" office:value-type="percentage" office:value="0.0194174757281553">
            <text:p>1,9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63636363636364">
            <text:p>3,64%</text:p>
          </table:table-cell>
          <table:table-cell table:style-name="ce64" office:value-type="percentage" office:value="0.0388349514563107">
            <text:p>3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70873786407767">
            <text:p>0,9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09090909090909">
            <text:p>0,91%</text:p>
          </table:table-cell>
          <table:table-cell table:style-name="ce64" office:value-type="percentage" office:value="0.00970873786407767">
            <text:p>0,9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818181818181818">
            <text:p>8,18%</text:p>
          </table:table-cell>
          <table:table-cell table:style-name="ce64" office:value-type="percentage" office:value="0.087378640776699">
            <text:p>8,74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309090909090909">
            <text:p>30,91%</text:p>
          </table:table-cell>
          <table:table-cell table:style-name="ce64" office:value-type="percentage" office:value="0.330097087378641">
            <text:p>33,0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81818181818182">
            <text:p>1,82%</text:p>
          </table:table-cell>
          <table:table-cell table:style-name="ce64" office:value-type="percentage" office:value="0.0194174757281553">
            <text:p>1,94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54545454545455">
            <text:p>4,55%</text:p>
          </table:table-cell>
          <table:table-cell table:style-name="ce64" office:value-type="percentage" office:value="0.0485436893203883">
            <text:p>4,85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909090909090909">
            <text:p>9,09%</text:p>
          </table:table-cell>
          <table:table-cell table:style-name="ce64" office:value-type="percentage" office:value="0.0970873786407767">
            <text:p>9,71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545454545454545">
            <text:p>5,45%</text:p>
          </table:table-cell>
          <table:table-cell table:style-name="ce64" office:value-type="percentage" office:value="0.058252427184466">
            <text:p>5,8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03">
            <text:p>10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55">
            <text:p>155</text:p>
          </table:table-cell>
          <table:table-cell office:value-type="string">
            <text:p>MADAILLA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86">
            <text:p>486</text:p>
          </table:table-cell>
          <table:table-cell office:value-type="float" office:value="484">
            <text:p>484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7894736842105">
            <text:p>1,58%</text:p>
          </table:table-cell>
          <table:table-cell table:style-name="ce64" office:value-type="percentage" office:value="0.016304347826087">
            <text:p>1,63%</text:p>
          </table:table-cell>
          <table:table-cell table:style-name="ce45" office:value-type="float" office:value="69">
            <text:p>69</text:p>
          </table:table-cell>
          <table:table-cell table:style-name="ce60" office:value-type="percentage" office:value="0.363157894736842">
            <text:p>36,32%</text:p>
          </table:table-cell>
          <table:table-cell table:style-name="ce64" office:value-type="percentage" office:value="0.375">
            <text:p>37,5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26315789473684">
            <text:p>0,53%</text:p>
          </table:table-cell>
          <table:table-cell table:style-name="ce64" office:value-type="percentage" office:value="0.00543478260869565">
            <text:p>0,5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73684210526316">
            <text:p>4,74%</text:p>
          </table:table-cell>
          <table:table-cell table:style-name="ce64" office:value-type="percentage" office:value="0.0489130434782609">
            <text:p>4,89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7894736842105">
            <text:p>1,58%</text:p>
          </table:table-cell>
          <table:table-cell table:style-name="ce64" office:value-type="percentage" office:value="0.016304347826087">
            <text:p>1,6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26315789473684">
            <text:p>0,53%</text:p>
          </table:table-cell>
          <table:table-cell table:style-name="ce64" office:value-type="percentage" office:value="0.00543478260869565">
            <text:p>0,5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26315789473684">
            <text:p>0,53%</text:p>
          </table:table-cell>
          <table:table-cell table:style-name="ce64" office:value-type="percentage" office:value="0.00543478260869565">
            <text:p>0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421052631578947">
            <text:p>4,21%</text:p>
          </table:table-cell>
          <table:table-cell table:style-name="ce64" office:value-type="percentage" office:value="0.0434782608695652">
            <text:p>4,35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231578947368421">
            <text:p>23,16%</text:p>
          </table:table-cell>
          <table:table-cell table:style-name="ce64" office:value-type="percentage" office:value="0.239130434782609">
            <text:p>23,9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68421052631579">
            <text:p>3,68%</text:p>
          </table:table-cell>
          <table:table-cell table:style-name="ce64" office:value-type="percentage" office:value="0.0380434782608696">
            <text:p>3,80%</text:p>
          </table:table-cell>
          <table:table-cell table:style-name="ce45" office:value-type="float" office:value="32">
            <text:p>32</text:p>
          </table:table-cell>
          <table:table-cell table:style-name="ce60" office:value-type="percentage" office:value="0.168421052631579">
            <text:p>16,84%</text:p>
          </table:table-cell>
          <table:table-cell table:style-name="ce64" office:value-type="percentage" office:value="0.173913043478261">
            <text:p>17,3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63157894736842">
            <text:p>2,63%</text:p>
          </table:table-cell>
          <table:table-cell table:style-name="ce64" office:value-type="percentage" office:value="0.0271739130434783">
            <text:p>2,7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26315789473684">
            <text:p>0,53%</text:p>
          </table:table-cell>
          <table:table-cell table:style-name="ce64" office:value-type="percentage" office:value="0.00543478260869565">
            <text:p>0,54%</text:p>
          </table:table-cell>
          <table:table-cell table:style-name="ce24" office:value-type="float" office:value="184">
            <text:p>18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90">
            <text:p>190</text:p>
          </table:table-cell>
          <table:table-cell office:value-type="string">
            <text:p>MONTPEZA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17">
            <text:p>417</text:p>
          </table:table-cell>
          <table:table-cell office:value-type="float" office:value="426">
            <text:p>426</text:p>
          </table:table-cell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985221674876847">
            <text:p>0,99%</text:p>
          </table:table-cell>
          <table:table-cell table:style-name="ce64" office:value-type="percentage" office:value="0.0101522842639594">
            <text:p>1,02%</text:p>
          </table:table-cell>
          <table:table-cell table:style-name="ce45" office:value-type="float" office:value="67">
            <text:p>67</text:p>
          </table:table-cell>
          <table:table-cell table:style-name="ce60" office:value-type="percentage" office:value="0.330049261083744">
            <text:p>33,00%</text:p>
          </table:table-cell>
          <table:table-cell table:style-name="ce64" office:value-type="percentage" office:value="0.34010152284264">
            <text:p>34,0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97044334975369">
            <text:p>1,97%</text:p>
          </table:table-cell>
          <table:table-cell table:style-name="ce64" office:value-type="percentage" office:value="0.0203045685279188">
            <text:p>2,03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43349753694581">
            <text:p>4,43%</text:p>
          </table:table-cell>
          <table:table-cell table:style-name="ce64" office:value-type="percentage" office:value="0.0456852791878173">
            <text:p>4,5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47783251231527">
            <text:p>1,48%</text:p>
          </table:table-cell>
          <table:table-cell table:style-name="ce64" office:value-type="percentage" office:value="0.0152284263959391">
            <text:p>1,5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44827586206897">
            <text:p>3,45%</text:p>
          </table:table-cell>
          <table:table-cell table:style-name="ce64" office:value-type="percentage" office:value="0.0355329949238579">
            <text:p>3,5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492610837438424">
            <text:p>4,93%</text:p>
          </table:table-cell>
          <table:table-cell table:style-name="ce64" office:value-type="percentage" office:value="0.050761421319797">
            <text:p>5,08%</text:p>
          </table:table-cell>
          <table:table-cell table:style-name="ce45" office:value-type="float" office:value="56">
            <text:p>56</text:p>
          </table:table-cell>
          <table:table-cell table:style-name="ce60" office:value-type="percentage" office:value="0.275862068965517">
            <text:p>27,59%</text:p>
          </table:table-cell>
          <table:table-cell table:style-name="ce64" office:value-type="percentage" office:value="0.284263959390863">
            <text:p>28,4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92610837438424">
            <text:p>0,49%</text:p>
          </table:table-cell>
          <table:table-cell table:style-name="ce64" office:value-type="percentage" office:value="0.00507614213197969">
            <text:p>0,5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97044334975369">
            <text:p>1,97%</text:p>
          </table:table-cell>
          <table:table-cell table:style-name="ce64" office:value-type="percentage" office:value="0.0203045685279188">
            <text:p>2,03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12807881773399">
            <text:p>12,81%</text:p>
          </table:table-cell>
          <table:table-cell table:style-name="ce64" office:value-type="percentage" office:value="0.131979695431472">
            <text:p>13,2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44827586206897">
            <text:p>3,45%</text:p>
          </table:table-cell>
          <table:table-cell table:style-name="ce64" office:value-type="percentage" office:value="0.0355329949238579">
            <text:p>3,5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92610837438424">
            <text:p>0,49%</text:p>
          </table:table-cell>
          <table:table-cell table:style-name="ce64" office:value-type="percentage" office:value="0.00507614213197969">
            <text:p>0,51%</text:p>
          </table:table-cell>
          <table:table-cell table:style-name="ce24" office:value-type="float" office:value="197">
            <text:p>19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3">
            <text:p>213</text:p>
          </table:table-cell>
          <table:table-cell office:value-type="string">
            <text:p>PRAYSSA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770">
            <text:p>770</text:p>
          </table:table-cell>
          <table:table-cell office:value-type="float" office:value="739">
            <text:p>739</text:p>
          </table:table-cell>
          <table:table-cell office:value-type="float" office:value="366">
            <text:p>366</text:p>
          </table:table-cell>
          <table:table-cell office:value-type="float" office:value="23">
            <text:p>23</text:p>
          </table:table-cell>
          <table:table-cell office:value-type="float" office:value="343">
            <text:p>343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9289617486339">
            <text:p>1,09%</text:p>
          </table:table-cell>
          <table:table-cell table:style-name="ce64" office:value-type="percentage" office:value="0.0116618075801749">
            <text:p>1,17%</text:p>
          </table:table-cell>
          <table:table-cell table:style-name="ce45" office:value-type="float" office:value="73">
            <text:p>73</text:p>
          </table:table-cell>
          <table:table-cell table:style-name="ce60" office:value-type="percentage" office:value="0.199453551912568">
            <text:p>19,95%</text:p>
          </table:table-cell>
          <table:table-cell table:style-name="ce64" office:value-type="percentage" office:value="0.212827988338192">
            <text:p>21,2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46448087431694">
            <text:p>0,55%</text:p>
          </table:table-cell>
          <table:table-cell table:style-name="ce64" office:value-type="percentage" office:value="0.00583090379008746">
            <text:p>0,58%</text:p>
          </table:table-cell>
          <table:table-cell table:style-name="ce45" office:value-type="float" office:value="21">
            <text:p>21</text:p>
          </table:table-cell>
          <table:table-cell table:style-name="ce60" office:value-type="percentage" office:value="0.0573770491803279">
            <text:p>5,74%</text:p>
          </table:table-cell>
          <table:table-cell table:style-name="ce64" office:value-type="percentage" office:value="0.0612244897959184">
            <text:p>6,1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19672131147541">
            <text:p>0,82%</text:p>
          </table:table-cell>
          <table:table-cell table:style-name="ce64" office:value-type="percentage" office:value="0.0087463556851312">
            <text:p>0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3934426229508">
            <text:p>1,64%</text:p>
          </table:table-cell>
          <table:table-cell table:style-name="ce64" office:value-type="percentage" office:value="0.0174927113702624">
            <text:p>1,7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27868852459016">
            <text:p>3,28%</text:p>
          </table:table-cell>
          <table:table-cell table:style-name="ce64" office:value-type="percentage" office:value="0.0349854227405248">
            <text:p>3,50%</text:p>
          </table:table-cell>
          <table:table-cell table:style-name="ce45" office:value-type="float" office:value="107">
            <text:p>107</text:p>
          </table:table-cell>
          <table:table-cell table:style-name="ce60" office:value-type="percentage" office:value="0.292349726775956">
            <text:p>29,23%</text:p>
          </table:table-cell>
          <table:table-cell table:style-name="ce64" office:value-type="percentage" office:value="0.311953352769679">
            <text:p>31,2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46448087431694">
            <text:p>0,55%</text:p>
          </table:table-cell>
          <table:table-cell table:style-name="ce64" office:value-type="percentage" office:value="0.00583090379008746">
            <text:p>0,58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0491803278688525">
            <text:p>4,92%</text:p>
          </table:table-cell>
          <table:table-cell table:style-name="ce64" office:value-type="percentage" office:value="0.0524781341107872">
            <text:p>5,25%</text:p>
          </table:table-cell>
          <table:table-cell table:style-name="ce45" office:value-type="float" office:value="71">
            <text:p>71</text:p>
          </table:table-cell>
          <table:table-cell table:style-name="ce60" office:value-type="percentage" office:value="0.193989071038251">
            <text:p>19,40%</text:p>
          </table:table-cell>
          <table:table-cell table:style-name="ce64" office:value-type="percentage" office:value="0.206997084548105">
            <text:p>20,70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0491803278688525">
            <text:p>4,92%</text:p>
          </table:table-cell>
          <table:table-cell table:style-name="ce64" office:value-type="percentage" office:value="0.0524781341107872">
            <text:p>5,25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3934426229508">
            <text:p>1,64%</text:p>
          </table:table-cell>
          <table:table-cell table:style-name="ce64" office:value-type="percentage" office:value="0.0174927113702624">
            <text:p>1,75%</text:p>
          </table:table-cell>
          <table:table-cell table:style-name="ce24" office:value-type="float" office:value="343">
            <text:p>343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276">
            <text:p>276</text:p>
          </table:table-cell>
          <table:table-cell table:style-name="ce26" office:value-type="string">
            <text:p>SAINT-SARDOS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237">
            <text:p>237</text:p>
          </table:table-cell>
          <table:table-cell table:style-name="ce48" office:value-type="float" office:value="233">
            <text:p>233</text:p>
          </table:table-cell>
          <table:table-cell table:style-name="ce48" office:value-type="float" office:value="114">
            <text:p>11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11">
            <text:p>111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75438596491228">
            <text:p>1,75%</text:p>
          </table:table-cell>
          <table:table-cell table:style-name="ce65" office:value-type="percentage" office:value="0.018018018018018">
            <text:p>1,80%</text:p>
          </table:table-cell>
          <table:table-cell table:style-name="ce46" office:value-type="float" office:value="37">
            <text:p>37</text:p>
          </table:table-cell>
          <table:table-cell table:style-name="ce61" office:value-type="percentage" office:value="0.324561403508772">
            <text:p>32,46%</text:p>
          </table:table-cell>
          <table:table-cell table:style-name="ce65" office:value-type="percentage" office:value="0.333333333333333">
            <text:p>33,33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87719298245614">
            <text:p>0,88%</text:p>
          </table:table-cell>
          <table:table-cell table:style-name="ce65" office:value-type="percentage" office:value="0.00900900900900901">
            <text:p>0,90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175438596491228">
            <text:p>1,75%</text:p>
          </table:table-cell>
          <table:table-cell table:style-name="ce65" office:value-type="percentage" office:value="0.018018018018018">
            <text:p>1,8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263157894736842">
            <text:p>2,63%</text:p>
          </table:table-cell>
          <table:table-cell table:style-name="ce65" office:value-type="percentage" office:value="0.027027027027027">
            <text:p>2,70%</text:p>
          </table:table-cell>
          <table:table-cell table:style-name="ce46" office:value-type="float" office:value="39">
            <text:p>39</text:p>
          </table:table-cell>
          <table:table-cell table:style-name="ce61" office:value-type="percentage" office:value="0.342105263157895">
            <text:p>34,21%</text:p>
          </table:table-cell>
          <table:table-cell table:style-name="ce65" office:value-type="percentage" office:value="0.351351351351351">
            <text:p>35,14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263157894736842">
            <text:p>2,63%</text:p>
          </table:table-cell>
          <table:table-cell table:style-name="ce65" office:value-type="percentage" office:value="0.027027027027027">
            <text:p>2,70%</text:p>
          </table:table-cell>
          <table:table-cell table:style-name="ce46" office:value-type="float" office:value="19">
            <text:p>19</text:p>
          </table:table-cell>
          <table:table-cell table:style-name="ce61" office:value-type="percentage" office:value="0.166666666666667">
            <text:p>16,67%</text:p>
          </table:table-cell>
          <table:table-cell table:style-name="ce65" office:value-type="percentage" office:value="0.171171171171171">
            <text:p>17,12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350877192982456">
            <text:p>3,51%</text:p>
          </table:table-cell>
          <table:table-cell table:style-name="ce65" office:value-type="percentage" office:value="0.036036036036036">
            <text:p>3,6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87719298245614">
            <text:p>0,88%</text:p>
          </table:table-cell>
          <table:table-cell table:style-name="ce65" office:value-type="percentage" office:value="0.00900900900900901">
            <text:p>0,90%</text:p>
          </table:table-cell>
          <table:table-cell table:style-name="ce26" office:value-type="float" office:value="111">
            <text:p>111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7">
            <text:p>30</text:p>
            <text:p/>
            <text:p>SAINTE</text:p>
            <text:p>LIVRADE</text:p>
          </table:table-cell>
          <table:table-cell table:style-name="ce16" office:value-type="float" office:value="6">
            <text:p>006</text:p>
          </table:table-cell>
          <table:table-cell table:style-name="ce25" office:value-type="string">
            <text:p>ALLEZ-ET-CAZENEUVE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449">
            <text:p>449</text:p>
          </table:table-cell>
          <table:table-cell table:style-name="ce47" office:value-type="float" office:value="447">
            <text:p>447</text:p>
          </table:table-cell>
          <table:table-cell table:style-name="ce47" office:value-type="float" office:value="204">
            <text:p>20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199">
            <text:p>199</text:p>
          </table:table-cell>
          <table:table-cell table:style-name="ce58" office:value-type="float" office:value="11">
            <text:p>11</text:p>
          </table:table-cell>
          <table:table-cell table:style-name="ce59" office:value-type="percentage" office:value="0.053921568627451">
            <text:p>5,39%</text:p>
          </table:table-cell>
          <table:table-cell table:style-name="ce63" office:value-type="percentage" office:value="0.0552763819095477">
            <text:p>5,53%</text:p>
          </table:table-cell>
          <table:table-cell table:style-name="ce58" office:value-type="float" office:value="60">
            <text:p>60</text:p>
          </table:table-cell>
          <table:table-cell table:style-name="ce59" office:value-type="percentage" office:value="0.294117647058823">
            <text:p>29,41%</text:p>
          </table:table-cell>
          <table:table-cell table:style-name="ce63" office:value-type="percentage" office:value="0.301507537688442">
            <text:p>30,15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245098039215686">
            <text:p>2,45%</text:p>
          </table:table-cell>
          <table:table-cell table:style-name="ce63" office:value-type="percentage" office:value="0.0251256281407035">
            <text:p>2,51%</text:p>
          </table:table-cell>
          <table:table-cell table:style-name="ce58" office:value-type="float" office:value="15">
            <text:p>15</text:p>
          </table:table-cell>
          <table:table-cell table:style-name="ce59" office:value-type="percentage" office:value="0.0735294117647059">
            <text:p>7,35%</text:p>
          </table:table-cell>
          <table:table-cell table:style-name="ce63" office:value-type="percentage" office:value="0.0753768844221105">
            <text:p>7,54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147058823529412">
            <text:p>1,47%</text:p>
          </table:table-cell>
          <table:table-cell table:style-name="ce63" office:value-type="percentage" office:value="0.0150753768844221">
            <text:p>1,51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0980392156862745">
            <text:p>0,98%</text:p>
          </table:table-cell>
          <table:table-cell table:style-name="ce63" office:value-type="percentage" office:value="0.0100502512562814">
            <text:p>1,01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245098039215686">
            <text:p>2,45%</text:p>
          </table:table-cell>
          <table:table-cell table:style-name="ce63" office:value-type="percentage" office:value="0.0251256281407035">
            <text:p>2,51%</text:p>
          </table:table-cell>
          <table:table-cell table:style-name="ce58" office:value-type="float" office:value="6">
            <text:p>6</text:p>
          </table:table-cell>
          <table:table-cell table:style-name="ce59" office:value-type="percentage" office:value="0.0294117647058823">
            <text:p>2,94%</text:p>
          </table:table-cell>
          <table:table-cell table:style-name="ce63" office:value-type="percentage" office:value="0.0301507537688442">
            <text:p>3,02%</text:p>
          </table:table-cell>
          <table:table-cell table:style-name="ce58" office:value-type="float" office:value="37">
            <text:p>37</text:p>
          </table:table-cell>
          <table:table-cell table:style-name="ce59" office:value-type="percentage" office:value="0.181372549019608">
            <text:p>18,14%</text:p>
          </table:table-cell>
          <table:table-cell table:style-name="ce63" office:value-type="percentage" office:value="0.185929648241206">
            <text:p>18,59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90196078431373">
            <text:p>0,49%</text:p>
          </table:table-cell>
          <table:table-cell table:style-name="ce63" office:value-type="percentage" office:value="0.0050251256281407">
            <text:p>0,5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0980392156862745">
            <text:p>0,98%</text:p>
          </table:table-cell>
          <table:table-cell table:style-name="ce63" office:value-type="percentage" office:value="0.0100502512562814">
            <text:p>1,01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196078431372549">
            <text:p>1,96%</text:p>
          </table:table-cell>
          <table:table-cell table:style-name="ce63" office:value-type="percentage" office:value="0.0201005025125628">
            <text:p>2,01%</text:p>
          </table:table-cell>
          <table:table-cell table:style-name="ce58" office:value-type="float" office:value="44">
            <text:p>44</text:p>
          </table:table-cell>
          <table:table-cell table:style-name="ce59" office:value-type="percentage" office:value="0.215686274509804">
            <text:p>21,57%</text:p>
          </table:table-cell>
          <table:table-cell table:style-name="ce63" office:value-type="percentage" office:value="0.221105527638191">
            <text:p>22,11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90196078431373">
            <text:p>0,49%</text:p>
          </table:table-cell>
          <table:table-cell table:style-name="ce63" office:value-type="percentage" office:value="0.0050251256281407">
            <text:p>0,50%</text:p>
          </table:table-cell>
          <table:table-cell table:style-name="ce58" office:value-type="float" office:value="3">
            <text:p>3</text:p>
          </table:table-cell>
          <table:table-cell table:style-name="ce59" office:value-type="percentage" office:value="0.0147058823529412">
            <text:p>1,47%</text:p>
          </table:table-cell>
          <table:table-cell table:style-name="ce63" office:value-type="percentage" office:value="0.0150753768844221">
            <text:p>1,51%</text:p>
          </table:table-cell>
          <table:table-cell table:style-name="ce25" office:value-type="float" office:value="199">
            <text:p>19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1">
            <text:p>081</text:p>
          </table:table-cell>
          <table:table-cell office:value-type="string">
            <text:p>DOLMAYR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223">
            <text:p>223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58744394618834">
            <text:p>3,59%</text:p>
          </table:table-cell>
          <table:table-cell table:style-name="ce64" office:value-type="percentage" office:value="0.0380952380952381">
            <text:p>3,81%</text:p>
          </table:table-cell>
          <table:table-cell table:style-name="ce45" office:value-type="float" office:value="60">
            <text:p>60</text:p>
          </table:table-cell>
          <table:table-cell table:style-name="ce60" office:value-type="percentage" office:value="0.269058295964126">
            <text:p>26,91%</text:p>
          </table:table-cell>
          <table:table-cell table:style-name="ce64" office:value-type="percentage" office:value="0.285714285714286">
            <text:p>28,5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4529147982063">
            <text:p>1,35%</text:p>
          </table:table-cell>
          <table:table-cell table:style-name="ce64" office:value-type="percentage" office:value="0.0142857142857143">
            <text:p>1,43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03587443946188">
            <text:p>4,04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96860986547085">
            <text:p>0,90%</text:p>
          </table:table-cell>
          <table:table-cell table:style-name="ce64" office:value-type="percentage" office:value="0.00952380952380952">
            <text:p>0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96860986547085">
            <text:p>0,90%</text:p>
          </table:table-cell>
          <table:table-cell table:style-name="ce64" office:value-type="percentage" office:value="0.00952380952380952">
            <text:p>0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03587443946188">
            <text:p>4,04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46">
            <text:p>46</text:p>
          </table:table-cell>
          <table:table-cell table:style-name="ce60" office:value-type="percentage" office:value="0.20627802690583">
            <text:p>20,63%</text:p>
          </table:table-cell>
          <table:table-cell table:style-name="ce64" office:value-type="percentage" office:value="0.219047619047619">
            <text:p>21,9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48430493273543">
            <text:p>0,45%</text:p>
          </table:table-cell>
          <table:table-cell table:style-name="ce64" office:value-type="percentage" office:value="0.00476190476190476">
            <text:p>0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69058295964126">
            <text:p>2,69%</text:p>
          </table:table-cell>
          <table:table-cell table:style-name="ce64" office:value-type="percentage" office:value="0.0285714285714286">
            <text:p>2,86%</text:p>
          </table:table-cell>
          <table:table-cell table:style-name="ce45" office:value-type="float" office:value="52">
            <text:p>52</text:p>
          </table:table-cell>
          <table:table-cell table:style-name="ce60" office:value-type="percentage" office:value="0.233183856502242">
            <text:p>23,32%</text:p>
          </table:table-cell>
          <table:table-cell table:style-name="ce64" office:value-type="percentage" office:value="0.247619047619048">
            <text:p>24,76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58744394618834">
            <text:p>3,59%</text:p>
          </table:table-cell>
          <table:table-cell table:style-name="ce64" office:value-type="percentage" office:value="0.0380952380952381">
            <text:p>3,8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79372197309417">
            <text:p>1,79%</text:p>
          </table:table-cell>
          <table:table-cell table:style-name="ce64" office:value-type="percentage" office:value="0.0190476190476191">
            <text:p>1,90%</text:p>
          </table:table-cell>
          <table:table-cell table:style-name="ce24" office:value-type="float" office:value="210">
            <text:p>21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039">
            <text:p>1039</text:p>
          </table:table-cell>
          <table:table-cell office:value-type="float" office:value="971">
            <text:p>971</text:p>
          </table:table-cell>
          <table:table-cell office:value-type="float" office:value="375">
            <text:p>375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533333333333333">
            <text:p>5,33%</text:p>
          </table:table-cell>
          <table:table-cell table:style-name="ce64" office:value-type="percentage" office:value="0.0555555555555556">
            <text:p>5,56%</text:p>
          </table:table-cell>
          <table:table-cell table:style-name="ce45" office:value-type="float" office:value="113">
            <text:p>113</text:p>
          </table:table-cell>
          <table:table-cell table:style-name="ce60" office:value-type="percentage" office:value="0.301333333333333">
            <text:p>30,13%</text:p>
          </table:table-cell>
          <table:table-cell table:style-name="ce64" office:value-type="percentage" office:value="0.313888888888889">
            <text:p>31,39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">
            <text:p>1,60%</text:p>
          </table:table-cell>
          <table:table-cell table:style-name="ce64" office:value-type="percentage" office:value="0.0166666666666667">
            <text:p>1,67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46666666666667">
            <text:p>3,47%</text:p>
          </table:table-cell>
          <table:table-cell table:style-name="ce64" office:value-type="percentage" office:value="0.0361111111111111">
            <text:p>3,61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">
            <text:p>1,60%</text:p>
          </table:table-cell>
          <table:table-cell table:style-name="ce64" office:value-type="percentage" office:value="0.0166666666666667">
            <text:p>1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">
            <text:p>0,80%</text:p>
          </table:table-cell>
          <table:table-cell table:style-name="ce64" office:value-type="percentage" office:value="0.00833333333333333">
            <text:p>0,8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66666666666667">
            <text:p>2,67%</text:p>
          </table:table-cell>
          <table:table-cell table:style-name="ce64" office:value-type="percentage" office:value="0.0277777777777778">
            <text:p>2,78%</text:p>
          </table:table-cell>
          <table:table-cell table:style-name="ce45" office:value-type="float" office:value="92">
            <text:p>92</text:p>
          </table:table-cell>
          <table:table-cell table:style-name="ce60" office:value-type="percentage" office:value="0.245333333333333">
            <text:p>24,53%</text:p>
          </table:table-cell>
          <table:table-cell table:style-name="ce64" office:value-type="percentage" office:value="0.255555555555556">
            <text:p>25,5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33333333333333">
            <text:p>0,53%</text:p>
          </table:table-cell>
          <table:table-cell table:style-name="ce64" office:value-type="percentage" office:value="0.00555555555555556">
            <text:p>0,56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4">
            <text:p>2,40%</text:p>
          </table:table-cell>
          <table:table-cell table:style-name="ce64" office:value-type="percentage" office:value="0.025">
            <text:p>2,50%</text:p>
          </table:table-cell>
          <table:table-cell table:style-name="ce45" office:value-type="float" office:value="71">
            <text:p>71</text:p>
          </table:table-cell>
          <table:table-cell table:style-name="ce60" office:value-type="percentage" office:value="0.189333333333333">
            <text:p>18,93%</text:p>
          </table:table-cell>
          <table:table-cell table:style-name="ce64" office:value-type="percentage" office:value="0.197222222222222">
            <text:p>19,72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86666666666667">
            <text:p>1,87%</text:p>
          </table:table-cell>
          <table:table-cell table:style-name="ce64" office:value-type="percentage" office:value="0.0194444444444444">
            <text:p>1,9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13333333333333">
            <text:p>2,13%</text:p>
          </table:table-cell>
          <table:table-cell table:style-name="ce64" office:value-type="percentage" office:value="0.0222222222222222">
            <text:p>2,22%</text:p>
          </table:table-cell>
          <table:table-cell table:style-name="ce24" office:value-type="float" office:value="360">
            <text:p>36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1012">
            <text:p>1012</text:p>
          </table:table-cell>
          <table:table-cell office:value-type="float" office:value="942">
            <text:p>942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0662824207492795">
            <text:p>6,63%</text:p>
          </table:table-cell>
          <table:table-cell table:style-name="ce64" office:value-type="percentage" office:value="0.0686567164179105">
            <text:p>6,87%</text:p>
          </table:table-cell>
          <table:table-cell table:style-name="ce45" office:value-type="float" office:value="112">
            <text:p>112</text:p>
          </table:table-cell>
          <table:table-cell table:style-name="ce60" office:value-type="percentage" office:value="0.322766570605187">
            <text:p>32,28%</text:p>
          </table:table-cell>
          <table:table-cell table:style-name="ce64" office:value-type="percentage" office:value="0.334328358208955">
            <text:p>33,4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44092219020173">
            <text:p>1,44%</text:p>
          </table:table-cell>
          <table:table-cell table:style-name="ce64" office:value-type="percentage" office:value="0.0149253731343284">
            <text:p>1,49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461095100864553">
            <text:p>4,61%</text:p>
          </table:table-cell>
          <table:table-cell table:style-name="ce64" office:value-type="percentage" office:value="0.0477611940298507">
            <text:p>4,78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01729106628242">
            <text:p>2,02%</text:p>
          </table:table-cell>
          <table:table-cell table:style-name="ce64" office:value-type="percentage" office:value="0.0208955223880597">
            <text:p>2,0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8184438040346">
            <text:p>0,29%</text:p>
          </table:table-cell>
          <table:table-cell table:style-name="ce64" office:value-type="percentage" office:value="0.00298507462686567">
            <text:p>0,3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59365994236311">
            <text:p>2,59%</text:p>
          </table:table-cell>
          <table:table-cell table:style-name="ce64" office:value-type="percentage" office:value="0.026865671641791">
            <text:p>2,6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15273775216138">
            <text:p>1,15%</text:p>
          </table:table-cell>
          <table:table-cell table:style-name="ce64" office:value-type="percentage" office:value="0.0119402985074627">
            <text:p>1,19%</text:p>
          </table:table-cell>
          <table:table-cell table:style-name="ce45" office:value-type="float" office:value="90">
            <text:p>90</text:p>
          </table:table-cell>
          <table:table-cell table:style-name="ce60" office:value-type="percentage" office:value="0.259365994236311">
            <text:p>25,94%</text:p>
          </table:table-cell>
          <table:table-cell table:style-name="ce64" office:value-type="percentage" office:value="0.26865671641791">
            <text:p>26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30547550432277">
            <text:p>2,31%</text:p>
          </table:table-cell>
          <table:table-cell table:style-name="ce64" office:value-type="percentage" office:value="0.0238805970149254">
            <text:p>2,39%</text:p>
          </table:table-cell>
          <table:table-cell table:style-name="ce45" office:value-type="float" office:value="52">
            <text:p>52</text:p>
          </table:table-cell>
          <table:table-cell table:style-name="ce60" office:value-type="percentage" office:value="0.14985590778098">
            <text:p>14,99%</text:p>
          </table:table-cell>
          <table:table-cell table:style-name="ce64" office:value-type="percentage" office:value="0.155223880597015">
            <text:p>15,52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72910662824208">
            <text:p>1,73%</text:p>
          </table:table-cell>
          <table:table-cell table:style-name="ce64" office:value-type="percentage" office:value="0.017910447761194">
            <text:p>1,7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76368876080692">
            <text:p>0,58%</text:p>
          </table:table-cell>
          <table:table-cell table:style-name="ce64" office:value-type="percentage" office:value="0.00597014925373134">
            <text:p>0,60%</text:p>
          </table:table-cell>
          <table:table-cell table:style-name="ce24" office:value-type="float" office:value="335">
            <text:p>33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1172">
            <text:p>1172</text:p>
          </table:table-cell>
          <table:table-cell office:value-type="float" office:value="1118">
            <text:p>1118</text:p>
          </table:table-cell>
          <table:table-cell office:value-type="float" office:value="496">
            <text:p>496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0625">
            <text:p>6,25%</text:p>
          </table:table-cell>
          <table:table-cell table:style-name="ce64" office:value-type="percentage" office:value="0.0645833333333333">
            <text:p>6,46%</text:p>
          </table:table-cell>
          <table:table-cell table:style-name="ce45" office:value-type="float" office:value="161">
            <text:p>161</text:p>
          </table:table-cell>
          <table:table-cell table:style-name="ce60" office:value-type="percentage" office:value="0.324596774193548">
            <text:p>32,46%</text:p>
          </table:table-cell>
          <table:table-cell table:style-name="ce64" office:value-type="percentage" office:value="0.335416666666667">
            <text:p>33,5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61290322580645">
            <text:p>1,61%</text:p>
          </table:table-cell>
          <table:table-cell table:style-name="ce64" office:value-type="percentage" office:value="0.0166666666666667">
            <text:p>1,67%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0625">
            <text:p>6,25%</text:p>
          </table:table-cell>
          <table:table-cell table:style-name="ce64" office:value-type="percentage" office:value="0.0645833333333333">
            <text:p>6,4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04838709677419">
            <text:p>0,60%</text:p>
          </table:table-cell>
          <table:table-cell table:style-name="ce64" office:value-type="percentage" office:value="0.00625">
            <text:p>0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00806451612903">
            <text:p>1,01%</text:p>
          </table:table-cell>
          <table:table-cell table:style-name="ce64" office:value-type="percentage" office:value="0.0104166666666667">
            <text:p>1,0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01612903225806">
            <text:p>0,20%</text:p>
          </table:table-cell>
          <table:table-cell table:style-name="ce64" office:value-type="percentage" office:value="0.00208333333333333">
            <text:p>0,21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01612903225806">
            <text:p>2,02%</text:p>
          </table:table-cell>
          <table:table-cell table:style-name="ce64" office:value-type="percentage" office:value="0.0208333333333333">
            <text:p>2,08%</text:p>
          </table:table-cell>
          <table:table-cell table:style-name="ce45" office:value-type="float" office:value="115">
            <text:p>115</text:p>
          </table:table-cell>
          <table:table-cell table:style-name="ce60" office:value-type="percentage" office:value="0.231854838709677">
            <text:p>23,19%</text:p>
          </table:table-cell>
          <table:table-cell table:style-name="ce64" office:value-type="percentage" office:value="0.239583333333333">
            <text:p>23,9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01612903225806">
            <text:p>0,20%</text:p>
          </table:table-cell>
          <table:table-cell table:style-name="ce64" office:value-type="percentage" office:value="0.00208333333333333">
            <text:p>0,2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03225806451613">
            <text:p>0,40%</text:p>
          </table:table-cell>
          <table:table-cell table:style-name="ce64" office:value-type="percentage" office:value="0.00416666666666667">
            <text:p>0,42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282258064516129">
            <text:p>2,82%</text:p>
          </table:table-cell>
          <table:table-cell table:style-name="ce64" office:value-type="percentage" office:value="0.0291666666666667">
            <text:p>2,92%</text:p>
          </table:table-cell>
          <table:table-cell table:style-name="ce45" office:value-type="float" office:value="77">
            <text:p>77</text:p>
          </table:table-cell>
          <table:table-cell table:style-name="ce60" office:value-type="percentage" office:value="0.155241935483871">
            <text:p>15,52%</text:p>
          </table:table-cell>
          <table:table-cell table:style-name="ce64" office:value-type="percentage" office:value="0.160416666666667">
            <text:p>16,04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0362903225806452">
            <text:p>3,63%</text:p>
          </table:table-cell>
          <table:table-cell table:style-name="ce64" office:value-type="percentage" office:value="0.0375">
            <text:p>3,7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04838709677419">
            <text:p>0,60%</text:p>
          </table:table-cell>
          <table:table-cell table:style-name="ce64" office:value-type="percentage" office:value="0.00625">
            <text:p>0,63%</text:p>
          </table:table-cell>
          <table:table-cell table:style-name="ce24" office:value-type="float" office:value="480">
            <text:p>48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1152">
            <text:p>1152</text:p>
          </table:table-cell>
          <table:table-cell office:value-type="float" office:value="1095">
            <text:p>1095</text:p>
          </table:table-cell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  <table:table-cell office:value-type="float" office:value="424">
            <text:p>424</text:p>
          </table:table-cell>
          <table:table-cell table:style-name="ce45" office:value-type="float" office:value="48">
            <text:p>48</text:p>
          </table:table-cell>
          <table:table-cell table:style-name="ce60" office:value-type="percentage" office:value="0.110344827586207">
            <text:p>11,03%</text:p>
          </table:table-cell>
          <table:table-cell table:style-name="ce64" office:value-type="percentage" office:value="0.113207547169811">
            <text:p>11,32%</text:p>
          </table:table-cell>
          <table:table-cell table:style-name="ce45" office:value-type="float" office:value="118">
            <text:p>118</text:p>
          </table:table-cell>
          <table:table-cell table:style-name="ce60" office:value-type="percentage" office:value="0.271264367816092">
            <text:p>27,13%</text:p>
          </table:table-cell>
          <table:table-cell table:style-name="ce64" office:value-type="percentage" office:value="0.278301886792453">
            <text:p>27,8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14942528735632">
            <text:p>1,15%</text:p>
          </table:table-cell>
          <table:table-cell table:style-name="ce64" office:value-type="percentage" office:value="0.0117924528301887">
            <text:p>1,18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0436781609195402">
            <text:p>4,37%</text:p>
          </table:table-cell>
          <table:table-cell table:style-name="ce64" office:value-type="percentage" office:value="0.044811320754717">
            <text:p>4,48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83908045977011">
            <text:p>1,84%</text:p>
          </table:table-cell>
          <table:table-cell table:style-name="ce64" office:value-type="percentage" office:value="0.0188679245283019">
            <text:p>1,8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59770114942529">
            <text:p>0,46%</text:p>
          </table:table-cell>
          <table:table-cell table:style-name="ce64" office:value-type="percentage" office:value="0.00471698113207547">
            <text:p>0,47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60919540229885">
            <text:p>1,61%</text:p>
          </table:table-cell>
          <table:table-cell table:style-name="ce64" office:value-type="percentage" office:value="0.0165094339622642">
            <text:p>1,6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0413793103448276">
            <text:p>4,14%</text:p>
          </table:table-cell>
          <table:table-cell table:style-name="ce64" office:value-type="percentage" office:value="0.0424528301886792">
            <text:p>4,25%</text:p>
          </table:table-cell>
          <table:table-cell table:style-name="ce45" office:value-type="float" office:value="89">
            <text:p>89</text:p>
          </table:table-cell>
          <table:table-cell table:style-name="ce60" office:value-type="percentage" office:value="0.204597701149425">
            <text:p>20,46%</text:p>
          </table:table-cell>
          <table:table-cell table:style-name="ce64" office:value-type="percentage" office:value="0.209905660377358">
            <text:p>20,9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29885057471264">
            <text:p>0,23%</text:p>
          </table:table-cell>
          <table:table-cell table:style-name="ce64" office:value-type="percentage" office:value="0.00235849056603774">
            <text:p>0,24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29885057471264">
            <text:p>2,30%</text:p>
          </table:table-cell>
          <table:table-cell table:style-name="ce64" office:value-type="percentage" office:value="0.0235849056603774">
            <text:p>2,36%</text:p>
          </table:table-cell>
          <table:table-cell table:style-name="ce45" office:value-type="float" office:value="89">
            <text:p>89</text:p>
          </table:table-cell>
          <table:table-cell table:style-name="ce60" office:value-type="percentage" office:value="0.204597701149425">
            <text:p>20,46%</text:p>
          </table:table-cell>
          <table:table-cell table:style-name="ce64" office:value-type="percentage" office:value="0.209905660377358">
            <text:p>20,9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14942528735632">
            <text:p>1,15%</text:p>
          </table:table-cell>
          <table:table-cell table:style-name="ce64" office:value-type="percentage" office:value="0.0117924528301887">
            <text:p>1,1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14942528735632">
            <text:p>1,15%</text:p>
          </table:table-cell>
          <table:table-cell table:style-name="ce64" office:value-type="percentage" office:value="0.0117924528301887">
            <text:p>1,18%</text:p>
          </table:table-cell>
          <table:table-cell table:style-name="ce24" office:value-type="float" office:value="424">
            <text:p>424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06">
            <text:p>306</text:p>
          </table:table-cell>
          <table:table-cell table:style-name="ce26" office:value-type="string">
            <text:p>LE TEMPLE-SUR-LOT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765">
            <text:p>765</text:p>
          </table:table-cell>
          <table:table-cell table:style-name="ce48" office:value-type="float" office:value="761">
            <text:p>761</text:p>
          </table:table-cell>
          <table:table-cell table:style-name="ce48" office:value-type="float" office:value="319">
            <text:p>319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307">
            <text:p>307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0282131661442006">
            <text:p>2,82%</text:p>
          </table:table-cell>
          <table:table-cell table:style-name="ce65" office:value-type="percentage" office:value="0.0293159609120521">
            <text:p>2,93%</text:p>
          </table:table-cell>
          <table:table-cell table:style-name="ce46" office:value-type="float" office:value="108">
            <text:p>108</text:p>
          </table:table-cell>
          <table:table-cell table:style-name="ce61" office:value-type="percentage" office:value="0.338557993730408">
            <text:p>33,86%</text:p>
          </table:table-cell>
          <table:table-cell table:style-name="ce65" office:value-type="percentage" office:value="0.351791530944625">
            <text:p>35,18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0940438871473354">
            <text:p>0,94%</text:p>
          </table:table-cell>
          <table:table-cell table:style-name="ce65" office:value-type="percentage" office:value="0.00977198697068404">
            <text:p>0,98%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188087774294671">
            <text:p>1,88%</text:p>
          </table:table-cell>
          <table:table-cell table:style-name="ce65" office:value-type="percentage" office:value="0.0195439739413681">
            <text:p>1,95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313479623824451">
            <text:p>0,31%</text:p>
          </table:table-cell>
          <table:table-cell table:style-name="ce65" office:value-type="percentage" office:value="0.00325732899022801">
            <text:p>0,33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626959247648903">
            <text:p>0,63%</text:p>
          </table:table-cell>
          <table:table-cell table:style-name="ce65" office:value-type="percentage" office:value="0.00651465798045603">
            <text:p>0,65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626959247648903">
            <text:p>0,63%</text:p>
          </table:table-cell>
          <table:table-cell table:style-name="ce65" office:value-type="percentage" office:value="0.00651465798045603">
            <text:p>0,65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156739811912226">
            <text:p>1,57%</text:p>
          </table:table-cell>
          <table:table-cell table:style-name="ce65" office:value-type="percentage" office:value="0.0162866449511401">
            <text:p>1,63%</text:p>
          </table:table-cell>
          <table:table-cell table:style-name="ce46" office:value-type="float" office:value="65">
            <text:p>65</text:p>
          </table:table-cell>
          <table:table-cell table:style-name="ce61" office:value-type="percentage" office:value="0.203761755485893">
            <text:p>20,38%</text:p>
          </table:table-cell>
          <table:table-cell table:style-name="ce65" office:value-type="percentage" office:value="0.211726384364821">
            <text:p>21,17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0940438871473354">
            <text:p>0,94%</text:p>
          </table:table-cell>
          <table:table-cell table:style-name="ce65" office:value-type="percentage" office:value="0.00977198697068404">
            <text:p>0,98%</text:p>
          </table:table-cell>
          <table:table-cell table:style-name="ce46" office:value-type="float" office:value="12">
            <text:p>12</text:p>
          </table:table-cell>
          <table:table-cell table:style-name="ce61" office:value-type="percentage" office:value="0.0376175548589342">
            <text:p>3,76%</text:p>
          </table:table-cell>
          <table:table-cell table:style-name="ce65" office:value-type="percentage" office:value="0.0390879478827362">
            <text:p>3,91%</text:p>
          </table:table-cell>
          <table:table-cell table:style-name="ce46" office:value-type="float" office:value="58">
            <text:p>58</text:p>
          </table:table-cell>
          <table:table-cell table:style-name="ce61" office:value-type="percentage" office:value="0.181818181818182">
            <text:p>18,18%</text:p>
          </table:table-cell>
          <table:table-cell table:style-name="ce65" office:value-type="percentage" office:value="0.188925081433225">
            <text:p>18,89%</text:p>
          </table:table-cell>
          <table:table-cell table:style-name="ce46" office:value-type="float" office:value="32">
            <text:p>32</text:p>
          </table:table-cell>
          <table:table-cell table:style-name="ce61" office:value-type="percentage" office:value="0.100313479623824">
            <text:p>10,03%</text:p>
          </table:table-cell>
          <table:table-cell table:style-name="ce65" office:value-type="percentage" office:value="0.104234527687296">
            <text:p>10,42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313479623824451">
            <text:p>0,31%</text:p>
          </table:table-cell>
          <table:table-cell table:style-name="ce65" office:value-type="percentage" office:value="0.00325732899022801">
            <text:p>0,33%</text:p>
          </table:table-cell>
          <table:table-cell table:style-name="ce26" office:value-type="float" office:value="307">
            <text:p>307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3">
            <text:p>33</text:p>
            <text:p/>
            <text:p>TOURNON</text:p>
            <text:p>D'AGENAIS</text:p>
          </table:table-cell>
          <table:table-cell table:style-name="ce16" office:value-type="float" office:value="11">
            <text:p>011</text:p>
          </table:table-cell>
          <table:table-cell table:style-name="ce25" office:value-type="string">
            <text:p>ANTHÉ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140">
            <text:p>140</text:p>
          </table:table-cell>
          <table:table-cell table:style-name="ce47" office:value-type="float" office:value="144">
            <text:p>144</text:p>
          </table:table-cell>
          <table:table-cell table:style-name="ce47" office:value-type="float" office:value="65">
            <text:p>6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62">
            <text:p>62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1">
            <text:p>11</text:p>
          </table:table-cell>
          <table:table-cell table:style-name="ce59" office:value-type="percentage" office:value="0.169230769230769">
            <text:p>16,92%</text:p>
          </table:table-cell>
          <table:table-cell table:style-name="ce63" office:value-type="percentage" office:value="0.17741935483871">
            <text:p>17,74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07692307692308">
            <text:p>3,08%</text:p>
          </table:table-cell>
          <table:table-cell table:style-name="ce63" office:value-type="percentage" office:value="0.032258064516129">
            <text:p>3,23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769230769230769">
            <text:p>7,69%</text:p>
          </table:table-cell>
          <table:table-cell table:style-name="ce63" office:value-type="percentage" office:value="0.0806451612903226">
            <text:p>8,0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769230769230769">
            <text:p>7,69%</text:p>
          </table:table-cell>
          <table:table-cell table:style-name="ce63" office:value-type="percentage" office:value="0.0806451612903226">
            <text:p>8,0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53846153846154">
            <text:p>1,54%</text:p>
          </table:table-cell>
          <table:table-cell table:style-name="ce63" office:value-type="percentage" office:value="0.0161290322580645">
            <text:p>1,61%</text:p>
          </table:table-cell>
          <table:table-cell table:style-name="ce58" office:value-type="float" office:value="13">
            <text:p>13</text:p>
          </table:table-cell>
          <table:table-cell table:style-name="ce59" office:value-type="percentage" office:value="0.2">
            <text:p>20,00%</text:p>
          </table:table-cell>
          <table:table-cell table:style-name="ce63" office:value-type="percentage" office:value="0.209677419354839">
            <text:p>20,97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4">
            <text:p>4</text:p>
          </table:table-cell>
          <table:table-cell table:style-name="ce59" office:value-type="percentage" office:value="0.0615384615384615">
            <text:p>6,15%</text:p>
          </table:table-cell>
          <table:table-cell table:style-name="ce63" office:value-type="percentage" office:value="0.0645161290322581">
            <text:p>6,45%</text:p>
          </table:table-cell>
          <table:table-cell table:style-name="ce58" office:value-type="float" office:value="19">
            <text:p>19</text:p>
          </table:table-cell>
          <table:table-cell table:style-name="ce59" office:value-type="percentage" office:value="0.292307692307692">
            <text:p>29,23%</text:p>
          </table:table-cell>
          <table:table-cell table:style-name="ce63" office:value-type="percentage" office:value="0.306451612903226">
            <text:p>30,65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53846153846154">
            <text:p>1,54%</text:p>
          </table:table-cell>
          <table:table-cell table:style-name="ce63" office:value-type="percentage" office:value="0.0161290322580645">
            <text:p>1,61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53846153846154">
            <text:p>1,54%</text:p>
          </table:table-cell>
          <table:table-cell table:style-name="ce63" office:value-type="percentage" office:value="0.0161290322580645">
            <text:p>1,61%</text:p>
          </table:table-cell>
          <table:table-cell table:style-name="ce25" office:value-type="float" office:value="62">
            <text:p>6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6">
            <text:p>036</text:p>
          </table:table-cell>
          <table:table-cell office:value-type="string">
            <text:p>BOURLEN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5187969924812">
            <text:p>0,75%</text:p>
          </table:table-cell>
          <table:table-cell table:style-name="ce64" office:value-type="percentage" office:value="0.00775193798449612">
            <text:p>0,78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330827067669173">
            <text:p>33,08%</text:p>
          </table:table-cell>
          <table:table-cell table:style-name="ce64" office:value-type="percentage" office:value="0.341085271317829">
            <text:p>34,1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5187969924812">
            <text:p>0,75%</text:p>
          </table:table-cell>
          <table:table-cell table:style-name="ce64" office:value-type="percentage" office:value="0.00775193798449612">
            <text:p>0,7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25563909774436">
            <text:p>2,26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75187969924812">
            <text:p>0,75%</text:p>
          </table:table-cell>
          <table:table-cell table:style-name="ce64" office:value-type="percentage" office:value="0.00775193798449612">
            <text:p>0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00751879699248">
            <text:p>3,01%</text:p>
          </table:table-cell>
          <table:table-cell table:style-name="ce64" office:value-type="percentage" office:value="0.0310077519379845">
            <text:p>3,10%</text:p>
          </table:table-cell>
          <table:table-cell table:style-name="ce45" office:value-type="float" office:value="46">
            <text:p>46</text:p>
          </table:table-cell>
          <table:table-cell table:style-name="ce60" office:value-type="percentage" office:value="0.345864661654135">
            <text:p>34,59%</text:p>
          </table:table-cell>
          <table:table-cell table:style-name="ce64" office:value-type="percentage" office:value="0.356589147286822">
            <text:p>35,6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203007518796992">
            <text:p>20,30%</text:p>
          </table:table-cell>
          <table:table-cell table:style-name="ce64" office:value-type="percentage" office:value="0.209302325581395">
            <text:p>20,9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50375939849624">
            <text:p>1,50%</text:p>
          </table:table-cell>
          <table:table-cell table:style-name="ce64" office:value-type="percentage" office:value="0.0155038759689922">
            <text:p>1,55%</text:p>
          </table:table-cell>
          <table:table-cell table:style-name="ce24" office:value-type="float" office:value="129">
            <text:p>12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64">
            <text:p>064</text:p>
          </table:table-cell>
          <table:table-cell office:value-type="string">
            <text:p>CAZIDEROQU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11">
            <text:p>211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137254901960784">
            <text:p>13,73%</text:p>
          </table:table-cell>
          <table:table-cell table:style-name="ce64" office:value-type="percentage" office:value="0.142857142857143">
            <text:p>14,2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80392156862745">
            <text:p>0,98%</text:p>
          </table:table-cell>
          <table:table-cell table:style-name="ce64" office:value-type="percentage" office:value="0.0102040816326531">
            <text:p>1,02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490196078431373">
            <text:p>4,90%</text:p>
          </table:table-cell>
          <table:table-cell table:style-name="ce64" office:value-type="percentage" office:value="0.0510204081632653">
            <text:p>5,1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980392156862745">
            <text:p>0,98%</text:p>
          </table:table-cell>
          <table:table-cell table:style-name="ce64" office:value-type="percentage" office:value="0.0102040816326531">
            <text:p>1,0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92156862745098">
            <text:p>3,92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264705882352941">
            <text:p>26,47%</text:p>
          </table:table-cell>
          <table:table-cell table:style-name="ce64" office:value-type="percentage" office:value="0.275510204081633">
            <text:p>27,5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6078431372549">
            <text:p>1,96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40">
            <text:p>40</text:p>
          </table:table-cell>
          <table:table-cell table:style-name="ce60" office:value-type="percentage" office:value="0.392156862745098">
            <text:p>39,22%</text:p>
          </table:table-cell>
          <table:table-cell table:style-name="ce64" office:value-type="percentage" office:value="0.408163265306122">
            <text:p>40,8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6078431372549">
            <text:p>1,96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96078431372549">
            <text:p>1,96%</text:p>
          </table:table-cell>
          <table:table-cell table:style-name="ce64" office:value-type="percentage" office:value="0.0204081632653061">
            <text:p>2,04%</text:p>
          </table:table-cell>
          <table:table-cell table:style-name="ce24" office:value-type="float" office:value="98">
            <text:p>9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72">
            <text:p>072</text:p>
          </table:table-cell>
          <table:table-cell office:value-type="string">
            <text:p>COURBI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214285714285714">
            <text:p>21,43%</text:p>
          </table:table-cell>
          <table:table-cell table:style-name="ce64" office:value-type="percentage" office:value="0.219512195121951">
            <text:p>21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714285714285714">
            <text:p>7,14%</text:p>
          </table:table-cell>
          <table:table-cell table:style-name="ce64" office:value-type="percentage" office:value="0.0731707317073171">
            <text:p>7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38095238095238">
            <text:p>2,38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487804878048781">
            <text:p>4,88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285714285714286">
            <text:p>28,57%</text:p>
          </table:table-cell>
          <table:table-cell table:style-name="ce64" office:value-type="percentage" office:value="0.292682926829268">
            <text:p>29,2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487804878048781">
            <text:p>4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487804878048781">
            <text:p>4,88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9047619047619">
            <text:p>19,05%</text:p>
          </table:table-cell>
          <table:table-cell table:style-name="ce64" office:value-type="percentage" office:value="0.195121951219512">
            <text:p>19,5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76190476190476">
            <text:p>4,76%</text:p>
          </table:table-cell>
          <table:table-cell table:style-name="ce64" office:value-type="percentage" office:value="0.0487804878048781">
            <text:p>4,8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1">
            <text:p>4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60">
            <text:p>160</text:p>
          </table:table-cell>
          <table:table-cell office:value-type="string">
            <text:p>MASQUIÈR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193548387096774">
            <text:p>19,35%</text:p>
          </table:table-cell>
          <table:table-cell table:style-name="ce64" office:value-type="percentage" office:value="0.19672131147541">
            <text:p>19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483870967741936">
            <text:p>4,84%</text:p>
          </table:table-cell>
          <table:table-cell table:style-name="ce64" office:value-type="percentage" office:value="0.0491803278688525">
            <text:p>4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274193548387097">
            <text:p>27,42%</text:p>
          </table:table-cell>
          <table:table-cell table:style-name="ce64" office:value-type="percentage" office:value="0.278688524590164">
            <text:p>27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354838709677419">
            <text:p>35,48%</text:p>
          </table:table-cell>
          <table:table-cell table:style-name="ce64" office:value-type="percentage" office:value="0.360655737704918">
            <text:p>36,0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2258064516129">
            <text:p>3,23%</text:p>
          </table:table-cell>
          <table:table-cell table:style-name="ce64" office:value-type="percentage" office:value="0.0327868852459016">
            <text:p>3,2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806451612903226">
            <text:p>8,06%</text:p>
          </table:table-cell>
          <table:table-cell table:style-name="ce64" office:value-type="percentage" office:value="0.0819672131147541">
            <text:p>8,20%</text:p>
          </table:table-cell>
          <table:table-cell table:style-name="ce24" office:value-type="float" office:value="61">
            <text:p>6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41">
            <text:p>841</text:p>
          </table:table-cell>
          <table:table-cell office:value-type="float" office:value="810">
            <text:p>810</text:p>
          </table:table-cell>
          <table:table-cell office:value-type="float" office:value="359">
            <text:p>359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8551532033426">
            <text:p>0,28%</text:p>
          </table:table-cell>
          <table:table-cell table:style-name="ce64" office:value-type="percentage" office:value="0.00294117647058823">
            <text:p>0,29%</text:p>
          </table:table-cell>
          <table:table-cell table:style-name="ce45" office:value-type="float" office:value="67">
            <text:p>67</text:p>
          </table:table-cell>
          <table:table-cell table:style-name="ce60" office:value-type="percentage" office:value="0.186629526462396">
            <text:p>18,66%</text:p>
          </table:table-cell>
          <table:table-cell table:style-name="ce64" office:value-type="percentage" office:value="0.197058823529412">
            <text:p>19,7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7103064066852">
            <text:p>0,56%</text:p>
          </table:table-cell>
          <table:table-cell table:style-name="ce64" office:value-type="percentage" office:value="0.00588235294117647">
            <text:p>0,59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62116991643454">
            <text:p>3,62%</text:p>
          </table:table-cell>
          <table:table-cell table:style-name="ce64" office:value-type="percentage" office:value="0.0382352941176471">
            <text:p>3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8551532033426">
            <text:p>0,28%</text:p>
          </table:table-cell>
          <table:table-cell table:style-name="ce64" office:value-type="percentage" office:value="0.00294117647058823">
            <text:p>0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35654596100279">
            <text:p>0,84%</text:p>
          </table:table-cell>
          <table:table-cell table:style-name="ce64" office:value-type="percentage" office:value="0.00882352941176471">
            <text:p>0,88%</text:p>
          </table:table-cell>
          <table:table-cell table:style-name="ce45" office:value-type="float" office:value="120">
            <text:p>120</text:p>
          </table:table-cell>
          <table:table-cell table:style-name="ce60" office:value-type="percentage" office:value="0.334261838440111">
            <text:p>33,43%</text:p>
          </table:table-cell>
          <table:table-cell table:style-name="ce64" office:value-type="percentage" office:value="0.352941176470588">
            <text:p>35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389972144846797">
            <text:p>3,90%</text:p>
          </table:table-cell>
          <table:table-cell table:style-name="ce64" office:value-type="percentage" office:value="0.0411764705882353">
            <text:p>4,12%</text:p>
          </table:table-cell>
          <table:table-cell table:style-name="ce45" office:value-type="float" office:value="114">
            <text:p>114</text:p>
          </table:table-cell>
          <table:table-cell table:style-name="ce60" office:value-type="percentage" office:value="0.317548746518106">
            <text:p>31,75%</text:p>
          </table:table-cell>
          <table:table-cell table:style-name="ce64" office:value-type="percentage" office:value="0.335294117647059">
            <text:p>33,5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39275766016713">
            <text:p>1,39%</text:p>
          </table:table-cell>
          <table:table-cell table:style-name="ce64" office:value-type="percentage" office:value="0.0147058823529412">
            <text:p>1,47%</text:p>
          </table:table-cell>
          <table:table-cell table:style-name="ce24" office:value-type="float" office:value="340">
            <text:p>34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446">
            <text:p>446</text:p>
          </table:table-cell>
          <table:table-cell office:value-type="float" office:value="438">
            <text:p>438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953488372093">
            <text:p>1,40%</text:p>
          </table:table-cell>
          <table:table-cell table:style-name="ce64" office:value-type="percentage" office:value="0.0142857142857143">
            <text:p>1,43%</text:p>
          </table:table-cell>
          <table:table-cell table:style-name="ce45" office:value-type="float" office:value="40">
            <text:p>40</text:p>
          </table:table-cell>
          <table:table-cell table:style-name="ce60" office:value-type="percentage" office:value="0.186046511627907">
            <text:p>18,60%</text:p>
          </table:table-cell>
          <table:table-cell table:style-name="ce64" office:value-type="percentage" office:value="0.19047619047619">
            <text:p>19,0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953488372093">
            <text:p>1,40%</text:p>
          </table:table-cell>
          <table:table-cell table:style-name="ce64" office:value-type="percentage" office:value="0.0142857142857143">
            <text:p>1,43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558139534883721">
            <text:p>5,58%</text:p>
          </table:table-cell>
          <table:table-cell table:style-name="ce64" office:value-type="percentage" office:value="0.0571428571428571">
            <text:p>5,7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65116279069768">
            <text:p>0,47%</text:p>
          </table:table-cell>
          <table:table-cell table:style-name="ce64" office:value-type="percentage" office:value="0.00476190476190476">
            <text:p>0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930232558139535">
            <text:p>0,93%</text:p>
          </table:table-cell>
          <table:table-cell table:style-name="ce64" office:value-type="percentage" office:value="0.00952380952380952">
            <text:p>0,9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65116279069768">
            <text:p>0,47%</text:p>
          </table:table-cell>
          <table:table-cell table:style-name="ce64" office:value-type="percentage" office:value="0.00476190476190476">
            <text:p>0,48%</text:p>
          </table:table-cell>
          <table:table-cell table:style-name="ce45" office:value-type="float" office:value="73">
            <text:p>73</text:p>
          </table:table-cell>
          <table:table-cell table:style-name="ce60" office:value-type="percentage" office:value="0.33953488372093">
            <text:p>33,95%</text:p>
          </table:table-cell>
          <table:table-cell table:style-name="ce64" office:value-type="percentage" office:value="0.347619047619048">
            <text:p>34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65116279069768">
            <text:p>0,47%</text:p>
          </table:table-cell>
          <table:table-cell table:style-name="ce64" office:value-type="percentage" office:value="0.00476190476190476">
            <text:p>0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930232558139535">
            <text:p>0,93%</text:p>
          </table:table-cell>
          <table:table-cell table:style-name="ce64" office:value-type="percentage" office:value="0.00952380952380952">
            <text:p>0,95%</text:p>
          </table:table-cell>
          <table:table-cell table:style-name="ce45" office:value-type="float" office:value="56">
            <text:p>56</text:p>
          </table:table-cell>
          <table:table-cell table:style-name="ce60" office:value-type="percentage" office:value="0.26046511627907">
            <text:p>26,05%</text:p>
          </table:table-cell>
          <table:table-cell table:style-name="ce64" office:value-type="percentage" office:value="0.266666666666667">
            <text:p>26,67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418604651162791">
            <text:p>4,19%</text:p>
          </table:table-cell>
          <table:table-cell table:style-name="ce64" office:value-type="percentage" office:value="0.0428571428571429">
            <text:p>4,29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25581395348837">
            <text:p>3,26%</text:p>
          </table:table-cell>
          <table:table-cell table:style-name="ce64" office:value-type="percentage" office:value="0.0333333333333333">
            <text:p>3,33%</text:p>
          </table:table-cell>
          <table:table-cell table:style-name="ce24" office:value-type="float" office:value="210">
            <text:p>21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523">
            <text:p>523</text:p>
          </table:table-cell>
          <table:table-cell office:value-type="float" office:value="511">
            <text:p>511</text:p>
          </table:table-cell>
          <table:table-cell office:value-type="float" office:value="239">
            <text:p>239</text:p>
          </table:table-cell>
          <table:table-cell office:value-type="float" office:value="11">
            <text:p>11</text:p>
          </table:table-cell>
          <table:table-cell office:value-type="float" office:value="228">
            <text:p>228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67364016736402">
            <text:p>1,67%</text:p>
          </table:table-cell>
          <table:table-cell table:style-name="ce64" office:value-type="percentage" office:value="0.0175438596491228">
            <text:p>1,75%</text:p>
          </table:table-cell>
          <table:table-cell table:style-name="ce45" office:value-type="float" office:value="51">
            <text:p>51</text:p>
          </table:table-cell>
          <table:table-cell table:style-name="ce60" office:value-type="percentage" office:value="0.213389121338912">
            <text:p>21,34%</text:p>
          </table:table-cell>
          <table:table-cell table:style-name="ce64" office:value-type="percentage" office:value="0.223684210526316">
            <text:p>22,3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09205020920502">
            <text:p>2,09%</text:p>
          </table:table-cell>
          <table:table-cell table:style-name="ce64" office:value-type="percentage" office:value="0.0219298245614035">
            <text:p>2,1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18410041841004">
            <text:p>0,42%</text:p>
          </table:table-cell>
          <table:table-cell table:style-name="ce64" office:value-type="percentage" office:value="0.0043859649122807">
            <text:p>0,4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25523012552301">
            <text:p>1,26%</text:p>
          </table:table-cell>
          <table:table-cell table:style-name="ce64" office:value-type="percentage" office:value="0.0131578947368421">
            <text:p>1,32%</text:p>
          </table:table-cell>
          <table:table-cell table:style-name="ce45" office:value-type="float" office:value="78">
            <text:p>78</text:p>
          </table:table-cell>
          <table:table-cell table:style-name="ce60" office:value-type="percentage" office:value="0.326359832635983">
            <text:p>32,64%</text:p>
          </table:table-cell>
          <table:table-cell table:style-name="ce64" office:value-type="percentage" office:value="0.342105263157895">
            <text:p>34,2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76569037656904">
            <text:p>3,77%</text:p>
          </table:table-cell>
          <table:table-cell table:style-name="ce64" office:value-type="percentage" office:value="0.0394736842105263">
            <text:p>3,95%</text:p>
          </table:table-cell>
          <table:table-cell table:style-name="ce45" office:value-type="float" office:value="69">
            <text:p>69</text:p>
          </table:table-cell>
          <table:table-cell table:style-name="ce60" office:value-type="percentage" office:value="0.288702928870293">
            <text:p>28,87%</text:p>
          </table:table-cell>
          <table:table-cell table:style-name="ce64" office:value-type="percentage" office:value="0.302631578947368">
            <text:p>30,2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18410041841004">
            <text:p>0,42%</text:p>
          </table:table-cell>
          <table:table-cell table:style-name="ce64" office:value-type="percentage" office:value="0.0043859649122807">
            <text:p>0,44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92887029288703">
            <text:p>2,93%</text:p>
          </table:table-cell>
          <table:table-cell table:style-name="ce64" office:value-type="percentage" office:value="0.0307017543859649">
            <text:p>3,07%</text:p>
          </table:table-cell>
          <table:table-cell table:style-name="ce24" office:value-type="float" office:value="228">
            <text:p>22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520">
            <text:p>520</text:p>
          </table:table-cell>
          <table:table-cell office:value-type="float" office:value="517">
            <text:p>517</text:p>
          </table:table-cell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217">
            <text:p>217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7719298245614">
            <text:p>0,88%</text:p>
          </table:table-cell>
          <table:table-cell table:style-name="ce64" office:value-type="percentage" office:value="0.00921658986175115">
            <text:p>0,92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192982456140351">
            <text:p>19,30%</text:p>
          </table:table-cell>
          <table:table-cell table:style-name="ce64" office:value-type="percentage" office:value="0.202764976958525">
            <text:p>20,2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8248847926267">
            <text:p>1,38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94736842105263">
            <text:p>3,95%</text:p>
          </table:table-cell>
          <table:table-cell table:style-name="ce64" office:value-type="percentage" office:value="0.0414746543778802">
            <text:p>4,1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3859649122807">
            <text:p>0,44%</text:p>
          </table:table-cell>
          <table:table-cell table:style-name="ce64" office:value-type="percentage" office:value="0.00460829493087558">
            <text:p>0,4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8248847926267">
            <text:p>1,38%</text:p>
          </table:table-cell>
          <table:table-cell table:style-name="ce45" office:value-type="float" office:value="77">
            <text:p>77</text:p>
          </table:table-cell>
          <table:table-cell table:style-name="ce60" office:value-type="percentage" office:value="0.337719298245614">
            <text:p>33,77%</text:p>
          </table:table-cell>
          <table:table-cell table:style-name="ce64" office:value-type="percentage" office:value="0.354838709677419">
            <text:p>35,4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526315789473684">
            <text:p>5,26%</text:p>
          </table:table-cell>
          <table:table-cell table:style-name="ce64" office:value-type="percentage" office:value="0.0552995391705069">
            <text:p>5,53%</text:p>
          </table:table-cell>
          <table:table-cell table:style-name="ce45" office:value-type="float" office:value="61">
            <text:p>61</text:p>
          </table:table-cell>
          <table:table-cell table:style-name="ce60" office:value-type="percentage" office:value="0.267543859649123">
            <text:p>26,75%</text:p>
          </table:table-cell>
          <table:table-cell table:style-name="ce64" office:value-type="percentage" office:value="0.28110599078341">
            <text:p>28,1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1578947368421">
            <text:p>1,32%</text:p>
          </table:table-cell>
          <table:table-cell table:style-name="ce64" office:value-type="percentage" office:value="0.0138248847926267">
            <text:p>1,3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87719298245614">
            <text:p>0,88%</text:p>
          </table:table-cell>
          <table:table-cell table:style-name="ce64" office:value-type="percentage" office:value="0.00921658986175115">
            <text:p>0,92%</text:p>
          </table:table-cell>
          <table:table-cell table:style-name="ce24" office:value-type="float" office:value="217">
            <text:p>21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83">
            <text:p>283</text:p>
          </table:table-cell>
          <table:table-cell office:value-type="string">
            <text:p>SAINT-VIT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830">
            <text:p>830</text:p>
          </table:table-cell>
          <table:table-cell office:value-type="float" office:value="820">
            <text:p>820</text:p>
          </table:table-cell>
          <table:table-cell office:value-type="float" office:value="376">
            <text:p>376</text:p>
          </table:table-cell>
          <table:table-cell office:value-type="float" office:value="18">
            <text:p>18</text:p>
          </table:table-cell>
          <table:table-cell office:value-type="float" office:value="358">
            <text:p>358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32978723404255">
            <text:p>1,33%</text:p>
          </table:table-cell>
          <table:table-cell table:style-name="ce64" office:value-type="percentage" office:value="0.0139664804469274">
            <text:p>1,40%</text:p>
          </table:table-cell>
          <table:table-cell table:style-name="ce45" office:value-type="float" office:value="86">
            <text:p>86</text:p>
          </table:table-cell>
          <table:table-cell table:style-name="ce60" office:value-type="percentage" office:value="0.228723404255319">
            <text:p>22,87%</text:p>
          </table:table-cell>
          <table:table-cell table:style-name="ce64" office:value-type="percentage" office:value="0.240223463687151">
            <text:p>24,0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98936170212766">
            <text:p>3,99%</text:p>
          </table:table-cell>
          <table:table-cell table:style-name="ce64" office:value-type="percentage" office:value="0.0418994413407821">
            <text:p>4,1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12765957446808">
            <text:p>2,13%</text:p>
          </table:table-cell>
          <table:table-cell table:style-name="ce64" office:value-type="percentage" office:value="0.0223463687150838">
            <text:p>2,2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252659574468085">
            <text:p>25,27%</text:p>
          </table:table-cell>
          <table:table-cell table:style-name="ce64" office:value-type="percentage" office:value="0.26536312849162">
            <text:p>26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98936170212766">
            <text:p>3,99%</text:p>
          </table:table-cell>
          <table:table-cell table:style-name="ce64" office:value-type="percentage" office:value="0.0418994413407821">
            <text:p>4,19%</text:p>
          </table:table-cell>
          <table:table-cell table:style-name="ce45" office:value-type="float" office:value="110">
            <text:p>110</text:p>
          </table:table-cell>
          <table:table-cell table:style-name="ce60" office:value-type="percentage" office:value="0.292553191489362">
            <text:p>29,26%</text:p>
          </table:table-cell>
          <table:table-cell table:style-name="ce64" office:value-type="percentage" office:value="0.307262569832402">
            <text:p>30,7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9574468085106">
            <text:p>1,60%</text:p>
          </table:table-cell>
          <table:table-cell table:style-name="ce64" office:value-type="percentage" office:value="0.0167597765363129">
            <text:p>1,68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19148936170213">
            <text:p>3,19%</text:p>
          </table:table-cell>
          <table:table-cell table:style-name="ce64" office:value-type="percentage" office:value="0.0335195530726257">
            <text:p>3,35%</text:p>
          </table:table-cell>
          <table:table-cell table:style-name="ce24" office:value-type="float" office:value="358">
            <text:p>35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07">
            <text:p>307</text:p>
          </table:table-cell>
          <table:table-cell office:value-type="string">
            <text:p>THÉZ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324675324675325">
            <text:p>32,47%</text:p>
          </table:table-cell>
          <table:table-cell table:style-name="ce64" office:value-type="percentage" office:value="0.328947368421053">
            <text:p>32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63157894736842">
            <text:p>2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779220779220779">
            <text:p>7,79%</text:p>
          </table:table-cell>
          <table:table-cell table:style-name="ce64" office:value-type="percentage" office:value="0.0789473684210526">
            <text:p>7,89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324675324675325">
            <text:p>32,47%</text:p>
          </table:table-cell>
          <table:table-cell table:style-name="ce64" office:value-type="percentage" office:value="0.328947368421053">
            <text:p>32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5974025974026">
            <text:p>2,60%</text:p>
          </table:table-cell>
          <table:table-cell table:style-name="ce64" office:value-type="percentage" office:value="0.0263157894736842">
            <text:p>2,63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168831168831169">
            <text:p>16,88%</text:p>
          </table:table-cell>
          <table:table-cell table:style-name="ce64" office:value-type="percentage" office:value="0.171052631578947">
            <text:p>17,1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8961038961039">
            <text:p>3,90%</text:p>
          </table:table-cell>
          <table:table-cell table:style-name="ce64" office:value-type="percentage" office:value="0.0394736842105263">
            <text:p>3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76">
            <text:p>7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12">
            <text:p>312</text:p>
          </table:table-cell>
          <table:table-cell office:value-type="string">
            <text:p>TOURNON-D'AGENAI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94">
            <text:p>494</text:p>
          </table:table-cell>
          <table:table-cell office:value-type="float" office:value="486">
            <text:p>486</text:p>
          </table:table-cell>
          <table:table-cell office:value-type="float" office:value="226">
            <text:p>226</text:p>
          </table:table-cell>
          <table:table-cell office:value-type="float" office:value="10">
            <text:p>10</text:p>
          </table:table-cell>
          <table:table-cell office:value-type="float" office:value="216">
            <text:p>216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76991150442478">
            <text:p>1,77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168141592920354">
            <text:p>16,81%</text:p>
          </table:table-cell>
          <table:table-cell table:style-name="ce64" office:value-type="percentage" office:value="0.175925925925926">
            <text:p>17,59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2743362831858">
            <text:p>1,33%</text:p>
          </table:table-cell>
          <table:table-cell table:style-name="ce64" office:value-type="percentage" office:value="0.0138888888888889">
            <text:p>1,39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98230088495575">
            <text:p>3,98%</text:p>
          </table:table-cell>
          <table:table-cell table:style-name="ce64" office:value-type="percentage" office:value="0.0416666666666667">
            <text:p>4,1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2743362831858">
            <text:p>1,33%</text:p>
          </table:table-cell>
          <table:table-cell table:style-name="ce64" office:value-type="percentage" office:value="0.0138888888888889">
            <text:p>1,3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98230088495575">
            <text:p>3,98%</text:p>
          </table:table-cell>
          <table:table-cell table:style-name="ce64" office:value-type="percentage" office:value="0.0416666666666667">
            <text:p>4,17%</text:p>
          </table:table-cell>
          <table:table-cell table:style-name="ce45" office:value-type="float" office:value="90">
            <text:p>90</text:p>
          </table:table-cell>
          <table:table-cell table:style-name="ce60" office:value-type="percentage" office:value="0.398230088495575">
            <text:p>39,82%</text:p>
          </table:table-cell>
          <table:table-cell table:style-name="ce64" office:value-type="percentage" office:value="0.416666666666667">
            <text:p>41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42477876106195">
            <text:p>0,44%</text:p>
          </table:table-cell>
          <table:table-cell table:style-name="ce64" office:value-type="percentage" office:value="0.00462962962962963">
            <text:p>0,4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76991150442478">
            <text:p>1,77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49">
            <text:p>49</text:p>
          </table:table-cell>
          <table:table-cell table:style-name="ce60" office:value-type="percentage" office:value="0.216814159292035">
            <text:p>21,68%</text:p>
          </table:table-cell>
          <table:table-cell table:style-name="ce64" office:value-type="percentage" office:value="0.226851851851852">
            <text:p>22,69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21238938053097">
            <text:p>2,21%</text:p>
          </table:table-cell>
          <table:table-cell table:style-name="ce64" office:value-type="percentage" office:value="0.0231481481481481">
            <text:p>2,3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42477876106195">
            <text:p>0,44%</text:p>
          </table:table-cell>
          <table:table-cell table:style-name="ce64" office:value-type="percentage" office:value="0.00462962962962963">
            <text:p>0,46%</text:p>
          </table:table-cell>
          <table:table-cell table:style-name="ce24" office:value-type="float" office:value="216">
            <text:p>216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28">
            <text:p>328</text:p>
          </table:table-cell>
          <table:table-cell table:style-name="ce26" office:value-type="string">
            <text:p>SAINT-GEORGES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423">
            <text:p>423</text:p>
          </table:table-cell>
          <table:table-cell table:style-name="ce48" office:value-type="float" office:value="410">
            <text:p>410</text:p>
          </table:table-cell>
          <table:table-cell table:style-name="ce48" office:value-type="float" office:value="226">
            <text:p>226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16">
            <text:p>216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42477876106195">
            <text:p>0,44%</text:p>
          </table:table-cell>
          <table:table-cell table:style-name="ce65" office:value-type="percentage" office:value="0.00462962962962963">
            <text:p>0,46%</text:p>
          </table:table-cell>
          <table:table-cell table:style-name="ce46" office:value-type="float" office:value="57">
            <text:p>57</text:p>
          </table:table-cell>
          <table:table-cell table:style-name="ce61" office:value-type="percentage" office:value="0.252212389380531">
            <text:p>25,22%</text:p>
          </table:table-cell>
          <table:table-cell table:style-name="ce65" office:value-type="percentage" office:value="0.263888888888889">
            <text:p>26,39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0398230088495575">
            <text:p>3,98%</text:p>
          </table:table-cell>
          <table:table-cell table:style-name="ce65" office:value-type="percentage" office:value="0.0416666666666667">
            <text:p>4,17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442477876106195">
            <text:p>0,44%</text:p>
          </table:table-cell>
          <table:table-cell table:style-name="ce65" office:value-type="percentage" office:value="0.00462962962962963">
            <text:p>0,46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884955752212389">
            <text:p>0,88%</text:p>
          </table:table-cell>
          <table:table-cell table:style-name="ce65" office:value-type="percentage" office:value="0.00925925925925926">
            <text:p>0,93%</text:p>
          </table:table-cell>
          <table:table-cell table:style-name="ce46" office:value-type="float" office:value="87">
            <text:p>87</text:p>
          </table:table-cell>
          <table:table-cell table:style-name="ce61" office:value-type="percentage" office:value="0.384955752212389">
            <text:p>38,50%</text:p>
          </table:table-cell>
          <table:table-cell table:style-name="ce65" office:value-type="percentage" office:value="0.402777777777778">
            <text:p>40,28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7">
            <text:p>7</text:p>
          </table:table-cell>
          <table:table-cell table:style-name="ce61" office:value-type="percentage" office:value="0.0309734513274336">
            <text:p>3,10%</text:p>
          </table:table-cell>
          <table:table-cell table:style-name="ce65" office:value-type="percentage" office:value="0.0324074074074074">
            <text:p>3,24%</text:p>
          </table:table-cell>
          <table:table-cell table:style-name="ce46" office:value-type="float" office:value="47">
            <text:p>47</text:p>
          </table:table-cell>
          <table:table-cell table:style-name="ce61" office:value-type="percentage" office:value="0.207964601769911">
            <text:p>20,80%</text:p>
          </table:table-cell>
          <table:table-cell table:style-name="ce65" office:value-type="percentage" office:value="0.217592592592593">
            <text:p>21,76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132743362831858">
            <text:p>1,33%</text:p>
          </table:table-cell>
          <table:table-cell table:style-name="ce65" office:value-type="percentage" office:value="0.0138888888888889">
            <text:p>1,39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884955752212389">
            <text:p>0,88%</text:p>
          </table:table-cell>
          <table:table-cell table:style-name="ce65" office:value-type="percentage" office:value="0.00925925925925926">
            <text:p>0,93%</text:p>
          </table:table-cell>
          <table:table-cell table:style-name="ce26" office:value-type="float" office:value="216">
            <text:p>216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6">
            <text:p>34</text:p>
            <text:p/>
            <text:p>VILLENEUVE</text:p>
            <text:p>SUR LOT</text:p>
            <text:p>NORD</text:p>
          </table:table-cell>
          <table:table-cell table:style-name="ce16" office:value-type="float" office:value="146">
            <text:p>146</text:p>
          </table:table-cell>
          <table:table-cell table:style-name="ce25" office:value-type="string">
            <text:p>LÉDAT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512">
            <text:p>512</text:p>
          </table:table-cell>
          <table:table-cell table:style-name="ce47" office:value-type="float" office:value="504">
            <text:p>504</text:p>
          </table:table-cell>
          <table:table-cell table:style-name="ce47" office:value-type="float" office:value="250">
            <text:p>250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235">
            <text:p>235</text:p>
          </table:table-cell>
          <table:table-cell table:style-name="ce58" office:value-type="float" office:value="9">
            <text:p>9</text:p>
          </table:table-cell>
          <table:table-cell table:style-name="ce59" office:value-type="percentage" office:value="0.036">
            <text:p>3,60%</text:p>
          </table:table-cell>
          <table:table-cell table:style-name="ce63" office:value-type="percentage" office:value="0.0382978723404255">
            <text:p>3,83%</text:p>
          </table:table-cell>
          <table:table-cell table:style-name="ce58" office:value-type="float" office:value="71">
            <text:p>71</text:p>
          </table:table-cell>
          <table:table-cell table:style-name="ce59" office:value-type="percentage" office:value="0.284">
            <text:p>28,40%</text:p>
          </table:table-cell>
          <table:table-cell table:style-name="ce63" office:value-type="percentage" office:value="0.302127659574468">
            <text:p>30,21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">
            <text:p>0,40%</text:p>
          </table:table-cell>
          <table:table-cell table:style-name="ce63" office:value-type="percentage" office:value="0.00425531914893617">
            <text:p>0,43%</text:p>
          </table:table-cell>
          <table:table-cell table:style-name="ce58" office:value-type="float" office:value="10">
            <text:p>10</text:p>
          </table:table-cell>
          <table:table-cell table:style-name="ce59" office:value-type="percentage" office:value="0.04">
            <text:p>4,00%</text:p>
          </table:table-cell>
          <table:table-cell table:style-name="ce63" office:value-type="percentage" office:value="0.0425531914893617">
            <text:p>4,26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">
            <text:p>0,40%</text:p>
          </table:table-cell>
          <table:table-cell table:style-name="ce63" office:value-type="percentage" office:value="0.00425531914893617">
            <text:p>0,43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">
            <text:p>0,40%</text:p>
          </table:table-cell>
          <table:table-cell table:style-name="ce63" office:value-type="percentage" office:value="0.00425531914893617">
            <text:p>0,43%</text:p>
          </table:table-cell>
          <table:table-cell table:style-name="ce58" office:value-type="float" office:value="10">
            <text:p>10</text:p>
          </table:table-cell>
          <table:table-cell table:style-name="ce59" office:value-type="percentage" office:value="0.04">
            <text:p>4,00%</text:p>
          </table:table-cell>
          <table:table-cell table:style-name="ce63" office:value-type="percentage" office:value="0.0425531914893617">
            <text:p>4,26%</text:p>
          </table:table-cell>
          <table:table-cell table:style-name="ce58" office:value-type="float" office:value="52">
            <text:p>52</text:p>
          </table:table-cell>
          <table:table-cell table:style-name="ce59" office:value-type="percentage" office:value="0.208">
            <text:p>20,80%</text:p>
          </table:table-cell>
          <table:table-cell table:style-name="ce63" office:value-type="percentage" office:value="0.221276595744681">
            <text:p>22,1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08">
            <text:p>0,80%</text:p>
          </table:table-cell>
          <table:table-cell table:style-name="ce63" office:value-type="percentage" office:value="0.00851063829787234">
            <text:p>0,85%</text:p>
          </table:table-cell>
          <table:table-cell table:style-name="ce58" office:value-type="float" office:value="8">
            <text:p>8</text:p>
          </table:table-cell>
          <table:table-cell table:style-name="ce59" office:value-type="percentage" office:value="0.032">
            <text:p>3,20%</text:p>
          </table:table-cell>
          <table:table-cell table:style-name="ce63" office:value-type="percentage" office:value="0.0340425531914894">
            <text:p>3,40%</text:p>
          </table:table-cell>
          <table:table-cell table:style-name="ce58" office:value-type="float" office:value="64">
            <text:p>64</text:p>
          </table:table-cell>
          <table:table-cell table:style-name="ce59" office:value-type="percentage" office:value="0.256">
            <text:p>25,60%</text:p>
          </table:table-cell>
          <table:table-cell table:style-name="ce63" office:value-type="percentage" office:value="0.272340425531915">
            <text:p>27,23%</text:p>
          </table:table-cell>
          <table:table-cell table:style-name="ce58" office:value-type="float" office:value="5">
            <text:p>5</text:p>
          </table:table-cell>
          <table:table-cell table:style-name="ce59" office:value-type="percentage" office:value="0.02">
            <text:p>2,00%</text:p>
          </table:table-cell>
          <table:table-cell table:style-name="ce63" office:value-type="percentage" office:value="0.0212765957446808">
            <text:p>2,13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04">
            <text:p>0,40%</text:p>
          </table:table-cell>
          <table:table-cell table:style-name="ce63" office:value-type="percentage" office:value="0.00425531914893617">
            <text:p>0,43%</text:p>
          </table:table-cell>
          <table:table-cell table:style-name="ce25" office:value-type="float" office:value="235">
            <text:p>23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46">
            <text:p>146</text:p>
          </table:table-cell>
          <table:table-cell office:value-type="string">
            <text:p>LÉDAT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216">
            <text:p>216</text:p>
          </table:table-cell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31481481481481">
            <text:p>2,31%</text:p>
          </table:table-cell>
          <table:table-cell table:style-name="ce64" office:value-type="percentage" office:value="0.0247524752475248">
            <text:p>2,48%</text:p>
          </table:table-cell>
          <table:table-cell table:style-name="ce45" office:value-type="float" office:value="74">
            <text:p>74</text:p>
          </table:table-cell>
          <table:table-cell table:style-name="ce60" office:value-type="percentage" office:value="0.342592592592593">
            <text:p>34,26%</text:p>
          </table:table-cell>
          <table:table-cell table:style-name="ce64" office:value-type="percentage" office:value="0.366336633663366">
            <text:p>36,6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8888888888889">
            <text:p>1,39%</text:p>
          </table:table-cell>
          <table:table-cell table:style-name="ce64" office:value-type="percentage" office:value="0.0148514851485149">
            <text:p>1,49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24074074074074">
            <text:p>3,24%</text:p>
          </table:table-cell>
          <table:table-cell table:style-name="ce64" office:value-type="percentage" office:value="0.0346534653465347">
            <text:p>3,4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62962962962963">
            <text:p>0,46%</text:p>
          </table:table-cell>
          <table:table-cell table:style-name="ce64" office:value-type="percentage" office:value="0.00495049504950495">
            <text:p>0,5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925925925925926">
            <text:p>0,93%</text:p>
          </table:table-cell>
          <table:table-cell table:style-name="ce64" office:value-type="percentage" office:value="0.0099009900990099">
            <text:p>0,9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38888888888889">
            <text:p>1,39%</text:p>
          </table:table-cell>
          <table:table-cell table:style-name="ce64" office:value-type="percentage" office:value="0.0148514851485149">
            <text:p>1,49%</text:p>
          </table:table-cell>
          <table:table-cell table:style-name="ce45" office:value-type="float" office:value="59">
            <text:p>59</text:p>
          </table:table-cell>
          <table:table-cell table:style-name="ce60" office:value-type="percentage" office:value="0.273148148148148">
            <text:p>27,31%</text:p>
          </table:table-cell>
          <table:table-cell table:style-name="ce64" office:value-type="percentage" office:value="0.292079207920792">
            <text:p>29,2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31481481481481">
            <text:p>2,31%</text:p>
          </table:table-cell>
          <table:table-cell table:style-name="ce64" office:value-type="percentage" office:value="0.0247524752475248">
            <text:p>2,48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175925925925926">
            <text:p>17,59%</text:p>
          </table:table-cell>
          <table:table-cell table:style-name="ce64" office:value-type="percentage" office:value="0.188118811881188">
            <text:p>18,8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198019801980198">
            <text:p>1,9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62962962962963">
            <text:p>0,46%</text:p>
          </table:table-cell>
          <table:table-cell table:style-name="ce64" office:value-type="percentage" office:value="0.00495049504950495">
            <text:p>0,50%</text:p>
          </table:table-cell>
          <table:table-cell table:style-name="ce24" office:value-type="float" office:value="202">
            <text:p>20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735">
            <text:p>735</text:p>
          </table:table-cell>
          <table:table-cell office:value-type="float" office:value="688">
            <text:p>688</text:p>
          </table:table-cell>
          <table:table-cell office:value-type="float" office:value="296">
            <text:p>296</text:p>
          </table:table-cell>
          <table:table-cell office:value-type="float" office:value="19">
            <text:p>19</text:p>
          </table:table-cell>
          <table:table-cell office:value-type="float" office:value="277">
            <text:p>277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02702702702703">
            <text:p>2,03%</text:p>
          </table:table-cell>
          <table:table-cell table:style-name="ce64" office:value-type="percentage" office:value="0.0216606498194946">
            <text:p>2,17%</text:p>
          </table:table-cell>
          <table:table-cell table:style-name="ce45" office:value-type="float" office:value="64">
            <text:p>64</text:p>
          </table:table-cell>
          <table:table-cell table:style-name="ce60" office:value-type="percentage" office:value="0.216216216216216">
            <text:p>21,62%</text:p>
          </table:table-cell>
          <table:table-cell table:style-name="ce64" office:value-type="percentage" office:value="0.231046931407942">
            <text:p>23,1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02702702702703">
            <text:p>2,03%</text:p>
          </table:table-cell>
          <table:table-cell table:style-name="ce64" office:value-type="percentage" office:value="0.0216606498194946">
            <text:p>2,17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0810810810810811">
            <text:p>8,11%</text:p>
          </table:table-cell>
          <table:table-cell table:style-name="ce64" office:value-type="percentage" office:value="0.0866425992779783">
            <text:p>8,66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68918918918919">
            <text:p>1,69%</text:p>
          </table:table-cell>
          <table:table-cell table:style-name="ce64" office:value-type="percentage" office:value="0.0180505415162455">
            <text:p>1,8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37837837837838">
            <text:p>0,34%</text:p>
          </table:table-cell>
          <table:table-cell table:style-name="ce64" office:value-type="percentage" office:value="0.0036101083032491">
            <text:p>0,36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37837837837838">
            <text:p>3,38%</text:p>
          </table:table-cell>
          <table:table-cell table:style-name="ce64" office:value-type="percentage" office:value="0.036101083032491">
            <text:p>3,6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37837837837838">
            <text:p>0,34%</text:p>
          </table:table-cell>
          <table:table-cell table:style-name="ce64" office:value-type="percentage" office:value="0.0036101083032491">
            <text:p>0,36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405405405405405">
            <text:p>4,05%</text:p>
          </table:table-cell>
          <table:table-cell table:style-name="ce64" office:value-type="percentage" office:value="0.0433212996389892">
            <text:p>4,33%</text:p>
          </table:table-cell>
          <table:table-cell table:style-name="ce45" office:value-type="float" office:value="78">
            <text:p>78</text:p>
          </table:table-cell>
          <table:table-cell table:style-name="ce60" office:value-type="percentage" office:value="0.263513513513513">
            <text:p>26,35%</text:p>
          </table:table-cell>
          <table:table-cell table:style-name="ce64" office:value-type="percentage" office:value="0.28158844765343">
            <text:p>28,1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75675675675676">
            <text:p>0,68%</text:p>
          </table:table-cell>
          <table:table-cell table:style-name="ce64" office:value-type="percentage" office:value="0.0072202166064982">
            <text:p>0,7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75675675675676">
            <text:p>0,68%</text:p>
          </table:table-cell>
          <table:table-cell table:style-name="ce64" office:value-type="percentage" office:value="0.0072202166064982">
            <text:p>0,72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7027027027027">
            <text:p>2,70%</text:p>
          </table:table-cell>
          <table:table-cell table:style-name="ce64" office:value-type="percentage" office:value="0.0288808664259928">
            <text:p>2,89%</text:p>
          </table:table-cell>
          <table:table-cell table:style-name="ce45" office:value-type="float" office:value="54">
            <text:p>54</text:p>
          </table:table-cell>
          <table:table-cell table:style-name="ce60" office:value-type="percentage" office:value="0.182432432432432">
            <text:p>18,24%</text:p>
          </table:table-cell>
          <table:table-cell table:style-name="ce64" office:value-type="percentage" office:value="0.194945848375451">
            <text:p>19,4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75675675675676">
            <text:p>0,68%</text:p>
          </table:table-cell>
          <table:table-cell table:style-name="ce64" office:value-type="percentage" office:value="0.0072202166064982">
            <text:p>0,7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75675675675676">
            <text:p>0,68%</text:p>
          </table:table-cell>
          <table:table-cell table:style-name="ce64" office:value-type="percentage" office:value="0.0072202166064982">
            <text:p>0,72%</text:p>
          </table:table-cell>
          <table:table-cell table:style-name="ce24" office:value-type="float" office:value="277">
            <text:p>27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898">
            <text:p>898</text:p>
          </table:table-cell>
          <table:table-cell office:value-type="float" office:value="872">
            <text:p>872</text:p>
          </table:table-cell>
          <table:table-cell office:value-type="float" office:value="370">
            <text:p>370</text:p>
          </table:table-cell>
          <table:table-cell office:value-type="float" office:value="27">
            <text:p>27</text:p>
          </table:table-cell>
          <table:table-cell office:value-type="float" office:value="343">
            <text:p>343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43243243243243">
            <text:p>2,43%</text:p>
          </table:table-cell>
          <table:table-cell table:style-name="ce64" office:value-type="percentage" office:value="0.0262390670553936">
            <text:p>2,62%</text:p>
          </table:table-cell>
          <table:table-cell table:style-name="ce45" office:value-type="float" office:value="79">
            <text:p>79</text:p>
          </table:table-cell>
          <table:table-cell table:style-name="ce60" office:value-type="percentage" office:value="0.213513513513513">
            <text:p>21,35%</text:p>
          </table:table-cell>
          <table:table-cell table:style-name="ce64" office:value-type="percentage" office:value="0.230320699708455">
            <text:p>23,0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10810810810811">
            <text:p>0,81%</text:p>
          </table:table-cell>
          <table:table-cell table:style-name="ce64" office:value-type="percentage" office:value="0.0087463556851312">
            <text:p>0,87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432432432432432">
            <text:p>4,32%</text:p>
          </table:table-cell>
          <table:table-cell table:style-name="ce64" office:value-type="percentage" office:value="0.0466472303206997">
            <text:p>4,66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62162162162162">
            <text:p>1,62%</text:p>
          </table:table-cell>
          <table:table-cell table:style-name="ce64" office:value-type="percentage" office:value="0.0174927113702624">
            <text:p>1,7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0621621621621622">
            <text:p>6,22%</text:p>
          </table:table-cell>
          <table:table-cell table:style-name="ce64" office:value-type="percentage" office:value="0.0670553935860058">
            <text:p>6,7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7027027027027">
            <text:p>2,70%</text:p>
          </table:table-cell>
          <table:table-cell table:style-name="ce64" office:value-type="percentage" office:value="0.0291545189504373">
            <text:p>2,92%</text:p>
          </table:table-cell>
          <table:table-cell table:style-name="ce45" office:value-type="float" office:value="79">
            <text:p>79</text:p>
          </table:table-cell>
          <table:table-cell table:style-name="ce60" office:value-type="percentage" office:value="0.213513513513513">
            <text:p>21,35%</text:p>
          </table:table-cell>
          <table:table-cell table:style-name="ce64" office:value-type="percentage" office:value="0.230320699708455">
            <text:p>23,0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027027027027">
            <text:p>0,27%</text:p>
          </table:table-cell>
          <table:table-cell table:style-name="ce64" office:value-type="percentage" office:value="0.00291545189504373">
            <text:p>0,29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40540540540541">
            <text:p>0,54%</text:p>
          </table:table-cell>
          <table:table-cell table:style-name="ce64" office:value-type="percentage" office:value="0.00583090379008746">
            <text:p>0,58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89189189189189">
            <text:p>1,89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03">
            <text:p>103</text:p>
          </table:table-cell>
          <table:table-cell table:style-name="ce60" office:value-type="percentage" office:value="0.278378378378378">
            <text:p>27,84%</text:p>
          </table:table-cell>
          <table:table-cell table:style-name="ce64" office:value-type="percentage" office:value="0.300291545189504">
            <text:p>30,0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10810810810811">
            <text:p>0,81%</text:p>
          </table:table-cell>
          <table:table-cell table:style-name="ce64" office:value-type="percentage" office:value="0.0087463556851312">
            <text:p>0,8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40540540540541">
            <text:p>0,54%</text:p>
          </table:table-cell>
          <table:table-cell table:style-name="ce64" office:value-type="percentage" office:value="0.00583090379008746">
            <text:p>0,58%</text:p>
          </table:table-cell>
          <table:table-cell table:style-name="ce24" office:value-type="float" office:value="343">
            <text:p>34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969">
            <text:p>969</text:p>
          </table:table-cell>
          <table:table-cell office:value-type="float" office:value="939">
            <text:p>939</text:p>
          </table:table-cell>
          <table:table-cell office:value-type="float" office:value="391">
            <text:p>391</text:p>
          </table:table-cell>
          <table:table-cell office:value-type="float" office:value="29">
            <text:p>29</text:p>
          </table:table-cell>
          <table:table-cell office:value-type="float" office:value="362">
            <text:p>362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79028132992327">
            <text:p>1,79%</text:p>
          </table:table-cell>
          <table:table-cell table:style-name="ce64" office:value-type="percentage" office:value="0.0193370165745856">
            <text:p>1,93%</text:p>
          </table:table-cell>
          <table:table-cell table:style-name="ce45" office:value-type="float" office:value="102">
            <text:p>102</text:p>
          </table:table-cell>
          <table:table-cell table:style-name="ce60" office:value-type="percentage" office:value="0.260869565217391">
            <text:p>26,09%</text:p>
          </table:table-cell>
          <table:table-cell table:style-name="ce64" office:value-type="percentage" office:value="0.281767955801105">
            <text:p>28,1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3452685421995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25">
            <text:p>25</text:p>
          </table:table-cell>
          <table:table-cell table:style-name="ce60" office:value-type="percentage" office:value="0.0639386189258312">
            <text:p>6,39%</text:p>
          </table:table-cell>
          <table:table-cell table:style-name="ce64" office:value-type="percentage" office:value="0.069060773480663">
            <text:p>6,9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150895140665">
            <text:p>0,51%</text:p>
          </table:table-cell>
          <table:table-cell table:style-name="ce64" office:value-type="percentage" office:value="0.00552486187845304">
            <text:p>0,5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0690537084399">
            <text:p>3,07%</text:p>
          </table:table-cell>
          <table:table-cell table:style-name="ce64" office:value-type="percentage" office:value="0.0331491712707182">
            <text:p>3,3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30179028132992">
            <text:p>2,30%</text:p>
          </table:table-cell>
          <table:table-cell table:style-name="ce64" office:value-type="percentage" office:value="0.0248618784530387">
            <text:p>2,49%</text:p>
          </table:table-cell>
          <table:table-cell table:style-name="ce45" office:value-type="float" office:value="80">
            <text:p>80</text:p>
          </table:table-cell>
          <table:table-cell table:style-name="ce60" office:value-type="percentage" office:value="0.20460358056266">
            <text:p>20,46%</text:p>
          </table:table-cell>
          <table:table-cell table:style-name="ce64" office:value-type="percentage" office:value="0.220994475138122">
            <text:p>22,1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5754475703325">
            <text:p>0,26%</text:p>
          </table:table-cell>
          <table:table-cell table:style-name="ce64" office:value-type="percentage" office:value="0.00276243093922652">
            <text:p>0,2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1150895140665">
            <text:p>0,51%</text:p>
          </table:table-cell>
          <table:table-cell table:style-name="ce64" office:value-type="percentage" office:value="0.00552486187845304">
            <text:p>0,55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83631713554987">
            <text:p>3,84%</text:p>
          </table:table-cell>
          <table:table-cell table:style-name="ce64" office:value-type="percentage" office:value="0.0414364640883978">
            <text:p>4,14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242966751918159">
            <text:p>24,30%</text:p>
          </table:table-cell>
          <table:table-cell table:style-name="ce64" office:value-type="percentage" office:value="0.262430939226519">
            <text:p>26,24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27877237851662">
            <text:p>1,28%</text:p>
          </table:table-cell>
          <table:table-cell table:style-name="ce64" office:value-type="percentage" office:value="0.0138121546961326">
            <text:p>1,3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5754475703325">
            <text:p>0,26%</text:p>
          </table:table-cell>
          <table:table-cell table:style-name="ce64" office:value-type="percentage" office:value="0.00276243093922652">
            <text:p>0,28%</text:p>
          </table:table-cell>
          <table:table-cell table:style-name="ce24" office:value-type="float" office:value="362">
            <text:p>36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845">
            <text:p>845</text:p>
          </table:table-cell>
          <table:table-cell office:value-type="float" office:value="810">
            <text:p>810</text:p>
          </table:table-cell>
          <table:table-cell office:value-type="float" office:value="362">
            <text:p>362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20994475138122">
            <text:p>2,21%</text:p>
          </table:table-cell>
          <table:table-cell table:style-name="ce64" office:value-type="percentage" office:value="0.0228571428571429">
            <text:p>2,29%</text:p>
          </table:table-cell>
          <table:table-cell table:style-name="ce45" office:value-type="float" office:value="88">
            <text:p>88</text:p>
          </table:table-cell>
          <table:table-cell table:style-name="ce60" office:value-type="percentage" office:value="0.243093922651934">
            <text:p>24,31%</text:p>
          </table:table-cell>
          <table:table-cell table:style-name="ce64" office:value-type="percentage" office:value="0.251428571428571">
            <text:p>25,1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52486187845304">
            <text:p>0,55%</text:p>
          </table:table-cell>
          <table:table-cell table:style-name="ce64" office:value-type="percentage" office:value="0.00571428571428571">
            <text:p>0,57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0801104972375691">
            <text:p>8,01%</text:p>
          </table:table-cell>
          <table:table-cell table:style-name="ce64" office:value-type="percentage" office:value="0.0828571428571429">
            <text:p>8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6243093922652">
            <text:p>0,28%</text:p>
          </table:table-cell>
          <table:table-cell table:style-name="ce64" office:value-type="percentage" office:value="0.00285714285714286">
            <text:p>0,29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03867403314917">
            <text:p>3,04%</text:p>
          </table:table-cell>
          <table:table-cell table:style-name="ce64" office:value-type="percentage" office:value="0.0314285714285714">
            <text:p>3,1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6243093922652">
            <text:p>0,28%</text:p>
          </table:table-cell>
          <table:table-cell table:style-name="ce64" office:value-type="percentage" office:value="0.00285714285714286">
            <text:p>0,29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59116022099447">
            <text:p>3,59%</text:p>
          </table:table-cell>
          <table:table-cell table:style-name="ce64" office:value-type="percentage" office:value="0.0371428571428571">
            <text:p>3,71%</text:p>
          </table:table-cell>
          <table:table-cell table:style-name="ce45" office:value-type="float" office:value="85">
            <text:p>85</text:p>
          </table:table-cell>
          <table:table-cell table:style-name="ce60" office:value-type="percentage" office:value="0.234806629834254">
            <text:p>23,48%</text:p>
          </table:table-cell>
          <table:table-cell table:style-name="ce64" office:value-type="percentage" office:value="0.242857142857143">
            <text:p>24,2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6243093922652">
            <text:p>0,28%</text:p>
          </table:table-cell>
          <table:table-cell table:style-name="ce64" office:value-type="percentage" office:value="0.00285714285714286">
            <text:p>0,2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6243093922652">
            <text:p>0,28%</text:p>
          </table:table-cell>
          <table:table-cell table:style-name="ce64" office:value-type="percentage" office:value="0.00285714285714286">
            <text:p>0,2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20994475138122">
            <text:p>2,21%</text:p>
          </table:table-cell>
          <table:table-cell table:style-name="ce64" office:value-type="percentage" office:value="0.0228571428571429">
            <text:p>2,29%</text:p>
          </table:table-cell>
          <table:table-cell table:style-name="ce45" office:value-type="float" office:value="97">
            <text:p>97</text:p>
          </table:table-cell>
          <table:table-cell table:style-name="ce60" office:value-type="percentage" office:value="0.267955801104972">
            <text:p>26,80%</text:p>
          </table:table-cell>
          <table:table-cell table:style-name="ce64" office:value-type="percentage" office:value="0.277142857142857">
            <text:p>27,7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76243093922652">
            <text:p>0,28%</text:p>
          </table:table-cell>
          <table:table-cell table:style-name="ce64" office:value-type="percentage" office:value="0.00285714285714286">
            <text:p>0,29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10497237569061">
            <text:p>1,10%</text:p>
          </table:table-cell>
          <table:table-cell table:style-name="ce64" office:value-type="percentage" office:value="0.0114285714285714">
            <text:p>1,14%</text:p>
          </table:table-cell>
          <table:table-cell table:style-name="ce24" office:value-type="float" office:value="350">
            <text:p>35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5">
            <text:p>0005</text:p>
          </table:table-cell>
          <table:table-cell table:style-name="ce38" office:value-type="float" office:value="814">
            <text:p>814</text:p>
          </table:table-cell>
          <table:table-cell office:value-type="float" office:value="794">
            <text:p>794</text:p>
          </table:table-cell>
          <table:table-cell office:value-type="float" office:value="381">
            <text:p>381</text:p>
          </table:table-cell>
          <table:table-cell office:value-type="float" office:value="15">
            <text:p>15</text:p>
          </table:table-cell>
          <table:table-cell office:value-type="float" office:value="366">
            <text:p>366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41207349081365">
            <text:p>3,41%</text:p>
          </table:table-cell>
          <table:table-cell table:style-name="ce64" office:value-type="percentage" office:value="0.0355191256830601">
            <text:p>3,55%</text:p>
          </table:table-cell>
          <table:table-cell table:style-name="ce45" office:value-type="float" office:value="93">
            <text:p>93</text:p>
          </table:table-cell>
          <table:table-cell table:style-name="ce60" office:value-type="percentage" office:value="0.244094488188976">
            <text:p>24,41%</text:p>
          </table:table-cell>
          <table:table-cell table:style-name="ce64" office:value-type="percentage" office:value="0.254098360655738">
            <text:p>25,4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498687664042">
            <text:p>1,05%</text:p>
          </table:table-cell>
          <table:table-cell table:style-name="ce64" office:value-type="percentage" office:value="0.0109289617486339">
            <text:p>1,09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41994750656168">
            <text:p>4,20%</text:p>
          </table:table-cell>
          <table:table-cell table:style-name="ce64" office:value-type="percentage" office:value="0.0437158469945355">
            <text:p>4,3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246719160105">
            <text:p>0,26%</text:p>
          </table:table-cell>
          <table:table-cell table:style-name="ce64" office:value-type="percentage" office:value="0.00273224043715847">
            <text:p>0,2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88713910761155">
            <text:p>2,89%</text:p>
          </table:table-cell>
          <table:table-cell table:style-name="ce64" office:value-type="percentage" office:value="0.0300546448087432">
            <text:p>3,0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88713910761155">
            <text:p>2,89%</text:p>
          </table:table-cell>
          <table:table-cell table:style-name="ce64" office:value-type="percentage" office:value="0.0300546448087432">
            <text:p>3,01%</text:p>
          </table:table-cell>
          <table:table-cell table:style-name="ce45" office:value-type="float" office:value="100">
            <text:p>100</text:p>
          </table:table-cell>
          <table:table-cell table:style-name="ce60" office:value-type="percentage" office:value="0.26246719160105">
            <text:p>26,25%</text:p>
          </table:table-cell>
          <table:table-cell table:style-name="ce64" office:value-type="percentage" office:value="0.273224043715847">
            <text:p>27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246719160105">
            <text:p>0,26%</text:p>
          </table:table-cell>
          <table:table-cell table:style-name="ce64" office:value-type="percentage" office:value="0.00273224043715847">
            <text:p>0,27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1496062992126">
            <text:p>3,15%</text:p>
          </table:table-cell>
          <table:table-cell table:style-name="ce64" office:value-type="percentage" office:value="0.0327868852459016">
            <text:p>3,28%</text:p>
          </table:table-cell>
          <table:table-cell table:style-name="ce45" office:value-type="float" office:value="94">
            <text:p>94</text:p>
          </table:table-cell>
          <table:table-cell table:style-name="ce60" office:value-type="percentage" office:value="0.246719160104987">
            <text:p>24,67%</text:p>
          </table:table-cell>
          <table:table-cell table:style-name="ce64" office:value-type="percentage" office:value="0.256830601092896">
            <text:p>25,68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748031496063">
            <text:p>1,57%</text:p>
          </table:table-cell>
          <table:table-cell table:style-name="ce64" office:value-type="percentage" office:value="0.0163934426229508">
            <text:p>1,6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498687664042">
            <text:p>1,05%</text:p>
          </table:table-cell>
          <table:table-cell table:style-name="ce64" office:value-type="percentage" office:value="0.0109289617486339">
            <text:p>1,09%</text:p>
          </table:table-cell>
          <table:table-cell table:style-name="ce24" office:value-type="float" office:value="366">
            <text:p>36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6">
            <text:p>0006</text:p>
          </table:table-cell>
          <table:table-cell table:style-name="ce38" office:value-type="float" office:value="971">
            <text:p>971</text:p>
          </table:table-cell>
          <table:table-cell office:value-type="float" office:value="965">
            <text:p>965</text:p>
          </table:table-cell>
          <table:table-cell office:value-type="float" office:value="407">
            <text:p>407</text:p>
          </table:table-cell>
          <table:table-cell office:value-type="float" office:value="17">
            <text:p>17</text:p>
          </table:table-cell>
          <table:table-cell office:value-type="float" office:value="390">
            <text:p>390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294840294840295">
            <text:p>2,95%</text:p>
          </table:table-cell>
          <table:table-cell table:style-name="ce64" office:value-type="percentage" office:value="0.0307692307692308">
            <text:p>3,08%</text:p>
          </table:table-cell>
          <table:table-cell table:style-name="ce45" office:value-type="float" office:value="85">
            <text:p>85</text:p>
          </table:table-cell>
          <table:table-cell table:style-name="ce60" office:value-type="percentage" office:value="0.208845208845209">
            <text:p>20,88%</text:p>
          </table:table-cell>
          <table:table-cell table:style-name="ce64" office:value-type="percentage" office:value="0.217948717948718">
            <text:p>21,79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96560196560197">
            <text:p>1,97%</text:p>
          </table:table-cell>
          <table:table-cell table:style-name="ce64" office:value-type="percentage" office:value="0.0205128205128205">
            <text:p>2,05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491400491400491">
            <text:p>4,91%</text:p>
          </table:table-cell>
          <table:table-cell table:style-name="ce64" office:value-type="percentage" office:value="0.0512820512820513">
            <text:p>5,1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45700245700246">
            <text:p>0,25%</text:p>
          </table:table-cell>
          <table:table-cell table:style-name="ce64" office:value-type="percentage" office:value="0.00256410256410256">
            <text:p>0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68550368550369">
            <text:p>3,69%</text:p>
          </table:table-cell>
          <table:table-cell table:style-name="ce64" office:value-type="percentage" office:value="0.0384615384615385">
            <text:p>3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21130221130221">
            <text:p>2,21%</text:p>
          </table:table-cell>
          <table:table-cell table:style-name="ce64" office:value-type="percentage" office:value="0.0230769230769231">
            <text:p>2,31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233415233415233">
            <text:p>23,34%</text:p>
          </table:table-cell>
          <table:table-cell table:style-name="ce64" office:value-type="percentage" office:value="0.243589743589744">
            <text:p>24,3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45700245700246">
            <text:p>0,25%</text:p>
          </table:table-cell>
          <table:table-cell table:style-name="ce64" office:value-type="percentage" office:value="0.00256410256410256">
            <text:p>0,2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91400491400491">
            <text:p>0,49%</text:p>
          </table:table-cell>
          <table:table-cell table:style-name="ce64" office:value-type="percentage" office:value="0.00512820512820513">
            <text:p>0,51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71990171990172">
            <text:p>1,72%</text:p>
          </table:table-cell>
          <table:table-cell table:style-name="ce64" office:value-type="percentage" office:value="0.0179487179487179">
            <text:p>1,79%</text:p>
          </table:table-cell>
          <table:table-cell table:style-name="ce45" office:value-type="float" office:value="122">
            <text:p>122</text:p>
          </table:table-cell>
          <table:table-cell table:style-name="ce60" office:value-type="percentage" office:value="0.2997542997543">
            <text:p>29,98%</text:p>
          </table:table-cell>
          <table:table-cell table:style-name="ce64" office:value-type="percentage" office:value="0.312820512820513">
            <text:p>31,2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22850122850123">
            <text:p>1,23%</text:p>
          </table:table-cell>
          <table:table-cell table:style-name="ce64" office:value-type="percentage" office:value="0.0128205128205128">
            <text:p>1,28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96560196560197">
            <text:p>1,97%</text:p>
          </table:table-cell>
          <table:table-cell table:style-name="ce64" office:value-type="percentage" office:value="0.0205128205128205">
            <text:p>2,05%</text:p>
          </table:table-cell>
          <table:table-cell table:style-name="ce24" office:value-type="float" office:value="390">
            <text:p>39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7">
            <text:p>0007</text:p>
          </table:table-cell>
          <table:table-cell table:style-name="ce38" office:value-type="float" office:value="1005">
            <text:p>1005</text:p>
          </table:table-cell>
          <table:table-cell office:value-type="float" office:value="970">
            <text:p>970</text:p>
          </table:table-cell>
          <table:table-cell office:value-type="float" office:value="424">
            <text:p>424</text:p>
          </table:table-cell>
          <table:table-cell office:value-type="float" office:value="23">
            <text:p>23</text:p>
          </table:table-cell>
          <table:table-cell office:value-type="float" office:value="401">
            <text:p>401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12264150943396">
            <text:p>2,12%</text:p>
          </table:table-cell>
          <table:table-cell table:style-name="ce64" office:value-type="percentage" office:value="0.0224438902743142">
            <text:p>2,24%</text:p>
          </table:table-cell>
          <table:table-cell table:style-name="ce45" office:value-type="float" office:value="116">
            <text:p>116</text:p>
          </table:table-cell>
          <table:table-cell table:style-name="ce60" office:value-type="percentage" office:value="0.273584905660377">
            <text:p>27,36%</text:p>
          </table:table-cell>
          <table:table-cell table:style-name="ce64" office:value-type="percentage" office:value="0.28927680798005">
            <text:p>28,93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12264150943396">
            <text:p>2,12%</text:p>
          </table:table-cell>
          <table:table-cell table:style-name="ce64" office:value-type="percentage" office:value="0.0224438902743142">
            <text:p>2,24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0518867924528302">
            <text:p>5,19%</text:p>
          </table:table-cell>
          <table:table-cell table:style-name="ce64" office:value-type="percentage" office:value="0.0548628428927681">
            <text:p>5,4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35849056603774">
            <text:p>2,36%</text:p>
          </table:table-cell>
          <table:table-cell table:style-name="ce64" office:value-type="percentage" office:value="0.0249376558603491">
            <text:p>2,4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399002493765586">
            <text:p>3,99%</text:p>
          </table:table-cell>
          <table:table-cell table:style-name="ce45" office:value-type="float" office:value="112">
            <text:p>112</text:p>
          </table:table-cell>
          <table:table-cell table:style-name="ce60" office:value-type="percentage" office:value="0.264150943396226">
            <text:p>26,42%</text:p>
          </table:table-cell>
          <table:table-cell table:style-name="ce64" office:value-type="percentage" office:value="0.27930174563591">
            <text:p>27,9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17924528301887">
            <text:p>1,18%</text:p>
          </table:table-cell>
          <table:table-cell table:style-name="ce64" office:value-type="percentage" office:value="0.0124688279301746">
            <text:p>1,25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41509433962264">
            <text:p>1,42%</text:p>
          </table:table-cell>
          <table:table-cell table:style-name="ce64" office:value-type="percentage" office:value="0.0149625935162095">
            <text:p>1,50%</text:p>
          </table:table-cell>
          <table:table-cell table:style-name="ce45" office:value-type="float" office:value="93">
            <text:p>93</text:p>
          </table:table-cell>
          <table:table-cell table:style-name="ce60" office:value-type="percentage" office:value="0.219339622641509">
            <text:p>21,93%</text:p>
          </table:table-cell>
          <table:table-cell table:style-name="ce64" office:value-type="percentage" office:value="0.231920199501247">
            <text:p>23,1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849056603774">
            <text:p>0,24%</text:p>
          </table:table-cell>
          <table:table-cell table:style-name="ce64" office:value-type="percentage" office:value="0.00249376558603491">
            <text:p>0,2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71698113207547">
            <text:p>0,47%</text:p>
          </table:table-cell>
          <table:table-cell table:style-name="ce64" office:value-type="percentage" office:value="0.00498753117206983">
            <text:p>0,50%</text:p>
          </table:table-cell>
          <table:table-cell table:style-name="ce24" office:value-type="float" office:value="401">
            <text:p>40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8">
            <text:p>0008</text:p>
          </table:table-cell>
          <table:table-cell table:style-name="ce38" office:value-type="float" office:value="1186">
            <text:p>1186</text:p>
          </table:table-cell>
          <table:table-cell office:value-type="float" office:value="1166">
            <text:p>1166</text:p>
          </table:table-cell>
          <table:table-cell office:value-type="float" office:value="482">
            <text:p>482</text:p>
          </table:table-cell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86721991701245">
            <text:p>1,87%</text:p>
          </table:table-cell>
          <table:table-cell table:style-name="ce64" office:value-type="percentage" office:value="0.0199556541019956">
            <text:p>2,00%</text:p>
          </table:table-cell>
          <table:table-cell table:style-name="ce45" office:value-type="float" office:value="133">
            <text:p>133</text:p>
          </table:table-cell>
          <table:table-cell table:style-name="ce60" office:value-type="percentage" office:value="0.275933609958506">
            <text:p>27,59%</text:p>
          </table:table-cell>
          <table:table-cell table:style-name="ce64" office:value-type="percentage" office:value="0.29490022172949">
            <text:p>29,49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28215767634855">
            <text:p>2,28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0497925311203319">
            <text:p>4,98%</text:p>
          </table:table-cell>
          <table:table-cell table:style-name="ce64" office:value-type="percentage" office:value="0.0532150776053215">
            <text:p>5,32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86721991701245">
            <text:p>1,87%</text:p>
          </table:table-cell>
          <table:table-cell table:style-name="ce64" office:value-type="percentage" office:value="0.0199556541019956">
            <text:p>2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28215767634855">
            <text:p>2,28%</text:p>
          </table:table-cell>
          <table:table-cell table:style-name="ce64" office:value-type="percentage" office:value="0.024390243902439">
            <text:p>2,4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86721991701245">
            <text:p>1,87%</text:p>
          </table:table-cell>
          <table:table-cell table:style-name="ce64" office:value-type="percentage" office:value="0.0199556541019956">
            <text:p>2,00%</text:p>
          </table:table-cell>
          <table:table-cell table:style-name="ce45" office:value-type="float" office:value="119">
            <text:p>119</text:p>
          </table:table-cell>
          <table:table-cell table:style-name="ce60" office:value-type="percentage" office:value="0.246887966804979">
            <text:p>24,69%</text:p>
          </table:table-cell>
          <table:table-cell table:style-name="ce64" office:value-type="percentage" office:value="0.263858093126386">
            <text:p>26,3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149377593361">
            <text:p>0,41%</text:p>
          </table:table-cell>
          <table:table-cell table:style-name="ce64" office:value-type="percentage" office:value="0.00443458980044346">
            <text:p>0,44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269709543568465">
            <text:p>2,70%</text:p>
          </table:table-cell>
          <table:table-cell table:style-name="ce64" office:value-type="percentage" office:value="0.0288248337028825">
            <text:p>2,88%</text:p>
          </table:table-cell>
          <table:table-cell table:style-name="ce45" office:value-type="float" office:value="101">
            <text:p>101</text:p>
          </table:table-cell>
          <table:table-cell table:style-name="ce60" office:value-type="percentage" office:value="0.20954356846473">
            <text:p>20,95%</text:p>
          </table:table-cell>
          <table:table-cell table:style-name="ce64" office:value-type="percentage" office:value="0.223946784922395">
            <text:p>22,39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86721991701245">
            <text:p>1,87%</text:p>
          </table:table-cell>
          <table:table-cell table:style-name="ce64" office:value-type="percentage" office:value="0.0199556541019956">
            <text:p>2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0746887966805">
            <text:p>0,21%</text:p>
          </table:table-cell>
          <table:table-cell table:style-name="ce64" office:value-type="percentage" office:value="0.00221729490022173">
            <text:p>0,22%</text:p>
          </table:table-cell>
          <table:table-cell table:style-name="ce24" office:value-type="float" office:value="451">
            <text:p>45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9">
            <text:p>0009</text:p>
          </table:table-cell>
          <table:table-cell table:style-name="ce38" office:value-type="float" office:value="846">
            <text:p>846</text:p>
          </table:table-cell>
          <table:table-cell office:value-type="float" office:value="835">
            <text:p>835</text:p>
          </table:table-cell>
          <table:table-cell office:value-type="float" office:value="352">
            <text:p>352</text:p>
          </table:table-cell>
          <table:table-cell office:value-type="float" office:value="30">
            <text:p>30</text:p>
          </table:table-cell>
          <table:table-cell office:value-type="float" office:value="322">
            <text:p>322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42045454545455">
            <text:p>1,42%</text:p>
          </table:table-cell>
          <table:table-cell table:style-name="ce64" office:value-type="percentage" office:value="0.015527950310559">
            <text:p>1,55%</text:p>
          </table:table-cell>
          <table:table-cell table:style-name="ce45" office:value-type="float" office:value="91">
            <text:p>91</text:p>
          </table:table-cell>
          <table:table-cell table:style-name="ce60" office:value-type="percentage" office:value="0.258522727272727">
            <text:p>25,85%</text:p>
          </table:table-cell>
          <table:table-cell table:style-name="ce64" office:value-type="percentage" office:value="0.282608695652174">
            <text:p>28,26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24223602484472">
            <text:p>1,24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426136363636364">
            <text:p>4,26%</text:p>
          </table:table-cell>
          <table:table-cell table:style-name="ce64" office:value-type="percentage" office:value="0.046583850931677">
            <text:p>4,66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13636363636364">
            <text:p>1,14%</text:p>
          </table:table-cell>
          <table:table-cell table:style-name="ce64" office:value-type="percentage" office:value="0.0124223602484472">
            <text:p>1,2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4090909090909">
            <text:p>0,28%</text:p>
          </table:table-cell>
          <table:table-cell table:style-name="ce64" office:value-type="percentage" office:value="0.0031055900621118">
            <text:p>0,31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55681818181818">
            <text:p>2,56%</text:p>
          </table:table-cell>
          <table:table-cell table:style-name="ce64" office:value-type="percentage" office:value="0.0279503105590062">
            <text:p>2,8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84090909090909">
            <text:p>0,28%</text:p>
          </table:table-cell>
          <table:table-cell table:style-name="ce64" office:value-type="percentage" office:value="0.0031055900621118">
            <text:p>0,31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70454545454545">
            <text:p>1,70%</text:p>
          </table:table-cell>
          <table:table-cell table:style-name="ce64" office:value-type="percentage" office:value="0.0186335403726708">
            <text:p>1,86%</text:p>
          </table:table-cell>
          <table:table-cell table:style-name="ce45" office:value-type="float" office:value="80">
            <text:p>80</text:p>
          </table:table-cell>
          <table:table-cell table:style-name="ce60" office:value-type="percentage" office:value="0.227272727272727">
            <text:p>22,73%</text:p>
          </table:table-cell>
          <table:table-cell table:style-name="ce64" office:value-type="percentage" office:value="0.248447204968944">
            <text:p>24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852272727272727">
            <text:p>0,85%</text:p>
          </table:table-cell>
          <table:table-cell table:style-name="ce64" office:value-type="percentage" office:value="0.0093167701863354">
            <text:p>0,93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69318181818182">
            <text:p>3,69%</text:p>
          </table:table-cell>
          <table:table-cell table:style-name="ce64" office:value-type="percentage" office:value="0.0403726708074534">
            <text:p>4,04%</text:p>
          </table:table-cell>
          <table:table-cell table:style-name="ce45" office:value-type="float" office:value="86">
            <text:p>86</text:p>
          </table:table-cell>
          <table:table-cell table:style-name="ce60" office:value-type="percentage" office:value="0.244318181818182">
            <text:p>24,43%</text:p>
          </table:table-cell>
          <table:table-cell table:style-name="ce64" office:value-type="percentage" office:value="0.267080745341615">
            <text:p>26,7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68181818181818">
            <text:p>0,57%</text:p>
          </table:table-cell>
          <table:table-cell table:style-name="ce64" office:value-type="percentage" office:value="0.0062111801242236">
            <text:p>0,6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68181818181818">
            <text:p>0,57%</text:p>
          </table:table-cell>
          <table:table-cell table:style-name="ce64" office:value-type="percentage" office:value="0.0062111801242236">
            <text:p>0,62%</text:p>
          </table:table-cell>
          <table:table-cell table:style-name="ce24" office:value-type="float" office:value="322">
            <text:p>32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0">
            <text:p>0010</text:p>
          </table:table-cell>
          <table:table-cell table:style-name="ce38" office:value-type="float" office:value="1002">
            <text:p>1002</text:p>
          </table:table-cell>
          <table:table-cell office:value-type="float" office:value="995">
            <text:p>995</text:p>
          </table:table-cell>
          <table:table-cell office:value-type="float" office:value="461">
            <text:p>461</text:p>
          </table:table-cell>
          <table:table-cell office:value-type="float" office:value="20">
            <text:p>20</text:p>
          </table:table-cell>
          <table:table-cell office:value-type="float" office:value="441">
            <text:p>441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30151843817787">
            <text:p>1,30%</text:p>
          </table:table-cell>
          <table:table-cell table:style-name="ce64" office:value-type="percentage" office:value="0.0136054421768707">
            <text:p>1,36%</text:p>
          </table:table-cell>
          <table:table-cell table:style-name="ce45" office:value-type="float" office:value="142">
            <text:p>142</text:p>
          </table:table-cell>
          <table:table-cell table:style-name="ce60" office:value-type="percentage" office:value="0.308026030368764">
            <text:p>30,80%</text:p>
          </table:table-cell>
          <table:table-cell table:style-name="ce64" office:value-type="percentage" office:value="0.321995464852608">
            <text:p>32,2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195227765726681">
            <text:p>1,95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433839479392625">
            <text:p>4,34%</text:p>
          </table:table-cell>
          <table:table-cell table:style-name="ce64" office:value-type="percentage" office:value="0.0453514739229025">
            <text:p>4,5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33839479392625">
            <text:p>0,43%</text:p>
          </table:table-cell>
          <table:table-cell table:style-name="ce64" office:value-type="percentage" office:value="0.00453514739229025">
            <text:p>0,4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16919739696312">
            <text:p>0,22%</text:p>
          </table:table-cell>
          <table:table-cell table:style-name="ce64" office:value-type="percentage" office:value="0.00226757369614512">
            <text:p>0,23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0650759219088937">
            <text:p>6,51%</text:p>
          </table:table-cell>
          <table:table-cell table:style-name="ce64" office:value-type="percentage" office:value="0.0680272108843537">
            <text:p>6,8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7353579175705">
            <text:p>1,74%</text:p>
          </table:table-cell>
          <table:table-cell table:style-name="ce64" office:value-type="percentage" office:value="0.018140589569161">
            <text:p>1,81%</text:p>
          </table:table-cell>
          <table:table-cell table:style-name="ce45" office:value-type="float" office:value="95">
            <text:p>95</text:p>
          </table:table-cell>
          <table:table-cell table:style-name="ce60" office:value-type="percentage" office:value="0.206073752711497">
            <text:p>20,61%</text:p>
          </table:table-cell>
          <table:table-cell table:style-name="ce64" office:value-type="percentage" office:value="0.215419501133787">
            <text:p>21,5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650759219088937">
            <text:p>0,65%</text:p>
          </table:table-cell>
          <table:table-cell table:style-name="ce64" office:value-type="percentage" office:value="0.00680272108843537">
            <text:p>0,6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86767895878525">
            <text:p>0,87%</text:p>
          </table:table-cell>
          <table:table-cell table:style-name="ce64" office:value-type="percentage" office:value="0.0090702947845805">
            <text:p>0,91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16919739696312">
            <text:p>2,17%</text:p>
          </table:table-cell>
          <table:table-cell table:style-name="ce64" office:value-type="percentage" office:value="0.0226757369614512">
            <text:p>2,27%</text:p>
          </table:table-cell>
          <table:table-cell table:style-name="ce45" office:value-type="float" office:value="104">
            <text:p>104</text:p>
          </table:table-cell>
          <table:table-cell table:style-name="ce60" office:value-type="percentage" office:value="0.225596529284165">
            <text:p>22,56%</text:p>
          </table:table-cell>
          <table:table-cell table:style-name="ce64" office:value-type="percentage" office:value="0.235827664399093">
            <text:p>23,58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51843817787419">
            <text:p>1,52%</text:p>
          </table:table-cell>
          <table:table-cell table:style-name="ce64" office:value-type="percentage" office:value="0.0158730158730159">
            <text:p>1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41">
            <text:p>44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1">
            <text:p>0011</text:p>
          </table:table-cell>
          <table:table-cell table:style-name="ce38"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120879120879121">
            <text:p>12,09%</text:p>
          </table:table-cell>
          <table:table-cell table:style-name="ce64" office:value-type="percentage" office:value="0.125">
            <text:p>12,5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1978021978022">
            <text:p>2,20%</text:p>
          </table:table-cell>
          <table:table-cell table:style-name="ce64" office:value-type="percentage" office:value="0.0227272727272727">
            <text:p>2,27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59340659340659">
            <text:p>6,59%</text:p>
          </table:table-cell>
          <table:table-cell table:style-name="ce64" office:value-type="percentage" office:value="0.0681818181818182">
            <text:p>6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59340659340659">
            <text:p>6,59%</text:p>
          </table:table-cell>
          <table:table-cell table:style-name="ce64" office:value-type="percentage" office:value="0.0681818181818182">
            <text:p>6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549450549450549">
            <text:p>5,49%</text:p>
          </table:table-cell>
          <table:table-cell table:style-name="ce64" office:value-type="percentage" office:value="0.0568181818181818">
            <text:p>5,68%</text:p>
          </table:table-cell>
          <table:table-cell table:style-name="ce45" office:value-type="float" office:value="35">
            <text:p>35</text:p>
          </table:table-cell>
          <table:table-cell table:style-name="ce60" office:value-type="percentage" office:value="0.384615384615385">
            <text:p>38,46%</text:p>
          </table:table-cell>
          <table:table-cell table:style-name="ce64" office:value-type="percentage" office:value="0.397727272727273">
            <text:p>39,7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1978021978022">
            <text:p>2,20%</text:p>
          </table:table-cell>
          <table:table-cell table:style-name="ce64" office:value-type="percentage" office:value="0.0227272727272727">
            <text:p>2,27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186813186813187">
            <text:p>18,68%</text:p>
          </table:table-cell>
          <table:table-cell table:style-name="ce64" office:value-type="percentage" office:value="0.193181818181818">
            <text:p>19,3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989010989011">
            <text:p>1,10%</text:p>
          </table:table-cell>
          <table:table-cell table:style-name="ce64" office:value-type="percentage" office:value="0.0113636363636364">
            <text:p>1,14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2967032967033">
            <text:p>3,30%</text:p>
          </table:table-cell>
          <table:table-cell table:style-name="ce64" office:value-type="percentage" office:value="0.0340909090909091">
            <text:p>3,41%</text:p>
          </table:table-cell>
          <table:table-cell table:style-name="ce24" office:value-type="float" office:value="88">
            <text:p>8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2">
            <text:p>0012</text:p>
          </table:table-cell>
          <table:table-cell table:style-name="ce38" office:value-type="float" office:value="393">
            <text:p>393</text:p>
          </table:table-cell>
          <table:table-cell office:value-type="float" office:value="391">
            <text:p>391</text:p>
          </table:table-cell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74418604651163">
            <text:p>1,74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38">
            <text:p>38</text:p>
          </table:table-cell>
          <table:table-cell table:style-name="ce60" office:value-type="percentage" office:value="0.22093023255814">
            <text:p>22,09%</text:p>
          </table:table-cell>
          <table:table-cell table:style-name="ce64" office:value-type="percentage" office:value="0.234567901234568">
            <text:p>23,46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48837209302326">
            <text:p>3,49%</text:p>
          </table:table-cell>
          <table:table-cell table:style-name="ce64" office:value-type="percentage" office:value="0.037037037037037">
            <text:p>3,7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90697674418605">
            <text:p>2,91%</text:p>
          </table:table-cell>
          <table:table-cell table:style-name="ce64" office:value-type="percentage" office:value="0.0308641975308642">
            <text:p>3,0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81395348837209">
            <text:p>0,58%</text:p>
          </table:table-cell>
          <table:table-cell table:style-name="ce64" office:value-type="percentage" office:value="0.00617283950617284">
            <text:p>0,6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74418604651163">
            <text:p>1,74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16279069767442">
            <text:p>1,16%</text:p>
          </table:table-cell>
          <table:table-cell table:style-name="ce64" office:value-type="percentage" office:value="0.0123456790123457">
            <text:p>1,23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255813953488372">
            <text:p>25,58%</text:p>
          </table:table-cell>
          <table:table-cell table:style-name="ce64" office:value-type="percentage" office:value="0.271604938271605">
            <text:p>27,1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581395348837209">
            <text:p>5,81%</text:p>
          </table:table-cell>
          <table:table-cell table:style-name="ce64" office:value-type="percentage" office:value="0.0617283950617284">
            <text:p>6,17%</text:p>
          </table:table-cell>
          <table:table-cell table:style-name="ce45" office:value-type="float" office:value="47">
            <text:p>47</text:p>
          </table:table-cell>
          <table:table-cell table:style-name="ce60" office:value-type="percentage" office:value="0.273255813953488">
            <text:p>27,33%</text:p>
          </table:table-cell>
          <table:table-cell table:style-name="ce64" office:value-type="percentage" office:value="0.290123456790123">
            <text:p>29,0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581395348837209">
            <text:p>0,58%</text:p>
          </table:table-cell>
          <table:table-cell table:style-name="ce64" office:value-type="percentage" office:value="0.00617283950617284">
            <text:p>0,62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16279069767442">
            <text:p>1,16%</text:p>
          </table:table-cell>
          <table:table-cell table:style-name="ce64" office:value-type="percentage" office:value="0.0123456790123457">
            <text:p>1,23%</text:p>
          </table:table-cell>
          <table:table-cell table:style-name="ce24" office:value-type="float" office:value="162">
            <text:p>16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3">
            <text:p>0013</text:p>
          </table:table-cell>
          <table:table-cell table:style-name="ce38"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2">
            <text:p>62</text:p>
          </table:table-cell>
          <table:table-cell table:style-name="ce60" office:value-type="percentage" office:value="0.439716312056738">
            <text:p>43,97%</text:p>
          </table:table-cell>
          <table:table-cell table:style-name="ce64" office:value-type="percentage" office:value="0.452554744525547">
            <text:p>45,2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41843971631206">
            <text:p>1,42%</text:p>
          </table:table-cell>
          <table:table-cell table:style-name="ce64" office:value-type="percentage" office:value="0.0145985401459854">
            <text:p>1,4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212765957446808">
            <text:p>2,13%</text:p>
          </table:table-cell>
          <table:table-cell table:style-name="ce64" office:value-type="percentage" office:value="0.0218978102189781">
            <text:p>2,1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25531914893617">
            <text:p>4,26%</text:p>
          </table:table-cell>
          <table:table-cell table:style-name="ce64" office:value-type="percentage" office:value="0.0437956204379562">
            <text:p>4,38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184397163120567">
            <text:p>18,44%</text:p>
          </table:table-cell>
          <table:table-cell table:style-name="ce64" office:value-type="percentage" office:value="0.18978102189781">
            <text:p>18,9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283687943262411">
            <text:p>2,84%</text:p>
          </table:table-cell>
          <table:table-cell table:style-name="ce64" office:value-type="percentage" office:value="0.0291970802919708">
            <text:p>2,92%</text:p>
          </table:table-cell>
          <table:table-cell table:style-name="ce45" office:value-type="float" office:value="34">
            <text:p>34</text:p>
          </table:table-cell>
          <table:table-cell table:style-name="ce60" office:value-type="percentage" office:value="0.24113475177305">
            <text:p>24,11%</text:p>
          </table:table-cell>
          <table:table-cell table:style-name="ce64" office:value-type="percentage" office:value="0.248175182481752">
            <text:p>24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137">
            <text:p>137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23">
            <text:p>323</text:p>
          </table:table-cell>
          <table:table-cell table:style-name="ce26" office:value-type="string">
            <text:p>VILLENEUVE-SUR-LOT</text:p>
          </table:table-cell>
          <table:table-cell table:style-name="ce33" office:value-type="float" office:value="14">
            <text:p>0014</text:p>
          </table:table-cell>
          <table:table-cell table:style-name="ce39" office:value-type="float" office:value="876">
            <text:p>876</text:p>
          </table:table-cell>
          <table:table-cell table:style-name="ce48" office:value-type="float" office:value="870">
            <text:p>870</text:p>
          </table:table-cell>
          <table:table-cell table:style-name="ce48" office:value-type="float" office:value="383">
            <text:p>383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368">
            <text:p>368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156657963446475">
            <text:p>1,57%</text:p>
          </table:table-cell>
          <table:table-cell table:style-name="ce65" office:value-type="percentage" office:value="0.016304347826087">
            <text:p>1,63%</text:p>
          </table:table-cell>
          <table:table-cell table:style-name="ce46" office:value-type="float" office:value="124">
            <text:p>124</text:p>
          </table:table-cell>
          <table:table-cell table:style-name="ce61" office:value-type="percentage" office:value="0.323759791122715">
            <text:p>32,38%</text:p>
          </table:table-cell>
          <table:table-cell table:style-name="ce65" office:value-type="percentage" office:value="0.33695652173913">
            <text:p>33,70%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156657963446475">
            <text:p>1,57%</text:p>
          </table:table-cell>
          <table:table-cell table:style-name="ce65" office:value-type="percentage" office:value="0.016304347826087">
            <text:p>1,63%</text:p>
          </table:table-cell>
          <table:table-cell table:style-name="ce46" office:value-type="float" office:value="16">
            <text:p>16</text:p>
          </table:table-cell>
          <table:table-cell table:style-name="ce61" office:value-type="percentage" office:value="0.0417754569190601">
            <text:p>4,18%</text:p>
          </table:table-cell>
          <table:table-cell table:style-name="ce65" office:value-type="percentage" office:value="0.0434782608695652">
            <text:p>4,35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261096605744125">
            <text:p>0,26%</text:p>
          </table:table-cell>
          <table:table-cell table:style-name="ce65" office:value-type="percentage" office:value="0.00271739130434783">
            <text:p>0,27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522193211488251">
            <text:p>0,52%</text:p>
          </table:table-cell>
          <table:table-cell table:style-name="ce65" office:value-type="percentage" office:value="0.00543478260869565">
            <text:p>0,54%</text:p>
          </table:table-cell>
          <table:table-cell table:style-name="ce46" office:value-type="float" office:value="26">
            <text:p>26</text:p>
          </table:table-cell>
          <table:table-cell table:style-name="ce61" office:value-type="percentage" office:value="0.0678851174934726">
            <text:p>6,79%</text:p>
          </table:table-cell>
          <table:table-cell table:style-name="ce65" office:value-type="percentage" office:value="0.0706521739130435">
            <text:p>7,07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522193211488251">
            <text:p>0,52%</text:p>
          </table:table-cell>
          <table:table-cell table:style-name="ce65" office:value-type="percentage" office:value="0.00543478260869565">
            <text:p>0,54%</text:p>
          </table:table-cell>
          <table:table-cell table:style-name="ce46" office:value-type="float" office:value="8">
            <text:p>8</text:p>
          </table:table-cell>
          <table:table-cell table:style-name="ce61" office:value-type="percentage" office:value="0.02088772845953">
            <text:p>2,09%</text:p>
          </table:table-cell>
          <table:table-cell table:style-name="ce65" office:value-type="percentage" office:value="0.0217391304347826">
            <text:p>2,17%</text:p>
          </table:table-cell>
          <table:table-cell table:style-name="ce46" office:value-type="float" office:value="87">
            <text:p>87</text:p>
          </table:table-cell>
          <table:table-cell table:style-name="ce61" office:value-type="percentage" office:value="0.227154046997389">
            <text:p>22,72%</text:p>
          </table:table-cell>
          <table:table-cell table:style-name="ce65" office:value-type="percentage" office:value="0.236413043478261">
            <text:p>23,64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10443864229765">
            <text:p>1,04%</text:p>
          </table:table-cell>
          <table:table-cell table:style-name="ce65" office:value-type="percentage" office:value="0.0108695652173913">
            <text:p>1,09%</text:p>
          </table:table-cell>
          <table:table-cell table:style-name="ce46" office:value-type="float" office:value="12">
            <text:p>12</text:p>
          </table:table-cell>
          <table:table-cell table:style-name="ce61" office:value-type="percentage" office:value="0.031331592689295">
            <text:p>3,13%</text:p>
          </table:table-cell>
          <table:table-cell table:style-name="ce65" office:value-type="percentage" office:value="0.0326086956521739">
            <text:p>3,26%</text:p>
          </table:table-cell>
          <table:table-cell table:style-name="ce46" office:value-type="float" office:value="73">
            <text:p>73</text:p>
          </table:table-cell>
          <table:table-cell table:style-name="ce61" office:value-type="percentage" office:value="0.190600522193212">
            <text:p>19,06%</text:p>
          </table:table-cell>
          <table:table-cell table:style-name="ce65" office:value-type="percentage" office:value="0.198369565217391">
            <text:p>19,84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261096605744125">
            <text:p>0,26%</text:p>
          </table:table-cell>
          <table:table-cell table:style-name="ce65" office:value-type="percentage" office:value="0.00271739130434783">
            <text:p>0,27%</text:p>
          </table:table-cell>
          <table:table-cell table:style-name="ce26" office:value-type="float" office:value="368">
            <text:p>368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3">
            <text:p>35</text:p>
            <text:p/>
            <text:p>VILLEREAL</text:p>
          </table:table-cell>
          <table:table-cell table:style-name="ce16" office:value-type="float" office:value="37">
            <text:p>037</text:p>
          </table:table-cell>
          <table:table-cell table:style-name="ce25" office:value-type="string">
            <text:p>BOURNEL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158">
            <text:p>158</text:p>
          </table:table-cell>
          <table:table-cell table:style-name="ce47" office:value-type="float" office:value="158">
            <text:p>158</text:p>
          </table:table-cell>
          <table:table-cell table:style-name="ce47" office:value-type="float" office:value="53">
            <text:p>5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52">
            <text:p>52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88679245283019">
            <text:p>1,89%</text:p>
          </table:table-cell>
          <table:table-cell table:style-name="ce63" office:value-type="percentage" office:value="0.0192307692307692">
            <text:p>1,92%</text:p>
          </table:table-cell>
          <table:table-cell table:style-name="ce58" office:value-type="float" office:value="18">
            <text:p>18</text:p>
          </table:table-cell>
          <table:table-cell table:style-name="ce59" office:value-type="percentage" office:value="0.339622641509434">
            <text:p>33,96%</text:p>
          </table:table-cell>
          <table:table-cell table:style-name="ce63" office:value-type="percentage" office:value="0.346153846153846">
            <text:p>34,62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88679245283019">
            <text:p>1,89%</text:p>
          </table:table-cell>
          <table:table-cell table:style-name="ce63" office:value-type="percentage" office:value="0.0192307692307692">
            <text:p>1,92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7358490566038">
            <text:p>3,77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7358490566038">
            <text:p>3,77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7358490566038">
            <text:p>3,77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12">
            <text:p>12</text:p>
          </table:table-cell>
          <table:table-cell table:style-name="ce59" office:value-type="percentage" office:value="0.226415094339623">
            <text:p>22,64%</text:p>
          </table:table-cell>
          <table:table-cell table:style-name="ce63" office:value-type="percentage" office:value="0.230769230769231">
            <text:p>23,08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88679245283019">
            <text:p>1,89%</text:p>
          </table:table-cell>
          <table:table-cell table:style-name="ce63" office:value-type="percentage" office:value="0.0192307692307692">
            <text:p>1,92%</text:p>
          </table:table-cell>
          <table:table-cell table:style-name="ce58" office:value-type="float" office:value="2">
            <text:p>2</text:p>
          </table:table-cell>
          <table:table-cell table:style-name="ce59" office:value-type="percentage" office:value="0.0377358490566038">
            <text:p>3,77%</text:p>
          </table:table-cell>
          <table:table-cell table:style-name="ce63" office:value-type="percentage" office:value="0.0384615384615385">
            <text:p>3,85%</text:p>
          </table:table-cell>
          <table:table-cell table:style-name="ce58" office:value-type="float" office:value="1">
            <text:p>1</text:p>
          </table:table-cell>
          <table:table-cell table:style-name="ce59" office:value-type="percentage" office:value="0.0188679245283019">
            <text:p>1,89%</text:p>
          </table:table-cell>
          <table:table-cell table:style-name="ce63" office:value-type="percentage" office:value="0.0192307692307692">
            <text:p>1,92%</text:p>
          </table:table-cell>
          <table:table-cell table:style-name="ce58" office:value-type="float" office:value="10">
            <text:p>10</text:p>
          </table:table-cell>
          <table:table-cell table:style-name="ce59" office:value-type="percentage" office:value="0.188679245283019">
            <text:p>18,87%</text:p>
          </table:table-cell>
          <table:table-cell table:style-name="ce63" office:value-type="percentage" office:value="0.192307692307692">
            <text:p>19,23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59" office:value-type="percentage" office:value="0">
            <text:p>0,00%</text:p>
          </table:table-cell>
          <table:table-cell table:style-name="ce63" office:value-type="percentage" office:value="0">
            <text:p>0,00%</text:p>
          </table:table-cell>
          <table:table-cell table:style-name="ce25" office:value-type="float" office:value="52">
            <text:p>5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0">
            <text:p>080</text:p>
          </table:table-cell>
          <table:table-cell office:value-type="string">
            <text:p>DÉVILL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303030303030303">
            <text:p>30,30%</text:p>
          </table:table-cell>
          <table:table-cell table:style-name="ce64" office:value-type="percentage" office:value="0.32258064516129">
            <text:p>32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606060606060606">
            <text:p>6,06%</text:p>
          </table:table-cell>
          <table:table-cell table:style-name="ce64" office:value-type="percentage" office:value="0.0645161290322581">
            <text:p>6,4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03030303030303">
            <text:p>3,03%</text:p>
          </table:table-cell>
          <table:table-cell table:style-name="ce64" office:value-type="percentage" office:value="0.032258064516129">
            <text:p>3,2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51515151515152">
            <text:p>1,52%</text:p>
          </table:table-cell>
          <table:table-cell table:style-name="ce64" office:value-type="percentage" office:value="0.0161290322580645">
            <text:p>1,6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51515151515152">
            <text:p>1,52%</text:p>
          </table:table-cell>
          <table:table-cell table:style-name="ce64" office:value-type="percentage" office:value="0.0161290322580645">
            <text:p>1,6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51515151515152">
            <text:p>1,52%</text:p>
          </table:table-cell>
          <table:table-cell table:style-name="ce64" office:value-type="percentage" office:value="0.0161290322580645">
            <text:p>1,61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181818181818182">
            <text:p>18,18%</text:p>
          </table:table-cell>
          <table:table-cell table:style-name="ce64" office:value-type="percentage" office:value="0.193548387096774">
            <text:p>19,3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03030303030303">
            <text:p>3,03%</text:p>
          </table:table-cell>
          <table:table-cell table:style-name="ce64" office:value-type="percentage" office:value="0.032258064516129">
            <text:p>3,23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287878787878788">
            <text:p>28,79%</text:p>
          </table:table-cell>
          <table:table-cell table:style-name="ce64" office:value-type="percentage" office:value="0.306451612903226">
            <text:p>30,6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62">
            <text:p>6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83">
            <text:p>083</text:p>
          </table:table-cell>
          <table:table-cell office:value-type="string">
            <text:p>DOUDR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361111111111111">
            <text:p>36,11%</text:p>
          </table:table-cell>
          <table:table-cell table:style-name="ce64" office:value-type="percentage" office:value="0.393939393939394">
            <text:p>39,3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77777777777778">
            <text:p>2,78%</text:p>
          </table:table-cell>
          <table:table-cell table:style-name="ce64" office:value-type="percentage" office:value="0.0303030303030303">
            <text:p>3,0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77777777777778">
            <text:p>2,78%</text:p>
          </table:table-cell>
          <table:table-cell table:style-name="ce64" office:value-type="percentage" office:value="0.0303030303030303">
            <text:p>3,0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25">
            <text:p>25,00%</text:p>
          </table:table-cell>
          <table:table-cell table:style-name="ce64" office:value-type="percentage" office:value="0.272727272727273">
            <text:p>27,2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222222222222222">
            <text:p>22,22%</text:p>
          </table:table-cell>
          <table:table-cell table:style-name="ce64" office:value-type="percentage" office:value="0.242424242424242">
            <text:p>24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77777777777778">
            <text:p>2,78%</text:p>
          </table:table-cell>
          <table:table-cell table:style-name="ce64" office:value-type="percentage" office:value="0.0303030303030303">
            <text:p>3,03%</text:p>
          </table:table-cell>
          <table:table-cell table:style-name="ce24" office:value-type="float" office:value="33">
            <text:p>3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64">
            <text:p>164</text:p>
          </table:table-cell>
          <table:table-cell office:value-type="string">
            <text:p>MAZIÈRES-NARESS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">
            <text:p>2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111111111111111">
            <text:p>11,11%</text:p>
          </table:table-cell>
          <table:table-cell table:style-name="ce64" office:value-type="percentage" office:value="0.12">
            <text:p>12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">
            <text:p>2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037037037037">
            <text:p>3,70%</text:p>
          </table:table-cell>
          <table:table-cell table:style-name="ce64" office:value-type="percentage" office:value="0.04">
            <text:p>4,00%</text:p>
          </table:table-cell>
          <table:table-cell table:style-name="ce45" office:value-type="float" office:value="29">
            <text:p>29</text:p>
          </table:table-cell>
          <table:table-cell table:style-name="ce60" office:value-type="percentage" office:value="0.537037037037037">
            <text:p>53,70%</text:p>
          </table:table-cell>
          <table:table-cell table:style-name="ce64" office:value-type="percentage" office:value="0.58">
            <text:p>58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037037037037">
            <text:p>3,70%</text:p>
          </table:table-cell>
          <table:table-cell table:style-name="ce64" office:value-type="percentage" office:value="0.04">
            <text:p>4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48148148148148">
            <text:p>14,81%</text:p>
          </table:table-cell>
          <table:table-cell table:style-name="ce64" office:value-type="percentage" office:value="0.16">
            <text:p>16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">
            <text:p>2,00%</text:p>
          </table:table-cell>
          <table:table-cell table:style-name="ce24" office:value-type="float" office:value="50">
            <text:p>5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184">
            <text:p>184</text:p>
          </table:table-cell>
          <table:table-cell office:value-type="string">
            <text:p>MONTAU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6279069767442">
            <text:p>1,16%</text:p>
          </table:table-cell>
          <table:table-cell table:style-name="ce64" office:value-type="percentage" office:value="0.0131578947368421">
            <text:p>1,32%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36046511627907">
            <text:p>36,05%</text:p>
          </table:table-cell>
          <table:table-cell table:style-name="ce64" office:value-type="percentage" office:value="0.407894736842105">
            <text:p>40,7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697674418604651">
            <text:p>6,98%</text:p>
          </table:table-cell>
          <table:table-cell table:style-name="ce64" office:value-type="percentage" office:value="0.0789473684210526">
            <text:p>7,8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6279069767442">
            <text:p>1,16%</text:p>
          </table:table-cell>
          <table:table-cell table:style-name="ce64" office:value-type="percentage" office:value="0.0131578947368421">
            <text:p>1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174418604651163">
            <text:p>17,44%</text:p>
          </table:table-cell>
          <table:table-cell table:style-name="ce64" office:value-type="percentage" office:value="0.197368421052632">
            <text:p>19,7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16279069767442">
            <text:p>1,16%</text:p>
          </table:table-cell>
          <table:table-cell table:style-name="ce64" office:value-type="percentage" office:value="0.0131578947368421">
            <text:p>1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48837209302326">
            <text:p>3,49%</text:p>
          </table:table-cell>
          <table:table-cell table:style-name="ce64" office:value-type="percentage" office:value="0.0394736842105263">
            <text:p>3,95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209302325581395">
            <text:p>20,93%</text:p>
          </table:table-cell>
          <table:table-cell table:style-name="ce64" office:value-type="percentage" office:value="0.236842105263158">
            <text:p>23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76">
            <text:p>7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00">
            <text:p>200</text:p>
          </table:table-cell>
          <table:table-cell office:value-type="string">
            <text:p>PARRANQUE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295454545454545">
            <text:p>29,55%</text:p>
          </table:table-cell>
          <table:table-cell table:style-name="ce64" office:value-type="percentage" office:value="0.302325581395349">
            <text:p>30,2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386363636363636">
            <text:p>38,64%</text:p>
          </table:table-cell>
          <table:table-cell table:style-name="ce64" office:value-type="percentage" office:value="0.395348837209302">
            <text:p>39,5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27272727272727">
            <text:p>2,27%</text:p>
          </table:table-cell>
          <table:table-cell table:style-name="ce64" office:value-type="percentage" office:value="0.0232558139534884">
            <text:p>2,3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159090909090909">
            <text:p>15,91%</text:p>
          </table:table-cell>
          <table:table-cell table:style-name="ce64" office:value-type="percentage" office:value="0.162790697674419">
            <text:p>16,2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681818181818182">
            <text:p>6,82%</text:p>
          </table:table-cell>
          <table:table-cell table:style-name="ce64" office:value-type="percentage" office:value="0.0697674418604651">
            <text:p>6,9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3">
            <text:p>4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9">
            <text:p>219</text:p>
          </table:table-cell>
          <table:table-cell office:value-type="string">
            <text:p>RAYET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259259259259259">
            <text:p>25,93%</text:p>
          </table:table-cell>
          <table:table-cell table:style-name="ce64" office:value-type="percentage" office:value="0.285714285714286">
            <text:p>28,5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5185185185185">
            <text:p>1,85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314814814814815">
            <text:p>31,48%</text:p>
          </table:table-cell>
          <table:table-cell table:style-name="ce64" office:value-type="percentage" office:value="0.346938775510204">
            <text:p>34,6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037037037037">
            <text:p>3,70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222222222222222">
            <text:p>22,22%</text:p>
          </table:table-cell>
          <table:table-cell table:style-name="ce64" office:value-type="percentage" office:value="0.244897959183673">
            <text:p>24,4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9">
            <text:p>49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23">
            <text:p>223</text:p>
          </table:table-cell>
          <table:table-cell office:value-type="string">
            <text:p>RIVE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03">
            <text:p>203</text:p>
          </table:table-cell>
          <table:table-cell office:value-type="float" office:value="187">
            <text:p>18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15789473684211">
            <text:p>3,16%</text:p>
          </table:table-cell>
          <table:table-cell table:style-name="ce64" office:value-type="percentage" office:value="0.0357142857142857">
            <text:p>3,57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136842105263158">
            <text:p>13,68%</text:p>
          </table:table-cell>
          <table:table-cell table:style-name="ce64" office:value-type="percentage" office:value="0.154761904761905">
            <text:p>15,4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5263157894737">
            <text:p>1,05%</text:p>
          </table:table-cell>
          <table:table-cell table:style-name="ce64" office:value-type="percentage" office:value="0.0119047619047619">
            <text:p>1,19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21052631578947">
            <text:p>4,21%</text:p>
          </table:table-cell>
          <table:table-cell table:style-name="ce64" office:value-type="percentage" office:value="0.0476190476190476">
            <text:p>4,7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05263157894737">
            <text:p>1,05%</text:p>
          </table:table-cell>
          <table:table-cell table:style-name="ce64" office:value-type="percentage" office:value="0.0119047619047619">
            <text:p>1,1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21052631578947">
            <text:p>4,21%</text:p>
          </table:table-cell>
          <table:table-cell table:style-name="ce64" office:value-type="percentage" office:value="0.0476190476190476">
            <text:p>4,76%</text:p>
          </table:table-cell>
          <table:table-cell table:style-name="ce45" office:value-type="float" office:value="31">
            <text:p>31</text:p>
          </table:table-cell>
          <table:table-cell table:style-name="ce60" office:value-type="percentage" office:value="0.326315789473684">
            <text:p>32,63%</text:p>
          </table:table-cell>
          <table:table-cell table:style-name="ce64" office:value-type="percentage" office:value="0.369047619047619">
            <text:p>36,9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421052631578947">
            <text:p>4,21%</text:p>
          </table:table-cell>
          <table:table-cell table:style-name="ce64" office:value-type="percentage" office:value="0.0476190476190476">
            <text:p>4,76%</text:p>
          </table:table-cell>
          <table:table-cell table:style-name="ce45" office:value-type="float" office:value="18">
            <text:p>18</text:p>
          </table:table-cell>
          <table:table-cell table:style-name="ce60" office:value-type="percentage" office:value="0.189473684210526">
            <text:p>18,95%</text:p>
          </table:table-cell>
          <table:table-cell table:style-name="ce64" office:value-type="percentage" office:value="0.214285714285714">
            <text:p>21,4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210526315789474">
            <text:p>2,11%</text:p>
          </table:table-cell>
          <table:table-cell table:style-name="ce64" office:value-type="percentage" office:value="0.0238095238095238">
            <text:p>2,3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315789473684211">
            <text:p>3,16%</text:p>
          </table:table-cell>
          <table:table-cell table:style-name="ce64" office:value-type="percentage" office:value="0.0357142857142857">
            <text:p>3,57%</text:p>
          </table:table-cell>
          <table:table-cell table:style-name="ce24" office:value-type="float" office:value="84">
            <text:p>8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40">
            <text:p>240</text:p>
          </table:table-cell>
          <table:table-cell office:value-type="string">
            <text:p>SAINT-ETIENNE-DE-VILLERÉA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260162601626">
            <text:p>1,63%</text:p>
          </table:table-cell>
          <table:table-cell table:style-name="ce64" office:value-type="percentage" office:value="0.0173913043478261">
            <text:p>1,74%</text:p>
          </table:table-cell>
          <table:table-cell table:style-name="ce45" office:value-type="float" office:value="26">
            <text:p>26</text:p>
          </table:table-cell>
          <table:table-cell table:style-name="ce60" office:value-type="percentage" office:value="0.211382113821138">
            <text:p>21,14%</text:p>
          </table:table-cell>
          <table:table-cell table:style-name="ce64" office:value-type="percentage" office:value="0.226086956521739">
            <text:p>22,6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6260162601626">
            <text:p>1,63%</text:p>
          </table:table-cell>
          <table:table-cell table:style-name="ce64" office:value-type="percentage" office:value="0.0173913043478261">
            <text:p>1,74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650406504065041">
            <text:p>6,50%</text:p>
          </table:table-cell>
          <table:table-cell table:style-name="ce64" office:value-type="percentage" office:value="0.0695652173913043">
            <text:p>6,9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69565217391304">
            <text:p>0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69565217391304">
            <text:p>0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32520325203252">
            <text:p>3,25%</text:p>
          </table:table-cell>
          <table:table-cell table:style-name="ce64" office:value-type="percentage" office:value="0.0347826086956522">
            <text:p>3,48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195121951219512">
            <text:p>19,51%</text:p>
          </table:table-cell>
          <table:table-cell table:style-name="ce64" office:value-type="percentage" office:value="0.208695652173913">
            <text:p>20,8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487804878048781">
            <text:p>4,88%</text:p>
          </table:table-cell>
          <table:table-cell table:style-name="ce64" office:value-type="percentage" office:value="0.0521739130434783">
            <text:p>5,22%</text:p>
          </table:table-cell>
          <table:table-cell table:style-name="ce45" office:value-type="float" office:value="40">
            <text:p>40</text:p>
          </table:table-cell>
          <table:table-cell table:style-name="ce60" office:value-type="percentage" office:value="0.32520325203252">
            <text:p>32,52%</text:p>
          </table:table-cell>
          <table:table-cell table:style-name="ce64" office:value-type="percentage" office:value="0.347826086956522">
            <text:p>34,7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813008130081301">
            <text:p>0,81%</text:p>
          </table:table-cell>
          <table:table-cell table:style-name="ce64" office:value-type="percentage" office:value="0.00869565217391304">
            <text:p>0,87%</text:p>
          </table:table-cell>
          <table:table-cell table:style-name="ce24" office:value-type="float" office:value="115">
            <text:p>11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41">
            <text:p>241</text:p>
          </table:table-cell>
          <table:table-cell office:value-type="string">
            <text:p>SAINT-EUTROPE-DE-BORN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80">
            <text:p>480</text:p>
          </table:table-cell>
          <table:table-cell office:value-type="float" office:value="489">
            <text:p>489</text:p>
          </table:table-cell>
          <table:table-cell office:value-type="float" office:value="205">
            <text:p>205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41463414634146">
            <text:p>3,41%</text:p>
          </table:table-cell>
          <table:table-cell table:style-name="ce64" office:value-type="percentage" office:value="0.0372340425531915">
            <text:p>3,72%</text:p>
          </table:table-cell>
          <table:table-cell table:style-name="ce45" office:value-type="float" office:value="52">
            <text:p>52</text:p>
          </table:table-cell>
          <table:table-cell table:style-name="ce60" office:value-type="percentage" office:value="0.253658536585366">
            <text:p>25,37%</text:p>
          </table:table-cell>
          <table:table-cell table:style-name="ce64" office:value-type="percentage" office:value="0.276595744680851">
            <text:p>27,66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41463414634146">
            <text:p>3,41%</text:p>
          </table:table-cell>
          <table:table-cell table:style-name="ce64" office:value-type="percentage" office:value="0.0372340425531915">
            <text:p>3,72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90243902439024">
            <text:p>3,90%</text:p>
          </table:table-cell>
          <table:table-cell table:style-name="ce64" office:value-type="percentage" office:value="0.0425531914893617">
            <text:p>4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975609756097561">
            <text:p>0,98%</text:p>
          </table:table-cell>
          <table:table-cell table:style-name="ce64" office:value-type="percentage" office:value="0.0106382978723404">
            <text:p>1,0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87804878048781">
            <text:p>0,49%</text:p>
          </table:table-cell>
          <table:table-cell table:style-name="ce64" office:value-type="percentage" office:value="0.00531914893617021">
            <text:p>0,53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41463414634146">
            <text:p>3,41%</text:p>
          </table:table-cell>
          <table:table-cell table:style-name="ce64" office:value-type="percentage" office:value="0.0372340425531915">
            <text:p>3,72%</text:p>
          </table:table-cell>
          <table:table-cell table:style-name="ce45" office:value-type="float" office:value="45">
            <text:p>45</text:p>
          </table:table-cell>
          <table:table-cell table:style-name="ce60" office:value-type="percentage" office:value="0.219512195121951">
            <text:p>21,95%</text:p>
          </table:table-cell>
          <table:table-cell table:style-name="ce64" office:value-type="percentage" office:value="0.23936170212766">
            <text:p>23,9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87804878048781">
            <text:p>0,49%</text:p>
          </table:table-cell>
          <table:table-cell table:style-name="ce64" office:value-type="percentage" office:value="0.00531914893617021">
            <text:p>0,53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92682926829268">
            <text:p>2,93%</text:p>
          </table:table-cell>
          <table:table-cell table:style-name="ce64" office:value-type="percentage" office:value="0.0319148936170213">
            <text:p>3,19%</text:p>
          </table:table-cell>
          <table:table-cell table:style-name="ce45" office:value-type="float" office:value="46">
            <text:p>46</text:p>
          </table:table-cell>
          <table:table-cell table:style-name="ce60" office:value-type="percentage" office:value="0.224390243902439">
            <text:p>22,44%</text:p>
          </table:table-cell>
          <table:table-cell table:style-name="ce64" office:value-type="percentage" office:value="0.24468085106383">
            <text:p>24,4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487804878048781">
            <text:p>0,49%</text:p>
          </table:table-cell>
          <table:table-cell table:style-name="ce64" office:value-type="percentage" office:value="0.00531914893617021">
            <text:p>0,53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24390243902439">
            <text:p>2,44%</text:p>
          </table:table-cell>
          <table:table-cell table:style-name="ce64" office:value-type="percentage" office:value="0.0265957446808511">
            <text:p>2,66%</text:p>
          </table:table-cell>
          <table:table-cell table:style-name="ce24" office:value-type="float" office:value="188">
            <text:p>18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56">
            <text:p>256</text:p>
          </table:table-cell>
          <table:table-cell office:value-type="string">
            <text:p>SAINT-MARTIN-DE-VILLERÉAL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17241379310345">
            <text:p>5,17%</text:p>
          </table:table-cell>
          <table:table-cell table:style-name="ce64" office:value-type="percentage" office:value="0.0555555555555556">
            <text:p>5,56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137931034482759">
            <text:p>13,79%</text:p>
          </table:table-cell>
          <table:table-cell table:style-name="ce64" office:value-type="percentage" office:value="0.148148148148148">
            <text:p>14,8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2413793103448">
            <text:p>1,72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72413793103448">
            <text:p>1,72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17241379310345">
            <text:p>5,17%</text:p>
          </table:table-cell>
          <table:table-cell table:style-name="ce64" office:value-type="percentage" office:value="0.0555555555555556">
            <text:p>5,56%</text:p>
          </table:table-cell>
          <table:table-cell table:style-name="ce45" office:value-type="float" office:value="23">
            <text:p>23</text:p>
          </table:table-cell>
          <table:table-cell table:style-name="ce60" office:value-type="percentage" office:value="0.396551724137931">
            <text:p>39,66%</text:p>
          </table:table-cell>
          <table:table-cell table:style-name="ce64" office:value-type="percentage" office:value="0.425925925925926">
            <text:p>42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44827586206897">
            <text:p>3,45%</text:p>
          </table:table-cell>
          <table:table-cell table:style-name="ce64" office:value-type="percentage" office:value="0.037037037037037">
            <text:p>3,70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224137931034483">
            <text:p>22,41%</text:p>
          </table:table-cell>
          <table:table-cell table:style-name="ce64" office:value-type="percentage" office:value="0.240740740740741">
            <text:p>24,0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54">
            <text:p>54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11">
            <text:p>311</text:p>
          </table:table-cell>
          <table:table-cell office:value-type="string">
            <text:p>TOURLIAC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346938775510204">
            <text:p>34,69%</text:p>
          </table:table-cell>
          <table:table-cell table:style-name="ce64" office:value-type="percentage" office:value="0.346938775510204">
            <text:p>34,6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08163265306122">
            <text:p>4,08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306122448979592">
            <text:p>30,61%</text:p>
          </table:table-cell>
          <table:table-cell table:style-name="ce64" office:value-type="percentage" office:value="0.306122448979592">
            <text:p>30,6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08163265306122">
            <text:p>4,08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408163265306122">
            <text:p>4,08%</text:p>
          </table:table-cell>
          <table:table-cell table:style-name="ce64" office:value-type="percentage" office:value="0.0408163265306122">
            <text:p>4,08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142857142857143">
            <text:p>14,29%</text:p>
          </table:table-cell>
          <table:table-cell table:style-name="ce64" office:value-type="percentage" office:value="0.142857142857143">
            <text:p>14,2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204081632653061">
            <text:p>2,04%</text:p>
          </table:table-cell>
          <table:table-cell table:style-name="ce64" office:value-type="percentage" office:value="0.0204081632653061">
            <text:p>2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9">
            <text:p>49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24">
            <text:p>324</text:p>
          </table:table-cell>
          <table:table-cell table:style-name="ce26" office:value-type="string">
            <text:p>VILLERÉAL</text:p>
          </table:table-cell>
          <table:table-cell table:style-name="ce33" office:value-type="float" office:value="1">
            <text:p>0001</text:p>
          </table:table-cell>
          <table:table-cell table:style-name="ce39" office:value-type="float" office:value="902">
            <text:p>902</text:p>
          </table:table-cell>
          <table:table-cell table:style-name="ce48" office:value-type="float" office:value="871">
            <text:p>871</text:p>
          </table:table-cell>
          <table:table-cell table:style-name="ce48" office:value-type="float" office:value="383">
            <text:p>383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360">
            <text:p>360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0783289817232376">
            <text:p>0,78%</text:p>
          </table:table-cell>
          <table:table-cell table:style-name="ce65" office:value-type="percentage" office:value="0.00833333333333333">
            <text:p>0,83%</text:p>
          </table:table-cell>
          <table:table-cell table:style-name="ce46" office:value-type="float" office:value="88">
            <text:p>88</text:p>
          </table:table-cell>
          <table:table-cell table:style-name="ce61" office:value-type="percentage" office:value="0.22976501305483">
            <text:p>22,98%</text:p>
          </table:table-cell>
          <table:table-cell table:style-name="ce65" office:value-type="percentage" office:value="0.244444444444444">
            <text:p>24,44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522193211488251">
            <text:p>0,52%</text:p>
          </table:table-cell>
          <table:table-cell table:style-name="ce65" office:value-type="percentage" office:value="0.00555555555555556">
            <text:p>0,56%</text:p>
          </table:table-cell>
          <table:table-cell table:style-name="ce46" office:value-type="float" office:value="14">
            <text:p>14</text:p>
          </table:table-cell>
          <table:table-cell table:style-name="ce61" office:value-type="percentage" office:value="0.0365535248041775">
            <text:p>3,66%</text:p>
          </table:table-cell>
          <table:table-cell table:style-name="ce65" office:value-type="percentage" office:value="0.0388888888888889">
            <text:p>3,89%</text:p>
          </table:table-cell>
          <table:table-cell table:style-name="ce46" office:value-type="float" office:value="5">
            <text:p>5</text:p>
          </table:table-cell>
          <table:table-cell table:style-name="ce61" office:value-type="percentage" office:value="0.0130548302872063">
            <text:p>1,31%</text:p>
          </table:table-cell>
          <table:table-cell table:style-name="ce65" office:value-type="percentage" office:value="0.0138888888888889">
            <text:p>1,39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261096605744125">
            <text:p>0,26%</text:p>
          </table:table-cell>
          <table:table-cell table:style-name="ce65" office:value-type="percentage" office:value="0.00277777777777778">
            <text:p>0,28%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156657963446475">
            <text:p>1,57%</text:p>
          </table:table-cell>
          <table:table-cell table:style-name="ce65" office:value-type="percentage" office:value="0.0166666666666667">
            <text:p>1,67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7">
            <text:p>7</text:p>
          </table:table-cell>
          <table:table-cell table:style-name="ce61" office:value-type="percentage" office:value="0.0182767624020888">
            <text:p>1,83%</text:p>
          </table:table-cell>
          <table:table-cell table:style-name="ce65" office:value-type="percentage" office:value="0.0194444444444444">
            <text:p>1,94%</text:p>
          </table:table-cell>
          <table:table-cell table:style-name="ce46" office:value-type="float" office:value="110">
            <text:p>110</text:p>
          </table:table-cell>
          <table:table-cell table:style-name="ce61" office:value-type="percentage" office:value="0.287206266318538">
            <text:p>28,72%</text:p>
          </table:table-cell>
          <table:table-cell table:style-name="ce65" office:value-type="percentage" office:value="0.305555555555556">
            <text:p>30,56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261096605744125">
            <text:p>0,26%</text:p>
          </table:table-cell>
          <table:table-cell table:style-name="ce65" office:value-type="percentage" office:value="0.00277777777777778">
            <text:p>0,28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0783289817232376">
            <text:p>0,78%</text:p>
          </table:table-cell>
          <table:table-cell table:style-name="ce65" office:value-type="percentage" office:value="0.00833333333333333">
            <text:p>0,83%</text:p>
          </table:table-cell>
          <table:table-cell table:style-name="ce46" office:value-type="float" office:value="12">
            <text:p>12</text:p>
          </table:table-cell>
          <table:table-cell table:style-name="ce61" office:value-type="percentage" office:value="0.031331592689295">
            <text:p>3,13%</text:p>
          </table:table-cell>
          <table:table-cell table:style-name="ce65" office:value-type="percentage" office:value="0.0333333333333333">
            <text:p>3,33%</text:p>
          </table:table-cell>
          <table:table-cell table:style-name="ce46" office:value-type="float" office:value="99">
            <text:p>99</text:p>
          </table:table-cell>
          <table:table-cell table:style-name="ce61" office:value-type="percentage" office:value="0.258485639686684">
            <text:p>25,85%</text:p>
          </table:table-cell>
          <table:table-cell table:style-name="ce65" office:value-type="percentage" office:value="0.275">
            <text:p>27,50%</text:p>
          </table:table-cell>
          <table:table-cell table:style-name="ce46" office:value-type="float" office:value="6">
            <text:p>6</text:p>
          </table:table-cell>
          <table:table-cell table:style-name="ce61" office:value-type="percentage" office:value="0.0156657963446475">
            <text:p>1,57%</text:p>
          </table:table-cell>
          <table:table-cell table:style-name="ce65" office:value-type="percentage" office:value="0.0166666666666667">
            <text:p>1,67%</text:p>
          </table:table-cell>
          <table:table-cell table:style-name="ce46" office:value-type="float" office:value="3">
            <text:p>3</text:p>
          </table:table-cell>
          <table:table-cell table:style-name="ce61" office:value-type="percentage" office:value="0.00783289817232376">
            <text:p>0,78%</text:p>
          </table:table-cell>
          <table:table-cell table:style-name="ce65" office:value-type="percentage" office:value="0.00833333333333333">
            <text:p>0,83%</text:p>
          </table:table-cell>
          <table:table-cell table:style-name="ce26" office:value-type="float" office:value="360">
            <text:p>360</text:p>
          </table:table-cell>
          <table:table-cell table:number-columns-repeated="961"/>
        </table:table-row>
        <table:table-row table:style-name="ro2">
          <table:table-cell table:style-name="ce10" office:value-type="string" table:number-columns-spanned="1" table:number-rows-spanned="18">
            <text:p>39</text:p>
            <text:p/>
            <text:p>VILLENEUVE</text:p>
            <text:p>SUR LOT</text:p>
            <text:p>SUD</text:p>
          </table:table-cell>
          <table:table-cell table:style-name="ce16" office:value-type="float" office:value="27">
            <text:p>027</text:p>
          </table:table-cell>
          <table:table-cell table:style-name="ce25" office:value-type="string">
            <text:p>BIAS</text:p>
          </table:table-cell>
          <table:table-cell table:style-name="ce31" office:value-type="float" office:value="1">
            <text:p>0001</text:p>
          </table:table-cell>
          <table:table-cell table:style-name="ce40" office:value-type="float" office:value="887">
            <text:p>887</text:p>
          </table:table-cell>
          <table:table-cell table:style-name="ce47" office:value-type="float" office:value="876">
            <text:p>876</text:p>
          </table:table-cell>
          <table:table-cell table:style-name="ce47" office:value-type="float" office:value="376">
            <text:p>376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361">
            <text:p>361</text:p>
          </table:table-cell>
          <table:table-cell table:style-name="ce58" office:value-type="float" office:value="31">
            <text:p>31</text:p>
          </table:table-cell>
          <table:table-cell table:style-name="ce60" office:value-type="percentage" office:value="0.0824468085106383">
            <text:p>8,24%</text:p>
          </table:table-cell>
          <table:table-cell table:style-name="ce64" office:value-type="percentage" office:value="0.0858725761772853">
            <text:p>8,59%</text:p>
          </table:table-cell>
          <table:table-cell table:style-name="ce58" office:value-type="float" office:value="101">
            <text:p>101</text:p>
          </table:table-cell>
          <table:table-cell table:style-name="ce60" office:value-type="percentage" office:value="0.268617021276596">
            <text:p>26,86%</text:p>
          </table:table-cell>
          <table:table-cell table:style-name="ce64" office:value-type="percentage" office:value="0.279778393351801">
            <text:p>27,98%</text:p>
          </table:table-cell>
          <table:table-cell table:style-name="ce58" office:value-type="float" office:value="6">
            <text:p>6</text:p>
          </table:table-cell>
          <table:table-cell table:style-name="ce60" office:value-type="percentage" office:value="0.0159574468085106">
            <text:p>1,60%</text:p>
          </table:table-cell>
          <table:table-cell table:style-name="ce64" office:value-type="percentage" office:value="0.0166204986149585">
            <text:p>1,66%</text:p>
          </table:table-cell>
          <table:table-cell table:style-name="ce58" office:value-type="float" office:value="18">
            <text:p>18</text:p>
          </table:table-cell>
          <table:table-cell table:style-name="ce60" office:value-type="percentage" office:value="0.0478723404255319">
            <text:p>4,79%</text:p>
          </table:table-cell>
          <table:table-cell table:style-name="ce64" office:value-type="percentage" office:value="0.0498614958448754">
            <text:p>4,99%</text:p>
          </table:table-cell>
          <table:table-cell table:style-name="ce58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58" office:value-type="float" office:value="8">
            <text:p>8</text:p>
          </table:table-cell>
          <table:table-cell table:style-name="ce60" office:value-type="percentage" office:value="0.0212765957446808">
            <text:p>2,13%</text:p>
          </table:table-cell>
          <table:table-cell table:style-name="ce64" office:value-type="percentage" office:value="0.0221606648199446">
            <text:p>2,22%</text:p>
          </table:table-cell>
          <table:table-cell table:style-name="ce58" office:value-type="float" office:value="1">
            <text:p>1</text:p>
          </table:table-cell>
          <table:table-cell table:style-name="ce60" office:value-type="percentage" office:value="0.00265957446808511">
            <text:p>0,27%</text:p>
          </table:table-cell>
          <table:table-cell table:style-name="ce64" office:value-type="percentage" office:value="0.00277008310249307">
            <text:p>0,28%</text:p>
          </table:table-cell>
          <table:table-cell table:style-name="ce58" office:value-type="float" office:value="8">
            <text:p>8</text:p>
          </table:table-cell>
          <table:table-cell table:style-name="ce60" office:value-type="percentage" office:value="0.0212765957446808">
            <text:p>2,13%</text:p>
          </table:table-cell>
          <table:table-cell table:style-name="ce64" office:value-type="percentage" office:value="0.0221606648199446">
            <text:p>2,22%</text:p>
          </table:table-cell>
          <table:table-cell table:style-name="ce58" office:value-type="float" office:value="92">
            <text:p>92</text:p>
          </table:table-cell>
          <table:table-cell table:style-name="ce60" office:value-type="percentage" office:value="0.24468085106383">
            <text:p>24,47%</text:p>
          </table:table-cell>
          <table:table-cell table:style-name="ce64" office:value-type="percentage" office:value="0.254847645429363">
            <text:p>25,48%</text:p>
          </table:table-cell>
          <table:table-cell table:style-name="ce58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58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58" office:value-type="float" office:value="9">
            <text:p>9</text:p>
          </table:table-cell>
          <table:table-cell table:style-name="ce60" office:value-type="percentage" office:value="0.023936170212766">
            <text:p>2,39%</text:p>
          </table:table-cell>
          <table:table-cell table:style-name="ce64" office:value-type="percentage" office:value="0.0249307479224377">
            <text:p>2,49%</text:p>
          </table:table-cell>
          <table:table-cell table:style-name="ce58" office:value-type="float" office:value="76">
            <text:p>76</text:p>
          </table:table-cell>
          <table:table-cell table:style-name="ce60" office:value-type="percentage" office:value="0.202127659574468">
            <text:p>20,21%</text:p>
          </table:table-cell>
          <table:table-cell table:style-name="ce64" office:value-type="percentage" office:value="0.210526315789474">
            <text:p>21,05%</text:p>
          </table:table-cell>
          <table:table-cell table:style-name="ce58" office:value-type="float" office:value="5">
            <text:p>5</text:p>
          </table:table-cell>
          <table:table-cell table:style-name="ce60" office:value-type="percentage" office:value="0.0132978723404255">
            <text:p>1,33%</text:p>
          </table:table-cell>
          <table:table-cell table:style-name="ce64" office:value-type="percentage" office:value="0.0138504155124654">
            <text:p>1,39%</text:p>
          </table:table-cell>
          <table:table-cell table:style-name="ce58" office:value-type="float" office:value="6">
            <text:p>6</text:p>
          </table:table-cell>
          <table:table-cell table:style-name="ce60" office:value-type="percentage" office:value="0.0159574468085106">
            <text:p>1,60%</text:p>
          </table:table-cell>
          <table:table-cell table:style-name="ce64" office:value-type="percentage" office:value="0.0166204986149585">
            <text:p>1,66%</text:p>
          </table:table-cell>
          <table:table-cell table:style-name="ce25" office:value-type="float" office:value="361">
            <text:p>36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7">
            <text:p>027</text:p>
          </table:table-cell>
          <table:table-cell office:value-type="string">
            <text:p>BIAS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899">
            <text:p>899</text:p>
          </table:table-cell>
          <table:table-cell office:value-type="float" office:value="894">
            <text:p>894</text:p>
          </table:table-cell>
          <table:table-cell office:value-type="float" office:value="412">
            <text:p>412</text:p>
          </table:table-cell>
          <table:table-cell office:value-type="float" office:value="9">
            <text:p>9</text:p>
          </table:table-cell>
          <table:table-cell office:value-type="float" office:value="403">
            <text:p>403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412621359223301">
            <text:p>4,13%</text:p>
          </table:table-cell>
          <table:table-cell table:style-name="ce64" office:value-type="percentage" office:value="0.0421836228287841">
            <text:p>4,22%</text:p>
          </table:table-cell>
          <table:table-cell table:style-name="ce45" office:value-type="float" office:value="133">
            <text:p>133</text:p>
          </table:table-cell>
          <table:table-cell table:style-name="ce60" office:value-type="percentage" office:value="0.322815533980583">
            <text:p>32,28%</text:p>
          </table:table-cell>
          <table:table-cell table:style-name="ce64" office:value-type="percentage" office:value="0.330024813895782">
            <text:p>33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28155339805825">
            <text:p>0,73%</text:p>
          </table:table-cell>
          <table:table-cell table:style-name="ce64" office:value-type="percentage" office:value="0.00744416873449132">
            <text:p>0,74%</text:p>
          </table:table-cell>
          <table:table-cell table:style-name="ce45" office:value-type="float" office:value="21">
            <text:p>21</text:p>
          </table:table-cell>
          <table:table-cell table:style-name="ce60" office:value-type="percentage" office:value="0.0509708737864078">
            <text:p>5,10%</text:p>
          </table:table-cell>
          <table:table-cell table:style-name="ce64" office:value-type="percentage" office:value="0.0521091811414392">
            <text:p>5,21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85436893203883">
            <text:p>0,49%</text:p>
          </table:table-cell>
          <table:table-cell table:style-name="ce64" office:value-type="percentage" office:value="0.00496277915632754">
            <text:p>0,5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194174757281553">
            <text:p>1,94%</text:p>
          </table:table-cell>
          <table:table-cell table:style-name="ce64" office:value-type="percentage" office:value="0.0198511166253102">
            <text:p>1,9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42718446601942">
            <text:p>0,24%</text:p>
          </table:table-cell>
          <table:table-cell table:style-name="ce64" office:value-type="percentage" office:value="0.00248138957816377">
            <text:p>0,25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18446601941748">
            <text:p>2,18%</text:p>
          </table:table-cell>
          <table:table-cell table:style-name="ce64" office:value-type="percentage" office:value="0.0223325062034739">
            <text:p>2,23%</text:p>
          </table:table-cell>
          <table:table-cell table:style-name="ce45" office:value-type="float" office:value="82">
            <text:p>82</text:p>
          </table:table-cell>
          <table:table-cell table:style-name="ce60" office:value-type="percentage" office:value="0.199029126213592">
            <text:p>19,90%</text:p>
          </table:table-cell>
          <table:table-cell table:style-name="ce64" office:value-type="percentage" office:value="0.203473945409429">
            <text:p>20,3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485436893203883">
            <text:p>0,49%</text:p>
          </table:table-cell>
          <table:table-cell table:style-name="ce64" office:value-type="percentage" office:value="0.00496277915632754">
            <text:p>0,5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64077669902913">
            <text:p>3,64%</text:p>
          </table:table-cell>
          <table:table-cell table:style-name="ce64" office:value-type="percentage" office:value="0.0372208436724566">
            <text:p>3,72%</text:p>
          </table:table-cell>
          <table:table-cell table:style-name="ce45" office:value-type="float" office:value="101">
            <text:p>101</text:p>
          </table:table-cell>
          <table:table-cell table:style-name="ce60" office:value-type="percentage" office:value="0.245145631067961">
            <text:p>24,51%</text:p>
          </table:table-cell>
          <table:table-cell table:style-name="ce64" office:value-type="percentage" office:value="0.250620347394541">
            <text:p>25,06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21359223300971">
            <text:p>1,21%</text:p>
          </table:table-cell>
          <table:table-cell table:style-name="ce64" office:value-type="percentage" office:value="0.0124069478908189">
            <text:p>1,2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70873786407767">
            <text:p>0,97%</text:p>
          </table:table-cell>
          <table:table-cell table:style-name="ce64" office:value-type="percentage" office:value="0.00992555831265509">
            <text:p>0,99%</text:p>
          </table:table-cell>
          <table:table-cell table:style-name="ce24" office:value-type="float" office:value="403">
            <text:p>403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7">
            <text:p>027</text:p>
          </table:table-cell>
          <table:table-cell office:value-type="string">
            <text:p>BIAS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689">
            <text:p>689</text:p>
          </table:table-cell>
          <table:table-cell office:value-type="float" office:value="685">
            <text:p>685</text:p>
          </table:table-cell>
          <table:table-cell office:value-type="float" office:value="311">
            <text:p>311</text:p>
          </table:table-cell>
          <table:table-cell office:value-type="float" office:value="14">
            <text:p>14</text:p>
          </table:table-cell>
          <table:table-cell office:value-type="float" office:value="297">
            <text:p>297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57234726688103">
            <text:p>2,57%</text:p>
          </table:table-cell>
          <table:table-cell table:style-name="ce64" office:value-type="percentage" office:value="0.0269360269360269">
            <text:p>2,69%</text:p>
          </table:table-cell>
          <table:table-cell table:style-name="ce45" office:value-type="float" office:value="96">
            <text:p>96</text:p>
          </table:table-cell>
          <table:table-cell table:style-name="ce60" office:value-type="percentage" office:value="0.308681672025723">
            <text:p>30,87%</text:p>
          </table:table-cell>
          <table:table-cell table:style-name="ce64" office:value-type="percentage" office:value="0.323232323232323">
            <text:p>32,3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8617363344051">
            <text:p>1,29%</text:p>
          </table:table-cell>
          <table:table-cell table:style-name="ce64" office:value-type="percentage" office:value="0.0134680134680135">
            <text:p>1,35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57234726688103">
            <text:p>2,57%</text:p>
          </table:table-cell>
          <table:table-cell table:style-name="ce64" office:value-type="percentage" office:value="0.0269360269360269">
            <text:p>2,6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21543408360129">
            <text:p>0,32%</text:p>
          </table:table-cell>
          <table:table-cell table:style-name="ce64" office:value-type="percentage" office:value="0.00336700336700337">
            <text:p>0,3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60771704180064">
            <text:p>1,61%</text:p>
          </table:table-cell>
          <table:table-cell table:style-name="ce64" office:value-type="percentage" office:value="0.0168350168350168">
            <text:p>1,6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43086816720257">
            <text:p>0,64%</text:p>
          </table:table-cell>
          <table:table-cell table:style-name="ce64" office:value-type="percentage" office:value="0.00673400673400673">
            <text:p>0,6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964630225080386">
            <text:p>0,96%</text:p>
          </table:table-cell>
          <table:table-cell table:style-name="ce64" office:value-type="percentage" office:value="0.0101010101010101">
            <text:p>1,01%</text:p>
          </table:table-cell>
          <table:table-cell table:style-name="ce45" office:value-type="float" office:value="93">
            <text:p>93</text:p>
          </table:table-cell>
          <table:table-cell table:style-name="ce60" office:value-type="percentage" office:value="0.29903536977492">
            <text:p>29,90%</text:p>
          </table:table-cell>
          <table:table-cell table:style-name="ce64" office:value-type="percentage" office:value="0.313131313131313">
            <text:p>31,3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21543408360129">
            <text:p>0,32%</text:p>
          </table:table-cell>
          <table:table-cell table:style-name="ce64" office:value-type="percentage" office:value="0.00336700336700337">
            <text:p>0,34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53697749196141">
            <text:p>3,54%</text:p>
          </table:table-cell>
          <table:table-cell table:style-name="ce64" office:value-type="percentage" office:value="0.037037037037037">
            <text:p>3,70%</text:p>
          </table:table-cell>
          <table:table-cell table:style-name="ce45" office:value-type="float" office:value="59">
            <text:p>59</text:p>
          </table:table-cell>
          <table:table-cell table:style-name="ce60" office:value-type="percentage" office:value="0.189710610932476">
            <text:p>18,97%</text:p>
          </table:table-cell>
          <table:table-cell table:style-name="ce64" office:value-type="percentage" office:value="0.198653198653199">
            <text:p>19,87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8617363344051">
            <text:p>1,29%</text:p>
          </table:table-cell>
          <table:table-cell table:style-name="ce64" office:value-type="percentage" office:value="0.0134680134680135">
            <text:p>1,3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43086816720257">
            <text:p>0,64%</text:p>
          </table:table-cell>
          <table:table-cell table:style-name="ce64" office:value-type="percentage" office:value="0.00673400673400673">
            <text:p>0,67%</text:p>
          </table:table-cell>
          <table:table-cell table:style-name="ce24" office:value-type="float" office:value="297">
            <text:p>29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543">
            <text:p>543</text:p>
          </table:table-cell>
          <table:table-cell office:value-type="float" office:value="540">
            <text:p>540</text:p>
          </table:table-cell>
          <table:table-cell office:value-type="float" office:value="254">
            <text:p>254</text:p>
          </table:table-cell>
          <table:table-cell office:value-type="float" office:value="8">
            <text:p>8</text:p>
          </table:table-cell>
          <table:table-cell office:value-type="float" office:value="246">
            <text:p>246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1496062992126">
            <text:p>3,15%</text:p>
          </table:table-cell>
          <table:table-cell table:style-name="ce64" office:value-type="percentage" office:value="0.032520325203252">
            <text:p>3,25%</text:p>
          </table:table-cell>
          <table:table-cell table:style-name="ce45" office:value-type="float" office:value="72">
            <text:p>72</text:p>
          </table:table-cell>
          <table:table-cell table:style-name="ce60" office:value-type="percentage" office:value="0.283464566929134">
            <text:p>28,35%</text:p>
          </table:table-cell>
          <table:table-cell table:style-name="ce64" office:value-type="percentage" office:value="0.292682926829268">
            <text:p>29,27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5748031496063">
            <text:p>1,57%</text:p>
          </table:table-cell>
          <table:table-cell table:style-name="ce64" office:value-type="percentage" office:value="0.016260162601626">
            <text:p>1,63%</text:p>
          </table:table-cell>
          <table:table-cell table:style-name="ce45" office:value-type="float" office:value="24">
            <text:p>24</text:p>
          </table:table-cell>
          <table:table-cell table:style-name="ce60" office:value-type="percentage" office:value="0.0944881889763779">
            <text:p>9,45%</text:p>
          </table:table-cell>
          <table:table-cell table:style-name="ce64" office:value-type="percentage" office:value="0.0975609756097561">
            <text:p>9,7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3700787401575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3700787401575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93700787401575">
            <text:p>3,94%</text:p>
          </table:table-cell>
          <table:table-cell table:style-name="ce64" office:value-type="percentage" office:value="0.040650406504065">
            <text:p>4,07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3700787401575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54330708661417">
            <text:p>3,54%</text:p>
          </table:table-cell>
          <table:table-cell table:style-name="ce64" office:value-type="percentage" office:value="0.0365853658536585">
            <text:p>3,66%</text:p>
          </table:table-cell>
          <table:table-cell table:style-name="ce45" office:value-type="float" office:value="54">
            <text:p>54</text:p>
          </table:table-cell>
          <table:table-cell table:style-name="ce60" office:value-type="percentage" office:value="0.21259842519685">
            <text:p>21,26%</text:p>
          </table:table-cell>
          <table:table-cell table:style-name="ce64" office:value-type="percentage" office:value="0.219512195121951">
            <text:p>21,9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54330708661417">
            <text:p>3,54%</text:p>
          </table:table-cell>
          <table:table-cell table:style-name="ce64" office:value-type="percentage" office:value="0.0365853658536585">
            <text:p>3,66%</text:p>
          </table:table-cell>
          <table:table-cell table:style-name="ce45" office:value-type="float" office:value="45">
            <text:p>45</text:p>
          </table:table-cell>
          <table:table-cell table:style-name="ce60" office:value-type="percentage" office:value="0.177165354330709">
            <text:p>17,72%</text:p>
          </table:table-cell>
          <table:table-cell table:style-name="ce64" office:value-type="percentage" office:value="0.182926829268293">
            <text:p>18,29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75590551181102">
            <text:p>2,76%</text:p>
          </table:table-cell>
          <table:table-cell table:style-name="ce64" office:value-type="percentage" office:value="0.0284552845528455">
            <text:p>2,85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3700787401575">
            <text:p>0,39%</text:p>
          </table:table-cell>
          <table:table-cell table:style-name="ce64" office:value-type="percentage" office:value="0.0040650406504065">
            <text:p>0,41%</text:p>
          </table:table-cell>
          <table:table-cell table:style-name="ce24" office:value-type="float" office:value="246">
            <text:p>24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32" office:value-type="float" office:value="2">
            <text:p>0002</text:p>
          </table:table-cell>
          <table:table-cell table:style-name="ce38" office:value-type="float" office:value="639">
            <text:p>639</text:p>
          </table:table-cell>
          <table:table-cell office:value-type="float" office:value="637">
            <text:p>637</text:p>
          </table:table-cell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75438596491228">
            <text:p>1,75%</text:p>
          </table:table-cell>
          <table:table-cell table:style-name="ce64" office:value-type="percentage" office:value="0.0185185185185185">
            <text:p>1,85%</text:p>
          </table:table-cell>
          <table:table-cell table:style-name="ce45" office:value-type="float" office:value="90">
            <text:p>90</text:p>
          </table:table-cell>
          <table:table-cell table:style-name="ce60" office:value-type="percentage" office:value="0.31578947368421">
            <text:p>31,58%</text:p>
          </table:table-cell>
          <table:table-cell table:style-name="ce64" office:value-type="percentage" office:value="0.333333333333333">
            <text:p>33,33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40350877192982">
            <text:p>1,40%</text:p>
          </table:table-cell>
          <table:table-cell table:style-name="ce64" office:value-type="percentage" office:value="0.0148148148148148">
            <text:p>1,48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85964912280702">
            <text:p>3,86%</text:p>
          </table:table-cell>
          <table:table-cell table:style-name="ce64" office:value-type="percentage" office:value="0.0407407407407407">
            <text:p>4,0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85964912280702">
            <text:p>3,86%</text:p>
          </table:table-cell>
          <table:table-cell table:style-name="ce64" office:value-type="percentage" office:value="0.0407407407407407">
            <text:p>4,0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491228070175439">
            <text:p>4,91%</text:p>
          </table:table-cell>
          <table:table-cell table:style-name="ce64" office:value-type="percentage" office:value="0.0518518518518519">
            <text:p>5,19%</text:p>
          </table:table-cell>
          <table:table-cell table:style-name="ce45" office:value-type="float" office:value="53">
            <text:p>53</text:p>
          </table:table-cell>
          <table:table-cell table:style-name="ce60" office:value-type="percentage" office:value="0.185964912280702">
            <text:p>18,60%</text:p>
          </table:table-cell>
          <table:table-cell table:style-name="ce64" office:value-type="percentage" office:value="0.196296296296296">
            <text:p>19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01754385964912">
            <text:p>0,70%</text:p>
          </table:table-cell>
          <table:table-cell table:style-name="ce64" office:value-type="percentage" office:value="0.00740740740740741">
            <text:p>0,7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15789473684211">
            <text:p>3,16%</text:p>
          </table:table-cell>
          <table:table-cell table:style-name="ce64" office:value-type="percentage" office:value="0.0333333333333333">
            <text:p>3,33%</text:p>
          </table:table-cell>
          <table:table-cell table:style-name="ce45" office:value-type="float" office:value="59">
            <text:p>59</text:p>
          </table:table-cell>
          <table:table-cell table:style-name="ce60" office:value-type="percentage" office:value="0.207017543859649">
            <text:p>20,70%</text:p>
          </table:table-cell>
          <table:table-cell table:style-name="ce64" office:value-type="percentage" office:value="0.218518518518519">
            <text:p>21,85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15789473684211">
            <text:p>3,16%</text:p>
          </table:table-cell>
          <table:table-cell table:style-name="ce64" office:value-type="percentage" office:value="0.0333333333333333">
            <text:p>3,33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05263157894737">
            <text:p>1,05%</text:p>
          </table:table-cell>
          <table:table-cell table:style-name="ce64" office:value-type="percentage" office:value="0.0111111111111111">
            <text:p>1,11%</text:p>
          </table:table-cell>
          <table:table-cell table:style-name="ce24" office:value-type="float" office:value="270">
            <text:p>27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32" office:value-type="float" office:value="3">
            <text:p>0003</text:p>
          </table:table-cell>
          <table:table-cell table:style-name="ce38" office:value-type="float" office:value="674">
            <text:p>674</text:p>
          </table:table-cell>
          <table:table-cell office:value-type="float" office:value="683">
            <text:p>683</text:p>
          </table:table-cell>
          <table:table-cell office:value-type="float" office:value="321">
            <text:p>321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49221183800623">
            <text:p>2,49%</text:p>
          </table:table-cell>
          <table:table-cell table:style-name="ce64" office:value-type="percentage" office:value="0.0266666666666667">
            <text:p>2,67%</text:p>
          </table:table-cell>
          <table:table-cell table:style-name="ce45" office:value-type="float" office:value="104">
            <text:p>104</text:p>
          </table:table-cell>
          <table:table-cell table:style-name="ce60" office:value-type="percentage" office:value="0.32398753894081">
            <text:p>32,40%</text:p>
          </table:table-cell>
          <table:table-cell table:style-name="ce64" office:value-type="percentage" office:value="0.346666666666667">
            <text:p>34,67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80373831775701">
            <text:p>2,80%</text:p>
          </table:table-cell>
          <table:table-cell table:style-name="ce64" office:value-type="percentage" office:value="0.03">
            <text:p>3,00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623052959501558">
            <text:p>6,23%</text:p>
          </table:table-cell>
          <table:table-cell table:style-name="ce64" office:value-type="percentage" office:value="0.0666666666666667">
            <text:p>6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18068535825545">
            <text:p>2,18%</text:p>
          </table:table-cell>
          <table:table-cell table:style-name="ce64" office:value-type="percentage" office:value="0.0233333333333333">
            <text:p>2,3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11526479750779">
            <text:p>0,31%</text:p>
          </table:table-cell>
          <table:table-cell table:style-name="ce64" office:value-type="percentage" office:value="0.00333333333333333">
            <text:p>0,33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4610591900312">
            <text:p>1,25%</text:p>
          </table:table-cell>
          <table:table-cell table:style-name="ce64" office:value-type="percentage" office:value="0.0133333333333333">
            <text:p>1,33%</text:p>
          </table:table-cell>
          <table:table-cell table:style-name="ce45" office:value-type="float" office:value="69">
            <text:p>69</text:p>
          </table:table-cell>
          <table:table-cell table:style-name="ce60" office:value-type="percentage" office:value="0.214953271028037">
            <text:p>21,50%</text:p>
          </table:table-cell>
          <table:table-cell table:style-name="ce64" office:value-type="percentage" office:value="0.23">
            <text:p>23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23052959501558">
            <text:p>0,62%</text:p>
          </table:table-cell>
          <table:table-cell table:style-name="ce64" office:value-type="percentage" office:value="0.00666666666666667">
            <text:p>0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18068535825545">
            <text:p>2,18%</text:p>
          </table:table-cell>
          <table:table-cell table:style-name="ce64" office:value-type="percentage" office:value="0.0233333333333333">
            <text:p>2,33%</text:p>
          </table:table-cell>
          <table:table-cell table:style-name="ce45" office:value-type="float" office:value="63">
            <text:p>63</text:p>
          </table:table-cell>
          <table:table-cell table:style-name="ce60" office:value-type="percentage" office:value="0.196261682242991">
            <text:p>19,63%</text:p>
          </table:table-cell>
          <table:table-cell table:style-name="ce64" office:value-type="percentage" office:value="0.21">
            <text:p>21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23052959501558">
            <text:p>0,62%</text:p>
          </table:table-cell>
          <table:table-cell table:style-name="ce64" office:value-type="percentage" office:value="0.00666666666666667">
            <text:p>0,67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24610591900312">
            <text:p>1,25%</text:p>
          </table:table-cell>
          <table:table-cell table:style-name="ce64" office:value-type="percentage" office:value="0.0133333333333333">
            <text:p>1,33%</text:p>
          </table:table-cell>
          <table:table-cell table:style-name="ce24" office:value-type="float" office:value="300">
            <text:p>300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32" office:value-type="float" office:value="4">
            <text:p>0004</text:p>
          </table:table-cell>
          <table:table-cell table:style-name="ce38" office:value-type="float" office:value="568">
            <text:p>568</text:p>
          </table:table-cell>
          <table:table-cell office:value-type="float" office:value="564">
            <text:p>564</text:p>
          </table:table-cell>
          <table:table-cell office:value-type="float" office:value="251">
            <text:p>251</text:p>
          </table:table-cell>
          <table:table-cell office:value-type="float" office:value="13">
            <text:p>13</text:p>
          </table:table-cell>
          <table:table-cell office:value-type="float" office:value="238">
            <text:p>238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99203187250996">
            <text:p>1,99%</text:p>
          </table:table-cell>
          <table:table-cell table:style-name="ce64" office:value-type="percentage" office:value="0.0210084033613445">
            <text:p>2,10%</text:p>
          </table:table-cell>
          <table:table-cell table:style-name="ce45" office:value-type="float" office:value="72">
            <text:p>72</text:p>
          </table:table-cell>
          <table:table-cell table:style-name="ce60" office:value-type="percentage" office:value="0.286852589641434">
            <text:p>28,69%</text:p>
          </table:table-cell>
          <table:table-cell table:style-name="ce64" office:value-type="percentage" office:value="0.302521008403361">
            <text:p>30,25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59362549800797">
            <text:p>1,59%</text:p>
          </table:table-cell>
          <table:table-cell table:style-name="ce64" office:value-type="percentage" office:value="0.0168067226890756">
            <text:p>1,68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677290836653386">
            <text:p>6,77%</text:p>
          </table:table-cell>
          <table:table-cell table:style-name="ce64" office:value-type="percentage" office:value="0.0714285714285714">
            <text:p>7,1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96812749003984">
            <text:p>0,80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96812749003984">
            <text:p>0,80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98406374501992">
            <text:p>3,98%</text:p>
          </table:table-cell>
          <table:table-cell table:style-name="ce64" office:value-type="percentage" office:value="0.0420168067226891">
            <text:p>4,2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318725099601594">
            <text:p>3,19%</text:p>
          </table:table-cell>
          <table:table-cell table:style-name="ce64" office:value-type="percentage" office:value="0.0336134453781513">
            <text:p>3,36%</text:p>
          </table:table-cell>
          <table:table-cell table:style-name="ce45" office:value-type="float" office:value="49">
            <text:p>49</text:p>
          </table:table-cell>
          <table:table-cell table:style-name="ce60" office:value-type="percentage" office:value="0.195219123505976">
            <text:p>19,52%</text:p>
          </table:table-cell>
          <table:table-cell table:style-name="ce64" office:value-type="percentage" office:value="0.205882352941176">
            <text:p>20,5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96812749003984">
            <text:p>0,80%</text:p>
          </table:table-cell>
          <table:table-cell table:style-name="ce64" office:value-type="percentage" office:value="0.00840336134453782">
            <text:p>0,84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59362549800797">
            <text:p>1,59%</text:p>
          </table:table-cell>
          <table:table-cell table:style-name="ce64" office:value-type="percentage" office:value="0.0168067226890756">
            <text:p>1,68%</text:p>
          </table:table-cell>
          <table:table-cell table:style-name="ce45" office:value-type="float" office:value="54">
            <text:p>54</text:p>
          </table:table-cell>
          <table:table-cell table:style-name="ce60" office:value-type="percentage" office:value="0.215139442231076">
            <text:p>21,51%</text:p>
          </table:table-cell>
          <table:table-cell table:style-name="ce64" office:value-type="percentage" office:value="0.226890756302521">
            <text:p>22,69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39043824701195">
            <text:p>2,39%</text:p>
          </table:table-cell>
          <table:table-cell table:style-name="ce64" office:value-type="percentage" office:value="0.0252100840336134">
            <text:p>2,5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9521912350598">
            <text:p>1,20%</text:p>
          </table:table-cell>
          <table:table-cell table:style-name="ce64" office:value-type="percentage" office:value="0.0126050420168067">
            <text:p>1,26%</text:p>
          </table:table-cell>
          <table:table-cell table:style-name="ce24" office:value-type="float" office:value="238">
            <text:p>23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32" office:value-type="float" office:value="5">
            <text:p>0005</text:p>
          </table:table-cell>
          <table:table-cell table:style-name="ce38" office:value-type="float" office:value="489">
            <text:p>489</text:p>
          </table:table-cell>
          <table:table-cell office:value-type="float" office:value="469">
            <text:p>469</text:p>
          </table:table-cell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790513833992095">
            <text:p>0,79%</text:p>
          </table:table-cell>
          <table:table-cell table:style-name="ce64" office:value-type="percentage" office:value="0.00826446280991736">
            <text:p>0,83%</text:p>
          </table:table-cell>
          <table:table-cell table:style-name="ce45" office:value-type="float" office:value="58">
            <text:p>58</text:p>
          </table:table-cell>
          <table:table-cell table:style-name="ce60" office:value-type="percentage" office:value="0.229249011857708">
            <text:p>22,92%</text:p>
          </table:table-cell>
          <table:table-cell table:style-name="ce64" office:value-type="percentage" office:value="0.239669421487603">
            <text:p>23,97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8577075098814">
            <text:p>1,19%</text:p>
          </table:table-cell>
          <table:table-cell table:style-name="ce64" office:value-type="percentage" office:value="0.012396694214876">
            <text:p>1,24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37154150197628">
            <text:p>2,37%</text:p>
          </table:table-cell>
          <table:table-cell table:style-name="ce64" office:value-type="percentage" office:value="0.0247933884297521">
            <text:p>2,4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5256916996047">
            <text:p>0,40%</text:p>
          </table:table-cell>
          <table:table-cell table:style-name="ce64" office:value-type="percentage" office:value="0.00413223140495868">
            <text:p>0,41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97628458498024">
            <text:p>1,98%</text:p>
          </table:table-cell>
          <table:table-cell table:style-name="ce64" office:value-type="percentage" office:value="0.0206611570247934">
            <text:p>2,0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632411067193676">
            <text:p>6,32%</text:p>
          </table:table-cell>
          <table:table-cell table:style-name="ce64" office:value-type="percentage" office:value="0.0661157024793388">
            <text:p>6,61%</text:p>
          </table:table-cell>
          <table:table-cell table:style-name="ce45" office:value-type="float" office:value="55">
            <text:p>55</text:p>
          </table:table-cell>
          <table:table-cell table:style-name="ce60" office:value-type="percentage" office:value="0.217391304347826">
            <text:p>21,74%</text:p>
          </table:table-cell>
          <table:table-cell table:style-name="ce64" office:value-type="percentage" office:value="0.227272727272727">
            <text:p>22,7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5256916996047">
            <text:p>0,40%</text:p>
          </table:table-cell>
          <table:table-cell table:style-name="ce64" office:value-type="percentage" office:value="0.00413223140495868">
            <text:p>0,41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237154150197628">
            <text:p>2,37%</text:p>
          </table:table-cell>
          <table:table-cell table:style-name="ce64" office:value-type="percentage" office:value="0.0247933884297521">
            <text:p>2,48%</text:p>
          </table:table-cell>
          <table:table-cell table:style-name="ce45" office:value-type="float" office:value="85">
            <text:p>85</text:p>
          </table:table-cell>
          <table:table-cell table:style-name="ce60" office:value-type="percentage" office:value="0.33596837944664">
            <text:p>33,60%</text:p>
          </table:table-cell>
          <table:table-cell table:style-name="ce64" office:value-type="percentage" office:value="0.351239669421488">
            <text:p>35,12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18577075098814">
            <text:p>1,19%</text:p>
          </table:table-cell>
          <table:table-cell table:style-name="ce64" office:value-type="percentage" office:value="0.012396694214876">
            <text:p>1,24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95256916996047">
            <text:p>0,40%</text:p>
          </table:table-cell>
          <table:table-cell table:style-name="ce64" office:value-type="percentage" office:value="0.00413223140495868">
            <text:p>0,41%</text:p>
          </table:table-cell>
          <table:table-cell table:style-name="ce24" office:value-type="float" office:value="242">
            <text:p>242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28">
            <text:p>228</text:p>
          </table:table-cell>
          <table:table-cell office:value-type="string">
            <text:p>SAINT-ANTOINE-DE-FICALBA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493">
            <text:p>493</text:p>
          </table:table-cell>
          <table:table-cell office:value-type="float" office:value="481">
            <text:p>481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3061224489796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46">
            <text:p>46</text:p>
          </table:table-cell>
          <table:table-cell table:style-name="ce60" office:value-type="percentage" office:value="0.23469387755102">
            <text:p>23,47%</text:p>
          </table:table-cell>
          <table:table-cell table:style-name="ce64" office:value-type="percentage" office:value="0.25414364640884">
            <text:p>25,41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3061224489796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714285714285714">
            <text:p>7,14%</text:p>
          </table:table-cell>
          <table:table-cell table:style-name="ce64" office:value-type="percentage" office:value="0.0773480662983425">
            <text:p>7,73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53061224489796">
            <text:p>1,53%</text:p>
          </table:table-cell>
          <table:table-cell table:style-name="ce64" office:value-type="percentage" office:value="0.0165745856353591">
            <text:p>1,6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561224489795918">
            <text:p>5,61%</text:p>
          </table:table-cell>
          <table:table-cell table:style-name="ce64" office:value-type="percentage" office:value="0.0607734806629834">
            <text:p>6,08%</text:p>
          </table:table-cell>
          <table:table-cell table:style-name="ce45" office:value-type="float" office:value="27">
            <text:p>27</text:p>
          </table:table-cell>
          <table:table-cell table:style-name="ce60" office:value-type="percentage" office:value="0.137755102040816">
            <text:p>13,78%</text:p>
          </table:table-cell>
          <table:table-cell table:style-name="ce64" office:value-type="percentage" office:value="0.149171270718232">
            <text:p>14,9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561224489795918">
            <text:p>5,61%</text:p>
          </table:table-cell>
          <table:table-cell table:style-name="ce64" office:value-type="percentage" office:value="0.0607734806629834">
            <text:p>6,08%</text:p>
          </table:table-cell>
          <table:table-cell table:style-name="ce45" office:value-type="float" office:value="50">
            <text:p>50</text:p>
          </table:table-cell>
          <table:table-cell table:style-name="ce60" office:value-type="percentage" office:value="0.255102040816327">
            <text:p>25,51%</text:p>
          </table:table-cell>
          <table:table-cell table:style-name="ce64" office:value-type="percentage" office:value="0.276243093922652">
            <text:p>27,62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357142857142857">
            <text:p>3,57%</text:p>
          </table:table-cell>
          <table:table-cell table:style-name="ce64" office:value-type="percentage" office:value="0.0386740331491713">
            <text:p>3,8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02040816326531">
            <text:p>1,02%</text:p>
          </table:table-cell>
          <table:table-cell table:style-name="ce64" office:value-type="percentage" office:value="0.0110497237569061">
            <text:p>1,10%</text:p>
          </table:table-cell>
          <table:table-cell table:style-name="ce24" office:value-type="float" office:value="181">
            <text:p>18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37">
            <text:p>237</text:p>
          </table:table-cell>
          <table:table-cell office:value-type="string">
            <text:p>SAINTE-COLOMBE-DE-VILLENEUVE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306748466257669">
            <text:p>3,07%</text:p>
          </table:table-cell>
          <table:table-cell table:style-name="ce64" office:value-type="percentage" office:value="0.033112582781457">
            <text:p>3,31%</text:p>
          </table:table-cell>
          <table:table-cell table:style-name="ce45" office:value-type="float" office:value="44">
            <text:p>44</text:p>
          </table:table-cell>
          <table:table-cell table:style-name="ce60" office:value-type="percentage" office:value="0.269938650306748">
            <text:p>26,99%</text:p>
          </table:table-cell>
          <table:table-cell table:style-name="ce64" office:value-type="percentage" office:value="0.291390728476821">
            <text:p>29,1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22699386503067">
            <text:p>1,23%</text:p>
          </table:table-cell>
          <table:table-cell table:style-name="ce64" office:value-type="percentage" office:value="0.0132450331125828">
            <text:p>1,32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98159509202454">
            <text:p>9,82%</text:p>
          </table:table-cell>
          <table:table-cell table:style-name="ce64" office:value-type="percentage" office:value="0.105960264900662">
            <text:p>10,6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3496932515337">
            <text:p>0,61%</text:p>
          </table:table-cell>
          <table:table-cell table:style-name="ce64" office:value-type="percentage" office:value="0.00662251655629139">
            <text:p>0,6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3496932515337">
            <text:p>0,61%</text:p>
          </table:table-cell>
          <table:table-cell table:style-name="ce64" office:value-type="percentage" office:value="0.00662251655629139">
            <text:p>0,6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22699386503067">
            <text:p>1,23%</text:p>
          </table:table-cell>
          <table:table-cell table:style-name="ce64" office:value-type="percentage" office:value="0.0132450331125828">
            <text:p>1,3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429447852760736">
            <text:p>4,29%</text:p>
          </table:table-cell>
          <table:table-cell table:style-name="ce64" office:value-type="percentage" office:value="0.0463576158940397">
            <text:p>4,64%</text:p>
          </table:table-cell>
          <table:table-cell table:style-name="ce45" office:value-type="float" office:value="36">
            <text:p>36</text:p>
          </table:table-cell>
          <table:table-cell table:style-name="ce60" office:value-type="percentage" office:value="0.220858895705521">
            <text:p>22,09%</text:p>
          </table:table-cell>
          <table:table-cell table:style-name="ce64" office:value-type="percentage" office:value="0.23841059602649">
            <text:p>23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368098159509202">
            <text:p>3,68%</text:p>
          </table:table-cell>
          <table:table-cell table:style-name="ce64" office:value-type="percentage" office:value="0.0397350993377483">
            <text:p>3,97%</text:p>
          </table:table-cell>
          <table:table-cell table:style-name="ce45" office:value-type="float" office:value="28">
            <text:p>28</text:p>
          </table:table-cell>
          <table:table-cell table:style-name="ce60" office:value-type="percentage" office:value="0.171779141104294">
            <text:p>17,18%</text:p>
          </table:table-cell>
          <table:table-cell table:style-name="ce64" office:value-type="percentage" office:value="0.185430463576159">
            <text:p>18,5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122699386503067">
            <text:p>1,23%</text:p>
          </table:table-cell>
          <table:table-cell table:style-name="ce64" office:value-type="percentage" office:value="0.0132450331125828">
            <text:p>1,3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613496932515337">
            <text:p>0,61%</text:p>
          </table:table-cell>
          <table:table-cell table:style-name="ce64" office:value-type="percentage" office:value="0.00662251655629139">
            <text:p>0,66%</text:p>
          </table:table-cell>
          <table:table-cell table:style-name="ce24" office:value-type="float" office:value="151">
            <text:p>151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297">
            <text:p>297</text:p>
          </table:table-cell>
          <table:table-cell office:value-type="string">
            <text:p>SEMBAS</text:p>
          </table:table-cell>
          <table:table-cell table:style-name="ce32" office:value-type="float" office:value="1">
            <text:p>0001</text:p>
          </table:table-cell>
          <table:table-cell table:style-name="ce38"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132075471698113">
            <text:p>13,21%</text:p>
          </table:table-cell>
          <table:table-cell table:style-name="ce64" office:value-type="percentage" office:value="0.145833333333333">
            <text:p>14,5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208333333333333">
            <text:p>2,0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66037735849057">
            <text:p>5,66%</text:p>
          </table:table-cell>
          <table:table-cell table:style-name="ce64" office:value-type="percentage" office:value="0.0625">
            <text:p>6,25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188679245283019">
            <text:p>1,89%</text:p>
          </table:table-cell>
          <table:table-cell table:style-name="ce64" office:value-type="percentage" office:value="0.0208333333333333">
            <text:p>2,0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416666666666667">
            <text:p>4,1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566037735849057">
            <text:p>5,66%</text:p>
          </table:table-cell>
          <table:table-cell table:style-name="ce64" office:value-type="percentage" office:value="0.0625">
            <text:p>6,25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377358490566038">
            <text:p>37,74%</text:p>
          </table:table-cell>
          <table:table-cell table:style-name="ce64" office:value-type="percentage" office:value="0.416666666666667">
            <text:p>41,6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169811320754717">
            <text:p>16,98%</text:p>
          </table:table-cell>
          <table:table-cell table:style-name="ce64" office:value-type="percentage" office:value="0.1875">
            <text:p>18,7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377358490566038">
            <text:p>3,77%</text:p>
          </table:table-cell>
          <table:table-cell table:style-name="ce64" office:value-type="percentage" office:value="0.0416666666666667">
            <text:p>4,1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48">
            <text:p>4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5">
            <text:p>0015</text:p>
          </table:table-cell>
          <table:table-cell table:style-name="ce38" office:value-type="float" office:value="723">
            <text:p>723</text:p>
          </table:table-cell>
          <table:table-cell office:value-type="float" office:value="703">
            <text:p>703</text:p>
          </table:table-cell>
          <table:table-cell office:value-type="float" office:value="292">
            <text:p>292</text:p>
          </table:table-cell>
          <table:table-cell office:value-type="float" office:value="17">
            <text:p>17</text:p>
          </table:table-cell>
          <table:table-cell office:value-type="float" office:value="275">
            <text:p>275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71232876712329">
            <text:p>1,71%</text:p>
          </table:table-cell>
          <table:table-cell table:style-name="ce64" office:value-type="percentage" office:value="0.0181818181818182">
            <text:p>1,82%</text:p>
          </table:table-cell>
          <table:table-cell table:style-name="ce45" office:value-type="float" office:value="71">
            <text:p>71</text:p>
          </table:table-cell>
          <table:table-cell table:style-name="ce60" office:value-type="percentage" office:value="0.243150684931507">
            <text:p>24,32%</text:p>
          </table:table-cell>
          <table:table-cell table:style-name="ce64" office:value-type="percentage" office:value="0.258181818181818">
            <text:p>25,82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36986301369863">
            <text:p>1,37%</text:p>
          </table:table-cell>
          <table:table-cell table:style-name="ce64" office:value-type="percentage" office:value="0.0145454545454545">
            <text:p>1,45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547945205479452">
            <text:p>5,48%</text:p>
          </table:table-cell>
          <table:table-cell table:style-name="ce64" office:value-type="percentage" office:value="0.0581818181818182">
            <text:p>5,8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342465753424658">
            <text:p>0,34%</text:p>
          </table:table-cell>
          <table:table-cell table:style-name="ce64" office:value-type="percentage" office:value="0.00363636363636364">
            <text:p>0,3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342465753424658">
            <text:p>3,42%</text:p>
          </table:table-cell>
          <table:table-cell table:style-name="ce64" office:value-type="percentage" office:value="0.0363636363636364">
            <text:p>3,6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308219178082192">
            <text:p>3,08%</text:p>
          </table:table-cell>
          <table:table-cell table:style-name="ce64" office:value-type="percentage" office:value="0.0327272727272727">
            <text:p>3,27%</text:p>
          </table:table-cell>
          <table:table-cell table:style-name="ce45" office:value-type="float" office:value="60">
            <text:p>60</text:p>
          </table:table-cell>
          <table:table-cell table:style-name="ce60" office:value-type="percentage" office:value="0.205479452054794">
            <text:p>20,55%</text:p>
          </table:table-cell>
          <table:table-cell table:style-name="ce64" office:value-type="percentage" office:value="0.218181818181818">
            <text:p>21,8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102739726027397">
            <text:p>1,03%</text:p>
          </table:table-cell>
          <table:table-cell table:style-name="ce64" office:value-type="percentage" office:value="0.0109090909090909">
            <text:p>1,09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3972602739726">
            <text:p>2,40%</text:p>
          </table:table-cell>
          <table:table-cell table:style-name="ce64" office:value-type="percentage" office:value="0.0254545454545455">
            <text:p>2,55%</text:p>
          </table:table-cell>
          <table:table-cell table:style-name="ce45" office:value-type="float" office:value="83">
            <text:p>83</text:p>
          </table:table-cell>
          <table:table-cell table:style-name="ce60" office:value-type="percentage" office:value="0.284246575342466">
            <text:p>28,42%</text:p>
          </table:table-cell>
          <table:table-cell table:style-name="ce64" office:value-type="percentage" office:value="0.301818181818182">
            <text:p>30,18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36986301369863">
            <text:p>1,37%</text:p>
          </table:table-cell>
          <table:table-cell table:style-name="ce64" office:value-type="percentage" office:value="0.0145454545454545">
            <text:p>1,45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84931506849315">
            <text:p>0,68%</text:p>
          </table:table-cell>
          <table:table-cell table:style-name="ce64" office:value-type="percentage" office:value="0.00727272727272727">
            <text:p>0,73%</text:p>
          </table:table-cell>
          <table:table-cell table:style-name="ce24" office:value-type="float" office:value="275">
            <text:p>275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6">
            <text:p>0016</text:p>
          </table:table-cell>
          <table:table-cell table:style-name="ce38" office:value-type="float" office:value="971">
            <text:p>971</text:p>
          </table:table-cell>
          <table:table-cell office:value-type="float" office:value="962">
            <text:p>962</text:p>
          </table:table-cell>
          <table:table-cell office:value-type="float" office:value="381">
            <text:p>381</text:p>
          </table:table-cell>
          <table:table-cell office:value-type="float" office:value="23">
            <text:p>23</text:p>
          </table:table-cell>
          <table:table-cell office:value-type="float" office:value="358">
            <text:p>358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5748031496063">
            <text:p>1,57%</text:p>
          </table:table-cell>
          <table:table-cell table:style-name="ce64" office:value-type="percentage" office:value="0.0167597765363129">
            <text:p>1,68%</text:p>
          </table:table-cell>
          <table:table-cell table:style-name="ce45" office:value-type="float" office:value="105">
            <text:p>105</text:p>
          </table:table-cell>
          <table:table-cell table:style-name="ce60" office:value-type="percentage" office:value="0.275590551181102">
            <text:p>27,56%</text:p>
          </table:table-cell>
          <table:table-cell table:style-name="ce64" office:value-type="percentage" office:value="0.293296089385475">
            <text:p>29,33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6246719160105">
            <text:p>2,62%</text:p>
          </table:table-cell>
          <table:table-cell table:style-name="ce64" office:value-type="percentage" office:value="0.0279329608938547">
            <text:p>2,79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41994750656168">
            <text:p>4,20%</text:p>
          </table:table-cell>
          <table:table-cell table:style-name="ce64" office:value-type="percentage" office:value="0.0446927374301676">
            <text:p>4,47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10498687664042">
            <text:p>1,05%</text:p>
          </table:table-cell>
          <table:table-cell table:style-name="ce64" office:value-type="percentage" office:value="0.0111731843575419">
            <text:p>1,1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0">
            <text:p>20</text:p>
          </table:table-cell>
          <table:table-cell table:style-name="ce60" office:value-type="percentage" office:value="0.05249343832021">
            <text:p>5,25%</text:p>
          </table:table-cell>
          <table:table-cell table:style-name="ce64" office:value-type="percentage" office:value="0.0558659217877095">
            <text:p>5,59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246719160105">
            <text:p>0,26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93700787401575">
            <text:p>3,94%</text:p>
          </table:table-cell>
          <table:table-cell table:style-name="ce64" office:value-type="percentage" office:value="0.0418994413407821">
            <text:p>4,19%</text:p>
          </table:table-cell>
          <table:table-cell table:style-name="ce45" office:value-type="float" office:value="67">
            <text:p>67</text:p>
          </table:table-cell>
          <table:table-cell table:style-name="ce60" office:value-type="percentage" office:value="0.175853018372703">
            <text:p>17,59%</text:p>
          </table:table-cell>
          <table:table-cell table:style-name="ce64" office:value-type="percentage" office:value="0.187150837988827">
            <text:p>18,7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246719160105">
            <text:p>0,26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6246719160105">
            <text:p>0,26%</text:p>
          </table:table-cell>
          <table:table-cell table:style-name="ce64" office:value-type="percentage" office:value="0.00279329608938547">
            <text:p>0,28%</text:p>
          </table:table-cell>
          <table:table-cell table:style-name="ce45" office:value-type="float" office:value="16">
            <text:p>16</text:p>
          </table:table-cell>
          <table:table-cell table:style-name="ce60" office:value-type="percentage" office:value="0.041994750656168">
            <text:p>4,20%</text:p>
          </table:table-cell>
          <table:table-cell table:style-name="ce64" office:value-type="percentage" office:value="0.0446927374301676">
            <text:p>4,47%</text:p>
          </table:table-cell>
          <table:table-cell table:style-name="ce45" office:value-type="float" office:value="93">
            <text:p>93</text:p>
          </table:table-cell>
          <table:table-cell table:style-name="ce60" office:value-type="percentage" office:value="0.244094488188976">
            <text:p>24,41%</text:p>
          </table:table-cell>
          <table:table-cell table:style-name="ce64" office:value-type="percentage" office:value="0.259776536312849">
            <text:p>25,98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8740157480315">
            <text:p>0,79%</text:p>
          </table:table-cell>
          <table:table-cell table:style-name="ce64" office:value-type="percentage" office:value="0.00837988826815642">
            <text:p>0,8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358">
            <text:p>358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7">
            <text:p>0017</text:p>
          </table:table-cell>
          <table:table-cell table:style-name="ce38" office:value-type="float" office:value="836">
            <text:p>836</text:p>
          </table:table-cell>
          <table:table-cell office:value-type="float" office:value="822">
            <text:p>822</text:p>
          </table:table-cell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 office:value-type="float" office:value="296">
            <text:p>296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91082802547771">
            <text:p>1,91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110">
            <text:p>110</text:p>
          </table:table-cell>
          <table:table-cell table:style-name="ce60" office:value-type="percentage" office:value="0.35031847133758">
            <text:p>35,03%</text:p>
          </table:table-cell>
          <table:table-cell table:style-name="ce64" office:value-type="percentage" office:value="0.371621621621622">
            <text:p>37,16%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91082802547771">
            <text:p>1,91%</text:p>
          </table:table-cell>
          <table:table-cell table:style-name="ce64" office:value-type="percentage" office:value="0.0202702702702703">
            <text:p>2,03%</text:p>
          </table:table-cell>
          <table:table-cell table:style-name="ce45" office:value-type="float" office:value="17">
            <text:p>17</text:p>
          </table:table-cell>
          <table:table-cell table:style-name="ce60" office:value-type="percentage" office:value="0.054140127388535">
            <text:p>5,41%</text:p>
          </table:table-cell>
          <table:table-cell table:style-name="ce64" office:value-type="percentage" office:value="0.0574324324324324">
            <text:p>5,74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36942675159236">
            <text:p>0,64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86624203821656">
            <text:p>2,87%</text:p>
          </table:table-cell>
          <table:table-cell table:style-name="ce64" office:value-type="percentage" office:value="0.0304054054054054">
            <text:p>3,0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35031847133758">
            <text:p>3,50%</text:p>
          </table:table-cell>
          <table:table-cell table:style-name="ce64" office:value-type="percentage" office:value="0.0371621621621622">
            <text:p>3,72%</text:p>
          </table:table-cell>
          <table:table-cell table:style-name="ce45" office:value-type="float" office:value="59">
            <text:p>59</text:p>
          </table:table-cell>
          <table:table-cell table:style-name="ce60" office:value-type="percentage" office:value="0.187898089171975">
            <text:p>18,79%</text:p>
          </table:table-cell>
          <table:table-cell table:style-name="ce64" office:value-type="percentage" office:value="0.199324324324324">
            <text:p>19,9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36942675159236">
            <text:p>0,64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382165605095541">
            <text:p>3,82%</text:p>
          </table:table-cell>
          <table:table-cell table:style-name="ce64" office:value-type="percentage" office:value="0.0405405405405405">
            <text:p>4,05%</text:p>
          </table:table-cell>
          <table:table-cell table:style-name="ce45" office:value-type="float" office:value="60">
            <text:p>60</text:p>
          </table:table-cell>
          <table:table-cell table:style-name="ce60" office:value-type="percentage" office:value="0.191082802547771">
            <text:p>19,11%</text:p>
          </table:table-cell>
          <table:table-cell table:style-name="ce64" office:value-type="percentage" office:value="0.202702702702703">
            <text:p>20,27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636942675159236">
            <text:p>0,64%</text:p>
          </table:table-cell>
          <table:table-cell table:style-name="ce64" office:value-type="percentage" office:value="0.00675675675675676">
            <text:p>0,6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24" office:value-type="float" office:value="296">
            <text:p>296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8">
            <text:p>0018</text:p>
          </table:table-cell>
          <table:table-cell table:style-name="ce38" office:value-type="float" office:value="956">
            <text:p>956</text:p>
          </table:table-cell>
          <table:table-cell office:value-type="float" office:value="923">
            <text:p>923</text:p>
          </table:table-cell>
          <table:table-cell office:value-type="float" office:value="336">
            <text:p>336</text:p>
          </table:table-cell>
          <table:table-cell office:value-type="float" office:value="19">
            <text:p>19</text:p>
          </table:table-cell>
          <table:table-cell office:value-type="float" office:value="317">
            <text:p>317</text:p>
          </table:table-cell>
          <table:table-cell table:style-name="ce45" office:value-type="float" office:value="6">
            <text:p>6</text:p>
          </table:table-cell>
          <table:table-cell table:style-name="ce60" office:value-type="percentage" office:value="0.0178571428571429">
            <text:p>1,79%</text:p>
          </table:table-cell>
          <table:table-cell table:style-name="ce64" office:value-type="percentage" office:value="0.0189274447949527">
            <text:p>1,89%</text:p>
          </table:table-cell>
          <table:table-cell table:style-name="ce45" office:value-type="float" office:value="106">
            <text:p>106</text:p>
          </table:table-cell>
          <table:table-cell table:style-name="ce60" office:value-type="percentage" office:value="0.31547619047619">
            <text:p>31,55%</text:p>
          </table:table-cell>
          <table:table-cell table:style-name="ce64" office:value-type="percentage" office:value="0.334384858044164">
            <text:p>33,44%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67857142857143">
            <text:p>2,68%</text:p>
          </table:table-cell>
          <table:table-cell table:style-name="ce64" office:value-type="percentage" office:value="0.028391167192429">
            <text:p>2,84%</text:p>
          </table:table-cell>
          <table:table-cell table:style-name="ce45" office:value-type="float" office:value="30">
            <text:p>30</text:p>
          </table:table-cell>
          <table:table-cell table:style-name="ce60" office:value-type="percentage" office:value="0.0892857142857143">
            <text:p>8,93%</text:p>
          </table:table-cell>
          <table:table-cell table:style-name="ce64" office:value-type="percentage" office:value="0.0946372239747634">
            <text:p>9,46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95238095238095">
            <text:p>0,60%</text:p>
          </table:table-cell>
          <table:table-cell table:style-name="ce64" office:value-type="percentage" office:value="0.00630914826498423">
            <text:p>0,63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38095238095238">
            <text:p>2,38%</text:p>
          </table:table-cell>
          <table:table-cell table:style-name="ce64" office:value-type="percentage" office:value="0.0252365930599369">
            <text:p>2,52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208333333333333">
            <text:p>2,08%</text:p>
          </table:table-cell>
          <table:table-cell table:style-name="ce64" office:value-type="percentage" office:value="0.0220820189274448">
            <text:p>2,21%</text:p>
          </table:table-cell>
          <table:table-cell table:style-name="ce45" office:value-type="float" office:value="48">
            <text:p>48</text:p>
          </table:table-cell>
          <table:table-cell table:style-name="ce60" office:value-type="percentage" office:value="0.142857142857143">
            <text:p>14,29%</text:p>
          </table:table-cell>
          <table:table-cell table:style-name="ce64" office:value-type="percentage" office:value="0.151419558359621">
            <text:p>15,1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97619047619048">
            <text:p>0,30%</text:p>
          </table:table-cell>
          <table:table-cell table:style-name="ce64" office:value-type="percentage" office:value="0.00315457413249211">
            <text:p>0,32%</text:p>
          </table:table-cell>
          <table:table-cell table:style-name="ce45" office:value-type="float" office:value="14">
            <text:p>14</text:p>
          </table:table-cell>
          <table:table-cell table:style-name="ce60" office:value-type="percentage" office:value="0.0416666666666667">
            <text:p>4,17%</text:p>
          </table:table-cell>
          <table:table-cell table:style-name="ce64" office:value-type="percentage" office:value="0.0441640378548896">
            <text:p>4,42%</text:p>
          </table:table-cell>
          <table:table-cell table:style-name="ce45" office:value-type="float" office:value="80">
            <text:p>80</text:p>
          </table:table-cell>
          <table:table-cell table:style-name="ce60" office:value-type="percentage" office:value="0.238095238095238">
            <text:p>23,81%</text:p>
          </table:table-cell>
          <table:table-cell table:style-name="ce64" office:value-type="percentage" office:value="0.252365930599369">
            <text:p>25,24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48809523809524">
            <text:p>1,49%</text:p>
          </table:table-cell>
          <table:table-cell table:style-name="ce64" office:value-type="percentage" office:value="0.0157728706624606">
            <text:p>1,58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97619047619048">
            <text:p>0,30%</text:p>
          </table:table-cell>
          <table:table-cell table:style-name="ce64" office:value-type="percentage" office:value="0.00315457413249211">
            <text:p>0,32%</text:p>
          </table:table-cell>
          <table:table-cell table:style-name="ce24" office:value-type="float" office:value="317">
            <text:p>31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19">
            <text:p>0019</text:p>
          </table:table-cell>
          <table:table-cell table:style-name="ce38" office:value-type="float" office:value="902">
            <text:p>902</text:p>
          </table:table-cell>
          <table:table-cell office:value-type="float" office:value="887">
            <text:p>887</text:p>
          </table:table-cell>
          <table:table-cell office:value-type="float" office:value="425">
            <text:p>425</text:p>
          </table:table-cell>
          <table:table-cell office:value-type="float" office:value="18">
            <text:p>18</text:p>
          </table:table-cell>
          <table:table-cell office:value-type="float" office:value="407">
            <text:p>407</text:p>
          </table:table-cell>
          <table:table-cell table:style-name="ce45" office:value-type="float" office:value="9">
            <text:p>9</text:p>
          </table:table-cell>
          <table:table-cell table:style-name="ce60" office:value-type="percentage" office:value="0.0211764705882353">
            <text:p>2,12%</text:p>
          </table:table-cell>
          <table:table-cell table:style-name="ce64" office:value-type="percentage" office:value="0.0221130221130221">
            <text:p>2,21%</text:p>
          </table:table-cell>
          <table:table-cell table:style-name="ce45" office:value-type="float" office:value="102">
            <text:p>102</text:p>
          </table:table-cell>
          <table:table-cell table:style-name="ce60" office:value-type="percentage" office:value="0.24">
            <text:p>24,00%</text:p>
          </table:table-cell>
          <table:table-cell table:style-name="ce64" office:value-type="percentage" office:value="0.250614250614251">
            <text:p>25,06%</text:p>
          </table:table-cell>
          <table:table-cell table:style-name="ce45" office:value-type="float" office:value="7">
            <text:p>7</text:p>
          </table:table-cell>
          <table:table-cell table:style-name="ce60" office:value-type="percentage" office:value="0.0164705882352941">
            <text:p>1,65%</text:p>
          </table:table-cell>
          <table:table-cell table:style-name="ce64" office:value-type="percentage" office:value="0.0171990171990172">
            <text:p>1,72%</text:p>
          </table:table-cell>
          <table:table-cell table:style-name="ce45" office:value-type="float" office:value="22">
            <text:p>22</text:p>
          </table:table-cell>
          <table:table-cell table:style-name="ce60" office:value-type="percentage" office:value="0.0517647058823529">
            <text:p>5,18%</text:p>
          </table:table-cell>
          <table:table-cell table:style-name="ce64" office:value-type="percentage" office:value="0.0540540540540541">
            <text:p>5,41%</text:p>
          </table:table-cell>
          <table:table-cell table:style-name="ce45" office:value-type="float" office:value="4">
            <text:p>4</text:p>
          </table:table-cell>
          <table:table-cell table:style-name="ce60" office:value-type="percentage" office:value="0.00941176470588235">
            <text:p>0,94%</text:p>
          </table:table-cell>
          <table:table-cell table:style-name="ce64" office:value-type="percentage" office:value="0.00982800982800983">
            <text:p>0,98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0">
            <text:p>10</text:p>
          </table:table-cell>
          <table:table-cell table:style-name="ce60" office:value-type="percentage" office:value="0.0235294117647059">
            <text:p>2,35%</text:p>
          </table:table-cell>
          <table:table-cell table:style-name="ce64" office:value-type="percentage" office:value="0.0245700245700246">
            <text:p>2,4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294117647059">
            <text:p>0,24%</text:p>
          </table:table-cell>
          <table:table-cell table:style-name="ce64" office:value-type="percentage" office:value="0.00245700245700246">
            <text:p>0,25%</text:p>
          </table:table-cell>
          <table:table-cell table:style-name="ce45" office:value-type="float" office:value="13">
            <text:p>13</text:p>
          </table:table-cell>
          <table:table-cell table:style-name="ce60" office:value-type="percentage" office:value="0.0305882352941176">
            <text:p>3,06%</text:p>
          </table:table-cell>
          <table:table-cell table:style-name="ce64" office:value-type="percentage" office:value="0.0319410319410319">
            <text:p>3,19%</text:p>
          </table:table-cell>
          <table:table-cell table:style-name="ce45" office:value-type="float" office:value="100">
            <text:p>100</text:p>
          </table:table-cell>
          <table:table-cell table:style-name="ce60" office:value-type="percentage" office:value="0.235294117647059">
            <text:p>23,53%</text:p>
          </table:table-cell>
          <table:table-cell table:style-name="ce64" office:value-type="percentage" office:value="0.245700245700246">
            <text:p>24,57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294117647059">
            <text:p>0,24%</text:p>
          </table:table-cell>
          <table:table-cell table:style-name="ce64" office:value-type="percentage" office:value="0.00245700245700246">
            <text:p>0,25%</text:p>
          </table:table-cell>
          <table:table-cell table:style-name="ce45" office:value-type="float" office:value="12">
            <text:p>12</text:p>
          </table:table-cell>
          <table:table-cell table:style-name="ce60" office:value-type="percentage" office:value="0.0282352941176471">
            <text:p>2,82%</text:p>
          </table:table-cell>
          <table:table-cell table:style-name="ce64" office:value-type="percentage" office:value="0.0294840294840295">
            <text:p>2,95%</text:p>
          </table:table-cell>
          <table:table-cell table:style-name="ce45" office:value-type="float" office:value="120">
            <text:p>120</text:p>
          </table:table-cell>
          <table:table-cell table:style-name="ce60" office:value-type="percentage" office:value="0.282352941176471">
            <text:p>28,24%</text:p>
          </table:table-cell>
          <table:table-cell table:style-name="ce64" office:value-type="percentage" office:value="0.294840294840295">
            <text:p>29,48%</text:p>
          </table:table-cell>
          <table:table-cell table:style-name="ce45" office:value-type="float" office:value="5">
            <text:p>5</text:p>
          </table:table-cell>
          <table:table-cell table:style-name="ce60" office:value-type="percentage" office:value="0.0117647058823529">
            <text:p>1,18%</text:p>
          </table:table-cell>
          <table:table-cell table:style-name="ce64" office:value-type="percentage" office:value="0.0122850122850123">
            <text:p>1,23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35294117647059">
            <text:p>0,24%</text:p>
          </table:table-cell>
          <table:table-cell table:style-name="ce64" office:value-type="percentage" office:value="0.00245700245700246">
            <text:p>0,25%</text:p>
          </table:table-cell>
          <table:table-cell table:style-name="ce24" office:value-type="float" office:value="407">
            <text:p>407</text:p>
          </table:table-cell>
          <table:table-cell table:number-columns-repeated="961"/>
        </table:table-row>
        <table:table-row table:style-name="ro2">
          <table:covered-table-cell table:style-name="ce8"/>
          <table:table-cell table:style-name="ce17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32" office:value-type="float" office:value="20">
            <text:p>0020</text:p>
          </table:table-cell>
          <table:table-cell table:style-name="ce38" office:value-type="float" office:value="961">
            <text:p>961</text:p>
          </table:table-cell>
          <table:table-cell office:value-type="float" office:value="957">
            <text:p>957</text:p>
          </table:table-cell>
          <table:table-cell office:value-type="float" office:value="398">
            <text:p>398</text:p>
          </table:table-cell>
          <table:table-cell office:value-type="float" office:value="15">
            <text:p>15</text:p>
          </table:table-cell>
          <table:table-cell office:value-type="float" office:value="383">
            <text:p>383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01005025125628">
            <text:p>2,01%</text:p>
          </table:table-cell>
          <table:table-cell table:style-name="ce64" office:value-type="percentage" office:value="0.02088772845953">
            <text:p>2,09%</text:p>
          </table:table-cell>
          <table:table-cell table:style-name="ce45" office:value-type="float" office:value="100">
            <text:p>100</text:p>
          </table:table-cell>
          <table:table-cell table:style-name="ce60" office:value-type="percentage" office:value="0.251256281407035">
            <text:p>25,13%</text:p>
          </table:table-cell>
          <table:table-cell table:style-name="ce64" office:value-type="percentage" office:value="0.261096605744125">
            <text:p>26,11%</text:p>
          </table:table-cell>
          <table:table-cell table:style-name="ce45" office:value-type="float" office:value="11">
            <text:p>11</text:p>
          </table:table-cell>
          <table:table-cell table:style-name="ce60" office:value-type="percentage" office:value="0.0276381909547739">
            <text:p>2,76%</text:p>
          </table:table-cell>
          <table:table-cell table:style-name="ce64" office:value-type="percentage" office:value="0.0287206266318538">
            <text:p>2,87%</text:p>
          </table:table-cell>
          <table:table-cell table:style-name="ce45" office:value-type="float" office:value="19">
            <text:p>19</text:p>
          </table:table-cell>
          <table:table-cell table:style-name="ce60" office:value-type="percentage" office:value="0.0477386934673367">
            <text:p>4,77%</text:p>
          </table:table-cell>
          <table:table-cell table:style-name="ce64" office:value-type="percentage" office:value="0.0496083550913838">
            <text:p>4,96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1256281407035">
            <text:p>0,25%</text:p>
          </table:table-cell>
          <table:table-cell table:style-name="ce64" office:value-type="percentage" office:value="0.00261096605744125">
            <text:p>0,26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76884422110553">
            <text:p>3,77%</text:p>
          </table:table-cell>
          <table:table-cell table:style-name="ce64" office:value-type="percentage" office:value="0.0391644908616188">
            <text:p>3,92%</text:p>
          </table:table-cell>
          <table:table-cell table:style-name="ce45" office:value-type="float" office:value="1">
            <text:p>1</text:p>
          </table:table-cell>
          <table:table-cell table:style-name="ce60" office:value-type="percentage" office:value="0.00251256281407035">
            <text:p>0,25%</text:p>
          </table:table-cell>
          <table:table-cell table:style-name="ce64" office:value-type="percentage" office:value="0.00261096605744125">
            <text:p>0,26%</text:p>
          </table:table-cell>
          <table:table-cell table:style-name="ce45" office:value-type="float" office:value="8">
            <text:p>8</text:p>
          </table:table-cell>
          <table:table-cell table:style-name="ce60" office:value-type="percentage" office:value="0.0201005025125628">
            <text:p>2,01%</text:p>
          </table:table-cell>
          <table:table-cell table:style-name="ce64" office:value-type="percentage" office:value="0.02088772845953">
            <text:p>2,09%</text:p>
          </table:table-cell>
          <table:table-cell table:style-name="ce45" office:value-type="float" office:value="89">
            <text:p>89</text:p>
          </table:table-cell>
          <table:table-cell table:style-name="ce60" office:value-type="percentage" office:value="0.223618090452261">
            <text:p>22,36%</text:p>
          </table:table-cell>
          <table:table-cell table:style-name="ce64" office:value-type="percentage" office:value="0.232375979112272">
            <text:p>23,24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0">
            <text:p>0</text:p>
          </table:table-cell>
          <table:table-cell table:style-name="ce60" office:value-type="percentage" office:value="0">
            <text:p>0,00%</text:p>
          </table:table-cell>
          <table:table-cell table:style-name="ce64" office:value-type="percentage" office:value="0">
            <text:p>0,00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0251256281407">
            <text:p>0,50%</text:p>
          </table:table-cell>
          <table:table-cell table:style-name="ce64" office:value-type="percentage" office:value="0.00522193211488251">
            <text:p>0,52%</text:p>
          </table:table-cell>
          <table:table-cell table:style-name="ce45" office:value-type="float" office:value="15">
            <text:p>15</text:p>
          </table:table-cell>
          <table:table-cell table:style-name="ce60" office:value-type="percentage" office:value="0.0376884422110553">
            <text:p>3,77%</text:p>
          </table:table-cell>
          <table:table-cell table:style-name="ce64" office:value-type="percentage" office:value="0.0391644908616188">
            <text:p>3,92%</text:p>
          </table:table-cell>
          <table:table-cell table:style-name="ce45" office:value-type="float" office:value="109">
            <text:p>109</text:p>
          </table:table-cell>
          <table:table-cell table:style-name="ce60" office:value-type="percentage" office:value="0.273869346733668">
            <text:p>27,39%</text:p>
          </table:table-cell>
          <table:table-cell table:style-name="ce64" office:value-type="percentage" office:value="0.284595300261097">
            <text:p>28,46%</text:p>
          </table:table-cell>
          <table:table-cell table:style-name="ce45" office:value-type="float" office:value="3">
            <text:p>3</text:p>
          </table:table-cell>
          <table:table-cell table:style-name="ce60" office:value-type="percentage" office:value="0.00753768844221105">
            <text:p>0,75%</text:p>
          </table:table-cell>
          <table:table-cell table:style-name="ce64" office:value-type="percentage" office:value="0.00783289817232376">
            <text:p>0,78%</text:p>
          </table:table-cell>
          <table:table-cell table:style-name="ce45" office:value-type="float" office:value="2">
            <text:p>2</text:p>
          </table:table-cell>
          <table:table-cell table:style-name="ce60" office:value-type="percentage" office:value="0.0050251256281407">
            <text:p>0,50%</text:p>
          </table:table-cell>
          <table:table-cell table:style-name="ce64" office:value-type="percentage" office:value="0.00522193211488251">
            <text:p>0,52%</text:p>
          </table:table-cell>
          <table:table-cell table:style-name="ce24" office:value-type="float" office:value="383">
            <text:p>383</text:p>
          </table:table-cell>
          <table:table-cell table:number-columns-repeated="961"/>
        </table:table-row>
        <table:table-row table:style-name="ro2">
          <table:covered-table-cell table:style-name="ce9"/>
          <table:table-cell table:style-name="ce18" office:value-type="float" office:value="323">
            <text:p>323</text:p>
          </table:table-cell>
          <table:table-cell table:style-name="ce26" office:value-type="string">
            <text:p>VILLENEUVE-SUR-LOT</text:p>
          </table:table-cell>
          <table:table-cell table:style-name="ce33" office:value-type="float" office:value="21">
            <text:p>0021</text:p>
          </table:table-cell>
          <table:table-cell table:style-name="ce39" office:value-type="float" office:value="734">
            <text:p>734</text:p>
          </table:table-cell>
          <table:table-cell table:style-name="ce48" office:value-type="float" office:value="735">
            <text:p>735</text:p>
          </table:table-cell>
          <table:table-cell table:style-name="ce48" office:value-type="float" office:value="363">
            <text:p>363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38">
            <text:p>338</text:p>
          </table:table-cell>
          <table:table-cell table:style-name="ce46" office:value-type="float" office:value="8">
            <text:p>8</text:p>
          </table:table-cell>
          <table:table-cell table:style-name="ce61" office:value-type="percentage" office:value="0.0220385674931129">
            <text:p>2,20%</text:p>
          </table:table-cell>
          <table:table-cell table:style-name="ce65" office:value-type="percentage" office:value="0.0236686390532544">
            <text:p>2,37%</text:p>
          </table:table-cell>
          <table:table-cell table:style-name="ce46" office:value-type="float" office:value="94">
            <text:p>94</text:p>
          </table:table-cell>
          <table:table-cell table:style-name="ce61" office:value-type="percentage" office:value="0.258953168044077">
            <text:p>25,90%</text:p>
          </table:table-cell>
          <table:table-cell table:style-name="ce65" office:value-type="percentage" office:value="0.27810650887574">
            <text:p>27,81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0247933884297521">
            <text:p>2,48%</text:p>
          </table:table-cell>
          <table:table-cell table:style-name="ce65" office:value-type="percentage" office:value="0.0266272189349112">
            <text:p>2,66%</text:p>
          </table:table-cell>
          <table:table-cell table:style-name="ce46" office:value-type="float" office:value="15">
            <text:p>15</text:p>
          </table:table-cell>
          <table:table-cell table:style-name="ce61" office:value-type="percentage" office:value="0.0413223140495868">
            <text:p>4,13%</text:p>
          </table:table-cell>
          <table:table-cell table:style-name="ce65" office:value-type="percentage" office:value="0.0443786982248521">
            <text:p>4,44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9">
            <text:p>9</text:p>
          </table:table-cell>
          <table:table-cell table:style-name="ce61" office:value-type="percentage" office:value="0.0247933884297521">
            <text:p>2,48%</text:p>
          </table:table-cell>
          <table:table-cell table:style-name="ce65" office:value-type="percentage" office:value="0.0266272189349112">
            <text:p>2,66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550964187327824">
            <text:p>0,55%</text:p>
          </table:table-cell>
          <table:table-cell table:style-name="ce65" office:value-type="percentage" office:value="0.00591715976331361">
            <text:p>0,59%</text:p>
          </table:table-cell>
          <table:table-cell table:style-name="ce46" office:value-type="float" office:value="17">
            <text:p>17</text:p>
          </table:table-cell>
          <table:table-cell table:style-name="ce61" office:value-type="percentage" office:value="0.046831955922865">
            <text:p>4,68%</text:p>
          </table:table-cell>
          <table:table-cell table:style-name="ce65" office:value-type="percentage" office:value="0.0502958579881657">
            <text:p>5,03%</text:p>
          </table:table-cell>
          <table:table-cell table:style-name="ce46" office:value-type="float" office:value="89">
            <text:p>89</text:p>
          </table:table-cell>
          <table:table-cell table:style-name="ce61" office:value-type="percentage" office:value="0.245179063360882">
            <text:p>24,52%</text:p>
          </table:table-cell>
          <table:table-cell table:style-name="ce65" office:value-type="percentage" office:value="0.263313609467456">
            <text:p>26,33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0">
            <text:p>0</text:p>
          </table:table-cell>
          <table:table-cell table:style-name="ce61" office:value-type="percentage" office:value="0">
            <text:p>0,00%</text:p>
          </table:table-cell>
          <table:table-cell table:style-name="ce65" office:value-type="percentage" office:value="0">
            <text:p>0,00%</text:p>
          </table:table-cell>
          <table:table-cell table:style-name="ce46" office:value-type="float" office:value="1">
            <text:p>1</text:p>
          </table:table-cell>
          <table:table-cell table:style-name="ce61" office:value-type="percentage" office:value="0.00275482093663912">
            <text:p>0,28%</text:p>
          </table:table-cell>
          <table:table-cell table:style-name="ce65" office:value-type="percentage" office:value="0.0029585798816568">
            <text:p>0,30%</text:p>
          </table:table-cell>
          <table:table-cell table:style-name="ce46" office:value-type="float" office:value="17">
            <text:p>17</text:p>
          </table:table-cell>
          <table:table-cell table:style-name="ce61" office:value-type="percentage" office:value="0.046831955922865">
            <text:p>4,68%</text:p>
          </table:table-cell>
          <table:table-cell table:style-name="ce65" office:value-type="percentage" office:value="0.0502958579881657">
            <text:p>5,03%</text:p>
          </table:table-cell>
          <table:table-cell table:style-name="ce46" office:value-type="float" office:value="71">
            <text:p>71</text:p>
          </table:table-cell>
          <table:table-cell table:style-name="ce61" office:value-type="percentage" office:value="0.195592286501377">
            <text:p>19,56%</text:p>
          </table:table-cell>
          <table:table-cell table:style-name="ce65" office:value-type="percentage" office:value="0.210059171597633">
            <text:p>21,01%</text:p>
          </table:table-cell>
          <table:table-cell table:style-name="ce46" office:value-type="float" office:value="4">
            <text:p>4</text:p>
          </table:table-cell>
          <table:table-cell table:style-name="ce61" office:value-type="percentage" office:value="0.0110192837465565">
            <text:p>1,10%</text:p>
          </table:table-cell>
          <table:table-cell table:style-name="ce65" office:value-type="percentage" office:value="0.0118343195266272">
            <text:p>1,18%</text:p>
          </table:table-cell>
          <table:table-cell table:style-name="ce46" office:value-type="float" office:value="2">
            <text:p>2</text:p>
          </table:table-cell>
          <table:table-cell table:style-name="ce61" office:value-type="percentage" office:value="0.00550964187327824">
            <text:p>0,55%</text:p>
          </table:table-cell>
          <table:table-cell table:style-name="ce65" office:value-type="percentage" office:value="0.00591715976331361">
            <text:p>0,59%</text:p>
          </table:table-cell>
          <table:table-cell table:style-name="ce26" office:value-type="float" office:value="338">
            <text:p>338</text:p>
          </table:table-cell>
          <table:table-cell table:number-columns-repeated="961"/>
        </table:table-row>
        <table:table-row table:style-name="ro2">
          <table:table-cell table:style-name="Default"/>
          <table:table-cell table:style-name="ce19"/>
          <table:table-cell table:style-name="ce27"/>
          <table:table-cell table:style-name="ce19"/>
          <table:table-cell table:style-name="ce41"/>
          <table:table-cell table:style-name="Default" table:number-columns-repeated="996"/>
          <table:table-cell table:number-columns-repeated="21"/>
        </table:table-row>
        <table:table-row table:style-name="ro2">
          <table:table-cell table:number-columns-repeated="1022"/>
        </table:table-row>
        <table:table-row table:style-name="ro3">
          <table:table-cell table:style-name="ce4" office:value-type="string" table:number-columns-spanned="4" table:number-rows-spanned="1">
            <text:p>TOTAL GENERAL</text:p>
          </table:table-cell>
          <table:covered-table-cell table:style-name="ce14"/>
          <table:covered-table-cell table:style-name="ce23"/>
          <table:covered-table-cell table:style-name="ce30"/>
          <table:table-cell table:style-name="ce35" office:value-type="float" office:value="76361">
            <text:p>76361</text:p>
          </table:table-cell>
          <table:table-cell table:style-name="ce23" office:value-type="float" office:value="75214">
            <text:p>75214</text:p>
          </table:table-cell>
          <table:table-cell table:style-name="ce23" office:value-type="float" office:value="34388">
            <text:p>34388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32748">
            <text:p>32748</text:p>
          </table:table-cell>
          <table:table-cell table:style-name="ce23" office:value-type="float" office:value="766">
            <text:p>766</text:p>
          </table:table-cell>
          <table:table-cell table:style-name="ce62" office:value-type="percentage" office:value="0.0222752122833547">
            <text:p>2,23%</text:p>
          </table:table-cell>
          <table:table-cell table:style-name="ce62" office:value-type="percentage" office:value="0.0233907414193233">
            <text:p>2,34%</text:p>
          </table:table-cell>
          <table:table-cell table:style-name="ce23" office:value-type="float" office:value="8552">
            <text:p>8552</text:p>
          </table:table-cell>
          <table:table-cell table:style-name="ce62" office:value-type="percentage" office:value="0.248691403978132">
            <text:p>24,87%</text:p>
          </table:table-cell>
          <table:table-cell table:style-name="ce62" office:value-type="percentage" office:value="0.261145718822523">
            <text:p>26,11%</text:p>
          </table:table-cell>
          <table:table-cell table:style-name="ce23" office:value-type="float" office:value="472">
            <text:p>472</text:p>
          </table:table-cell>
          <table:table-cell table:style-name="ce62" office:value-type="percentage" office:value="0.0137257182738164">
            <text:p>1,37%</text:p>
          </table:table-cell>
          <table:table-cell table:style-name="ce62" office:value-type="percentage" office:value="0.0144130939294003">
            <text:p>1,44%</text:p>
          </table:table-cell>
          <table:table-cell table:style-name="ce23" office:value-type="float" office:value="1670">
            <text:p>1670</text:p>
          </table:table-cell>
          <table:table-cell table:style-name="ce62" office:value-type="percentage" office:value="0.0485634523671048">
            <text:p>4,86%</text:p>
          </table:table-cell>
          <table:table-cell table:style-name="ce62" office:value-type="percentage" office:value="0.0509954806400391">
            <text:p>5,10%</text:p>
          </table:table-cell>
          <table:table-cell table:style-name="ce23" office:value-type="float" office:value="189">
            <text:p>189</text:p>
          </table:table-cell>
          <table:table-cell table:style-name="ce62" office:value-type="percentage" office:value="0.00549610329184599">
            <text:p>0,55%</text:p>
          </table:table-cell>
          <table:table-cell table:style-name="ce62" office:value-type="percentage" office:value="0.00577134481495053">
            <text:p>0,58%</text:p>
          </table:table-cell>
          <table:table-cell table:style-name="ce23" office:value-type="float" office:value="56">
            <text:p>56</text:p>
          </table:table-cell>
          <table:table-cell table:style-name="ce62" office:value-type="percentage" office:value="0.00162847504943585">
            <text:p>0,16%</text:p>
          </table:table-cell>
          <table:table-cell table:style-name="ce62" office:value-type="percentage" office:value="0.00171002809331868">
            <text:p>0,17%</text:p>
          </table:table-cell>
          <table:table-cell table:style-name="ce23" office:value-type="float" office:value="661">
            <text:p>661</text:p>
          </table:table-cell>
          <table:table-cell table:style-name="ce62" office:value-type="percentage" office:value="0.0192218215656624">
            <text:p>1,92%</text:p>
          </table:table-cell>
          <table:table-cell table:style-name="ce62" office:value-type="percentage" office:value="0.0201844387443508">
            <text:p>2,02%</text:p>
          </table:table-cell>
          <table:table-cell table:style-name="ce23" office:value-type="float" office:value="62">
            <text:p>62</text:p>
          </table:table-cell>
          <table:table-cell table:style-name="ce62" office:value-type="percentage" office:value="0.00180295451901826">
            <text:p>0,18%</text:p>
          </table:table-cell>
          <table:table-cell table:style-name="ce62" office:value-type="percentage" office:value="0.00189324538903139">
            <text:p>0,19%</text:p>
          </table:table-cell>
          <table:table-cell table:style-name="ce23" office:value-type="float" office:value="914">
            <text:p>914</text:p>
          </table:table-cell>
          <table:table-cell table:style-name="ce62" office:value-type="percentage" office:value="0.0265790391997208">
            <text:p>2,66%</text:p>
          </table:table-cell>
          <table:table-cell table:style-name="ce62" office:value-type="percentage" office:value="0.027910101380237">
            <text:p>2,79%</text:p>
          </table:table-cell>
          <table:table-cell table:style-name="ce23" office:value-type="float" office:value="9431">
            <text:p>9431</text:p>
          </table:table-cell>
          <table:table-cell table:style-name="ce62" office:value-type="percentage" office:value="0.274252646271955">
            <text:p>27,43%</text:p>
          </table:table-cell>
          <table:table-cell table:style-name="ce62" office:value-type="percentage" office:value="0.287987052644436">
            <text:p>28,80%</text:p>
          </table:table-cell>
          <table:table-cell table:style-name="ce23" office:value-type="float" office:value="0">
            <text:p>0</text:p>
          </table:table-cell>
          <table:table-cell table:number-columns-repeated="2" table:style-name="ce62" office:value-type="percentage" office:value="0">
            <text:p>0,00%</text:p>
          </table:table-cell>
          <table:table-cell table:style-name="ce23" office:value-type="float" office:value="54">
            <text:p>54</text:p>
          </table:table-cell>
          <table:table-cell table:style-name="ce62" office:value-type="percentage" office:value="0.00157031522624171">
            <text:p>0,16%</text:p>
          </table:table-cell>
          <table:table-cell table:style-name="ce62" office:value-type="percentage" office:value="0.00164895566141444">
            <text:p>0,16%</text:p>
          </table:table-cell>
          <table:table-cell table:style-name="ce23" office:value-type="float" office:value="139">
            <text:p>139</text:p>
          </table:table-cell>
          <table:table-cell table:style-name="ce62" office:value-type="percentage" office:value="0.00404210771199256">
            <text:p>0,40%</text:p>
          </table:table-cell>
          <table:table-cell table:style-name="ce62" office:value-type="percentage" office:value="0.00424453401734457">
            <text:p>0,42%</text:p>
          </table:table-cell>
          <table:table-cell table:style-name="ce23" office:value-type="float" office:value="1078">
            <text:p>1078</text:p>
          </table:table-cell>
          <table:table-cell table:style-name="ce62" office:value-type="percentage" office:value="0.0313481447016401">
            <text:p>3,13%</text:p>
          </table:table-cell>
          <table:table-cell table:style-name="ce62" office:value-type="percentage" office:value="0.0329180407963845">
            <text:p>3,29%</text:p>
          </table:table-cell>
          <table:table-cell table:style-name="ce23" office:value-type="float" office:value="7782">
            <text:p>7782</text:p>
          </table:table-cell>
          <table:table-cell table:style-name="ce62" office:value-type="percentage" office:value="0.226299872048389">
            <text:p>22,63%</text:p>
          </table:table-cell>
          <table:table-cell table:style-name="ce62" office:value-type="percentage" office:value="0.237632832539392">
            <text:p>23,76%</text:p>
          </table:table-cell>
          <table:table-cell table:style-name="ce23" office:value-type="float" office:value="556">
            <text:p>556</text:p>
          </table:table-cell>
          <table:table-cell table:style-name="ce62" office:value-type="percentage" office:value="0.0161684308479702">
            <text:p>1,62%</text:p>
          </table:table-cell>
          <table:table-cell table:style-name="ce62" office:value-type="percentage" office:value="0.0169781360693783">
            <text:p>1,70%</text:p>
          </table:table-cell>
          <table:table-cell table:style-name="ce23" office:value-type="float" office:value="366">
            <text:p>366</text:p>
          </table:table-cell>
          <table:table-cell table:style-name="ce62" office:value-type="percentage" office:value="0.0106432476445272">
            <text:p>1,06%</text:p>
          </table:table-cell>
          <table:table-cell table:style-name="ce62" office:value-type="percentage" office:value="0.0111762550384756">
            <text:p>1,12%</text:p>
          </table:table-cell>
          <table:table-cell table:style-name="ce23" office:value-type="float" office:value="32748">
            <text:p>32748</text:p>
          </table:table-cell>
          <table:table-cell table:style-name="ce70" table:number-columns-repeated="940"/>
          <table:table-cell table:number-columns-repeated="21"/>
        </table:table-row>
        <table:table-row table:style-name="ro3">
          <table:table-cell table:number-columns-repeated="5"/>
          <table:table-cell table:number-columns-repeated="2" table:style-name="ce36" office:value-type="float" office:value="0">
            <text:p>0</text:p>
          </table:table-cell>
          <table:table-cell table:style-name="ce53"/>
          <table:table-cell table:number-columns-repeated="1014"/>
        </table:table-row>
        <table:table-row table:style-name="ro3" table:number-rows-repeated="1048383">
          <table:table-cell table:number-columns-repeated="1022"/>
        </table:table-row>
        <table:table-row table:style-name="ro3">
          <table:table-cell/>
          <table:table-cell table:style-name="ce20"/>
          <table:table-cell table:style-name="ce26"/>
          <table:table-cell table:style-name="ce20"/>
          <table:table-cell table:number-columns-repeated="1018"/>
        </table:table-row>
      </table:table>
      <table:table table:name="Feuille2" table:style-name="ta1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 number:title="Défini par l'utilisateur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4"/>
    </number:number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0" number:min-integer-digits="0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5:11:03.99</meta:creation-date>
    <dc:date>2013-06-18T15:13:46.82</dc:date>
    <meta:editing-duration>P0D</meta:editing-duration>
    <meta:editing-cycles>1</meta:editing-cycles>
    <meta:document-statistic meta:table-count="3" meta:cell-count="11156" meta:object-count="0"/>
    <meta:generator>LibreOffice/3.5$Windows_x86 LibreOffice_project/3215f89-f603614-ab984f2-7348103-1225a5b</meta:generator>
  </office:meta>
</office:document-meta>
</file>